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7" table:style-name="ta1">
        <table:shapes>
          <draw:frame draw:z-index="0" draw:style-name="gr1" draw:text-style-name="P1" svg:width="877.69pt" svg:height="443.51pt" svg:x="523.81pt" svg:y="16.38pt">
            <loext:p draw:notify-on-update-of-ranges="i7.A1:i7.A1 i7.A2:i7.A197 i7.B1:i7.B1 i7.C2:i7.C197 i7.C1:i7.C1 i7.B2:i7.B197 i7.D1:i7.D1 i7.E2:i7.E197 i7.E1:i7.E1 i7.D2:i7.D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Bound</text:p>
          </table:table-cell>
          <table:table-cell table:style-name="ce1" office:value-type="string" calcext:value-type="string">
            <text:p>highBound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sourceOffset</text:p>
          </table:table-cell>
          <table:table-cell table:style-name="ce1" office:value-type="string" calcext:value-type="string">
            <text:p>destinationOffse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rraycopy_0_0</text:p>
          </table:table-cell>
          <table:table-cell office:value-type="float" office:value="19.3314507689" calcext:value-type="float">
            <text:p>19.3314507689</text:p>
          </table:table-cell>
          <table:table-cell office:value-type="float" office:value="6.28948668508" calcext:value-type="float">
            <text:p>6.2894866851</text:p>
          </table:table-cell>
          <table:table-cell office:value-type="float" office:value="36.5739417385" calcext:value-type="float">
            <text:p>36.5739417385</text:p>
          </table:table-cell>
          <table:table-cell office:value-type="float" office:value="28.4482592464" calcext:value-type="float">
            <text:p>28.4482592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0</text:p>
          </table:table-cell>
          <table:table-cell office:value-type="float" office:value="18.3546231122" calcext:value-type="float">
            <text:p>18.3546231122</text:p>
          </table:table-cell>
          <table:table-cell office:value-type="float" office:value="18.0582772612" calcext:value-type="float">
            <text:p>18.0582772612</text:p>
          </table:table-cell>
          <table:table-cell office:value-type="float" office:value="18.8245306438" calcext:value-type="float">
            <text:p>18.8245306438</text:p>
          </table:table-cell>
          <table:table-cell office:value-type="float" office:value="18.5662458403" calcext:value-type="float">
            <text:p>18.56624584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0</text:p>
          </table:table-cell>
          <table:table-cell office:value-type="float" office:value="20.9851544476" calcext:value-type="float">
            <text:p>20.9851544476</text:p>
          </table:table-cell>
          <table:table-cell office:value-type="float" office:value="17.6537150135" calcext:value-type="float">
            <text:p>17.6537150135</text:p>
          </table:table-cell>
          <table:table-cell office:value-type="float" office:value="28.7262360037" calcext:value-type="float">
            <text:p>28.7262360037</text:p>
          </table:table-cell>
          <table:table-cell office:value-type="float" office:value="24.4923890676" calcext:value-type="float">
            <text:p>24.4923890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0</text:p>
          </table:table-cell>
          <table:table-cell office:value-type="float" office:value="19.2404744411" calcext:value-type="float">
            <text:p>19.2404744411</text:p>
          </table:table-cell>
          <table:table-cell office:value-type="float" office:value="8.01838451552" calcext:value-type="float">
            <text:p>8.0183845155</text:p>
          </table:table-cell>
          <table:table-cell office:value-type="float" office:value="37.254197719" calcext:value-type="float">
            <text:p>37.254197719</text:p>
          </table:table-cell>
          <table:table-cell office:value-type="float" office:value="28.5812102819" calcext:value-type="float">
            <text:p>28.58121028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0</text:p>
          </table:table-cell>
          <table:table-cell office:value-type="float" office:value="19.873363024" calcext:value-type="float">
            <text:p>19.873363024</text:p>
          </table:table-cell>
          <table:table-cell office:value-type="float" office:value="16.857296169" calcext:value-type="float">
            <text:p>16.857296169</text:p>
          </table:table-cell>
          <table:table-cell office:value-type="float" office:value="26.4859098428" calcext:value-type="float">
            <text:p>26.4859098428</text:p>
          </table:table-cell>
          <table:table-cell office:value-type="float" office:value="22.9180944783" calcext:value-type="float">
            <text:p>22.91809447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0</text:p>
          </table:table-cell>
          <table:table-cell office:value-type="float" office:value="22.0247467985" calcext:value-type="float">
            <text:p>22.0247467985</text:p>
          </table:table-cell>
          <table:table-cell office:value-type="float" office:value="18.8473020347" calcext:value-type="float">
            <text:p>18.8473020347</text:p>
          </table:table-cell>
          <table:table-cell office:value-type="float" office:value="27.1099772258" calcext:value-type="float">
            <text:p>27.1099772258</text:p>
          </table:table-cell>
          <table:table-cell office:value-type="float" office:value="24.6631658753" calcext:value-type="float">
            <text:p>24.66316587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0</text:p>
          </table:table-cell>
          <table:table-cell office:value-type="float" office:value="22.3935084596" calcext:value-type="float">
            <text:p>22.3935084596</text:p>
          </table:table-cell>
          <table:table-cell office:value-type="float" office:value="7.46468446878" calcext:value-type="float">
            <text:p>7.4646844688</text:p>
          </table:table-cell>
          <table:table-cell office:value-type="float" office:value="41.7368615825" calcext:value-type="float">
            <text:p>41.7368615825</text:p>
          </table:table-cell>
          <table:table-cell office:value-type="float" office:value="32.5432948917" calcext:value-type="float">
            <text:p>32.54329489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0</text:p>
          </table:table-cell>
          <table:table-cell office:value-type="float" office:value="23.7066508389" calcext:value-type="float">
            <text:p>23.7066508389</text:p>
          </table:table-cell>
          <table:table-cell office:value-type="float" office:value="22.6905828373" calcext:value-type="float">
            <text:p>22.6905828373</text:p>
          </table:table-cell>
          <table:table-cell office:value-type="float" office:value="25.6341413732" calcext:value-type="float">
            <text:p>25.6341413732</text:p>
          </table:table-cell>
          <table:table-cell office:value-type="float" office:value="24.6606985862" calcext:value-type="float">
            <text:p>24.660698586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0</text:p>
          </table:table-cell>
          <table:table-cell office:value-type="float" office:value="18.6724270408" calcext:value-type="float">
            <text:p>18.6724270408</text:p>
          </table:table-cell>
          <table:table-cell office:value-type="float" office:value="17.7808616067" calcext:value-type="float">
            <text:p>17.7808616067</text:p>
          </table:table-cell>
          <table:table-cell office:value-type="float" office:value="20.3576390483" calcext:value-type="float">
            <text:p>20.3576390483</text:p>
          </table:table-cell>
          <table:table-cell office:value-type="float" office:value="19.4737620368" calcext:value-type="float">
            <text:p>19.473762036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0</text:p>
          </table:table-cell>
          <table:table-cell office:value-type="float" office:value="18.903032088" calcext:value-type="float">
            <text:p>18.903032088</text:p>
          </table:table-cell>
          <table:table-cell office:value-type="float" office:value="16.3068787924" calcext:value-type="float">
            <text:p>16.3068787924</text:p>
          </table:table-cell>
          <table:table-cell office:value-type="float" office:value="22.6978635344" calcext:value-type="float">
            <text:p>22.6978635344</text:p>
          </table:table-cell>
          <table:table-cell office:value-type="float" office:value="20.9472651973" calcext:value-type="float">
            <text:p>20.94726519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0</text:p>
          </table:table-cell>
          <table:table-cell office:value-type="float" office:value="18.6598945097" calcext:value-type="float">
            <text:p>18.6598945097</text:p>
          </table:table-cell>
          <table:table-cell office:value-type="float" office:value="18.2292049178" calcext:value-type="float">
            <text:p>18.2292049178</text:p>
          </table:table-cell>
          <table:table-cell office:value-type="float" office:value="19.5590237099" calcext:value-type="float">
            <text:p>19.5590237099</text:p>
          </table:table-cell>
          <table:table-cell office:value-type="float" office:value="19.0987852107" calcext:value-type="float">
            <text:p>19.098785210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0</text:p>
          </table:table-cell>
          <table:table-cell office:value-type="float" office:value="19.1299180953" calcext:value-type="float">
            <text:p>19.1299180953</text:p>
          </table:table-cell>
          <table:table-cell office:value-type="float" office:value="17.0881673567" calcext:value-type="float">
            <text:p>17.0881673567</text:p>
          </table:table-cell>
          <table:table-cell office:value-type="float" office:value="24.0711722191" calcext:value-type="float">
            <text:p>24.0711722191</text:p>
          </table:table-cell>
          <table:table-cell office:value-type="float" office:value="21.6126796737" calcext:value-type="float">
            <text:p>21.612679673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0</text:p>
          </table:table-cell>
          <table:table-cell office:value-type="float" office:value="19.2645006375" calcext:value-type="float">
            <text:p>19.2645006375</text:p>
          </table:table-cell>
          <table:table-cell office:value-type="float" office:value="10.6081931837" calcext:value-type="float">
            <text:p>10.6081931837</text:p>
          </table:table-cell>
          <table:table-cell office:value-type="float" office:value="31.4080115124" calcext:value-type="float">
            <text:p>31.4080115124</text:p>
          </table:table-cell>
          <table:table-cell office:value-type="float" office:value="25.7911865897" calcext:value-type="float">
            <text:p>25.791186589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0</text:p>
          </table:table-cell>
          <table:table-cell office:value-type="float" office:value="18.6470379248" calcext:value-type="float">
            <text:p>18.6470379248</text:p>
          </table:table-cell>
          <table:table-cell office:value-type="float" office:value="17.8859815014" calcext:value-type="float">
            <text:p>17.8859815014</text:p>
          </table:table-cell>
          <table:table-cell office:value-type="float" office:value="20.2475716912" calcext:value-type="float">
            <text:p>20.2475716912</text:p>
          </table:table-cell>
          <table:table-cell office:value-type="float" office:value="19.3713330535" calcext:value-type="float">
            <text:p>19.371333053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1</text:p>
          </table:table-cell>
          <table:table-cell office:value-type="float" office:value="24.0278561469" calcext:value-type="float">
            <text:p>24.0278561469</text:p>
          </table:table-cell>
          <table:table-cell office:value-type="float" office:value="22.9398718161" calcext:value-type="float">
            <text:p>22.9398718161</text:p>
          </table:table-cell>
          <table:table-cell office:value-type="float" office:value="26.2147327003" calcext:value-type="float">
            <text:p>26.2147327003</text:p>
          </table:table-cell>
          <table:table-cell office:value-type="float" office:value="24.9699995181" calcext:value-type="float">
            <text:p>24.96999951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1</text:p>
          </table:table-cell>
          <table:table-cell office:value-type="float" office:value="24.5064974377" calcext:value-type="float">
            <text:p>24.5064974377</text:p>
          </table:table-cell>
          <table:table-cell office:value-type="float" office:value="23.9185761534" calcext:value-type="float">
            <text:p>23.9185761534</text:p>
          </table:table-cell>
          <table:table-cell office:value-type="float" office:value="25.7685406392" calcext:value-type="float">
            <text:p>25.7685406392</text:p>
          </table:table-cell>
          <table:table-cell office:value-type="float" office:value="25.0938414271" calcext:value-type="float">
            <text:p>25.09384142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1</text:p>
          </table:table-cell>
          <table:table-cell office:value-type="float" office:value="24.065521828" calcext:value-type="float">
            <text:p>24.065521828</text:p>
          </table:table-cell>
          <table:table-cell office:value-type="float" office:value="22.8273810711" calcext:value-type="float">
            <text:p>22.8273810711</text:p>
          </table:table-cell>
          <table:table-cell office:value-type="float" office:value="26.3815613538" calcext:value-type="float">
            <text:p>26.3815613538</text:p>
          </table:table-cell>
          <table:table-cell office:value-type="float" office:value="25.213974267" calcext:value-type="float">
            <text:p>25.2139742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1</text:p>
          </table:table-cell>
          <table:table-cell office:value-type="float" office:value="24.0362404055" calcext:value-type="float">
            <text:p>24.0362404055</text:p>
          </table:table-cell>
          <table:table-cell office:value-type="float" office:value="21.7615432983" calcext:value-type="float">
            <text:p>21.7615432983</text:p>
          </table:table-cell>
          <table:table-cell office:value-type="float" office:value="27.9118435865" calcext:value-type="float">
            <text:p>27.9118435865</text:p>
          </table:table-cell>
          <table:table-cell office:value-type="float" office:value="26.09615811" calcext:value-type="float">
            <text:p>26.096158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1</text:p>
          </table:table-cell>
          <table:table-cell office:value-type="float" office:value="24.4870101452" calcext:value-type="float">
            <text:p>24.4870101452</text:p>
          </table:table-cell>
          <table:table-cell office:value-type="float" office:value="17.4438922173" calcext:value-type="float">
            <text:p>17.4438922173</text:p>
          </table:table-cell>
          <table:table-cell office:value-type="float" office:value="34.1979697296" calcext:value-type="float">
            <text:p>34.1979697296</text:p>
          </table:table-cell>
          <table:table-cell office:value-type="float" office:value="29.5686735668" calcext:value-type="float">
            <text:p>29.56867356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1</text:p>
          </table:table-cell>
          <table:table-cell office:value-type="float" office:value="24.0437319532" calcext:value-type="float">
            <text:p>24.0437319532</text:p>
          </table:table-cell>
          <table:table-cell office:value-type="float" office:value="23.2361740577" calcext:value-type="float">
            <text:p>23.2361740577</text:p>
          </table:table-cell>
          <table:table-cell office:value-type="float" office:value="25.7212043913" calcext:value-type="float">
            <text:p>25.7212043913</text:p>
          </table:table-cell>
          <table:table-cell office:value-type="float" office:value="24.933351525" calcext:value-type="float">
            <text:p>24.9333515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1</text:p>
          </table:table-cell>
          <table:table-cell office:value-type="float" office:value="23.876526426" calcext:value-type="float">
            <text:p>23.876526426</text:p>
          </table:table-cell>
          <table:table-cell office:value-type="float" office:value="22.3851722756" calcext:value-type="float">
            <text:p>22.3851722756</text:p>
          </table:table-cell>
          <table:table-cell office:value-type="float" office:value="26.8339100961" calcext:value-type="float">
            <text:p>26.8339100961</text:p>
          </table:table-cell>
          <table:table-cell office:value-type="float" office:value="25.4221015821" calcext:value-type="float">
            <text:p>25.42210158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1</text:p>
          </table:table-cell>
          <table:table-cell office:value-type="float" office:value="23.9913757806" calcext:value-type="float">
            <text:p>23.9913757806</text:p>
          </table:table-cell>
          <table:table-cell office:value-type="float" office:value="22.0124091516" calcext:value-type="float">
            <text:p>22.0124091516</text:p>
          </table:table-cell>
          <table:table-cell office:value-type="float" office:value="26.9468381483" calcext:value-type="float">
            <text:p>26.9468381483</text:p>
          </table:table-cell>
          <table:table-cell office:value-type="float" office:value="25.5964174233" calcext:value-type="float">
            <text:p>25.59641742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1</text:p>
          </table:table-cell>
          <table:table-cell office:value-type="float" office:value="24.2696410904" calcext:value-type="float">
            <text:p>24.2696410904</text:p>
          </table:table-cell>
          <table:table-cell office:value-type="float" office:value="21.525208505" calcext:value-type="float">
            <text:p>21.525208505</text:p>
          </table:table-cell>
          <table:table-cell office:value-type="float" office:value="28.3293847193" calcext:value-type="float">
            <text:p>28.3293847193</text:p>
          </table:table-cell>
          <table:table-cell office:value-type="float" office:value="26.424313826" calcext:value-type="float">
            <text:p>26.42431382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1</text:p>
          </table:table-cell>
          <table:table-cell office:value-type="float" office:value="24.1693135048" calcext:value-type="float">
            <text:p>24.1693135048</text:p>
          </table:table-cell>
          <table:table-cell office:value-type="float" office:value="23.115650964" calcext:value-type="float">
            <text:p>23.115650964</text:p>
          </table:table-cell>
          <table:table-cell office:value-type="float" office:value="25.7247532195" calcext:value-type="float">
            <text:p>25.7247532195</text:p>
          </table:table-cell>
          <table:table-cell office:value-type="float" office:value="24.9913676528" calcext:value-type="float">
            <text:p>24.991367652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1</text:p>
          </table:table-cell>
          <table:table-cell office:value-type="float" office:value="32.4551073369" calcext:value-type="float">
            <text:p>32.4551073369</text:p>
          </table:table-cell>
          <table:table-cell office:value-type="float" office:value="30.916294556" calcext:value-type="float">
            <text:p>30.916294556</text:p>
          </table:table-cell>
          <table:table-cell office:value-type="float" office:value="34.9029083713" calcext:value-type="float">
            <text:p>34.9029083713</text:p>
          </table:table-cell>
          <table:table-cell office:value-type="float" office:value="33.6780349782" calcext:value-type="float">
            <text:p>33.678034978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1</text:p>
          </table:table-cell>
          <table:table-cell office:value-type="float" office:value="27.6039589064" calcext:value-type="float">
            <text:p>27.6039589064</text:p>
          </table:table-cell>
          <table:table-cell office:value-type="float" office:value="18.1771795932" calcext:value-type="float">
            <text:p>18.1771795932</text:p>
          </table:table-cell>
          <table:table-cell office:value-type="float" office:value="40.5533319165" calcext:value-type="float">
            <text:p>40.5533319165</text:p>
          </table:table-cell>
          <table:table-cell office:value-type="float" office:value="34.5135232223" calcext:value-type="float">
            <text:p>34.513523222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1</text:p>
          </table:table-cell>
          <table:table-cell office:value-type="float" office:value="26.6346366688" calcext:value-type="float">
            <text:p>26.6346366688</text:p>
          </table:table-cell>
          <table:table-cell office:value-type="float" office:value="22.2377091982" calcext:value-type="float">
            <text:p>22.2377091982</text:p>
          </table:table-cell>
          <table:table-cell office:value-type="float" office:value="34.9537349992" calcext:value-type="float">
            <text:p>34.9537349992</text:p>
          </table:table-cell>
          <table:table-cell office:value-type="float" office:value="30.9563088152" calcext:value-type="float">
            <text:p>30.956308815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1</text:p>
          </table:table-cell>
          <table:table-cell office:value-type="float" office:value="23.7894603632" calcext:value-type="float">
            <text:p>23.7894603632</text:p>
          </table:table-cell>
          <table:table-cell office:value-type="float" office:value="20.386659152" calcext:value-type="float">
            <text:p>20.386659152</text:p>
          </table:table-cell>
          <table:table-cell office:value-type="float" office:value="28.3944411392" calcext:value-type="float">
            <text:p>28.3944411392</text:p>
          </table:table-cell>
          <table:table-cell office:value-type="float" office:value="26.2335666725" calcext:value-type="float">
            <text:p>26.233566672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2</text:p>
          </table:table-cell>
          <table:table-cell office:value-type="float" office:value="23.5662198079" calcext:value-type="float">
            <text:p>23.5662198079</text:p>
          </table:table-cell>
          <table:table-cell office:value-type="float" office:value="19.9552411425" calcext:value-type="float">
            <text:p>19.9552411425</text:p>
          </table:table-cell>
          <table:table-cell office:value-type="float" office:value="29.5127458666" calcext:value-type="float">
            <text:p>29.5127458666</text:p>
          </table:table-cell>
          <table:table-cell office:value-type="float" office:value="26.7644134401" calcext:value-type="float">
            <text:p>26.76441344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2</text:p>
          </table:table-cell>
          <table:table-cell office:value-type="float" office:value="23.4751836793" calcext:value-type="float">
            <text:p>23.4751836793</text:p>
          </table:table-cell>
          <table:table-cell office:value-type="float" office:value="18.9735234805" calcext:value-type="float">
            <text:p>18.9735234805</text:p>
          </table:table-cell>
          <table:table-cell office:value-type="float" office:value="30.6966396292" calcext:value-type="float">
            <text:p>30.6966396292</text:p>
          </table:table-cell>
          <table:table-cell office:value-type="float" office:value="27.0368680084" calcext:value-type="float">
            <text:p>27.03686800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2</text:p>
          </table:table-cell>
          <table:table-cell office:value-type="float" office:value="24.6327438825" calcext:value-type="float">
            <text:p>24.6327438825</text:p>
          </table:table-cell>
          <table:table-cell office:value-type="float" office:value="21.5825143261" calcext:value-type="float">
            <text:p>21.5825143261</text:p>
          </table:table-cell>
          <table:table-cell office:value-type="float" office:value="31.8261695472" calcext:value-type="float">
            <text:p>31.8261695472</text:p>
          </table:table-cell>
          <table:table-cell office:value-type="float" office:value="27.6915112784" calcext:value-type="float">
            <text:p>27.69151127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2</text:p>
          </table:table-cell>
          <table:table-cell office:value-type="float" office:value="23.5262930134" calcext:value-type="float">
            <text:p>23.5262930134</text:p>
          </table:table-cell>
          <table:table-cell office:value-type="float" office:value="21.932646553" calcext:value-type="float">
            <text:p>21.932646553</text:p>
          </table:table-cell>
          <table:table-cell office:value-type="float" office:value="26.3452339954" calcext:value-type="float">
            <text:p>26.3452339954</text:p>
          </table:table-cell>
          <table:table-cell office:value-type="float" office:value="24.9266204171" calcext:value-type="float">
            <text:p>24.926620417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2</text:p>
          </table:table-cell>
          <table:table-cell office:value-type="float" office:value="23.625819661" calcext:value-type="float">
            <text:p>23.625819661</text:p>
          </table:table-cell>
          <table:table-cell office:value-type="float" office:value="22.2842435955" calcext:value-type="float">
            <text:p>22.2842435955</text:p>
          </table:table-cell>
          <table:table-cell office:value-type="float" office:value="25.9366196578" calcext:value-type="float">
            <text:p>25.9366196578</text:p>
          </table:table-cell>
          <table:table-cell office:value-type="float" office:value="24.6824275578" calcext:value-type="float">
            <text:p>24.68242755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2</text:p>
          </table:table-cell>
          <table:table-cell office:value-type="float" office:value="23.8711398221" calcext:value-type="float">
            <text:p>23.8711398221</text:p>
          </table:table-cell>
          <table:table-cell office:value-type="float" office:value="23.2780508418" calcext:value-type="float">
            <text:p>23.2780508418</text:p>
          </table:table-cell>
          <table:table-cell office:value-type="float" office:value="24.9121934251" calcext:value-type="float">
            <text:p>24.9121934251</text:p>
          </table:table-cell>
          <table:table-cell office:value-type="float" office:value="24.3992118333" calcext:value-type="float">
            <text:p>24.399211833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2</text:p>
          </table:table-cell>
          <table:table-cell office:value-type="float" office:value="23.7790641388" calcext:value-type="float">
            <text:p>23.7790641388</text:p>
          </table:table-cell>
          <table:table-cell office:value-type="float" office:value="23.2297796817" calcext:value-type="float">
            <text:p>23.2297796817</text:p>
          </table:table-cell>
          <table:table-cell office:value-type="float" office:value="25.0111057872" calcext:value-type="float">
            <text:p>25.0111057872</text:p>
          </table:table-cell>
          <table:table-cell office:value-type="float" office:value="24.4290998424" calcext:value-type="float">
            <text:p>24.42909984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2</text:p>
          </table:table-cell>
          <table:table-cell office:value-type="float" office:value="24.0297925641" calcext:value-type="float">
            <text:p>24.0297925641</text:p>
          </table:table-cell>
          <table:table-cell office:value-type="float" office:value="22.9033263181" calcext:value-type="float">
            <text:p>22.9033263181</text:p>
          </table:table-cell>
          <table:table-cell office:value-type="float" office:value="25.6218587425" calcext:value-type="float">
            <text:p>25.6218587425</text:p>
          </table:table-cell>
          <table:table-cell office:value-type="float" office:value="24.8783790608" calcext:value-type="float">
            <text:p>24.87837906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2</text:p>
          </table:table-cell>
          <table:table-cell office:value-type="float" office:value="35.4990563346" calcext:value-type="float">
            <text:p>35.4990563346</text:p>
          </table:table-cell>
          <table:table-cell office:value-type="float" office:value="33.6375728671" calcext:value-type="float">
            <text:p>33.6375728671</text:p>
          </table:table-cell>
          <table:table-cell office:value-type="float" office:value="38.3854207762" calcext:value-type="float">
            <text:p>38.3854207762</text:p>
          </table:table-cell>
          <table:table-cell office:value-type="float" office:value="36.770273246" calcext:value-type="float">
            <text:p>36.77027324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2</text:p>
          </table:table-cell>
          <table:table-cell office:value-type="float" office:value="23.7882329395" calcext:value-type="float">
            <text:p>23.7882329395</text:p>
          </table:table-cell>
          <table:table-cell office:value-type="float" office:value="21.9946183086" calcext:value-type="float">
            <text:p>21.9946183086</text:p>
          </table:table-cell>
          <table:table-cell office:value-type="float" office:value="26.8725919172" calcext:value-type="float">
            <text:p>26.8725919172</text:p>
          </table:table-cell>
          <table:table-cell office:value-type="float" office:value="25.3049062055" calcext:value-type="float">
            <text:p>25.304906205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2</text:p>
          </table:table-cell>
          <table:table-cell office:value-type="float" office:value="24.2130074829" calcext:value-type="float">
            <text:p>24.2130074829</text:p>
          </table:table-cell>
          <table:table-cell office:value-type="float" office:value="21.1147641185" calcext:value-type="float">
            <text:p>21.1147641185</text:p>
          </table:table-cell>
          <table:table-cell office:value-type="float" office:value="28.9768927311" calcext:value-type="float">
            <text:p>28.9768927311</text:p>
          </table:table-cell>
          <table:table-cell office:value-type="float" office:value="26.6992262675" calcext:value-type="float">
            <text:p>26.699226267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2</text:p>
          </table:table-cell>
          <table:table-cell office:value-type="float" office:value="24.2824990599" calcext:value-type="float">
            <text:p>24.2824990599</text:p>
          </table:table-cell>
          <table:table-cell office:value-type="float" office:value="13.8637305633" calcext:value-type="float">
            <text:p>13.8637305633</text:p>
          </table:table-cell>
          <table:table-cell office:value-type="float" office:value="38.210927996" calcext:value-type="float">
            <text:p>38.210927996</text:p>
          </table:table-cell>
          <table:table-cell office:value-type="float" office:value="31.6683319323" calcext:value-type="float">
            <text:p>31.668331932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2</text:p>
          </table:table-cell>
          <table:table-cell office:value-type="float" office:value="24.408619118" calcext:value-type="float">
            <text:p>24.408619118</text:p>
          </table:table-cell>
          <table:table-cell office:value-type="float" office:value="23.0529923335" calcext:value-type="float">
            <text:p>23.0529923335</text:p>
          </table:table-cell>
          <table:table-cell office:value-type="float" office:value="26.639669905" calcext:value-type="float">
            <text:p>26.639669905</text:p>
          </table:table-cell>
          <table:table-cell office:value-type="float" office:value="25.5717216343" calcext:value-type="float">
            <text:p>25.571721634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2</text:p>
          </table:table-cell>
          <table:table-cell office:value-type="float" office:value="23.989914198" calcext:value-type="float">
            <text:p>23.989914198</text:p>
          </table:table-cell>
          <table:table-cell office:value-type="float" office:value="23.097138473" calcext:value-type="float">
            <text:p>23.097138473</text:p>
          </table:table-cell>
          <table:table-cell office:value-type="float" office:value="25.4768805993" calcext:value-type="float">
            <text:p>25.4768805993</text:p>
          </table:table-cell>
          <table:table-cell office:value-type="float" office:value="24.7305704984" calcext:value-type="float">
            <text:p>24.730570498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3</text:p>
          </table:table-cell>
          <table:table-cell office:value-type="float" office:value="24.1864606809" calcext:value-type="float">
            <text:p>24.1864606809</text:p>
          </table:table-cell>
          <table:table-cell office:value-type="float" office:value="17.147281622" calcext:value-type="float">
            <text:p>17.147281622</text:p>
          </table:table-cell>
          <table:table-cell office:value-type="float" office:value="35.5905779283" calcext:value-type="float">
            <text:p>35.5905779283</text:p>
          </table:table-cell>
          <table:table-cell office:value-type="float" office:value="29.0320083459" calcext:value-type="float">
            <text:p>29.032008345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3</text:p>
          </table:table-cell>
          <table:table-cell office:value-type="float" office:value="27.7742015629" calcext:value-type="float">
            <text:p>27.7742015629</text:p>
          </table:table-cell>
          <table:table-cell office:value-type="float" office:value="21.2110037806" calcext:value-type="float">
            <text:p>21.2110037806</text:p>
          </table:table-cell>
          <table:table-cell office:value-type="float" office:value="40.1234923444" calcext:value-type="float">
            <text:p>40.1234923444</text:p>
          </table:table-cell>
          <table:table-cell office:value-type="float" office:value="32.843923958" calcext:value-type="float">
            <text:p>32.8439239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3</text:p>
          </table:table-cell>
          <table:table-cell office:value-type="float" office:value="28.8321387439" calcext:value-type="float">
            <text:p>28.8321387439</text:p>
          </table:table-cell>
          <table:table-cell office:value-type="float" office:value="28.382777081" calcext:value-type="float">
            <text:p>28.382777081</text:p>
          </table:table-cell>
          <table:table-cell office:value-type="float" office:value="29.4881523461" calcext:value-type="float">
            <text:p>29.4881523461</text:p>
          </table:table-cell>
          <table:table-cell office:value-type="float" office:value="29.1835058738" calcext:value-type="float">
            <text:p>29.18350587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3</text:p>
          </table:table-cell>
          <table:table-cell office:value-type="float" office:value="28.3607156602" calcext:value-type="float">
            <text:p>28.3607156602</text:p>
          </table:table-cell>
          <table:table-cell office:value-type="float" office:value="22.7286096092" calcext:value-type="float">
            <text:p>22.7286096092</text:p>
          </table:table-cell>
          <table:table-cell office:value-type="float" office:value="37.6944313783" calcext:value-type="float">
            <text:p>37.6944313783</text:p>
          </table:table-cell>
          <table:table-cell office:value-type="float" office:value="32.4488592113" calcext:value-type="float">
            <text:p>32.44885921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3</text:p>
          </table:table-cell>
          <table:table-cell office:value-type="float" office:value="28.7818877125" calcext:value-type="float">
            <text:p>28.7818877125</text:p>
          </table:table-cell>
          <table:table-cell office:value-type="float" office:value="26.87913345" calcext:value-type="float">
            <text:p>26.87913345</text:p>
          </table:table-cell>
          <table:table-cell office:value-type="float" office:value="32.7406782399" calcext:value-type="float">
            <text:p>32.7406782399</text:p>
          </table:table-cell>
          <table:table-cell office:value-type="float" office:value="30.8223741423" calcext:value-type="float">
            <text:p>30.82237414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3</text:p>
          </table:table-cell>
          <table:table-cell office:value-type="float" office:value="24.142874083" calcext:value-type="float">
            <text:p>24.142874083</text:p>
          </table:table-cell>
          <table:table-cell office:value-type="float" office:value="23.0291709612" calcext:value-type="float">
            <text:p>23.0291709612</text:p>
          </table:table-cell>
          <table:table-cell office:value-type="float" office:value="25.9147739315" calcext:value-type="float">
            <text:p>25.9147739315</text:p>
          </table:table-cell>
          <table:table-cell office:value-type="float" office:value="25.0979899338" calcext:value-type="float">
            <text:p>25.09798993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3</text:p>
          </table:table-cell>
          <table:table-cell office:value-type="float" office:value="24.2589256944" calcext:value-type="float">
            <text:p>24.2589256944</text:p>
          </table:table-cell>
          <table:table-cell office:value-type="float" office:value="13.2793631168" calcext:value-type="float">
            <text:p>13.2793631168</text:p>
          </table:table-cell>
          <table:table-cell office:value-type="float" office:value="40.8956175382" calcext:value-type="float">
            <text:p>40.8956175382</text:p>
          </table:table-cell>
          <table:table-cell office:value-type="float" office:value="32.331075355" calcext:value-type="float">
            <text:p>32.3310753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3</text:p>
          </table:table-cell>
          <table:table-cell office:value-type="float" office:value="24.5397379183" calcext:value-type="float">
            <text:p>24.5397379183</text:p>
          </table:table-cell>
          <table:table-cell office:value-type="float" office:value="16.9028595467" calcext:value-type="float">
            <text:p>16.9028595467</text:p>
          </table:table-cell>
          <table:table-cell office:value-type="float" office:value="36.009770265" calcext:value-type="float">
            <text:p>36.009770265</text:p>
          </table:table-cell>
          <table:table-cell office:value-type="float" office:value="30.7956162173" calcext:value-type="float">
            <text:p>30.795616217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3</text:p>
          </table:table-cell>
          <table:table-cell office:value-type="float" office:value="24.4308284003" calcext:value-type="float">
            <text:p>24.4308284003</text:p>
          </table:table-cell>
          <table:table-cell office:value-type="float" office:value="19.9919988958" calcext:value-type="float">
            <text:p>19.9919988958</text:p>
          </table:table-cell>
          <table:table-cell office:value-type="float" office:value="34.608238613" calcext:value-type="float">
            <text:p>34.608238613</text:p>
          </table:table-cell>
          <table:table-cell office:value-type="float" office:value="29.3646042559" calcext:value-type="float">
            <text:p>29.36460425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3</text:p>
          </table:table-cell>
          <table:table-cell office:value-type="float" office:value="24.1825351971" calcext:value-type="float">
            <text:p>24.1825351971</text:p>
          </table:table-cell>
          <table:table-cell office:value-type="float" office:value="23.6445456786" calcext:value-type="float">
            <text:p>23.6445456786</text:p>
          </table:table-cell>
          <table:table-cell office:value-type="float" office:value="25.2760198671" calcext:value-type="float">
            <text:p>25.2760198671</text:p>
          </table:table-cell>
          <table:table-cell office:value-type="float" office:value="24.7486252336" calcext:value-type="float">
            <text:p>24.748625233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3</text:p>
          </table:table-cell>
          <table:table-cell office:value-type="float" office:value="24.1862346741" calcext:value-type="float">
            <text:p>24.1862346741</text:p>
          </table:table-cell>
          <table:table-cell office:value-type="float" office:value="23.7702137595" calcext:value-type="float">
            <text:p>23.7702137595</text:p>
          </table:table-cell>
          <table:table-cell office:value-type="float" office:value="24.8048230119" calcext:value-type="float">
            <text:p>24.8048230119</text:p>
          </table:table-cell>
          <table:table-cell office:value-type="float" office:value="24.4497957336" calcext:value-type="float">
            <text:p>24.449795733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3</text:p>
          </table:table-cell>
          <table:table-cell office:value-type="float" office:value="24.3323651243" calcext:value-type="float">
            <text:p>24.3323651243</text:p>
          </table:table-cell>
          <table:table-cell office:value-type="float" office:value="19.6158935267" calcext:value-type="float">
            <text:p>19.6158935267</text:p>
          </table:table-cell>
          <table:table-cell office:value-type="float" office:value="37.0569054094" calcext:value-type="float">
            <text:p>37.0569054094</text:p>
          </table:table-cell>
          <table:table-cell office:value-type="float" office:value="29.7681350836" calcext:value-type="float">
            <text:p>29.7681350836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3</text:p>
          </table:table-cell>
          <table:table-cell office:value-type="float" office:value="28.7995356268" calcext:value-type="float">
            <text:p>28.7995356268</text:p>
          </table:table-cell>
          <table:table-cell office:value-type="float" office:value="18.1196313956" calcext:value-type="float">
            <text:p>18.1196313956</text:p>
          </table:table-cell>
          <table:table-cell office:value-type="float" office:value="45.4437310651" calcext:value-type="float">
            <text:p>45.4437310651</text:p>
          </table:table-cell>
          <table:table-cell office:value-type="float" office:value="36.9196484436" calcext:value-type="float">
            <text:p>36.919648443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3</text:p>
          </table:table-cell>
          <table:table-cell office:value-type="float" office:value="28.7282530516" calcext:value-type="float">
            <text:p>28.7282530516</text:p>
          </table:table-cell>
          <table:table-cell office:value-type="float" office:value="27.6801941515" calcext:value-type="float">
            <text:p>27.6801941515</text:p>
          </table:table-cell>
          <table:table-cell office:value-type="float" office:value="30.463062327" calcext:value-type="float">
            <text:p>30.463062327</text:p>
          </table:table-cell>
          <table:table-cell office:value-type="float" office:value="29.6024292317" calcext:value-type="float">
            <text:p>29.602429231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4</text:p>
          </table:table-cell>
          <table:table-cell office:value-type="float" office:value="28.201583837" calcext:value-type="float">
            <text:p>28.201583837</text:p>
          </table:table-cell>
          <table:table-cell office:value-type="float" office:value="27.9176832189" calcext:value-type="float">
            <text:p>27.9176832189</text:p>
          </table:table-cell>
          <table:table-cell office:value-type="float" office:value="28.8839803467" calcext:value-type="float">
            <text:p>28.8839803467</text:p>
          </table:table-cell>
          <table:table-cell office:value-type="float" office:value="28.5229134696" calcext:value-type="float">
            <text:p>28.52291346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4</text:p>
          </table:table-cell>
          <table:table-cell office:value-type="float" office:value="29.434143591" calcext:value-type="float">
            <text:p>29.434143591</text:p>
          </table:table-cell>
          <table:table-cell office:value-type="float" office:value="27.6649576879" calcext:value-type="float">
            <text:p>27.6649576879</text:p>
          </table:table-cell>
          <table:table-cell office:value-type="float" office:value="32.4965723005" calcext:value-type="float">
            <text:p>32.4965723005</text:p>
          </table:table-cell>
          <table:table-cell office:value-type="float" office:value="31.0445221073" calcext:value-type="float">
            <text:p>31.04452210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4</text:p>
          </table:table-cell>
          <table:table-cell office:value-type="float" office:value="28.7580880064" calcext:value-type="float">
            <text:p>28.7580880064</text:p>
          </table:table-cell>
          <table:table-cell office:value-type="float" office:value="26.9818570812" calcext:value-type="float">
            <text:p>26.9818570812</text:p>
          </table:table-cell>
          <table:table-cell office:value-type="float" office:value="32.566046575" calcext:value-type="float">
            <text:p>32.566046575</text:p>
          </table:table-cell>
          <table:table-cell office:value-type="float" office:value="30.4713988822" calcext:value-type="float">
            <text:p>30.47139888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4</text:p>
          </table:table-cell>
          <table:table-cell office:value-type="float" office:value="28.5905381963" calcext:value-type="float">
            <text:p>28.5905381963</text:p>
          </table:table-cell>
          <table:table-cell office:value-type="float" office:value="27.8638476903" calcext:value-type="float">
            <text:p>27.8638476903</text:p>
          </table:table-cell>
          <table:table-cell office:value-type="float" office:value="29.9561988729" calcext:value-type="float">
            <text:p>29.9561988729</text:p>
          </table:table-cell>
          <table:table-cell office:value-type="float" office:value="29.287231077" calcext:value-type="float">
            <text:p>29.28723107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4</text:p>
          </table:table-cell>
          <table:table-cell office:value-type="float" office:value="28.8247533207" calcext:value-type="float">
            <text:p>28.8247533207</text:p>
          </table:table-cell>
          <table:table-cell office:value-type="float" office:value="19.1549873124" calcext:value-type="float">
            <text:p>19.1549873124</text:p>
          </table:table-cell>
          <table:table-cell office:value-type="float" office:value="45.5402786637" calcext:value-type="float">
            <text:p>45.5402786637</text:p>
          </table:table-cell>
          <table:table-cell office:value-type="float" office:value="36.1759857776" calcext:value-type="float">
            <text:p>36.175985777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4</text:p>
          </table:table-cell>
          <table:table-cell office:value-type="float" office:value="29.221519701" calcext:value-type="float">
            <text:p>29.221519701</text:p>
          </table:table-cell>
          <table:table-cell office:value-type="float" office:value="26.7974792592" calcext:value-type="float">
            <text:p>26.7974792592</text:p>
          </table:table-cell>
          <table:table-cell office:value-type="float" office:value="32.9673672789" calcext:value-type="float">
            <text:p>32.9673672789</text:p>
          </table:table-cell>
          <table:table-cell office:value-type="float" office:value="31.0812662933" calcext:value-type="float">
            <text:p>31.08126629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4</text:p>
          </table:table-cell>
          <table:table-cell office:value-type="float" office:value="28.42758345" calcext:value-type="float">
            <text:p>28.42758345</text:p>
          </table:table-cell>
          <table:table-cell office:value-type="float" office:value="23.0268346307" calcext:value-type="float">
            <text:p>23.0268346307</text:p>
          </table:table-cell>
          <table:table-cell office:value-type="float" office:value="37.057878081" calcext:value-type="float">
            <text:p>37.057878081</text:p>
          </table:table-cell>
          <table:table-cell office:value-type="float" office:value="32.7784049411" calcext:value-type="float">
            <text:p>32.77840494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4</text:p>
          </table:table-cell>
          <table:table-cell office:value-type="float" office:value="23.2956808475" calcext:value-type="float">
            <text:p>23.2956808475</text:p>
          </table:table-cell>
          <table:table-cell office:value-type="float" office:value="22.9906590836" calcext:value-type="float">
            <text:p>22.9906590836</text:p>
          </table:table-cell>
          <table:table-cell office:value-type="float" office:value="23.9876162874" calcext:value-type="float">
            <text:p>23.9876162874</text:p>
          </table:table-cell>
          <table:table-cell office:value-type="float" office:value="23.6427522917" calcext:value-type="float">
            <text:p>23.64275229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4</text:p>
          </table:table-cell>
          <table:table-cell office:value-type="float" office:value="25.4014084387" calcext:value-type="float">
            <text:p>25.4014084387</text:p>
          </table:table-cell>
          <table:table-cell office:value-type="float" office:value="23.0923983142" calcext:value-type="float">
            <text:p>23.0923983142</text:p>
          </table:table-cell>
          <table:table-cell office:value-type="float" office:value="30.8215563154" calcext:value-type="float">
            <text:p>30.8215563154</text:p>
          </table:table-cell>
          <table:table-cell office:value-type="float" office:value="27.9467731118" calcext:value-type="float">
            <text:p>27.94677311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4</text:p>
          </table:table-cell>
          <table:table-cell office:value-type="float" office:value="34.2486969323" calcext:value-type="float">
            <text:p>34.2486969323</text:p>
          </table:table-cell>
          <table:table-cell office:value-type="float" office:value="33.7316234347" calcext:value-type="float">
            <text:p>33.7316234347</text:p>
          </table:table-cell>
          <table:table-cell office:value-type="float" office:value="35.1138739753" calcext:value-type="float">
            <text:p>35.1138739753</text:p>
          </table:table-cell>
          <table:table-cell office:value-type="float" office:value="34.6881624873" calcext:value-type="float">
            <text:p>34.688162487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4</text:p>
          </table:table-cell>
          <table:table-cell office:value-type="float" office:value="27.0153642392" calcext:value-type="float">
            <text:p>27.0153642392</text:p>
          </table:table-cell>
          <table:table-cell office:value-type="float" office:value="18.437603932" calcext:value-type="float">
            <text:p>18.437603932</text:p>
          </table:table-cell>
          <table:table-cell office:value-type="float" office:value="40.8352112449" calcext:value-type="float">
            <text:p>40.8352112449</text:p>
          </table:table-cell>
          <table:table-cell office:value-type="float" office:value="32.8970709098" calcext:value-type="float">
            <text:p>32.897070909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4</text:p>
          </table:table-cell>
          <table:table-cell office:value-type="float" office:value="26.588697741" calcext:value-type="float">
            <text:p>26.588697741</text:p>
          </table:table-cell>
          <table:table-cell office:value-type="float" office:value="22.9471197455" calcext:value-type="float">
            <text:p>22.9471197455</text:p>
          </table:table-cell>
          <table:table-cell office:value-type="float" office:value="32.1650716543" calcext:value-type="float">
            <text:p>32.1650716543</text:p>
          </table:table-cell>
          <table:table-cell office:value-type="float" office:value="29.6404611024" calcext:value-type="float">
            <text:p>29.6404611024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4</text:p>
          </table:table-cell>
          <table:table-cell office:value-type="float" office:value="27.0398329873" calcext:value-type="float">
            <text:p>27.0398329873</text:p>
          </table:table-cell>
          <table:table-cell office:value-type="float" office:value="26.0767022817" calcext:value-type="float">
            <text:p>26.0767022817</text:p>
          </table:table-cell>
          <table:table-cell office:value-type="float" office:value="28.626535471" calcext:value-type="float">
            <text:p>28.626535471</text:p>
          </table:table-cell>
          <table:table-cell office:value-type="float" office:value="27.8744115284" calcext:value-type="float">
            <text:p>27.8744115284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4</text:p>
          </table:table-cell>
          <table:table-cell office:value-type="float" office:value="26.4508310301" calcext:value-type="float">
            <text:p>26.4508310301</text:p>
          </table:table-cell>
          <table:table-cell office:value-type="float" office:value="25.9066300374" calcext:value-type="float">
            <text:p>25.9066300374</text:p>
          </table:table-cell>
          <table:table-cell office:value-type="float" office:value="27.4722845813" calcext:value-type="float">
            <text:p>27.4722845813</text:p>
          </table:table-cell>
          <table:table-cell office:value-type="float" office:value="26.9250136048" calcext:value-type="float">
            <text:p>26.925013604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5</text:p>
          </table:table-cell>
          <table:table-cell office:value-type="float" office:value="26.9020597958" calcext:value-type="float">
            <text:p>26.9020597958</text:p>
          </table:table-cell>
          <table:table-cell office:value-type="float" office:value="18.6177893346" calcext:value-type="float">
            <text:p>18.6177893346</text:p>
          </table:table-cell>
          <table:table-cell office:value-type="float" office:value="38.6143669706" calcext:value-type="float">
            <text:p>38.6143669706</text:p>
          </table:table-cell>
          <table:table-cell office:value-type="float" office:value="33.2224440781" calcext:value-type="float">
            <text:p>33.22244407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5</text:p>
          </table:table-cell>
          <table:table-cell office:value-type="float" office:value="26.9758688838" calcext:value-type="float">
            <text:p>26.9758688838</text:p>
          </table:table-cell>
          <table:table-cell office:value-type="float" office:value="22.4093319284" calcext:value-type="float">
            <text:p>22.4093319284</text:p>
          </table:table-cell>
          <table:table-cell office:value-type="float" office:value="35.4594478896" calcext:value-type="float">
            <text:p>35.4594478896</text:p>
          </table:table-cell>
          <table:table-cell office:value-type="float" office:value="31.195385644" calcext:value-type="float">
            <text:p>31.1953856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5</text:p>
          </table:table-cell>
          <table:table-cell office:value-type="float" office:value="27.7799001727" calcext:value-type="float">
            <text:p>27.7799001727</text:p>
          </table:table-cell>
          <table:table-cell office:value-type="float" office:value="19.2430484255" calcext:value-type="float">
            <text:p>19.2430484255</text:p>
          </table:table-cell>
          <table:table-cell office:value-type="float" office:value="40.6116293557" calcext:value-type="float">
            <text:p>40.6116293557</text:p>
          </table:table-cell>
          <table:table-cell office:value-type="float" office:value="34.3412800828" calcext:value-type="float">
            <text:p>34.34128008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5</text:p>
          </table:table-cell>
          <table:table-cell office:value-type="float" office:value="26.9450828574" calcext:value-type="float">
            <text:p>26.9450828574</text:p>
          </table:table-cell>
          <table:table-cell office:value-type="float" office:value="25.7526741171" calcext:value-type="float">
            <text:p>25.7526741171</text:p>
          </table:table-cell>
          <table:table-cell office:value-type="float" office:value="29.8306356382" calcext:value-type="float">
            <text:p>29.8306356382</text:p>
          </table:table-cell>
          <table:table-cell office:value-type="float" office:value="28.4005709222" calcext:value-type="float">
            <text:p>28.40057092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5</text:p>
          </table:table-cell>
          <table:table-cell office:value-type="float" office:value="37.4626183026" calcext:value-type="float">
            <text:p>37.4626183026</text:p>
          </table:table-cell>
          <table:table-cell office:value-type="float" office:value="37.0497056535" calcext:value-type="float">
            <text:p>37.0497056535</text:p>
          </table:table-cell>
          <table:table-cell office:value-type="float" office:value="38.3237269277" calcext:value-type="float">
            <text:p>38.3237269277</text:p>
          </table:table-cell>
          <table:table-cell office:value-type="float" office:value="37.8736210526" calcext:value-type="float">
            <text:p>37.873621052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5</text:p>
          </table:table-cell>
          <table:table-cell office:value-type="float" office:value="26.6263320184" calcext:value-type="float">
            <text:p>26.6263320184</text:p>
          </table:table-cell>
          <table:table-cell office:value-type="float" office:value="25.3575778343" calcext:value-type="float">
            <text:p>25.3575778343</text:p>
          </table:table-cell>
          <table:table-cell office:value-type="float" office:value="29.1178279248" calcext:value-type="float">
            <text:p>29.1178279248</text:p>
          </table:table-cell>
          <table:table-cell office:value-type="float" office:value="27.7431458005" calcext:value-type="float">
            <text:p>27.743145800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5</text:p>
          </table:table-cell>
          <table:table-cell office:value-type="float" office:value="26.8794596737" calcext:value-type="float">
            <text:p>26.8794596737</text:p>
          </table:table-cell>
          <table:table-cell office:value-type="float" office:value="25.5657028474" calcext:value-type="float">
            <text:p>25.5657028474</text:p>
          </table:table-cell>
          <table:table-cell office:value-type="float" office:value="29.4026690189" calcext:value-type="float">
            <text:p>29.4026690189</text:p>
          </table:table-cell>
          <table:table-cell office:value-type="float" office:value="28.099968469" calcext:value-type="float">
            <text:p>28.09996846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5</text:p>
          </table:table-cell>
          <table:table-cell office:value-type="float" office:value="27.3692667662" calcext:value-type="float">
            <text:p>27.3692667662</text:p>
          </table:table-cell>
          <table:table-cell office:value-type="float" office:value="24.9620407276" calcext:value-type="float">
            <text:p>24.9620407276</text:p>
          </table:table-cell>
          <table:table-cell office:value-type="float" office:value="31.1525596186" calcext:value-type="float">
            <text:p>31.1525596186</text:p>
          </table:table-cell>
          <table:table-cell office:value-type="float" office:value="29.3227871372" calcext:value-type="float">
            <text:p>29.322787137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5</text:p>
          </table:table-cell>
          <table:table-cell office:value-type="float" office:value="37.2517389803" calcext:value-type="float">
            <text:p>37.2517389803</text:p>
          </table:table-cell>
          <table:table-cell office:value-type="float" office:value="29.2824985348" calcext:value-type="float">
            <text:p>29.2824985348</text:p>
          </table:table-cell>
          <table:table-cell office:value-type="float" office:value="48.4435117696" calcext:value-type="float">
            <text:p>48.4435117696</text:p>
          </table:table-cell>
          <table:table-cell office:value-type="float" office:value="43.2018057736" calcext:value-type="float">
            <text:p>43.201805773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5</text:p>
          </table:table-cell>
          <table:table-cell office:value-type="float" office:value="36.7548041647" calcext:value-type="float">
            <text:p>36.7548041647</text:p>
          </table:table-cell>
          <table:table-cell office:value-type="float" office:value="35.9449791673" calcext:value-type="float">
            <text:p>35.9449791673</text:p>
          </table:table-cell>
          <table:table-cell office:value-type="float" office:value="38.059461748" calcext:value-type="float">
            <text:p>38.059461748</text:p>
          </table:table-cell>
          <table:table-cell office:value-type="float" office:value="37.4181710605" calcext:value-type="float">
            <text:p>37.418171060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5</text:p>
          </table:table-cell>
          <table:table-cell office:value-type="float" office:value="26.8760023999" calcext:value-type="float">
            <text:p>26.8760023999</text:p>
          </table:table-cell>
          <table:table-cell office:value-type="float" office:value="26.0735201241" calcext:value-type="float">
            <text:p>26.0735201241</text:p>
          </table:table-cell>
          <table:table-cell office:value-type="float" office:value="28.3837233573" calcext:value-type="float">
            <text:p>28.3837233573</text:p>
          </table:table-cell>
          <table:table-cell office:value-type="float" office:value="27.5161492613" calcext:value-type="float">
            <text:p>27.516149261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5</text:p>
          </table:table-cell>
          <table:table-cell office:value-type="float" office:value="26.8777551216" calcext:value-type="float">
            <text:p>26.8777551216</text:p>
          </table:table-cell>
          <table:table-cell office:value-type="float" office:value="23.9496064698" calcext:value-type="float">
            <text:p>23.9496064698</text:p>
          </table:table-cell>
          <table:table-cell office:value-type="float" office:value="31.5741331584" calcext:value-type="float">
            <text:p>31.5741331584</text:p>
          </table:table-cell>
          <table:table-cell office:value-type="float" office:value="29.4358273897" calcext:value-type="float">
            <text:p>29.4358273897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5</text:p>
          </table:table-cell>
          <table:table-cell office:value-type="float" office:value="27.4310403294" calcext:value-type="float">
            <text:p>27.4310403294</text:p>
          </table:table-cell>
          <table:table-cell office:value-type="float" office:value="21.8051479377" calcext:value-type="float">
            <text:p>21.8051479377</text:p>
          </table:table-cell>
          <table:table-cell office:value-type="float" office:value="35.9187436039" calcext:value-type="float">
            <text:p>35.9187436039</text:p>
          </table:table-cell>
          <table:table-cell office:value-type="float" office:value="32.0642211359" calcext:value-type="float">
            <text:p>32.0642211359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5</text:p>
          </table:table-cell>
          <table:table-cell office:value-type="float" office:value="27.1920119004" calcext:value-type="float">
            <text:p>27.1920119004</text:p>
          </table:table-cell>
          <table:table-cell office:value-type="float" office:value="25.6669729341" calcext:value-type="float">
            <text:p>25.6669729341</text:p>
          </table:table-cell>
          <table:table-cell office:value-type="float" office:value="29.6214554315" calcext:value-type="float">
            <text:p>29.6214554315</text:p>
          </table:table-cell>
          <table:table-cell office:value-type="float" office:value="28.2182921935" calcext:value-type="float">
            <text:p>28.218292193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8</text:p>
          </table:table-cell>
          <table:table-cell office:value-type="float" office:value="23.3146852024" calcext:value-type="float">
            <text:p>23.3146852024</text:p>
          </table:table-cell>
          <table:table-cell office:value-type="float" office:value="19.4179926991" calcext:value-type="float">
            <text:p>19.4179926991</text:p>
          </table:table-cell>
          <table:table-cell office:value-type="float" office:value="30.2001883867" calcext:value-type="float">
            <text:p>30.2001883867</text:p>
          </table:table-cell>
          <table:table-cell office:value-type="float" office:value="26.3336746588" calcext:value-type="float">
            <text:p>26.33367465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8</text:p>
          </table:table-cell>
          <table:table-cell office:value-type="float" office:value="23.4791339175" calcext:value-type="float">
            <text:p>23.4791339175</text:p>
          </table:table-cell>
          <table:table-cell office:value-type="float" office:value="21.85843612" calcext:value-type="float">
            <text:p>21.85843612</text:p>
          </table:table-cell>
          <table:table-cell office:value-type="float" office:value="26.3280223123" calcext:value-type="float">
            <text:p>26.3280223123</text:p>
          </table:table-cell>
          <table:table-cell office:value-type="float" office:value="24.7149262331" calcext:value-type="float">
            <text:p>24.71492623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8</text:p>
          </table:table-cell>
          <table:table-cell office:value-type="float" office:value="28.410022567" calcext:value-type="float">
            <text:p>28.410022567</text:p>
          </table:table-cell>
          <table:table-cell office:value-type="float" office:value="25.5444655753" calcext:value-type="float">
            <text:p>25.5444655753</text:p>
          </table:table-cell>
          <table:table-cell office:value-type="float" office:value="33.0872829321" calcext:value-type="float">
            <text:p>33.0872829321</text:p>
          </table:table-cell>
          <table:table-cell office:value-type="float" office:value="30.9892328585" calcext:value-type="float">
            <text:p>30.98923285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8</text:p>
          </table:table-cell>
          <table:table-cell office:value-type="float" office:value="28.4704187882" calcext:value-type="float">
            <text:p>28.4704187882</text:p>
          </table:table-cell>
          <table:table-cell office:value-type="float" office:value="27.8419460999" calcext:value-type="float">
            <text:p>27.8419460999</text:p>
          </table:table-cell>
          <table:table-cell office:value-type="float" office:value="29.6000388935" calcext:value-type="float">
            <text:p>29.6000388935</text:p>
          </table:table-cell>
          <table:table-cell office:value-type="float" office:value="28.9636297188" calcext:value-type="float">
            <text:p>28.96362971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8</text:p>
          </table:table-cell>
          <table:table-cell office:value-type="float" office:value="28.3788925351" calcext:value-type="float">
            <text:p>28.3788925351</text:p>
          </table:table-cell>
          <table:table-cell office:value-type="float" office:value="27.7644821337" calcext:value-type="float">
            <text:p>27.7644821337</text:p>
          </table:table-cell>
          <table:table-cell office:value-type="float" office:value="29.8761885689" calcext:value-type="float">
            <text:p>29.8761885689</text:p>
          </table:table-cell>
          <table:table-cell office:value-type="float" office:value="29.0494387895" calcext:value-type="float">
            <text:p>29.04943878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8</text:p>
          </table:table-cell>
          <table:table-cell office:value-type="float" office:value="28.3857959302" calcext:value-type="float">
            <text:p>28.3857959302</text:p>
          </table:table-cell>
          <table:table-cell office:value-type="float" office:value="25.4806831253" calcext:value-type="float">
            <text:p>25.4806831253</text:p>
          </table:table-cell>
          <table:table-cell office:value-type="float" office:value="32.8508527386" calcext:value-type="float">
            <text:p>32.8508527386</text:p>
          </table:table-cell>
          <table:table-cell office:value-type="float" office:value="30.7581672828" calcext:value-type="float">
            <text:p>30.758167282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8</text:p>
          </table:table-cell>
          <table:table-cell office:value-type="float" office:value="28.3017140016" calcext:value-type="float">
            <text:p>28.3017140016</text:p>
          </table:table-cell>
          <table:table-cell office:value-type="float" office:value="12.8900043524" calcext:value-type="float">
            <text:p>12.8900043524</text:p>
          </table:table-cell>
          <table:table-cell office:value-type="float" office:value="49.3145997643" calcext:value-type="float">
            <text:p>49.3145997643</text:p>
          </table:table-cell>
          <table:table-cell office:value-type="float" office:value="39.4258547327" calcext:value-type="float">
            <text:p>39.425854732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8</text:p>
          </table:table-cell>
          <table:table-cell office:value-type="float" office:value="28.3634718487" calcext:value-type="float">
            <text:p>28.3634718487</text:p>
          </table:table-cell>
          <table:table-cell office:value-type="float" office:value="27.9537198399" calcext:value-type="float">
            <text:p>27.9537198399</text:p>
          </table:table-cell>
          <table:table-cell office:value-type="float" office:value="29.3689858235" calcext:value-type="float">
            <text:p>29.3689858235</text:p>
          </table:table-cell>
          <table:table-cell office:value-type="float" office:value="28.8287209322" calcext:value-type="float">
            <text:p>28.828720932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8</text:p>
          </table:table-cell>
          <table:table-cell office:value-type="float" office:value="27.9394311436" calcext:value-type="float">
            <text:p>27.9394311436</text:p>
          </table:table-cell>
          <table:table-cell office:value-type="float" office:value="27.0089202008" calcext:value-type="float">
            <text:p>27.0089202008</text:p>
          </table:table-cell>
          <table:table-cell office:value-type="float" office:value="30.1665700583" calcext:value-type="float">
            <text:p>30.1665700583</text:p>
          </table:table-cell>
          <table:table-cell office:value-type="float" office:value="29.0131963581" calcext:value-type="float">
            <text:p>29.013196358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8</text:p>
          </table:table-cell>
          <table:table-cell office:value-type="float" office:value="28.150601698" calcext:value-type="float">
            <text:p>28.150601698</text:p>
          </table:table-cell>
          <table:table-cell office:value-type="float" office:value="26.3415424361" calcext:value-type="float">
            <text:p>26.3415424361</text:p>
          </table:table-cell>
          <table:table-cell office:value-type="float" office:value="31.0301517755" calcext:value-type="float">
            <text:p>31.0301517755</text:p>
          </table:table-cell>
          <table:table-cell office:value-type="float" office:value="29.672405947" calcext:value-type="float">
            <text:p>29.67240594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8</text:p>
          </table:table-cell>
          <table:table-cell office:value-type="float" office:value="28.2099642197" calcext:value-type="float">
            <text:p>28.2099642197</text:p>
          </table:table-cell>
          <table:table-cell office:value-type="float" office:value="27.0408246178" calcext:value-type="float">
            <text:p>27.0408246178</text:p>
          </table:table-cell>
          <table:table-cell office:value-type="float" office:value="30.1467016299" calcext:value-type="float">
            <text:p>30.1467016299</text:p>
          </table:table-cell>
          <table:table-cell office:value-type="float" office:value="29.1131378196" calcext:value-type="float">
            <text:p>29.113137819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8</text:p>
          </table:table-cell>
          <table:table-cell office:value-type="float" office:value="28.8007723403" calcext:value-type="float">
            <text:p>28.8007723403</text:p>
          </table:table-cell>
          <table:table-cell office:value-type="float" office:value="25.4791404243" calcext:value-type="float">
            <text:p>25.4791404243</text:p>
          </table:table-cell>
          <table:table-cell office:value-type="float" office:value="33.5163504282" calcext:value-type="float">
            <text:p>33.5163504282</text:p>
          </table:table-cell>
          <table:table-cell office:value-type="float" office:value="31.1965514296" calcext:value-type="float">
            <text:p>31.196551429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8</text:p>
          </table:table-cell>
          <table:table-cell office:value-type="float" office:value="29.8044866936" calcext:value-type="float">
            <text:p>29.8044866936</text:p>
          </table:table-cell>
          <table:table-cell office:value-type="float" office:value="18.5833570966" calcext:value-type="float">
            <text:p>18.5833570966</text:p>
          </table:table-cell>
          <table:table-cell office:value-type="float" office:value="45.3958777204" calcext:value-type="float">
            <text:p>45.3958777204</text:p>
          </table:table-cell>
          <table:table-cell office:value-type="float" office:value="38.0050766305" calcext:value-type="float">
            <text:p>38.005076630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8</text:p>
          </table:table-cell>
          <table:table-cell office:value-type="float" office:value="37.0138599849" calcext:value-type="float">
            <text:p>37.0138599849</text:p>
          </table:table-cell>
          <table:table-cell office:value-type="float" office:value="36.4733299068" calcext:value-type="float">
            <text:p>36.4733299068</text:p>
          </table:table-cell>
          <table:table-cell office:value-type="float" office:value="38.2335868531" calcext:value-type="float">
            <text:p>38.2335868531</text:p>
          </table:table-cell>
          <table:table-cell office:value-type="float" office:value="37.522325312" calcext:value-type="float">
            <text:p>37.5223253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13</text:p>
          </table:table-cell>
          <table:table-cell office:value-type="float" office:value="25.6686973208" calcext:value-type="float">
            <text:p>25.6686973208</text:p>
          </table:table-cell>
          <table:table-cell office:value-type="float" office:value="22.7471537696" calcext:value-type="float">
            <text:p>22.7471537696</text:p>
          </table:table-cell>
          <table:table-cell office:value-type="float" office:value="32.3942874748" calcext:value-type="float">
            <text:p>32.3942874748</text:p>
          </table:table-cell>
          <table:table-cell office:value-type="float" office:value="28.9177926729" calcext:value-type="float">
            <text:p>28.917792672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13</text:p>
          </table:table-cell>
          <table:table-cell office:value-type="float" office:value="28.8059409855" calcext:value-type="float">
            <text:p>28.8059409855</text:p>
          </table:table-cell>
          <table:table-cell office:value-type="float" office:value="25.7028427065" calcext:value-type="float">
            <text:p>25.7028427065</text:p>
          </table:table-cell>
          <table:table-cell office:value-type="float" office:value="33.0460670447" calcext:value-type="float">
            <text:p>33.0460670447</text:p>
          </table:table-cell>
          <table:table-cell office:value-type="float" office:value="31.0495860435" calcext:value-type="float">
            <text:p>31.049586043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13</text:p>
          </table:table-cell>
          <table:table-cell office:value-type="float" office:value="28.9151154052" calcext:value-type="float">
            <text:p>28.9151154052</text:p>
          </table:table-cell>
          <table:table-cell office:value-type="float" office:value="18.9437683256" calcext:value-type="float">
            <text:p>18.9437683256</text:p>
          </table:table-cell>
          <table:table-cell office:value-type="float" office:value="42.2536146831" calcext:value-type="float">
            <text:p>42.2536146831</text:p>
          </table:table-cell>
          <table:table-cell office:value-type="float" office:value="35.9815223041" calcext:value-type="float">
            <text:p>35.981522304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13</text:p>
          </table:table-cell>
          <table:table-cell office:value-type="float" office:value="28.4476608005" calcext:value-type="float">
            <text:p>28.4476608005</text:p>
          </table:table-cell>
          <table:table-cell office:value-type="float" office:value="27.3789609951" calcext:value-type="float">
            <text:p>27.3789609951</text:p>
          </table:table-cell>
          <table:table-cell office:value-type="float" office:value="30.5543111851" calcext:value-type="float">
            <text:p>30.5543111851</text:p>
          </table:table-cell>
          <table:table-cell office:value-type="float" office:value="29.4139328845" calcext:value-type="float">
            <text:p>29.413932884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13</text:p>
          </table:table-cell>
          <table:table-cell office:value-type="float" office:value="29.0916538521" calcext:value-type="float">
            <text:p>29.0916538521</text:p>
          </table:table-cell>
          <table:table-cell office:value-type="float" office:value="15.5123023659" calcext:value-type="float">
            <text:p>15.5123023659</text:p>
          </table:table-cell>
          <table:table-cell office:value-type="float" office:value="47.0060704571" calcext:value-type="float">
            <text:p>47.0060704571</text:p>
          </table:table-cell>
          <table:table-cell office:value-type="float" office:value="38.5305073324" calcext:value-type="float">
            <text:p>38.530507332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13</text:p>
          </table:table-cell>
          <table:table-cell office:value-type="float" office:value="34.6365404054" calcext:value-type="float">
            <text:p>34.6365404054</text:p>
          </table:table-cell>
          <table:table-cell office:value-type="float" office:value="34.027349147" calcext:value-type="float">
            <text:p>34.027349147</text:p>
          </table:table-cell>
          <table:table-cell office:value-type="float" office:value="35.7291471654" calcext:value-type="float">
            <text:p>35.7291471654</text:p>
          </table:table-cell>
          <table:table-cell office:value-type="float" office:value="35.1777824912" calcext:value-type="float">
            <text:p>35.17778249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13</text:p>
          </table:table-cell>
          <table:table-cell office:value-type="float" office:value="28.3185369204" calcext:value-type="float">
            <text:p>28.3185369204</text:p>
          </table:table-cell>
          <table:table-cell office:value-type="float" office:value="27.6082937752" calcext:value-type="float">
            <text:p>27.6082937752</text:p>
          </table:table-cell>
          <table:table-cell office:value-type="float" office:value="30.2228935589" calcext:value-type="float">
            <text:p>30.2228935589</text:p>
          </table:table-cell>
          <table:table-cell office:value-type="float" office:value="29.1514196057" calcext:value-type="float">
            <text:p>29.151419605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13</text:p>
          </table:table-cell>
          <table:table-cell office:value-type="float" office:value="28.4585457074" calcext:value-type="float">
            <text:p>28.4585457074</text:p>
          </table:table-cell>
          <table:table-cell office:value-type="float" office:value="17.8607150946" calcext:value-type="float">
            <text:p>17.8607150946</text:p>
          </table:table-cell>
          <table:table-cell office:value-type="float" office:value="42.7891189545" calcext:value-type="float">
            <text:p>42.7891189545</text:p>
          </table:table-cell>
          <table:table-cell office:value-type="float" office:value="36.0552347027" calcext:value-type="float">
            <text:p>36.055234702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13</text:p>
          </table:table-cell>
          <table:table-cell office:value-type="float" office:value="28.8329186627" calcext:value-type="float">
            <text:p>28.8329186627</text:p>
          </table:table-cell>
          <table:table-cell office:value-type="float" office:value="26.2996703228" calcext:value-type="float">
            <text:p>26.2996703228</text:p>
          </table:table-cell>
          <table:table-cell office:value-type="float" office:value="32.5716778738" calcext:value-type="float">
            <text:p>32.5716778738</text:p>
          </table:table-cell>
          <table:table-cell office:value-type="float" office:value="30.783793192" calcext:value-type="float">
            <text:p>30.78379319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13</text:p>
          </table:table-cell>
          <table:table-cell office:value-type="float" office:value="28.6311040057" calcext:value-type="float">
            <text:p>28.6311040057</text:p>
          </table:table-cell>
          <table:table-cell office:value-type="float" office:value="25.2995481573" calcext:value-type="float">
            <text:p>25.2995481573</text:p>
          </table:table-cell>
          <table:table-cell office:value-type="float" office:value="33.4236393849" calcext:value-type="float">
            <text:p>33.4236393849</text:p>
          </table:table-cell>
          <table:table-cell office:value-type="float" office:value="31.2182398438" calcext:value-type="float">
            <text:p>31.2182398438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13</text:p>
          </table:table-cell>
          <table:table-cell office:value-type="float" office:value="28.2648569601" calcext:value-type="float">
            <text:p>28.2648569601</text:p>
          </table:table-cell>
          <table:table-cell office:value-type="float" office:value="14.0471578039" calcext:value-type="float">
            <text:p>14.0471578039</text:p>
          </table:table-cell>
          <table:table-cell office:value-type="float" office:value="47.2768004014" calcext:value-type="float">
            <text:p>47.2768004014</text:p>
          </table:table-cell>
          <table:table-cell office:value-type="float" office:value="38.3481462763" calcext:value-type="float">
            <text:p>38.348146276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13</text:p>
          </table:table-cell>
          <table:table-cell office:value-type="float" office:value="28.3877948396" calcext:value-type="float">
            <text:p>28.3877948396</text:p>
          </table:table-cell>
          <table:table-cell office:value-type="float" office:value="25.7216529874" calcext:value-type="float">
            <text:p>25.7216529874</text:p>
          </table:table-cell>
          <table:table-cell office:value-type="float" office:value="32.532416338" calcext:value-type="float">
            <text:p>32.532416338</text:p>
          </table:table-cell>
          <table:table-cell office:value-type="float" office:value="30.6188676332" calcext:value-type="float">
            <text:p>30.618867633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13</text:p>
          </table:table-cell>
          <table:table-cell office:value-type="float" office:value="28.4290057464" calcext:value-type="float">
            <text:p>28.4290057464</text:p>
          </table:table-cell>
          <table:table-cell office:value-type="float" office:value="17.5868863724" calcext:value-type="float">
            <text:p>17.5868863724</text:p>
          </table:table-cell>
          <table:table-cell office:value-type="float" office:value="47.9937663154" calcext:value-type="float">
            <text:p>47.9937663154</text:p>
          </table:table-cell>
          <table:table-cell office:value-type="float" office:value="36.6397954773" calcext:value-type="float">
            <text:p>36.6397954773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13</text:p>
          </table:table-cell>
          <table:table-cell office:value-type="float" office:value="27.8542648824" calcext:value-type="float">
            <text:p>27.8542648824</text:p>
          </table:table-cell>
          <table:table-cell office:value-type="float" office:value="27.1508292836" calcext:value-type="float">
            <text:p>27.1508292836</text:p>
          </table:table-cell>
          <table:table-cell office:value-type="float" office:value="29.6160192388" calcext:value-type="float">
            <text:p>29.6160192388</text:p>
          </table:table-cell>
          <table:table-cell office:value-type="float" office:value="28.706061405" calcext:value-type="float">
            <text:p>28.706061405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16</text:p>
          </table:table-cell>
          <table:table-cell office:value-type="float" office:value="28.1935607056" calcext:value-type="float">
            <text:p>28.1935607056</text:p>
          </table:table-cell>
          <table:table-cell office:value-type="float" office:value="27.5262486813" calcext:value-type="float">
            <text:p>27.5262486813</text:p>
          </table:table-cell>
          <table:table-cell office:value-type="float" office:value="29.5044881916" calcext:value-type="float">
            <text:p>29.5044881916</text:p>
          </table:table-cell>
          <table:table-cell office:value-type="float" office:value="28.8964150821" calcext:value-type="float">
            <text:p>28.896415082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16</text:p>
          </table:table-cell>
          <table:table-cell office:value-type="float" office:value="28.4962863212" calcext:value-type="float">
            <text:p>28.4962863212</text:p>
          </table:table-cell>
          <table:table-cell office:value-type="float" office:value="27.2947792359" calcext:value-type="float">
            <text:p>27.2947792359</text:p>
          </table:table-cell>
          <table:table-cell office:value-type="float" office:value="30.6189746608" calcext:value-type="float">
            <text:p>30.6189746608</text:p>
          </table:table-cell>
          <table:table-cell office:value-type="float" office:value="29.4841807193" calcext:value-type="float">
            <text:p>29.484180719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16</text:p>
          </table:table-cell>
          <table:table-cell office:value-type="float" office:value="28.2934768783" calcext:value-type="float">
            <text:p>28.2934768783</text:p>
          </table:table-cell>
          <table:table-cell office:value-type="float" office:value="17.5495970036" calcext:value-type="float">
            <text:p>17.5495970036</text:p>
          </table:table-cell>
          <table:table-cell office:value-type="float" office:value="42.8322794921" calcext:value-type="float">
            <text:p>42.8322794921</text:p>
          </table:table-cell>
          <table:table-cell office:value-type="float" office:value="36.0273250373" calcext:value-type="float">
            <text:p>36.027325037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16</text:p>
          </table:table-cell>
          <table:table-cell office:value-type="float" office:value="28.2460171553" calcext:value-type="float">
            <text:p>28.2460171553</text:p>
          </table:table-cell>
          <table:table-cell office:value-type="float" office:value="27.3361367361" calcext:value-type="float">
            <text:p>27.3361367361</text:p>
          </table:table-cell>
          <table:table-cell office:value-type="float" office:value="29.6511099146" calcext:value-type="float">
            <text:p>29.6511099146</text:p>
          </table:table-cell>
          <table:table-cell office:value-type="float" office:value="28.9854006365" calcext:value-type="float">
            <text:p>28.985400636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16</text:p>
          </table:table-cell>
          <table:table-cell office:value-type="float" office:value="28.6209445151" calcext:value-type="float">
            <text:p>28.6209445151</text:p>
          </table:table-cell>
          <table:table-cell office:value-type="float" office:value="27.518100567" calcext:value-type="float">
            <text:p>27.518100567</text:p>
          </table:table-cell>
          <table:table-cell office:value-type="float" office:value="30.245630026" calcext:value-type="float">
            <text:p>30.245630026</text:p>
          </table:table-cell>
          <table:table-cell office:value-type="float" office:value="29.487887782" calcext:value-type="float">
            <text:p>29.48788778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16</text:p>
          </table:table-cell>
          <table:table-cell office:value-type="float" office:value="28.3439639343" calcext:value-type="float">
            <text:p>28.3439639343</text:p>
          </table:table-cell>
          <table:table-cell office:value-type="float" office:value="24.7835087786" calcext:value-type="float">
            <text:p>24.7835087786</text:p>
          </table:table-cell>
          <table:table-cell office:value-type="float" office:value="33.0533236076" calcext:value-type="float">
            <text:p>33.0533236076</text:p>
          </table:table-cell>
          <table:table-cell office:value-type="float" office:value="30.834803126" calcext:value-type="float">
            <text:p>30.83480312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16</text:p>
          </table:table-cell>
          <table:table-cell office:value-type="float" office:value="28.7735771694" calcext:value-type="float">
            <text:p>28.7735771694</text:p>
          </table:table-cell>
          <table:table-cell office:value-type="float" office:value="28.3388937392" calcext:value-type="float">
            <text:p>28.3388937392</text:p>
          </table:table-cell>
          <table:table-cell office:value-type="float" office:value="29.4711841204" calcext:value-type="float">
            <text:p>29.4711841204</text:p>
          </table:table-cell>
          <table:table-cell office:value-type="float" office:value="29.0920634146" calcext:value-type="float">
            <text:p>29.092063414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16</text:p>
          </table:table-cell>
          <table:table-cell office:value-type="float" office:value="27.9593099801" calcext:value-type="float">
            <text:p>27.9593099801</text:p>
          </table:table-cell>
          <table:table-cell office:value-type="float" office:value="18.6169524196" calcext:value-type="float">
            <text:p>18.6169524196</text:p>
          </table:table-cell>
          <table:table-cell office:value-type="float" office:value="40.9152153314" calcext:value-type="float">
            <text:p>40.9152153314</text:p>
          </table:table-cell>
          <table:table-cell office:value-type="float" office:value="34.8842452152" calcext:value-type="float">
            <text:p>34.884245215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16</text:p>
          </table:table-cell>
          <table:table-cell office:value-type="float" office:value="28.4062008405" calcext:value-type="float">
            <text:p>28.4062008405</text:p>
          </table:table-cell>
          <table:table-cell office:value-type="float" office:value="14.1606626795" calcext:value-type="float">
            <text:p>14.1606626795</text:p>
          </table:table-cell>
          <table:table-cell office:value-type="float" office:value="46.7843373593" calcext:value-type="float">
            <text:p>46.7843373593</text:p>
          </table:table-cell>
          <table:table-cell office:value-type="float" office:value="38.0477560038" calcext:value-type="float">
            <text:p>38.047756003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16</text:p>
          </table:table-cell>
          <table:table-cell office:value-type="float" office:value="28.8874792297" calcext:value-type="float">
            <text:p>28.8874792297</text:p>
          </table:table-cell>
          <table:table-cell office:value-type="float" office:value="25.8625302482" calcext:value-type="float">
            <text:p>25.8625302482</text:p>
          </table:table-cell>
          <table:table-cell office:value-type="float" office:value="32.7811975728" calcext:value-type="float">
            <text:p>32.7811975728</text:p>
          </table:table-cell>
          <table:table-cell office:value-type="float" office:value="30.9275355359" calcext:value-type="float">
            <text:p>30.927535535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16</text:p>
          </table:table-cell>
          <table:table-cell office:value-type="float" office:value="28.3693583259" calcext:value-type="float">
            <text:p>28.3693583259</text:p>
          </table:table-cell>
          <table:table-cell office:value-type="float" office:value="27.5536686107" calcext:value-type="float">
            <text:p>27.5536686107</text:p>
          </table:table-cell>
          <table:table-cell office:value-type="float" office:value="30.3863264118" calcext:value-type="float">
            <text:p>30.3863264118</text:p>
          </table:table-cell>
          <table:table-cell office:value-type="float" office:value="29.3148084655" calcext:value-type="float">
            <text:p>29.314808465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16</text:p>
          </table:table-cell>
          <table:table-cell office:value-type="float" office:value="28.0900101425" calcext:value-type="float">
            <text:p>28.0900101425</text:p>
          </table:table-cell>
          <table:table-cell office:value-type="float" office:value="24.4961035915" calcext:value-type="float">
            <text:p>24.4961035915</text:p>
          </table:table-cell>
          <table:table-cell office:value-type="float" office:value="34.4820761551" calcext:value-type="float">
            <text:p>34.4820761551</text:p>
          </table:table-cell>
          <table:table-cell office:value-type="float" office:value="31.2730888149" calcext:value-type="float">
            <text:p>31.2730888149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16</text:p>
          </table:table-cell>
          <table:table-cell office:value-type="float" office:value="28.1351444768" calcext:value-type="float">
            <text:p>28.1351444768</text:p>
          </table:table-cell>
          <table:table-cell office:value-type="float" office:value="27.4958730876" calcext:value-type="float">
            <text:p>27.4958730876</text:p>
          </table:table-cell>
          <table:table-cell office:value-type="float" office:value="29.7884120732" calcext:value-type="float">
            <text:p>29.7884120732</text:p>
          </table:table-cell>
          <table:table-cell office:value-type="float" office:value="28.8448294495" calcext:value-type="float">
            <text:p>28.8448294495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16</text:p>
          </table:table-cell>
          <table:table-cell office:value-type="float" office:value="38.6986688329" calcext:value-type="float">
            <text:p>38.6986688329</text:p>
          </table:table-cell>
          <table:table-cell office:value-type="float" office:value="37.4308357063" calcext:value-type="float">
            <text:p>37.4308357063</text:p>
          </table:table-cell>
          <table:table-cell office:value-type="float" office:value="40.6855230239" calcext:value-type="float">
            <text:p>40.6855230239</text:p>
          </table:table-cell>
          <table:table-cell office:value-type="float" office:value="39.7828956157" calcext:value-type="float">
            <text:p>39.782895615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21</text:p>
          </table:table-cell>
          <table:table-cell office:value-type="float" office:value="27.9924940564" calcext:value-type="float">
            <text:p>27.9924940564</text:p>
          </table:table-cell>
          <table:table-cell office:value-type="float" office:value="15.1889085853" calcext:value-type="float">
            <text:p>15.1889085853</text:p>
          </table:table-cell>
          <table:table-cell office:value-type="float" office:value="45.7631678493" calcext:value-type="float">
            <text:p>45.7631678493</text:p>
          </table:table-cell>
          <table:table-cell office:value-type="float" office:value="37.2993858279" calcext:value-type="float">
            <text:p>37.299385827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21</text:p>
          </table:table-cell>
          <table:table-cell office:value-type="float" office:value="28.0774060927" calcext:value-type="float">
            <text:p>28.0774060927</text:p>
          </table:table-cell>
          <table:table-cell office:value-type="float" office:value="25.673895288" calcext:value-type="float">
            <text:p>25.673895288</text:p>
          </table:table-cell>
          <table:table-cell office:value-type="float" office:value="32.519772859" calcext:value-type="float">
            <text:p>32.519772859</text:p>
          </table:table-cell>
          <table:table-cell office:value-type="float" office:value="30.3137822125" calcext:value-type="float">
            <text:p>30.313782212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21</text:p>
          </table:table-cell>
          <table:table-cell office:value-type="float" office:value="36.6793181611" calcext:value-type="float">
            <text:p>36.6793181611</text:p>
          </table:table-cell>
          <table:table-cell office:value-type="float" office:value="34.6175284887" calcext:value-type="float">
            <text:p>34.6175284887</text:p>
          </table:table-cell>
          <table:table-cell office:value-type="float" office:value="40.1372206044" calcext:value-type="float">
            <text:p>40.1372206044</text:p>
          </table:table-cell>
          <table:table-cell office:value-type="float" office:value="38.4719785703" calcext:value-type="float">
            <text:p>38.471978570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21</text:p>
          </table:table-cell>
          <table:table-cell office:value-type="float" office:value="39.6519999684" calcext:value-type="float">
            <text:p>39.6519999684</text:p>
          </table:table-cell>
          <table:table-cell office:value-type="float" office:value="38.4541447175" calcext:value-type="float">
            <text:p>38.4541447175</text:p>
          </table:table-cell>
          <table:table-cell office:value-type="float" office:value="42.6575668796" calcext:value-type="float">
            <text:p>42.6575668796</text:p>
          </table:table-cell>
          <table:table-cell office:value-type="float" office:value="40.9825779976" calcext:value-type="float">
            <text:p>40.9825779976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21</text:p>
          </table:table-cell>
          <table:table-cell office:value-type="float" office:value="28.4593757891" calcext:value-type="float">
            <text:p>28.4593757891</text:p>
          </table:table-cell>
          <table:table-cell office:value-type="float" office:value="15.9575273877" calcext:value-type="float">
            <text:p>15.9575273877</text:p>
          </table:table-cell>
          <table:table-cell office:value-type="float" office:value="44.7834847752" calcext:value-type="float">
            <text:p>44.7834847752</text:p>
          </table:table-cell>
          <table:table-cell office:value-type="float" office:value="37.0581733713" calcext:value-type="float">
            <text:p>37.058173371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21</text:p>
          </table:table-cell>
          <table:table-cell office:value-type="float" office:value="28.0956015004" calcext:value-type="float">
            <text:p>28.0956015004</text:p>
          </table:table-cell>
          <table:table-cell office:value-type="float" office:value="25.2586869397" calcext:value-type="float">
            <text:p>25.2586869397</text:p>
          </table:table-cell>
          <table:table-cell office:value-type="float" office:value="32.3232998145" calcext:value-type="float">
            <text:p>32.3232998145</text:p>
          </table:table-cell>
          <table:table-cell office:value-type="float" office:value="30.3573682881" calcext:value-type="float">
            <text:p>30.357368288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21</text:p>
          </table:table-cell>
          <table:table-cell office:value-type="float" office:value="34.8187160491" calcext:value-type="float">
            <text:p>34.8187160491</text:p>
          </table:table-cell>
          <table:table-cell office:value-type="float" office:value="28.2764407797" calcext:value-type="float">
            <text:p>28.2764407797</text:p>
          </table:table-cell>
          <table:table-cell office:value-type="float" office:value="44.5971528774" calcext:value-type="float">
            <text:p>44.5971528774</text:p>
          </table:table-cell>
          <table:table-cell office:value-type="float" office:value="40.1546983025" calcext:value-type="float">
            <text:p>40.154698302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21</text:p>
          </table:table-cell>
          <table:table-cell office:value-type="float" office:value="28.2282087436" calcext:value-type="float">
            <text:p>28.2282087436</text:p>
          </table:table-cell>
          <table:table-cell office:value-type="float" office:value="26.7078475914" calcext:value-type="float">
            <text:p>26.7078475914</text:p>
          </table:table-cell>
          <table:table-cell office:value-type="float" office:value="30.5754721283" calcext:value-type="float">
            <text:p>30.5754721283</text:p>
          </table:table-cell>
          <table:table-cell office:value-type="float" office:value="29.4181335514" calcext:value-type="float">
            <text:p>29.418133551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21</text:p>
          </table:table-cell>
          <table:table-cell office:value-type="float" office:value="25.5366748629" calcext:value-type="float">
            <text:p>25.5366748629</text:p>
          </table:table-cell>
          <table:table-cell office:value-type="float" office:value="22.4807841508" calcext:value-type="float">
            <text:p>22.4807841508</text:p>
          </table:table-cell>
          <table:table-cell office:value-type="float" office:value="32.6471283117" calcext:value-type="float">
            <text:p>32.6471283117</text:p>
          </table:table-cell>
          <table:table-cell office:value-type="float" office:value="28.6145281224" calcext:value-type="float">
            <text:p>28.61452812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21</text:p>
          </table:table-cell>
          <table:table-cell office:value-type="float" office:value="37.0679655888" calcext:value-type="float">
            <text:p>37.0679655888</text:p>
          </table:table-cell>
          <table:table-cell office:value-type="float" office:value="36.5715592041" calcext:value-type="float">
            <text:p>36.5715592041</text:p>
          </table:table-cell>
          <table:table-cell office:value-type="float" office:value="38.0338131999" calcext:value-type="float">
            <text:p>38.0338131999</text:p>
          </table:table-cell>
          <table:table-cell office:value-type="float" office:value="37.5759240503" calcext:value-type="float">
            <text:p>37.575924050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21</text:p>
          </table:table-cell>
          <table:table-cell office:value-type="float" office:value="27.0717373466" calcext:value-type="float">
            <text:p>27.0717373466</text:p>
          </table:table-cell>
          <table:table-cell office:value-type="float" office:value="25.1369326916" calcext:value-type="float">
            <text:p>25.1369326916</text:p>
          </table:table-cell>
          <table:table-cell office:value-type="float" office:value="31.3915942245" calcext:value-type="float">
            <text:p>31.3915942245</text:p>
          </table:table-cell>
          <table:table-cell office:value-type="float" office:value="29.3504674706" calcext:value-type="float">
            <text:p>29.3504674706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21</text:p>
          </table:table-cell>
          <table:table-cell office:value-type="float" office:value="27.7863056062" calcext:value-type="float">
            <text:p>27.7863056062</text:p>
          </table:table-cell>
          <table:table-cell office:value-type="float" office:value="16.3928788551" calcext:value-type="float">
            <text:p>16.3928788551</text:p>
          </table:table-cell>
          <table:table-cell office:value-type="float" office:value="42.7693220465" calcext:value-type="float">
            <text:p>42.7693220465</text:p>
          </table:table-cell>
          <table:table-cell office:value-type="float" office:value="35.6917512188" calcext:value-type="float">
            <text:p>35.6917512188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21</text:p>
          </table:table-cell>
          <table:table-cell office:value-type="float" office:value="27.1953016109" calcext:value-type="float">
            <text:p>27.1953016109</text:p>
          </table:table-cell>
          <table:table-cell office:value-type="float" office:value="14.3853329746" calcext:value-type="float">
            <text:p>14.3853329746</text:p>
          </table:table-cell>
          <table:table-cell office:value-type="float" office:value="45.1139979762" calcext:value-type="float">
            <text:p>45.1139979762</text:p>
          </table:table-cell>
          <table:table-cell office:value-type="float" office:value="36.8337135103" calcext:value-type="float">
            <text:p>36.8337135103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21</text:p>
          </table:table-cell>
          <table:table-cell office:value-type="float" office:value="27.1409097161" calcext:value-type="float">
            <text:p>27.1409097161</text:p>
          </table:table-cell>
          <table:table-cell office:value-type="float" office:value="26.0757527525" calcext:value-type="float">
            <text:p>26.0757527525</text:p>
          </table:table-cell>
          <table:table-cell office:value-type="float" office:value="29.2266062068" calcext:value-type="float">
            <text:p>29.2266062068</text:p>
          </table:table-cell>
          <table:table-cell office:value-type="float" office:value="28.2624909697" calcext:value-type="float">
            <text:p>28.2624909697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32</text:p>
          </table:table-cell>
          <table:table-cell office:value-type="float" office:value="21.504505666" calcext:value-type="float">
            <text:p>21.504505666</text:p>
          </table:table-cell>
          <table:table-cell office:value-type="float" office:value="20.8992242258" calcext:value-type="float">
            <text:p>20.8992242258</text:p>
          </table:table-cell>
          <table:table-cell office:value-type="float" office:value="22.5264740495" calcext:value-type="float">
            <text:p>22.5264740495</text:p>
          </table:table-cell>
          <table:table-cell office:value-type="float" office:value="21.9967574565" calcext:value-type="float">
            <text:p>21.996757456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32</text:p>
          </table:table-cell>
          <table:table-cell office:value-type="float" office:value="22.2269436788" calcext:value-type="float">
            <text:p>22.2269436788</text:p>
          </table:table-cell>
          <table:table-cell office:value-type="float" office:value="21.6355273516" calcext:value-type="float">
            <text:p>21.6355273516</text:p>
          </table:table-cell>
          <table:table-cell office:value-type="float" office:value="23.2232362244" calcext:value-type="float">
            <text:p>23.2232362244</text:p>
          </table:table-cell>
          <table:table-cell office:value-type="float" office:value="22.7472406688" calcext:value-type="float">
            <text:p>22.747240668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32</text:p>
          </table:table-cell>
          <table:table-cell office:value-type="float" office:value="22.1582088121" calcext:value-type="float">
            <text:p>22.1582088121</text:p>
          </table:table-cell>
          <table:table-cell office:value-type="float" office:value="20.1511694938" calcext:value-type="float">
            <text:p>20.1511694938</text:p>
          </table:table-cell>
          <table:table-cell office:value-type="float" office:value="25.8575829829" calcext:value-type="float">
            <text:p>25.8575829829</text:p>
          </table:table-cell>
          <table:table-cell office:value-type="float" office:value="23.9923874496" calcext:value-type="float">
            <text:p>23.992387449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32</text:p>
          </table:table-cell>
          <table:table-cell office:value-type="float" office:value="20.2359382231" calcext:value-type="float">
            <text:p>20.2359382231</text:p>
          </table:table-cell>
          <table:table-cell office:value-type="float" office:value="19.0896763452" calcext:value-type="float">
            <text:p>19.0896763452</text:p>
          </table:table-cell>
          <table:table-cell office:value-type="float" office:value="22.410424235" calcext:value-type="float">
            <text:p>22.410424235</text:p>
          </table:table-cell>
          <table:table-cell office:value-type="float" office:value="21.3362799507" calcext:value-type="float">
            <text:p>21.3362799507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32</text:p>
          </table:table-cell>
          <table:table-cell office:value-type="float" office:value="19.1107907936" calcext:value-type="float">
            <text:p>19.1107907936</text:p>
          </table:table-cell>
          <table:table-cell office:value-type="float" office:value="6.63467568156" calcext:value-type="float">
            <text:p>6.6346756816</text:p>
          </table:table-cell>
          <table:table-cell office:value-type="float" office:value="36.5303644004" calcext:value-type="float">
            <text:p>36.5303644004</text:p>
          </table:table-cell>
          <table:table-cell office:value-type="float" office:value="28.1832133212" calcext:value-type="float">
            <text:p>28.183213321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32</text:p>
          </table:table-cell>
          <table:table-cell office:value-type="float" office:value="18.8723983197" calcext:value-type="float">
            <text:p>18.8723983197</text:p>
          </table:table-cell>
          <table:table-cell office:value-type="float" office:value="13.9206369445" calcext:value-type="float">
            <text:p>13.9206369445</text:p>
          </table:table-cell>
          <table:table-cell office:value-type="float" office:value="26.7471787243" calcext:value-type="float">
            <text:p>26.7471787243</text:p>
          </table:table-cell>
          <table:table-cell office:value-type="float" office:value="22.4543964067" calcext:value-type="float">
            <text:p>22.454396406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32</text:p>
          </table:table-cell>
          <table:table-cell office:value-type="float" office:value="20.3503489281" calcext:value-type="float">
            <text:p>20.3503489281</text:p>
          </table:table-cell>
          <table:table-cell office:value-type="float" office:value="16.8385334288" calcext:value-type="float">
            <text:p>16.8385334288</text:p>
          </table:table-cell>
          <table:table-cell office:value-type="float" office:value="26.0518827922" calcext:value-type="float">
            <text:p>26.0518827922</text:p>
          </table:table-cell>
          <table:table-cell office:value-type="float" office:value="22.8285977599" calcext:value-type="float">
            <text:p>22.828597759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32</text:p>
          </table:table-cell>
          <table:table-cell office:value-type="float" office:value="21.8161679419" calcext:value-type="float">
            <text:p>21.8161679419</text:p>
          </table:table-cell>
          <table:table-cell office:value-type="float" office:value="21.3860560711" calcext:value-type="float">
            <text:p>21.3860560711</text:p>
          </table:table-cell>
          <table:table-cell office:value-type="float" office:value="22.9808774518" calcext:value-type="float">
            <text:p>22.9808774518</text:p>
          </table:table-cell>
          <table:table-cell office:value-type="float" office:value="22.3129005582" calcext:value-type="float">
            <text:p>22.312900558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32</text:p>
          </table:table-cell>
          <table:table-cell office:value-type="float" office:value="20.880452253" calcext:value-type="float">
            <text:p>20.880452253</text:p>
          </table:table-cell>
          <table:table-cell office:value-type="float" office:value="19.352434234" calcext:value-type="float">
            <text:p>19.352434234</text:p>
          </table:table-cell>
          <table:table-cell office:value-type="float" office:value="24.3391910514" calcext:value-type="float">
            <text:p>24.3391910514</text:p>
          </table:table-cell>
          <table:table-cell office:value-type="float" office:value="22.4228344633" calcext:value-type="float">
            <text:p>22.422834463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32</text:p>
          </table:table-cell>
          <table:table-cell office:value-type="float" office:value="22.0179094418" calcext:value-type="float">
            <text:p>22.0179094418</text:p>
          </table:table-cell>
          <table:table-cell office:value-type="float" office:value="21.4843212464" calcext:value-type="float">
            <text:p>21.4843212464</text:p>
          </table:table-cell>
          <table:table-cell office:value-type="float" office:value="22.9388109829" calcext:value-type="float">
            <text:p>22.9388109829</text:p>
          </table:table-cell>
          <table:table-cell office:value-type="float" office:value="22.5274757311" calcext:value-type="float">
            <text:p>22.52747573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32</text:p>
          </table:table-cell>
          <table:table-cell office:value-type="float" office:value="21.5847807451" calcext:value-type="float">
            <text:p>21.5847807451</text:p>
          </table:table-cell>
          <table:table-cell office:value-type="float" office:value="6.40406297137" calcext:value-type="float">
            <text:p>6.4040629714</text:p>
          </table:table-cell>
          <table:table-cell office:value-type="float" office:value="41.1431691507" calcext:value-type="float">
            <text:p>41.1431691507</text:p>
          </table:table-cell>
          <table:table-cell office:value-type="float" office:value="31.8380879705" calcext:value-type="float">
            <text:p>31.838087970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32</text:p>
          </table:table-cell>
          <table:table-cell office:value-type="float" office:value="22.4592699831" calcext:value-type="float">
            <text:p>22.4592699831</text:p>
          </table:table-cell>
          <table:table-cell office:value-type="float" office:value="21.3232716057" calcext:value-type="float">
            <text:p>21.3232716057</text:p>
          </table:table-cell>
          <table:table-cell office:value-type="float" office:value="24.4386237162" calcext:value-type="float">
            <text:p>24.4386237162</text:p>
          </table:table-cell>
          <table:table-cell office:value-type="float" office:value="23.2841186029" calcext:value-type="float">
            <text:p>23.2841186029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32</text:p>
          </table:table-cell>
          <table:table-cell office:value-type="float" office:value="21.6801873452" calcext:value-type="float">
            <text:p>21.6801873452</text:p>
          </table:table-cell>
          <table:table-cell office:value-type="float" office:value="20.654299807" calcext:value-type="float">
            <text:p>20.654299807</text:p>
          </table:table-cell>
          <table:table-cell office:value-type="float" office:value="23.4691618195" calcext:value-type="float">
            <text:p>23.4691618195</text:p>
          </table:table-cell>
          <table:table-cell office:value-type="float" office:value="22.632526007" calcext:value-type="float">
            <text:p>22.632526007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32</text:p>
          </table:table-cell>
          <table:table-cell office:value-type="float" office:value="20.9382482916" calcext:value-type="float">
            <text:p>20.9382482916</text:p>
          </table:table-cell>
          <table:table-cell office:value-type="float" office:value="19.8416027266" calcext:value-type="float">
            <text:p>19.8416027266</text:p>
          </table:table-cell>
          <table:table-cell office:value-type="float" office:value="22.8021540329" calcext:value-type="float">
            <text:p>22.8021540329</text:p>
          </table:table-cell>
          <table:table-cell office:value-type="float" office:value="21.898843968" calcext:value-type="float">
            <text:p>21.89884396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34</text:p>
          </table:table-cell>
          <table:table-cell office:value-type="float" office:value="26.7265098995" calcext:value-type="float">
            <text:p>26.7265098995</text:p>
          </table:table-cell>
          <table:table-cell office:value-type="float" office:value="25.7950571331" calcext:value-type="float">
            <text:p>25.7950571331</text:p>
          </table:table-cell>
          <table:table-cell office:value-type="float" office:value="28.8712702729" calcext:value-type="float">
            <text:p>28.8712702729</text:p>
          </table:table-cell>
          <table:table-cell office:value-type="float" office:value="27.8460871196" calcext:value-type="float">
            <text:p>27.846087119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34</text:p>
          </table:table-cell>
          <table:table-cell office:value-type="float" office:value="27.3818878515" calcext:value-type="float">
            <text:p>27.3818878515</text:p>
          </table:table-cell>
          <table:table-cell office:value-type="float" office:value="26.8176933099" calcext:value-type="float">
            <text:p>26.8176933099</text:p>
          </table:table-cell>
          <table:table-cell office:value-type="float" office:value="28.392618257" calcext:value-type="float">
            <text:p>28.392618257</text:p>
          </table:table-cell>
          <table:table-cell office:value-type="float" office:value="27.8815465838" calcext:value-type="float">
            <text:p>27.881546583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34</text:p>
          </table:table-cell>
          <table:table-cell office:value-type="float" office:value="27.309622877" calcext:value-type="float">
            <text:p>27.309622877</text:p>
          </table:table-cell>
          <table:table-cell office:value-type="float" office:value="18.9655236935" calcext:value-type="float">
            <text:p>18.9655236935</text:p>
          </table:table-cell>
          <table:table-cell office:value-type="float" office:value="38.8320121067" calcext:value-type="float">
            <text:p>38.8320121067</text:p>
          </table:table-cell>
          <table:table-cell office:value-type="float" office:value="33.4459533143" calcext:value-type="float">
            <text:p>33.4459533143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34</text:p>
          </table:table-cell>
          <table:table-cell office:value-type="float" office:value="26.7176871971" calcext:value-type="float">
            <text:p>26.7176871971</text:p>
          </table:table-cell>
          <table:table-cell office:value-type="float" office:value="25.8175121342" calcext:value-type="float">
            <text:p>25.8175121342</text:p>
          </table:table-cell>
          <table:table-cell office:value-type="float" office:value="28.8053557359" calcext:value-type="float">
            <text:p>28.8053557359</text:p>
          </table:table-cell>
          <table:table-cell office:value-type="float" office:value="27.6548334569" calcext:value-type="float">
            <text:p>27.654833456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34</text:p>
          </table:table-cell>
          <table:table-cell office:value-type="float" office:value="26.9554403304" calcext:value-type="float">
            <text:p>26.9554403304</text:p>
          </table:table-cell>
          <table:table-cell office:value-type="float" office:value="25.880150882" calcext:value-type="float">
            <text:p>25.880150882</text:p>
          </table:table-cell>
          <table:table-cell office:value-type="float" office:value="29.423766867" calcext:value-type="float">
            <text:p>29.423766867</text:p>
          </table:table-cell>
          <table:table-cell office:value-type="float" office:value="28.078133283" calcext:value-type="float">
            <text:p>28.07813328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34</text:p>
          </table:table-cell>
          <table:table-cell office:value-type="float" office:value="26.9731779435" calcext:value-type="float">
            <text:p>26.9731779435</text:p>
          </table:table-cell>
          <table:table-cell office:value-type="float" office:value="25.8207378971" calcext:value-type="float">
            <text:p>25.8207378971</text:p>
          </table:table-cell>
          <table:table-cell office:value-type="float" office:value="28.8709633215" calcext:value-type="float">
            <text:p>28.8709633215</text:p>
          </table:table-cell>
          <table:table-cell office:value-type="float" office:value="27.9483358127" calcext:value-type="float">
            <text:p>27.948335812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34</text:p>
          </table:table-cell>
          <table:table-cell office:value-type="float" office:value="26.9846406327" calcext:value-type="float">
            <text:p>26.9846406327</text:p>
          </table:table-cell>
          <table:table-cell office:value-type="float" office:value="25.9806394192" calcext:value-type="float">
            <text:p>25.9806394192</text:p>
          </table:table-cell>
          <table:table-cell office:value-type="float" office:value="28.9724404424" calcext:value-type="float">
            <text:p>28.9724404424</text:p>
          </table:table-cell>
          <table:table-cell office:value-type="float" office:value="27.9998550543" calcext:value-type="float">
            <text:p>27.999855054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34</text:p>
          </table:table-cell>
          <table:table-cell office:value-type="float" office:value="27.1532250699" calcext:value-type="float">
            <text:p>27.1532250699</text:p>
          </table:table-cell>
          <table:table-cell office:value-type="float" office:value="23.9834548772" calcext:value-type="float">
            <text:p>23.9834548772</text:p>
          </table:table-cell>
          <table:table-cell office:value-type="float" office:value="31.5427337791" calcext:value-type="float">
            <text:p>31.5427337791</text:p>
          </table:table-cell>
          <table:table-cell office:value-type="float" office:value="29.4902683474" calcext:value-type="float">
            <text:p>29.490268347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34</text:p>
          </table:table-cell>
          <table:table-cell office:value-type="float" office:value="26.5108338098" calcext:value-type="float">
            <text:p>26.5108338098</text:p>
          </table:table-cell>
          <table:table-cell office:value-type="float" office:value="15.3629162324" calcext:value-type="float">
            <text:p>15.3629162324</text:p>
          </table:table-cell>
          <table:table-cell office:value-type="float" office:value="43.4901976996" calcext:value-type="float">
            <text:p>43.4901976996</text:p>
          </table:table-cell>
          <table:table-cell office:value-type="float" office:value="35.6721829185" calcext:value-type="float">
            <text:p>35.672182918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34</text:p>
          </table:table-cell>
          <table:table-cell office:value-type="float" office:value="24.2897201144" calcext:value-type="float">
            <text:p>24.2897201144</text:p>
          </table:table-cell>
          <table:table-cell office:value-type="float" office:value="15.1083398405" calcext:value-type="float">
            <text:p>15.1083398405</text:p>
          </table:table-cell>
          <table:table-cell office:value-type="float" office:value="39.8318101283" calcext:value-type="float">
            <text:p>39.8318101283</text:p>
          </table:table-cell>
          <table:table-cell office:value-type="float" office:value="32.1249937762" calcext:value-type="float">
            <text:p>32.124993776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34</text:p>
          </table:table-cell>
          <table:table-cell office:value-type="float" office:value="23.4113865622" calcext:value-type="float">
            <text:p>23.4113865622</text:p>
          </table:table-cell>
          <table:table-cell office:value-type="float" office:value="18.3914511093" calcext:value-type="float">
            <text:p>18.3914511093</text:p>
          </table:table-cell>
          <table:table-cell office:value-type="float" office:value="31.6833695215" calcext:value-type="float">
            <text:p>31.6833695215</text:p>
          </table:table-cell>
          <table:table-cell office:value-type="float" office:value="27.6830969155" calcext:value-type="float">
            <text:p>27.683096915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34</text:p>
          </table:table-cell>
          <table:table-cell office:value-type="float" office:value="25.3721814712" calcext:value-type="float">
            <text:p>25.3721814712</text:p>
          </table:table-cell>
          <table:table-cell office:value-type="float" office:value="19.4089856741" calcext:value-type="float">
            <text:p>19.4089856741</text:p>
          </table:table-cell>
          <table:table-cell office:value-type="float" office:value="37.9808133288" calcext:value-type="float">
            <text:p>37.9808133288</text:p>
          </table:table-cell>
          <table:table-cell office:value-type="float" office:value="31.3052485441" calcext:value-type="float">
            <text:p>31.305248544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34</text:p>
          </table:table-cell>
          <table:table-cell office:value-type="float" office:value="27.2315603056" calcext:value-type="float">
            <text:p>27.2315603056</text:p>
          </table:table-cell>
          <table:table-cell office:value-type="float" office:value="21.8219664474" calcext:value-type="float">
            <text:p>21.8219664474</text:p>
          </table:table-cell>
          <table:table-cell office:value-type="float" office:value="34.6936946925" calcext:value-type="float">
            <text:p>34.6936946925</text:p>
          </table:table-cell>
          <table:table-cell office:value-type="float" office:value="31.1597371118" calcext:value-type="float">
            <text:p>31.1597371118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34</text:p>
          </table:table-cell>
          <table:table-cell office:value-type="float" office:value="26.7467663921" calcext:value-type="float">
            <text:p>26.7467663921</text:p>
          </table:table-cell>
          <table:table-cell office:value-type="float" office:value="24.3178377668" calcext:value-type="float">
            <text:p>24.3178377668</text:p>
          </table:table-cell>
          <table:table-cell office:value-type="float" office:value="30.6406182582" calcext:value-type="float">
            <text:p>30.6406182582</text:p>
          </table:table-cell>
          <table:table-cell office:value-type="float" office:value="28.836831782" calcext:value-type="float">
            <text:p>28.836831782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55</text:p>
          </table:table-cell>
          <table:table-cell office:value-type="float" office:value="35.165142813" calcext:value-type="float">
            <text:p>35.165142813</text:p>
          </table:table-cell>
          <table:table-cell office:value-type="float" office:value="29.8294055095" calcext:value-type="float">
            <text:p>29.8294055095</text:p>
          </table:table-cell>
          <table:table-cell office:value-type="float" office:value="42.8583386919" calcext:value-type="float">
            <text:p>42.8583386919</text:p>
          </table:table-cell>
          <table:table-cell office:value-type="float" office:value="39.3139913171" calcext:value-type="float">
            <text:p>39.313991317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55</text:p>
          </table:table-cell>
          <table:table-cell office:value-type="float" office:value="26.5602096117" calcext:value-type="float">
            <text:p>26.5602096117</text:p>
          </table:table-cell>
          <table:table-cell office:value-type="float" office:value="25.1434366767" calcext:value-type="float">
            <text:p>25.1434366767</text:p>
          </table:table-cell>
          <table:table-cell office:value-type="float" office:value="29.3644650841" calcext:value-type="float">
            <text:p>29.3644650841</text:p>
          </table:table-cell>
          <table:table-cell office:value-type="float" office:value="28.0319818367" calcext:value-type="float">
            <text:p>28.0319818367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55</text:p>
          </table:table-cell>
          <table:table-cell office:value-type="float" office:value="26.5163323088" calcext:value-type="float">
            <text:p>26.5163323088</text:p>
          </table:table-cell>
          <table:table-cell office:value-type="float" office:value="25.5003870368" calcext:value-type="float">
            <text:p>25.5003870368</text:p>
          </table:table-cell>
          <table:table-cell office:value-type="float" office:value="28.3372737756" calcext:value-type="float">
            <text:p>28.3372737756</text:p>
          </table:table-cell>
          <table:table-cell office:value-type="float" office:value="27.417791718" calcext:value-type="float">
            <text:p>27.417791718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55</text:p>
          </table:table-cell>
          <table:table-cell office:value-type="float" office:value="26.7446193405" calcext:value-type="float">
            <text:p>26.7446193405</text:p>
          </table:table-cell>
          <table:table-cell office:value-type="float" office:value="25.5420557799" calcext:value-type="float">
            <text:p>25.5420557799</text:p>
          </table:table-cell>
          <table:table-cell office:value-type="float" office:value="29.0242698662" calcext:value-type="float">
            <text:p>29.0242698662</text:p>
          </table:table-cell>
          <table:table-cell office:value-type="float" office:value="27.7867536864" calcext:value-type="float">
            <text:p>27.786753686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55</text:p>
          </table:table-cell>
          <table:table-cell office:value-type="float" office:value="26.4355669786" calcext:value-type="float">
            <text:p>26.4355669786</text:p>
          </table:table-cell>
          <table:table-cell office:value-type="float" office:value="25.5930049573" calcext:value-type="float">
            <text:p>25.5930049573</text:p>
          </table:table-cell>
          <table:table-cell office:value-type="float" office:value="28.2367665909" calcext:value-type="float">
            <text:p>28.2367665909</text:p>
          </table:table-cell>
          <table:table-cell office:value-type="float" office:value="27.3722580015" calcext:value-type="float">
            <text:p>27.3722580015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55</text:p>
          </table:table-cell>
          <table:table-cell office:value-type="float" office:value="26.1730850205" calcext:value-type="float">
            <text:p>26.1730850205</text:p>
          </table:table-cell>
          <table:table-cell office:value-type="float" office:value="24.6771326395" calcext:value-type="float">
            <text:p>24.6771326395</text:p>
          </table:table-cell>
          <table:table-cell office:value-type="float" office:value="29.0862089363" calcext:value-type="float">
            <text:p>29.0862089363</text:p>
          </table:table-cell>
          <table:table-cell office:value-type="float" office:value="27.6460693361" calcext:value-type="float">
            <text:p>27.646069336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55</text:p>
          </table:table-cell>
          <table:table-cell office:value-type="float" office:value="26.2887245033" calcext:value-type="float">
            <text:p>26.2887245033</text:p>
          </table:table-cell>
          <table:table-cell office:value-type="float" office:value="19.645168798" calcext:value-type="float">
            <text:p>19.645168798</text:p>
          </table:table-cell>
          <table:table-cell office:value-type="float" office:value="37.1512655406" calcext:value-type="float">
            <text:p>37.1512655406</text:p>
          </table:table-cell>
          <table:table-cell office:value-type="float" office:value="31.5535658332" calcext:value-type="float">
            <text:p>31.553565833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55</text:p>
          </table:table-cell>
          <table:table-cell office:value-type="float" office:value="26.1150420744" calcext:value-type="float">
            <text:p>26.1150420744</text:p>
          </table:table-cell>
          <table:table-cell office:value-type="float" office:value="25.2415536757" calcext:value-type="float">
            <text:p>25.2415536757</text:p>
          </table:table-cell>
          <table:table-cell office:value-type="float" office:value="27.7283152888" calcext:value-type="float">
            <text:p>27.7283152888</text:p>
          </table:table-cell>
          <table:table-cell office:value-type="float" office:value="26.8269955552" calcext:value-type="float">
            <text:p>26.8269955552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55</text:p>
          </table:table-cell>
          <table:table-cell office:value-type="float" office:value="26.2869440927" calcext:value-type="float">
            <text:p>26.2869440927</text:p>
          </table:table-cell>
          <table:table-cell office:value-type="float" office:value="25.4800204316" calcext:value-type="float">
            <text:p>25.4800204316</text:p>
          </table:table-cell>
          <table:table-cell office:value-type="float" office:value="27.7492507414" calcext:value-type="float">
            <text:p>27.7492507414</text:p>
          </table:table-cell>
          <table:table-cell office:value-type="float" office:value="27.0405408672" calcext:value-type="float">
            <text:p>27.0405408672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55</text:p>
          </table:table-cell>
          <table:table-cell office:value-type="float" office:value="26.4091916974" calcext:value-type="float">
            <text:p>26.4091916974</text:p>
          </table:table-cell>
          <table:table-cell office:value-type="float" office:value="26.1345085606" calcext:value-type="float">
            <text:p>26.1345085606</text:p>
          </table:table-cell>
          <table:table-cell office:value-type="float" office:value="26.9511042969" calcext:value-type="float">
            <text:p>26.9511042969</text:p>
          </table:table-cell>
          <table:table-cell office:value-type="float" office:value="26.6599944333" calcext:value-type="float">
            <text:p>26.6599944333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55</text:p>
          </table:table-cell>
          <table:table-cell office:value-type="float" office:value="25.9978195705" calcext:value-type="float">
            <text:p>25.9978195705</text:p>
          </table:table-cell>
          <table:table-cell office:value-type="float" office:value="25.2116525183" calcext:value-type="float">
            <text:p>25.2116525183</text:p>
          </table:table-cell>
          <table:table-cell office:value-type="float" office:value="27.2339223097" calcext:value-type="float">
            <text:p>27.2339223097</text:p>
          </table:table-cell>
          <table:table-cell office:value-type="float" office:value="26.5600399459" calcext:value-type="float">
            <text:p>26.5600399459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55</text:p>
          </table:table-cell>
          <table:table-cell office:value-type="float" office:value="26.0582694982" calcext:value-type="float">
            <text:p>26.0582694982</text:p>
          </table:table-cell>
          <table:table-cell office:value-type="float" office:value="25.4113603052" calcext:value-type="float">
            <text:p>25.4113603052</text:p>
          </table:table-cell>
          <table:table-cell office:value-type="float" office:value="27.2785765987" calcext:value-type="float">
            <text:p>27.2785765987</text:p>
          </table:table-cell>
          <table:table-cell office:value-type="float" office:value="26.6455375626" calcext:value-type="float">
            <text:p>26.645537562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55</text:p>
          </table:table-cell>
          <table:table-cell office:value-type="float" office:value="25.6929917681" calcext:value-type="float">
            <text:p>25.6929917681</text:p>
          </table:table-cell>
          <table:table-cell office:value-type="float" office:value="17.0969961684" calcext:value-type="float">
            <text:p>17.0969961684</text:p>
          </table:table-cell>
          <table:table-cell office:value-type="float" office:value="38.8871911043" calcext:value-type="float">
            <text:p>38.8871911043</text:p>
          </table:table-cell>
          <table:table-cell office:value-type="float" office:value="32.4852470808" calcext:value-type="float">
            <text:p>32.4852470808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55</text:p>
          </table:table-cell>
          <table:table-cell office:value-type="float" office:value="25.7175741364" calcext:value-type="float">
            <text:p>25.7175741364</text:p>
          </table:table-cell>
          <table:table-cell office:value-type="float" office:value="25.3695406112" calcext:value-type="float">
            <text:p>25.3695406112</text:p>
          </table:table-cell>
          <table:table-cell office:value-type="float" office:value="26.4045096289" calcext:value-type="float">
            <text:p>26.4045096289</text:p>
          </table:table-cell>
          <table:table-cell office:value-type="float" office:value="26.0047752911" calcext:value-type="float">
            <text:p>26.0047752911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64</text:p>
          </table:table-cell>
          <table:table-cell office:value-type="float" office:value="20.219504999" calcext:value-type="float">
            <text:p>20.219504999</text:p>
          </table:table-cell>
          <table:table-cell office:value-type="float" office:value="20.0114311084" calcext:value-type="float">
            <text:p>20.0114311084</text:p>
          </table:table-cell>
          <table:table-cell office:value-type="float" office:value="20.6244990022" calcext:value-type="float">
            <text:p>20.6244990022</text:p>
          </table:table-cell>
          <table:table-cell office:value-type="float" office:value="20.431999483" calcext:value-type="float">
            <text:p>20.43199948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64</text:p>
          </table:table-cell>
          <table:table-cell office:value-type="float" office:value="20.3946808405" calcext:value-type="float">
            <text:p>20.3946808405</text:p>
          </table:table-cell>
          <table:table-cell office:value-type="float" office:value="19.4480315222" calcext:value-type="float">
            <text:p>19.4480315222</text:p>
          </table:table-cell>
          <table:table-cell office:value-type="float" office:value="21.9369199573" calcext:value-type="float">
            <text:p>21.9369199573</text:p>
          </table:table-cell>
          <table:table-cell office:value-type="float" office:value="21.1523989505" calcext:value-type="float">
            <text:p>21.152398950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64</text:p>
          </table:table-cell>
          <table:table-cell office:value-type="float" office:value="19.9661885945" calcext:value-type="float">
            <text:p>19.9661885945</text:p>
          </table:table-cell>
          <table:table-cell office:value-type="float" office:value="18.7502566849" calcext:value-type="float">
            <text:p>18.7502566849</text:p>
          </table:table-cell>
          <table:table-cell office:value-type="float" office:value="22.4277867009" calcext:value-type="float">
            <text:p>22.4277867009</text:p>
          </table:table-cell>
          <table:table-cell office:value-type="float" office:value="21.2706377708" calcext:value-type="float">
            <text:p>21.270637770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64</text:p>
          </table:table-cell>
          <table:table-cell office:value-type="float" office:value="20.2040550522" calcext:value-type="float">
            <text:p>20.2040550522</text:p>
          </table:table-cell>
          <table:table-cell office:value-type="float" office:value="19.7026176399" calcext:value-type="float">
            <text:p>19.7026176399</text:p>
          </table:table-cell>
          <table:table-cell office:value-type="float" office:value="21.1093452321" calcext:value-type="float">
            <text:p>21.1093452321</text:p>
          </table:table-cell>
          <table:table-cell office:value-type="float" office:value="20.6400320144" calcext:value-type="float">
            <text:p>20.6400320144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64</text:p>
          </table:table-cell>
          <table:table-cell office:value-type="float" office:value="20.244773313" calcext:value-type="float">
            <text:p>20.244773313</text:p>
          </table:table-cell>
          <table:table-cell office:value-type="float" office:value="14.0500628258" calcext:value-type="float">
            <text:p>14.0500628258</text:p>
          </table:table-cell>
          <table:table-cell office:value-type="float" office:value="30.1362816308" calcext:value-type="float">
            <text:p>30.1362816308</text:p>
          </table:table-cell>
          <table:table-cell office:value-type="float" office:value="24.5143200148" calcext:value-type="float">
            <text:p>24.514320014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64</text:p>
          </table:table-cell>
          <table:table-cell office:value-type="float" office:value="20.9752209656" calcext:value-type="float">
            <text:p>20.9752209656</text:p>
          </table:table-cell>
          <table:table-cell office:value-type="float" office:value="20.2141696211" calcext:value-type="float">
            <text:p>20.2141696211</text:p>
          </table:table-cell>
          <table:table-cell office:value-type="float" office:value="22.2260831308" calcext:value-type="float">
            <text:p>22.2260831308</text:p>
          </table:table-cell>
          <table:table-cell office:value-type="float" office:value="21.6028064387" calcext:value-type="float">
            <text:p>21.602806438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64</text:p>
          </table:table-cell>
          <table:table-cell office:value-type="float" office:value="17.5435450901" calcext:value-type="float">
            <text:p>17.5435450901</text:p>
          </table:table-cell>
          <table:table-cell office:value-type="float" office:value="16.7657062841" calcext:value-type="float">
            <text:p>16.7657062841</text:p>
          </table:table-cell>
          <table:table-cell office:value-type="float" office:value="19.0235613697" calcext:value-type="float">
            <text:p>19.0235613697</text:p>
          </table:table-cell>
          <table:table-cell office:value-type="float" office:value="18.1908226069" calcext:value-type="float">
            <text:p>18.1908226069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64</text:p>
          </table:table-cell>
          <table:table-cell office:value-type="float" office:value="18.6121212748" calcext:value-type="float">
            <text:p>18.6121212748</text:p>
          </table:table-cell>
          <table:table-cell office:value-type="float" office:value="18.2927122134" calcext:value-type="float">
            <text:p>18.2927122134</text:p>
          </table:table-cell>
          <table:table-cell office:value-type="float" office:value="19.1316193005" calcext:value-type="float">
            <text:p>19.1316193005</text:p>
          </table:table-cell>
          <table:table-cell office:value-type="float" office:value="18.8360851973" calcext:value-type="float">
            <text:p>18.8360851973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64</text:p>
          </table:table-cell>
          <table:table-cell office:value-type="float" office:value="20.1886208487" calcext:value-type="float">
            <text:p>20.1886208487</text:p>
          </table:table-cell>
          <table:table-cell office:value-type="float" office:value="16.0516894763" calcext:value-type="float">
            <text:p>16.0516894763</text:p>
          </table:table-cell>
          <table:table-cell office:value-type="float" office:value="26.2999579818" calcext:value-type="float">
            <text:p>26.2999579818</text:p>
          </table:table-cell>
          <table:table-cell office:value-type="float" office:value="23.486591827" calcext:value-type="float">
            <text:p>23.48659182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64</text:p>
          </table:table-cell>
          <table:table-cell office:value-type="float" office:value="20.399251047" calcext:value-type="float">
            <text:p>20.399251047</text:p>
          </table:table-cell>
          <table:table-cell office:value-type="float" office:value="20.0099873206" calcext:value-type="float">
            <text:p>20.0099873206</text:p>
          </table:table-cell>
          <table:table-cell office:value-type="float" office:value="21.0849222504" calcext:value-type="float">
            <text:p>21.0849222504</text:p>
          </table:table-cell>
          <table:table-cell office:value-type="float" office:value="20.745335095" calcext:value-type="float">
            <text:p>20.745335095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64</text:p>
          </table:table-cell>
          <table:table-cell office:value-type="float" office:value="20.7598960413" calcext:value-type="float">
            <text:p>20.7598960413</text:p>
          </table:table-cell>
          <table:table-cell office:value-type="float" office:value="15.0360510523" calcext:value-type="float">
            <text:p>15.0360510523</text:p>
          </table:table-cell>
          <table:table-cell office:value-type="float" office:value="29.4783835469" calcext:value-type="float">
            <text:p>29.4783835469</text:p>
          </table:table-cell>
          <table:table-cell office:value-type="float" office:value="24.7613802071" calcext:value-type="float">
            <text:p>24.7613802071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64</text:p>
          </table:table-cell>
          <table:table-cell office:value-type="float" office:value="20.5161045133" calcext:value-type="float">
            <text:p>20.5161045133</text:p>
          </table:table-cell>
          <table:table-cell office:value-type="float" office:value="19.7120156187" calcext:value-type="float">
            <text:p>19.7120156187</text:p>
          </table:table-cell>
          <table:table-cell office:value-type="float" office:value="21.826698922" calcext:value-type="float">
            <text:p>21.826698922</text:p>
          </table:table-cell>
          <table:table-cell office:value-type="float" office:value="21.1430394695" calcext:value-type="float">
            <text:p>21.1430394695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64</text:p>
          </table:table-cell>
          <table:table-cell office:value-type="float" office:value="20.4952129735" calcext:value-type="float">
            <text:p>20.4952129735</text:p>
          </table:table-cell>
          <table:table-cell office:value-type="float" office:value="19.7516380416" calcext:value-type="float">
            <text:p>19.7516380416</text:p>
          </table:table-cell>
          <table:table-cell office:value-type="float" office:value="21.6191491821" calcext:value-type="float">
            <text:p>21.6191491821</text:p>
          </table:table-cell>
          <table:table-cell office:value-type="float" office:value="20.9991398259" calcext:value-type="float">
            <text:p>20.9991398259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64</text:p>
          </table:table-cell>
          <table:table-cell office:value-type="float" office:value="19.883513028" calcext:value-type="float">
            <text:p>19.883513028</text:p>
          </table:table-cell>
          <table:table-cell office:value-type="float" office:value="19.3914106018" calcext:value-type="float">
            <text:p>19.3914106018</text:p>
          </table:table-cell>
          <table:table-cell office:value-type="float" office:value="21.1040792242" calcext:value-type="float">
            <text:p>21.1040792242</text:p>
          </table:table-cell>
          <table:table-cell office:value-type="float" office:value="20.4379667884" calcext:value-type="float">
            <text:p>20.437966788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17"/>
        </table:table-row>
      </table:table>
      <table:table table:name="xeon" table:style-name="ta1">
        <table:shapes>
          <draw:frame draw:z-index="0" draw:style-name="gr1" draw:text-style-name="P1" svg:width="877.55pt" svg:height="443.65pt" svg:x="532.8pt" svg:y="11.88pt">
            <loext:p draw:notify-on-update-of-ranges="xeon.A2:xeon.A197 xeon.B1:xeon.B1 xeon.C2:xeon.C197 xeon.C1:xeon.C1 xeon.B2:xeon.B197 xeon.D1:xeon.D1 xeon.E2:xeon.E197 xeon.E1:xeon.E1 xeon.D2:xeon.D19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Bound</text:p>
          </table:table-cell>
          <table:table-cell table:style-name="ce1" office:value-type="string" calcext:value-type="string">
            <text:p>highBound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sourceOffset</text:p>
          </table:table-cell>
          <table:table-cell table:style-name="ce1" office:value-type="string" calcext:value-type="string">
            <text:p>destinationOffse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rraycopy_0_0</text:p>
          </table:table-cell>
          <table:table-cell office:value-type="float" office:value="32.5157750662" calcext:value-type="float">
            <text:p>32.5157750662</text:p>
          </table:table-cell>
          <table:table-cell office:value-type="float" office:value="32.5130414806" calcext:value-type="float">
            <text:p>32.5130414806</text:p>
          </table:table-cell>
          <table:table-cell office:value-type="float" office:value="32.5207224053" calcext:value-type="float">
            <text:p>32.5207224053</text:p>
          </table:table-cell>
          <table:table-cell office:value-type="float" office:value="32.518192792" calcext:value-type="float">
            <text:p>32.518192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0</text:p>
          </table:table-cell>
          <table:table-cell office:value-type="float" office:value="44.4326585556" calcext:value-type="float">
            <text:p>44.4326585556</text:p>
          </table:table-cell>
          <table:table-cell office:value-type="float" office:value="43.6639516597" calcext:value-type="float">
            <text:p>43.6639516597</text:p>
          </table:table-cell>
          <table:table-cell office:value-type="float" office:value="45.9364843866" calcext:value-type="float">
            <text:p>45.9364843866</text:p>
          </table:table-cell>
          <table:table-cell office:value-type="float" office:value="45.2571800293" calcext:value-type="float">
            <text:p>45.2571800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0</text:p>
          </table:table-cell>
          <table:table-cell office:value-type="float" office:value="45.3996271433" calcext:value-type="float">
            <text:p>45.3996271433</text:p>
          </table:table-cell>
          <table:table-cell office:value-type="float" office:value="45.339824637" calcext:value-type="float">
            <text:p>45.339824637</text:p>
          </table:table-cell>
          <table:table-cell office:value-type="float" office:value="45.497133195" calcext:value-type="float">
            <text:p>45.497133195</text:p>
          </table:table-cell>
          <table:table-cell office:value-type="float" office:value="45.4484231462" calcext:value-type="float">
            <text:p>45.44842314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0</text:p>
          </table:table-cell>
          <table:table-cell office:value-type="float" office:value="45.1993413377" calcext:value-type="float">
            <text:p>45.1993413377</text:p>
          </table:table-cell>
          <table:table-cell office:value-type="float" office:value="45.0025569135" calcext:value-type="float">
            <text:p>45.0025569135</text:p>
          </table:table-cell>
          <table:table-cell office:value-type="float" office:value="45.7360983208" calcext:value-type="float">
            <text:p>45.7360983208</text:p>
          </table:table-cell>
          <table:table-cell office:value-type="float" office:value="45.4190173617" calcext:value-type="float">
            <text:p>45.41901736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0</text:p>
          </table:table-cell>
          <table:table-cell office:value-type="float" office:value="43.743407902" calcext:value-type="float">
            <text:p>43.743407902</text:p>
          </table:table-cell>
          <table:table-cell office:value-type="float" office:value="42.7856648719" calcext:value-type="float">
            <text:p>42.7856648719</text:p>
          </table:table-cell>
          <table:table-cell office:value-type="float" office:value="46.3622290527" calcext:value-type="float">
            <text:p>46.3622290527</text:p>
          </table:table-cell>
          <table:table-cell office:value-type="float" office:value="44.7971068908" calcext:value-type="float">
            <text:p>44.79710689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0</text:p>
          </table:table-cell>
          <table:table-cell office:value-type="float" office:value="45.0450079833" calcext:value-type="float">
            <text:p>45.0450079833</text:p>
          </table:table-cell>
          <table:table-cell office:value-type="float" office:value="44.9213601353" calcext:value-type="float">
            <text:p>44.9213601353</text:p>
          </table:table-cell>
          <table:table-cell office:value-type="float" office:value="45.3570188343" calcext:value-type="float">
            <text:p>45.3570188343</text:p>
          </table:table-cell>
          <table:table-cell office:value-type="float" office:value="45.1901484938" calcext:value-type="float">
            <text:p>45.19014849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0</text:p>
          </table:table-cell>
          <table:table-cell office:value-type="float" office:value="44.779486551" calcext:value-type="float">
            <text:p>44.779486551</text:p>
          </table:table-cell>
          <table:table-cell office:value-type="float" office:value="44.6979657526" calcext:value-type="float">
            <text:p>44.6979657526</text:p>
          </table:table-cell>
          <table:table-cell office:value-type="float" office:value="44.922378449" calcext:value-type="float">
            <text:p>44.922378449</text:p>
          </table:table-cell>
          <table:table-cell office:value-type="float" office:value="44.8504277537" calcext:value-type="float">
            <text:p>44.85042775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0</text:p>
          </table:table-cell>
          <table:table-cell office:value-type="float" office:value="44.2382649417" calcext:value-type="float">
            <text:p>44.2382649417</text:p>
          </table:table-cell>
          <table:table-cell office:value-type="float" office:value="43.1428186537" calcext:value-type="float">
            <text:p>43.1428186537</text:p>
          </table:table-cell>
          <table:table-cell office:value-type="float" office:value="47.2244891163" calcext:value-type="float">
            <text:p>47.2244891163</text:p>
          </table:table-cell>
          <table:table-cell office:value-type="float" office:value="45.4658225382" calcext:value-type="float">
            <text:p>45.465822538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0</text:p>
          </table:table-cell>
          <table:table-cell office:value-type="float" office:value="32.5164855467" calcext:value-type="float">
            <text:p>32.5164855467</text:p>
          </table:table-cell>
          <table:table-cell office:value-type="float" office:value="32.5088505005" calcext:value-type="float">
            <text:p>32.5088505005</text:p>
          </table:table-cell>
          <table:table-cell office:value-type="float" office:value="32.5270399814" calcext:value-type="float">
            <text:p>32.5270399814</text:p>
          </table:table-cell>
          <table:table-cell office:value-type="float" office:value="32.5221489363" calcext:value-type="float">
            <text:p>32.52214893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0</text:p>
          </table:table-cell>
          <table:table-cell office:value-type="float" office:value="44.8412357521" calcext:value-type="float">
            <text:p>44.8412357521</text:p>
          </table:table-cell>
          <table:table-cell office:value-type="float" office:value="44.8021371173" calcext:value-type="float">
            <text:p>44.8021371173</text:p>
          </table:table-cell>
          <table:table-cell office:value-type="float" office:value="44.9128781685" calcext:value-type="float">
            <text:p>44.9128781685</text:p>
          </table:table-cell>
          <table:table-cell office:value-type="float" office:value="44.8737887864" calcext:value-type="float">
            <text:p>44.873788786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0</text:p>
          </table:table-cell>
          <table:table-cell office:value-type="float" office:value="32.5168565297" calcext:value-type="float">
            <text:p>32.5168565297</text:p>
          </table:table-cell>
          <table:table-cell office:value-type="float" office:value="32.5151268222" calcext:value-type="float">
            <text:p>32.5151268222</text:p>
          </table:table-cell>
          <table:table-cell office:value-type="float" office:value="32.5194946256" calcext:value-type="float">
            <text:p>32.5194946256</text:p>
          </table:table-cell>
          <table:table-cell office:value-type="float" office:value="32.5181377105" calcext:value-type="float">
            <text:p>32.51813771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0</text:p>
          </table:table-cell>
          <table:table-cell office:value-type="float" office:value="44.5530115625" calcext:value-type="float">
            <text:p>44.5530115625</text:p>
          </table:table-cell>
          <table:table-cell office:value-type="float" office:value="44.5133681172" calcext:value-type="float">
            <text:p>44.5133681172</text:p>
          </table:table-cell>
          <table:table-cell office:value-type="float" office:value="44.645667931" calcext:value-type="float">
            <text:p>44.645667931</text:p>
          </table:table-cell>
          <table:table-cell office:value-type="float" office:value="44.5996087344" calcext:value-type="float">
            <text:p>44.599608734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0</text:p>
          </table:table-cell>
          <table:table-cell office:value-type="float" office:value="44.3852542106" calcext:value-type="float">
            <text:p>44.3852542106</text:p>
          </table:table-cell>
          <table:table-cell office:value-type="float" office:value="44.0714883555" calcext:value-type="float">
            <text:p>44.0714883555</text:p>
          </table:table-cell>
          <table:table-cell office:value-type="float" office:value="44.8977062778" calcext:value-type="float">
            <text:p>44.8977062778</text:p>
          </table:table-cell>
          <table:table-cell office:value-type="float" office:value="44.6592091879" calcext:value-type="float">
            <text:p>44.6592091879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0</text:p>
          </table:table-cell>
          <table:table-cell office:value-type="float" office:value="32.5164529325" calcext:value-type="float">
            <text:p>32.5164529325</text:p>
          </table:table-cell>
          <table:table-cell office:value-type="float" office:value="32.4883073984" calcext:value-type="float">
            <text:p>32.4883073984</text:p>
          </table:table-cell>
          <table:table-cell office:value-type="float" office:value="32.5610155827" calcext:value-type="float">
            <text:p>32.5610155827</text:p>
          </table:table-cell>
          <table:table-cell office:value-type="float" office:value="32.5397814026" calcext:value-type="float">
            <text:p>32.539781402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1</text:p>
          </table:table-cell>
          <table:table-cell office:value-type="float" office:value="37.4435196585" calcext:value-type="float">
            <text:p>37.4435196585</text:p>
          </table:table-cell>
          <table:table-cell office:value-type="float" office:value="37.3641732559" calcext:value-type="float">
            <text:p>37.3641732559</text:p>
          </table:table-cell>
          <table:table-cell office:value-type="float" office:value="37.5702142701" calcext:value-type="float">
            <text:p>37.5702142701</text:p>
          </table:table-cell>
          <table:table-cell office:value-type="float" office:value="37.5128485399" calcext:value-type="float">
            <text:p>37.51284853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1</text:p>
          </table:table-cell>
          <table:table-cell office:value-type="float" office:value="51.8111786717" calcext:value-type="float">
            <text:p>51.8111786717</text:p>
          </table:table-cell>
          <table:table-cell office:value-type="float" office:value="51.799951261" calcext:value-type="float">
            <text:p>51.799951261</text:p>
          </table:table-cell>
          <table:table-cell office:value-type="float" office:value="51.8278033904" calcext:value-type="float">
            <text:p>51.8278033904</text:p>
          </table:table-cell>
          <table:table-cell office:value-type="float" office:value="51.8201851721" calcext:value-type="float">
            <text:p>51.820185172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1</text:p>
          </table:table-cell>
          <table:table-cell office:value-type="float" office:value="51.818961397" calcext:value-type="float">
            <text:p>51.818961397</text:p>
          </table:table-cell>
          <table:table-cell office:value-type="float" office:value="49.5212607273" calcext:value-type="float">
            <text:p>49.5212607273</text:p>
          </table:table-cell>
          <table:table-cell office:value-type="float" office:value="58.1037262254" calcext:value-type="float">
            <text:p>58.1037262254</text:p>
          </table:table-cell>
          <table:table-cell office:value-type="float" office:value="54.3132596097" calcext:value-type="float">
            <text:p>54.31325960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1</text:p>
          </table:table-cell>
          <table:table-cell office:value-type="float" office:value="54.7359804648" calcext:value-type="float">
            <text:p>54.7359804648</text:p>
          </table:table-cell>
          <table:table-cell office:value-type="float" office:value="54.7333826738" calcext:value-type="float">
            <text:p>54.7333826738</text:p>
          </table:table-cell>
          <table:table-cell office:value-type="float" office:value="54.7402310105" calcext:value-type="float">
            <text:p>54.7402310105</text:p>
          </table:table-cell>
          <table:table-cell office:value-type="float" office:value="54.7382868261" calcext:value-type="float">
            <text:p>54.73828682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1</text:p>
          </table:table-cell>
          <table:table-cell office:value-type="float" office:value="54.3090587136" calcext:value-type="float">
            <text:p>54.3090587136</text:p>
          </table:table-cell>
          <table:table-cell office:value-type="float" office:value="54.1576133038" calcext:value-type="float">
            <text:p>54.1576133038</text:p>
          </table:table-cell>
          <table:table-cell office:value-type="float" office:value="54.5018633195" calcext:value-type="float">
            <text:p>54.5018633195</text:p>
          </table:table-cell>
          <table:table-cell office:value-type="float" office:value="54.409683549" calcext:value-type="float">
            <text:p>54.4096835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1</text:p>
          </table:table-cell>
          <table:table-cell office:value-type="float" office:value="54.3086459322" calcext:value-type="float">
            <text:p>54.3086459322</text:p>
          </table:table-cell>
          <table:table-cell office:value-type="float" office:value="54.2346465176" calcext:value-type="float">
            <text:p>54.2346465176</text:p>
          </table:table-cell>
          <table:table-cell office:value-type="float" office:value="54.4038331832" calcext:value-type="float">
            <text:p>54.4038331832</text:p>
          </table:table-cell>
          <table:table-cell office:value-type="float" office:value="54.358513914" calcext:value-type="float">
            <text:p>54.3585139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1</text:p>
          </table:table-cell>
          <table:table-cell office:value-type="float" office:value="51.8134871382" calcext:value-type="float">
            <text:p>51.8134871382</text:p>
          </table:table-cell>
          <table:table-cell office:value-type="float" office:value="49.5081256691" calcext:value-type="float">
            <text:p>49.5081256691</text:p>
          </table:table-cell>
          <table:table-cell office:value-type="float" office:value="58.1191932148" calcext:value-type="float">
            <text:p>58.1191932148</text:p>
          </table:table-cell>
          <table:table-cell office:value-type="float" office:value="54.3181825638" calcext:value-type="float">
            <text:p>54.318182563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1</text:p>
          </table:table-cell>
          <table:table-cell office:value-type="float" office:value="51.8104252267" calcext:value-type="float">
            <text:p>51.8104252267</text:p>
          </table:table-cell>
          <table:table-cell office:value-type="float" office:value="49.5022920183" calcext:value-type="float">
            <text:p>49.5022920183</text:p>
          </table:table-cell>
          <table:table-cell office:value-type="float" office:value="58.1237261928" calcext:value-type="float">
            <text:p>58.1237261928</text:p>
          </table:table-cell>
          <table:table-cell office:value-type="float" office:value="54.3154373756" calcext:value-type="float">
            <text:p>54.315437375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1</text:p>
          </table:table-cell>
          <table:table-cell office:value-type="float" office:value="37.4501550872" calcext:value-type="float">
            <text:p>37.4501550872</text:p>
          </table:table-cell>
          <table:table-cell office:value-type="float" office:value="37.0343539007" calcext:value-type="float">
            <text:p>37.0343539007</text:p>
          </table:table-cell>
          <table:table-cell office:value-type="float" office:value="38.227205392" calcext:value-type="float">
            <text:p>38.227205392</text:p>
          </table:table-cell>
          <table:table-cell office:value-type="float" office:value="37.7463456991" calcext:value-type="float">
            <text:p>37.746345699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1</text:p>
          </table:table-cell>
          <table:table-cell office:value-type="float" office:value="54.1827920095" calcext:value-type="float">
            <text:p>54.1827920095</text:p>
          </table:table-cell>
          <table:table-cell office:value-type="float" office:value="52.7861747885" calcext:value-type="float">
            <text:p>52.7861747885</text:p>
          </table:table-cell>
          <table:table-cell office:value-type="float" office:value="56.0367058909" calcext:value-type="float">
            <text:p>56.0367058909</text:p>
          </table:table-cell>
          <table:table-cell office:value-type="float" office:value="55.1649107362" calcext:value-type="float">
            <text:p>55.164910736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1</text:p>
          </table:table-cell>
          <table:table-cell office:value-type="float" office:value="37.7411694342" calcext:value-type="float">
            <text:p>37.7411694342</text:p>
          </table:table-cell>
          <table:table-cell office:value-type="float" office:value="37.7283297629" calcext:value-type="float">
            <text:p>37.7283297629</text:p>
          </table:table-cell>
          <table:table-cell office:value-type="float" office:value="37.7637087692" calcext:value-type="float">
            <text:p>37.7637087692</text:p>
          </table:table-cell>
          <table:table-cell office:value-type="float" office:value="37.7531290228" calcext:value-type="float">
            <text:p>37.753129022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1</text:p>
          </table:table-cell>
          <table:table-cell office:value-type="float" office:value="53.7068514155" calcext:value-type="float">
            <text:p>53.7068514155</text:p>
          </table:table-cell>
          <table:table-cell office:value-type="float" office:value="53.4057480688" calcext:value-type="float">
            <text:p>53.4057480688</text:p>
          </table:table-cell>
          <table:table-cell office:value-type="float" office:value="54.5234606854" calcext:value-type="float">
            <text:p>54.5234606854</text:p>
          </table:table-cell>
          <table:table-cell office:value-type="float" office:value="54.0572261285" calcext:value-type="float">
            <text:p>54.057226128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1</text:p>
          </table:table-cell>
          <table:table-cell office:value-type="float" office:value="53.9575016587" calcext:value-type="float">
            <text:p>53.9575016587</text:p>
          </table:table-cell>
          <table:table-cell office:value-type="float" office:value="53.9493517027" calcext:value-type="float">
            <text:p>53.9493517027</text:p>
          </table:table-cell>
          <table:table-cell office:value-type="float" office:value="53.9692070075" calcext:value-type="float">
            <text:p>53.9692070075</text:p>
          </table:table-cell>
          <table:table-cell office:value-type="float" office:value="53.9638046678" calcext:value-type="float">
            <text:p>53.963804667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1</text:p>
          </table:table-cell>
          <table:table-cell office:value-type="float" office:value="37.1282452505" calcext:value-type="float">
            <text:p>37.1282452505</text:p>
          </table:table-cell>
          <table:table-cell office:value-type="float" office:value="36.555976429" calcext:value-type="float">
            <text:p>36.555976429</text:p>
          </table:table-cell>
          <table:table-cell office:value-type="float" office:value="38.6931925283" calcext:value-type="float">
            <text:p>38.6931925283</text:p>
          </table:table-cell>
          <table:table-cell office:value-type="float" office:value="37.7556014837" calcext:value-type="float">
            <text:p>37.755601483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2</text:p>
          </table:table-cell>
          <table:table-cell office:value-type="float" office:value="38.8574924581" calcext:value-type="float">
            <text:p>38.8574924581</text:p>
          </table:table-cell>
          <table:table-cell office:value-type="float" office:value="36.7587191187" calcext:value-type="float">
            <text:p>36.7587191187</text:p>
          </table:table-cell>
          <table:table-cell office:value-type="float" office:value="41.5128940411" calcext:value-type="float">
            <text:p>41.5128940411</text:p>
          </table:table-cell>
          <table:table-cell office:value-type="float" office:value="40.2401028891" calcext:value-type="float">
            <text:p>40.24010288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2</text:p>
          </table:table-cell>
          <table:table-cell office:value-type="float" office:value="54.3117178659" calcext:value-type="float">
            <text:p>54.3117178659</text:p>
          </table:table-cell>
          <table:table-cell office:value-type="float" office:value="54.3093012494" calcext:value-type="float">
            <text:p>54.3093012494</text:p>
          </table:table-cell>
          <table:table-cell office:value-type="float" office:value="54.3155302081" calcext:value-type="float">
            <text:p>54.3155302081</text:p>
          </table:table-cell>
          <table:table-cell office:value-type="float" office:value="54.3135636126" calcext:value-type="float">
            <text:p>54.3135636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2</text:p>
          </table:table-cell>
          <table:table-cell office:value-type="float" office:value="51.8338415099" calcext:value-type="float">
            <text:p>51.8338415099</text:p>
          </table:table-cell>
          <table:table-cell office:value-type="float" office:value="51.7983680646" calcext:value-type="float">
            <text:p>51.7983680646</text:p>
          </table:table-cell>
          <table:table-cell office:value-type="float" office:value="51.9006386786" calcext:value-type="float">
            <text:p>51.9006386786</text:p>
          </table:table-cell>
          <table:table-cell office:value-type="float" office:value="51.8691674027" calcext:value-type="float">
            <text:p>51.86916740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2</text:p>
          </table:table-cell>
          <table:table-cell office:value-type="float" office:value="54.3113103034" calcext:value-type="float">
            <text:p>54.3113103034</text:p>
          </table:table-cell>
          <table:table-cell office:value-type="float" office:value="54.2677047764" calcext:value-type="float">
            <text:p>54.2677047764</text:p>
          </table:table-cell>
          <table:table-cell office:value-type="float" office:value="54.3691737007" calcext:value-type="float">
            <text:p>54.3691737007</text:p>
          </table:table-cell>
          <table:table-cell office:value-type="float" office:value="54.3418848014" calcext:value-type="float">
            <text:p>54.34188480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2</text:p>
          </table:table-cell>
          <table:table-cell office:value-type="float" office:value="54.3164305685" calcext:value-type="float">
            <text:p>54.3164305685</text:p>
          </table:table-cell>
          <table:table-cell office:value-type="float" office:value="54.3053616878" calcext:value-type="float">
            <text:p>54.3053616878</text:p>
          </table:table-cell>
          <table:table-cell office:value-type="float" office:value="54.3419233881" calcext:value-type="float">
            <text:p>54.3419233881</text:p>
          </table:table-cell>
          <table:table-cell office:value-type="float" office:value="54.3289557161" calcext:value-type="float">
            <text:p>54.32895571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2</text:p>
          </table:table-cell>
          <table:table-cell office:value-type="float" office:value="54.3118865853" calcext:value-type="float">
            <text:p>54.3118865853</text:p>
          </table:table-cell>
          <table:table-cell office:value-type="float" office:value="54.3087216811" calcext:value-type="float">
            <text:p>54.3087216811</text:p>
          </table:table-cell>
          <table:table-cell office:value-type="float" office:value="54.3167530565" calcext:value-type="float">
            <text:p>54.3167530565</text:p>
          </table:table-cell>
          <table:table-cell office:value-type="float" office:value="54.3144513674" calcext:value-type="float">
            <text:p>54.31445136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2</text:p>
          </table:table-cell>
          <table:table-cell office:value-type="float" office:value="54.311654321" calcext:value-type="float">
            <text:p>54.311654321</text:p>
          </table:table-cell>
          <table:table-cell office:value-type="float" office:value="54.3082366357" calcext:value-type="float">
            <text:p>54.3082366357</text:p>
          </table:table-cell>
          <table:table-cell office:value-type="float" office:value="54.3169367957" calcext:value-type="float">
            <text:p>54.3169367957</text:p>
          </table:table-cell>
          <table:table-cell office:value-type="float" office:value="54.3145088231" calcext:value-type="float">
            <text:p>54.31450882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2</text:p>
          </table:table-cell>
          <table:table-cell office:value-type="float" office:value="51.8110816805" calcext:value-type="float">
            <text:p>51.8110816805</text:p>
          </table:table-cell>
          <table:table-cell office:value-type="float" office:value="51.8069972194" calcext:value-type="float">
            <text:p>51.8069972194</text:p>
          </table:table-cell>
          <table:table-cell office:value-type="float" office:value="51.8177979043" calcext:value-type="float">
            <text:p>51.8177979043</text:p>
          </table:table-cell>
          <table:table-cell office:value-type="float" office:value="51.8145004347" calcext:value-type="float">
            <text:p>51.814500434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2</text:p>
          </table:table-cell>
          <table:table-cell office:value-type="float" office:value="37.701736526" calcext:value-type="float">
            <text:p>37.701736526</text:p>
          </table:table-cell>
          <table:table-cell office:value-type="float" office:value="37.5429191035" calcext:value-type="float">
            <text:p>37.5429191035</text:p>
          </table:table-cell>
          <table:table-cell office:value-type="float" office:value="38.1355531625" calcext:value-type="float">
            <text:p>38.1355531625</text:p>
          </table:table-cell>
          <table:table-cell office:value-type="float" office:value="37.8769276336" calcext:value-type="float">
            <text:p>37.87692763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2</text:p>
          </table:table-cell>
          <table:table-cell office:value-type="float" office:value="54.2275731921" calcext:value-type="float">
            <text:p>54.2275731921</text:p>
          </table:table-cell>
          <table:table-cell office:value-type="float" office:value="52.781924944" calcext:value-type="float">
            <text:p>52.781924944</text:p>
          </table:table-cell>
          <table:table-cell office:value-type="float" office:value="56.0638293133" calcext:value-type="float">
            <text:p>56.0638293133</text:p>
          </table:table-cell>
          <table:table-cell office:value-type="float" office:value="55.1851624456" calcext:value-type="float">
            <text:p>55.185162445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2</text:p>
          </table:table-cell>
          <table:table-cell office:value-type="float" office:value="37.7389251621" calcext:value-type="float">
            <text:p>37.7389251621</text:p>
          </table:table-cell>
          <table:table-cell office:value-type="float" office:value="37.7356034436" calcext:value-type="float">
            <text:p>37.7356034436</text:p>
          </table:table-cell>
          <table:table-cell office:value-type="float" office:value="37.7475404663" calcext:value-type="float">
            <text:p>37.7475404663</text:p>
          </table:table-cell>
          <table:table-cell office:value-type="float" office:value="37.7429432325" calcext:value-type="float">
            <text:p>37.7429432325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2</text:p>
          </table:table-cell>
          <table:table-cell office:value-type="float" office:value="53.6987366089" calcext:value-type="float">
            <text:p>53.6987366089</text:p>
          </table:table-cell>
          <table:table-cell office:value-type="float" office:value="52.1166773864" calcext:value-type="float">
            <text:p>52.1166773864</text:p>
          </table:table-cell>
          <table:table-cell office:value-type="float" office:value="55.8370934861" calcext:value-type="float">
            <text:p>55.8370934861</text:p>
          </table:table-cell>
          <table:table-cell office:value-type="float" office:value="54.8381385554" calcext:value-type="float">
            <text:p>54.838138555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2</text:p>
          </table:table-cell>
          <table:table-cell office:value-type="float" office:value="51.45364761" calcext:value-type="float">
            <text:p>51.45364761</text:p>
          </table:table-cell>
          <table:table-cell office:value-type="float" office:value="51.4502936196" calcext:value-type="float">
            <text:p>51.4502936196</text:p>
          </table:table-cell>
          <table:table-cell office:value-type="float" office:value="51.4597903649" calcext:value-type="float">
            <text:p>51.4597903649</text:p>
          </table:table-cell>
          <table:table-cell office:value-type="float" office:value="51.4570316761" calcext:value-type="float">
            <text:p>51.457031676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2</text:p>
          </table:table-cell>
          <table:table-cell office:value-type="float" office:value="37.8791019128" calcext:value-type="float">
            <text:p>37.8791019128</text:p>
          </table:table-cell>
          <table:table-cell office:value-type="float" office:value="37.8758807212" calcext:value-type="float">
            <text:p>37.8758807212</text:p>
          </table:table-cell>
          <table:table-cell office:value-type="float" office:value="37.8843156698" calcext:value-type="float">
            <text:p>37.8843156698</text:p>
          </table:table-cell>
          <table:table-cell office:value-type="float" office:value="37.8816229568" calcext:value-type="float">
            <text:p>37.8816229568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3</text:p>
          </table:table-cell>
          <table:table-cell office:value-type="float" office:value="37.8770503715" calcext:value-type="float">
            <text:p>37.8770503715</text:p>
          </table:table-cell>
          <table:table-cell office:value-type="float" office:value="37.8690816774" calcext:value-type="float">
            <text:p>37.8690816774</text:p>
          </table:table-cell>
          <table:table-cell office:value-type="float" office:value="37.8900837158" calcext:value-type="float">
            <text:p>37.8900837158</text:p>
          </table:table-cell>
          <table:table-cell office:value-type="float" office:value="37.8832131338" calcext:value-type="float">
            <text:p>37.88321313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3</text:p>
          </table:table-cell>
          <table:table-cell office:value-type="float" office:value="54.3142356962" calcext:value-type="float">
            <text:p>54.3142356962</text:p>
          </table:table-cell>
          <table:table-cell office:value-type="float" office:value="54.2967775211" calcext:value-type="float">
            <text:p>54.2967775211</text:p>
          </table:table-cell>
          <table:table-cell office:value-type="float" office:value="54.339045732" calcext:value-type="float">
            <text:p>54.339045732</text:p>
          </table:table-cell>
          <table:table-cell office:value-type="float" office:value="54.3274572229" calcext:value-type="float">
            <text:p>54.32745722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3</text:p>
          </table:table-cell>
          <table:table-cell office:value-type="float" office:value="54.3113637632" calcext:value-type="float">
            <text:p>54.3113637632</text:p>
          </table:table-cell>
          <table:table-cell office:value-type="float" office:value="54.307602519" calcext:value-type="float">
            <text:p>54.307602519</text:p>
          </table:table-cell>
          <table:table-cell office:value-type="float" office:value="54.3186015007" calcext:value-type="float">
            <text:p>54.3186015007</text:p>
          </table:table-cell>
          <table:table-cell office:value-type="float" office:value="54.3146188483" calcext:value-type="float">
            <text:p>54.31461884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3</text:p>
          </table:table-cell>
          <table:table-cell office:value-type="float" office:value="54.3118644891" calcext:value-type="float">
            <text:p>54.3118644891</text:p>
          </table:table-cell>
          <table:table-cell office:value-type="float" office:value="54.0311775836" calcext:value-type="float">
            <text:p>54.0311775836</text:p>
          </table:table-cell>
          <table:table-cell office:value-type="float" office:value="54.6685480087" calcext:value-type="float">
            <text:p>54.6685480087</text:p>
          </table:table-cell>
          <table:table-cell office:value-type="float" office:value="54.4979075569" calcext:value-type="float">
            <text:p>54.497907556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3</text:p>
          </table:table-cell>
          <table:table-cell office:value-type="float" office:value="54.3117947152" calcext:value-type="float">
            <text:p>54.3117947152</text:p>
          </table:table-cell>
          <table:table-cell office:value-type="float" office:value="54.3100004897" calcext:value-type="float">
            <text:p>54.3100004897</text:p>
          </table:table-cell>
          <table:table-cell office:value-type="float" office:value="54.3163685828" calcext:value-type="float">
            <text:p>54.3163685828</text:p>
          </table:table-cell>
          <table:table-cell office:value-type="float" office:value="54.3138571289" calcext:value-type="float">
            <text:p>54.313857128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3</text:p>
          </table:table-cell>
          <table:table-cell office:value-type="float" office:value="54.3107336919" calcext:value-type="float">
            <text:p>54.3107336919</text:p>
          </table:table-cell>
          <table:table-cell office:value-type="float" office:value="54.3048457454" calcext:value-type="float">
            <text:p>54.3048457454</text:p>
          </table:table-cell>
          <table:table-cell office:value-type="float" office:value="54.3201956345" calcext:value-type="float">
            <text:p>54.3201956345</text:p>
          </table:table-cell>
          <table:table-cell office:value-type="float" office:value="54.3158958703" calcext:value-type="float">
            <text:p>54.31589587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3</text:p>
          </table:table-cell>
          <table:table-cell office:value-type="float" office:value="54.3108234139" calcext:value-type="float">
            <text:p>54.3108234139</text:p>
          </table:table-cell>
          <table:table-cell office:value-type="float" office:value="54.3064750203" calcext:value-type="float">
            <text:p>54.3064750203</text:p>
          </table:table-cell>
          <table:table-cell office:value-type="float" office:value="54.3195912837" calcext:value-type="float">
            <text:p>54.3195912837</text:p>
          </table:table-cell>
          <table:table-cell office:value-type="float" office:value="54.3155178442" calcext:value-type="float">
            <text:p>54.315517844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3</text:p>
          </table:table-cell>
          <table:table-cell office:value-type="float" office:value="54.3109304144" calcext:value-type="float">
            <text:p>54.3109304144</text:p>
          </table:table-cell>
          <table:table-cell office:value-type="float" office:value="54.1853656912" calcext:value-type="float">
            <text:p>54.1853656912</text:p>
          </table:table-cell>
          <table:table-cell office:value-type="float" office:value="54.4725310459" calcext:value-type="float">
            <text:p>54.4725310459</text:p>
          </table:table-cell>
          <table:table-cell office:value-type="float" office:value="54.3956284214" calcext:value-type="float">
            <text:p>54.39562842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3</text:p>
          </table:table-cell>
          <table:table-cell office:value-type="float" office:value="37.7346551762" calcext:value-type="float">
            <text:p>37.7346551762</text:p>
          </table:table-cell>
          <table:table-cell office:value-type="float" office:value="37.71966096" calcext:value-type="float">
            <text:p>37.71966096</text:p>
          </table:table-cell>
          <table:table-cell office:value-type="float" office:value="37.7661059563" calcext:value-type="float">
            <text:p>37.7661059563</text:p>
          </table:table-cell>
          <table:table-cell office:value-type="float" office:value="37.7487007822" calcext:value-type="float">
            <text:p>37.748700782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3</text:p>
          </table:table-cell>
          <table:table-cell office:value-type="float" office:value="54.9826371832" calcext:value-type="float">
            <text:p>54.9826371832</text:p>
          </table:table-cell>
          <table:table-cell office:value-type="float" office:value="54.6716038639" calcext:value-type="float">
            <text:p>54.6716038639</text:p>
          </table:table-cell>
          <table:table-cell office:value-type="float" office:value="55.4348407278" calcext:value-type="float">
            <text:p>55.4348407278</text:p>
          </table:table-cell>
          <table:table-cell office:value-type="float" office:value="55.2275116447" calcext:value-type="float">
            <text:p>55.227511644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3</text:p>
          </table:table-cell>
          <table:table-cell office:value-type="float" office:value="37.1213137453" calcext:value-type="float">
            <text:p>37.1213137453</text:p>
          </table:table-cell>
          <table:table-cell office:value-type="float" office:value="36.5491093736" calcext:value-type="float">
            <text:p>36.5491093736</text:p>
          </table:table-cell>
          <table:table-cell office:value-type="float" office:value="38.6860658089" calcext:value-type="float">
            <text:p>38.6860658089</text:p>
          </table:table-cell>
          <table:table-cell office:value-type="float" office:value="37.7506242745" calcext:value-type="float">
            <text:p>37.750624274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3</text:p>
          </table:table-cell>
          <table:table-cell office:value-type="float" office:value="54.2114765535" calcext:value-type="float">
            <text:p>54.2114765535</text:p>
          </table:table-cell>
          <table:table-cell office:value-type="float" office:value="54.1178625582" calcext:value-type="float">
            <text:p>54.1178625582</text:p>
          </table:table-cell>
          <table:table-cell office:value-type="float" office:value="54.4674925915" calcext:value-type="float">
            <text:p>54.4674925915</text:p>
          </table:table-cell>
          <table:table-cell office:value-type="float" office:value="54.3137282547" calcext:value-type="float">
            <text:p>54.313728254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3</text:p>
          </table:table-cell>
          <table:table-cell office:value-type="float" office:value="55.1733030105" calcext:value-type="float">
            <text:p>55.1733030105</text:p>
          </table:table-cell>
          <table:table-cell office:value-type="float" office:value="53.1746173648" calcext:value-type="float">
            <text:p>53.1746173648</text:p>
          </table:table-cell>
          <table:table-cell office:value-type="float" office:value="57.7517657443" calcext:value-type="float">
            <text:p>57.7517657443</text:p>
          </table:table-cell>
          <table:table-cell office:value-type="float" office:value="56.5260771897" calcext:value-type="float">
            <text:p>56.5260771897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3</text:p>
          </table:table-cell>
          <table:table-cell office:value-type="float" office:value="37.8748277845" calcext:value-type="float">
            <text:p>37.8748277845</text:p>
          </table:table-cell>
          <table:table-cell office:value-type="float" office:value="37.8318756994" calcext:value-type="float">
            <text:p>37.8318756994</text:p>
          </table:table-cell>
          <table:table-cell office:value-type="float" office:value="37.9313923644" calcext:value-type="float">
            <text:p>37.9313923644</text:p>
          </table:table-cell>
          <table:table-cell office:value-type="float" office:value="37.904712605" calcext:value-type="float">
            <text:p>37.90471260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4</text:p>
          </table:table-cell>
          <table:table-cell office:value-type="float" office:value="37.1214372748" calcext:value-type="float">
            <text:p>37.1214372748</text:p>
          </table:table-cell>
          <table:table-cell office:value-type="float" office:value="36.5550264114" calcext:value-type="float">
            <text:p>36.5550264114</text:p>
          </table:table-cell>
          <table:table-cell office:value-type="float" office:value="38.6704267486" calcext:value-type="float">
            <text:p>38.6704267486</text:p>
          </table:table-cell>
          <table:table-cell office:value-type="float" office:value="37.7416625001" calcext:value-type="float">
            <text:p>37.74166250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4</text:p>
          </table:table-cell>
          <table:table-cell office:value-type="float" office:value="51.8093177367" calcext:value-type="float">
            <text:p>51.8093177367</text:p>
          </table:table-cell>
          <table:table-cell office:value-type="float" office:value="47.9966110878" calcext:value-type="float">
            <text:p>47.9966110878</text:p>
          </table:table-cell>
          <table:table-cell office:value-type="float" office:value="56.6260895057" calcext:value-type="float">
            <text:p>56.6260895057</text:p>
          </table:table-cell>
          <table:table-cell office:value-type="float" office:value="54.3158039668" calcext:value-type="float">
            <text:p>54.315803966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4</text:p>
          </table:table-cell>
          <table:table-cell office:value-type="float" office:value="51.8115751196" calcext:value-type="float">
            <text:p>51.8115751196</text:p>
          </table:table-cell>
          <table:table-cell office:value-type="float" office:value="48.0115619917" calcext:value-type="float">
            <text:p>48.0115619917</text:p>
          </table:table-cell>
          <table:table-cell office:value-type="float" office:value="56.6185595694" calcext:value-type="float">
            <text:p>56.6185595694</text:p>
          </table:table-cell>
          <table:table-cell office:value-type="float" office:value="54.3142857608" calcext:value-type="float">
            <text:p>54.31428576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4</text:p>
          </table:table-cell>
          <table:table-cell office:value-type="float" office:value="54.3113455613" calcext:value-type="float">
            <text:p>54.3113455613</text:p>
          </table:table-cell>
          <table:table-cell office:value-type="float" office:value="54.3062880637" calcext:value-type="float">
            <text:p>54.3062880637</text:p>
          </table:table-cell>
          <table:table-cell office:value-type="float" office:value="54.3224876802" calcext:value-type="float">
            <text:p>54.3224876802</text:p>
          </table:table-cell>
          <table:table-cell office:value-type="float" office:value="54.3169084945" calcext:value-type="float">
            <text:p>54.31690849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4</text:p>
          </table:table-cell>
          <table:table-cell office:value-type="float" office:value="52.6526480908" calcext:value-type="float">
            <text:p>52.6526480908</text:p>
          </table:table-cell>
          <table:table-cell office:value-type="float" office:value="51.3936264276" calcext:value-type="float">
            <text:p>51.3936264276</text:p>
          </table:table-cell>
          <table:table-cell office:value-type="float" office:value="54.3773526867" calcext:value-type="float">
            <text:p>54.3773526867</text:p>
          </table:table-cell>
          <table:table-cell office:value-type="float" office:value="53.5721367247" calcext:value-type="float">
            <text:p>53.572136724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4</text:p>
          </table:table-cell>
          <table:table-cell office:value-type="float" office:value="54.3145073799" calcext:value-type="float">
            <text:p>54.3145073799</text:p>
          </table:table-cell>
          <table:table-cell office:value-type="float" office:value="54.2593092665" calcext:value-type="float">
            <text:p>54.2593092665</text:p>
          </table:table-cell>
          <table:table-cell office:value-type="float" office:value="54.3859371925" calcext:value-type="float">
            <text:p>54.3859371925</text:p>
          </table:table-cell>
          <table:table-cell office:value-type="float" office:value="54.3520014305" calcext:value-type="float">
            <text:p>54.35200143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4</text:p>
          </table:table-cell>
          <table:table-cell office:value-type="float" office:value="54.311274532" calcext:value-type="float">
            <text:p>54.311274532</text:p>
          </table:table-cell>
          <table:table-cell office:value-type="float" office:value="54.2962783277" calcext:value-type="float">
            <text:p>54.2962783277</text:p>
          </table:table-cell>
          <table:table-cell office:value-type="float" office:value="54.3343988814" calcext:value-type="float">
            <text:p>54.3343988814</text:p>
          </table:table-cell>
          <table:table-cell office:value-type="float" office:value="54.3236900122" calcext:value-type="float">
            <text:p>54.32369001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4</text:p>
          </table:table-cell>
          <table:table-cell office:value-type="float" office:value="54.311226934" calcext:value-type="float">
            <text:p>54.311226934</text:p>
          </table:table-cell>
          <table:table-cell office:value-type="float" office:value="54.3025774045" calcext:value-type="float">
            <text:p>54.3025774045</text:p>
          </table:table-cell>
          <table:table-cell office:value-type="float" office:value="54.3247447653" calcext:value-type="float">
            <text:p>54.3247447653</text:p>
          </table:table-cell>
          <table:table-cell office:value-type="float" office:value="54.3185438968" calcext:value-type="float">
            <text:p>54.318543896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4</text:p>
          </table:table-cell>
          <table:table-cell office:value-type="float" office:value="37.1113509904" calcext:value-type="float">
            <text:p>37.1113509904</text:p>
          </table:table-cell>
          <table:table-cell office:value-type="float" office:value="36.52767907" calcext:value-type="float">
            <text:p>36.52767907</text:p>
          </table:table-cell>
          <table:table-cell office:value-type="float" office:value="38.7075977079" calcext:value-type="float">
            <text:p>38.7075977079</text:p>
          </table:table-cell>
          <table:table-cell office:value-type="float" office:value="37.7490416854" calcext:value-type="float">
            <text:p>37.749041685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4</text:p>
          </table:table-cell>
          <table:table-cell office:value-type="float" office:value="53.2961320046" calcext:value-type="float">
            <text:p>53.2961320046</text:p>
          </table:table-cell>
          <table:table-cell office:value-type="float" office:value="53.2693425406" calcext:value-type="float">
            <text:p>53.2693425406</text:p>
          </table:table-cell>
          <table:table-cell office:value-type="float" office:value="53.3435612934" calcext:value-type="float">
            <text:p>53.3435612934</text:p>
          </table:table-cell>
          <table:table-cell office:value-type="float" office:value="53.3184318544" calcext:value-type="float">
            <text:p>53.318431854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4</text:p>
          </table:table-cell>
          <table:table-cell office:value-type="float" office:value="37.1206787414" calcext:value-type="float">
            <text:p>37.1206787414</text:p>
          </table:table-cell>
          <table:table-cell office:value-type="float" office:value="36.5479456304" calcext:value-type="float">
            <text:p>36.5479456304</text:p>
          </table:table-cell>
          <table:table-cell office:value-type="float" office:value="38.6865787274" calcext:value-type="float">
            <text:p>38.6865787274</text:p>
          </table:table-cell>
          <table:table-cell office:value-type="float" office:value="37.7528822737" calcext:value-type="float">
            <text:p>37.752882273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4</text:p>
          </table:table-cell>
          <table:table-cell office:value-type="float" office:value="53.4664897685" calcext:value-type="float">
            <text:p>53.4664897685</text:p>
          </table:table-cell>
          <table:table-cell office:value-type="float" office:value="52.0249451145" calcext:value-type="float">
            <text:p>52.0249451145</text:p>
          </table:table-cell>
          <table:table-cell office:value-type="float" office:value="55.6977758757" calcext:value-type="float">
            <text:p>55.6977758757</text:p>
          </table:table-cell>
          <table:table-cell office:value-type="float" office:value="54.6922323802" calcext:value-type="float">
            <text:p>54.692232380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4</text:p>
          </table:table-cell>
          <table:table-cell office:value-type="float" office:value="51.4531648641" calcext:value-type="float">
            <text:p>51.4531648641</text:p>
          </table:table-cell>
          <table:table-cell office:value-type="float" office:value="51.450082905" calcext:value-type="float">
            <text:p>51.450082905</text:p>
          </table:table-cell>
          <table:table-cell office:value-type="float" office:value="51.458981214" calcext:value-type="float">
            <text:p>51.458981214</text:p>
          </table:table-cell>
          <table:table-cell office:value-type="float" office:value="51.4558783782" calcext:value-type="float">
            <text:p>51.455878378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4</text:p>
          </table:table-cell>
          <table:table-cell office:value-type="float" office:value="37.7443035521" calcext:value-type="float">
            <text:p>37.7443035521</text:p>
          </table:table-cell>
          <table:table-cell office:value-type="float" office:value="37.7395097193" calcext:value-type="float">
            <text:p>37.7395097193</text:p>
          </table:table-cell>
          <table:table-cell office:value-type="float" office:value="37.7535268234" calcext:value-type="float">
            <text:p>37.7535268234</text:p>
          </table:table-cell>
          <table:table-cell office:value-type="float" office:value="37.7485191232" calcext:value-type="float">
            <text:p>37.74851912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5</text:p>
          </table:table-cell>
          <table:table-cell office:value-type="float" office:value="37.1215169083" calcext:value-type="float">
            <text:p>37.1215169083</text:p>
          </table:table-cell>
          <table:table-cell office:value-type="float" office:value="36.541241558" calcext:value-type="float">
            <text:p>36.541241558</text:p>
          </table:table-cell>
          <table:table-cell office:value-type="float" office:value="38.7084083044" calcext:value-type="float">
            <text:p>38.7084083044</text:p>
          </table:table-cell>
          <table:table-cell office:value-type="float" office:value="37.7592883433" calcext:value-type="float">
            <text:p>37.75928834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5</text:p>
          </table:table-cell>
          <table:table-cell office:value-type="float" office:value="54.3108115293" calcext:value-type="float">
            <text:p>54.3108115293</text:p>
          </table:table-cell>
          <table:table-cell office:value-type="float" office:value="54.3083590978" calcext:value-type="float">
            <text:p>54.3083590978</text:p>
          </table:table-cell>
          <table:table-cell office:value-type="float" office:value="54.3169667251" calcext:value-type="float">
            <text:p>54.3169667251</text:p>
          </table:table-cell>
          <table:table-cell office:value-type="float" office:value="54.3138303147" calcext:value-type="float">
            <text:p>54.31383031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5</text:p>
          </table:table-cell>
          <table:table-cell office:value-type="float" office:value="54.3110479284" calcext:value-type="float">
            <text:p>54.3110479284</text:p>
          </table:table-cell>
          <table:table-cell office:value-type="float" office:value="54.2987161074" calcext:value-type="float">
            <text:p>54.2987161074</text:p>
          </table:table-cell>
          <table:table-cell office:value-type="float" office:value="54.3297659373" calcext:value-type="float">
            <text:p>54.3297659373</text:p>
          </table:table-cell>
          <table:table-cell office:value-type="float" office:value="54.3198255879" calcext:value-type="float">
            <text:p>54.319825587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5</text:p>
          </table:table-cell>
          <table:table-cell office:value-type="float" office:value="51.8120453744" calcext:value-type="float">
            <text:p>51.8120453744</text:p>
          </table:table-cell>
          <table:table-cell office:value-type="float" office:value="51.7724784538" calcext:value-type="float">
            <text:p>51.7724784538</text:p>
          </table:table-cell>
          <table:table-cell office:value-type="float" office:value="51.8637876478" calcext:value-type="float">
            <text:p>51.8637876478</text:p>
          </table:table-cell>
          <table:table-cell office:value-type="float" office:value="51.8393024575" calcext:value-type="float">
            <text:p>51.839302457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5</text:p>
          </table:table-cell>
          <table:table-cell office:value-type="float" office:value="54.3110098026" calcext:value-type="float">
            <text:p>54.3110098026</text:p>
          </table:table-cell>
          <table:table-cell office:value-type="float" office:value="54.3082402767" calcext:value-type="float">
            <text:p>54.3082402767</text:p>
          </table:table-cell>
          <table:table-cell office:value-type="float" office:value="54.3163727354" calcext:value-type="float">
            <text:p>54.3163727354</text:p>
          </table:table-cell>
          <table:table-cell office:value-type="float" office:value="54.3138289838" calcext:value-type="float">
            <text:p>54.31382898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5</text:p>
          </table:table-cell>
          <table:table-cell office:value-type="float" office:value="51.8108064744" calcext:value-type="float">
            <text:p>51.8108064744</text:p>
          </table:table-cell>
          <table:table-cell office:value-type="float" office:value="48.0139932222" calcext:value-type="float">
            <text:p>48.0139932222</text:p>
          </table:table-cell>
          <table:table-cell office:value-type="float" office:value="56.6172264764" calcext:value-type="float">
            <text:p>56.6172264764</text:p>
          </table:table-cell>
          <table:table-cell office:value-type="float" office:value="54.3139071438" calcext:value-type="float">
            <text:p>54.313907143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5</text:p>
          </table:table-cell>
          <table:table-cell office:value-type="float" office:value="51.809636873" calcext:value-type="float">
            <text:p>51.809636873</text:p>
          </table:table-cell>
          <table:table-cell office:value-type="float" office:value="48.0046712211" calcext:value-type="float">
            <text:p>48.0046712211</text:p>
          </table:table-cell>
          <table:table-cell office:value-type="float" office:value="56.6175212073" calcext:value-type="float">
            <text:p>56.6175212073</text:p>
          </table:table-cell>
          <table:table-cell office:value-type="float" office:value="54.3116875824" calcext:value-type="float">
            <text:p>54.31168758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5</text:p>
          </table:table-cell>
          <table:table-cell office:value-type="float" office:value="54.3115324663" calcext:value-type="float">
            <text:p>54.3115324663</text:p>
          </table:table-cell>
          <table:table-cell office:value-type="float" office:value="54.3053078187" calcext:value-type="float">
            <text:p>54.3053078187</text:p>
          </table:table-cell>
          <table:table-cell office:value-type="float" office:value="54.3223246411" calcext:value-type="float">
            <text:p>54.3223246411</text:p>
          </table:table-cell>
          <table:table-cell office:value-type="float" office:value="54.3168486946" calcext:value-type="float">
            <text:p>54.316848694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5</text:p>
          </table:table-cell>
          <table:table-cell office:value-type="float" office:value="37.7537976193" calcext:value-type="float">
            <text:p>37.7537976193</text:p>
          </table:table-cell>
          <table:table-cell office:value-type="float" office:value="35.6778101868" calcext:value-type="float">
            <text:p>35.6778101868</text:p>
          </table:table-cell>
          <table:table-cell office:value-type="float" office:value="40.3872637858" calcext:value-type="float">
            <text:p>40.3872637858</text:p>
          </table:table-cell>
          <table:table-cell office:value-type="float" office:value="39.1264202438" calcext:value-type="float">
            <text:p>39.126420243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5</text:p>
          </table:table-cell>
          <table:table-cell office:value-type="float" office:value="54.2456159888" calcext:value-type="float">
            <text:p>54.2456159888</text:p>
          </table:table-cell>
          <table:table-cell office:value-type="float" office:value="52.8446576333" calcext:value-type="float">
            <text:p>52.8446576333</text:p>
          </table:table-cell>
          <table:table-cell office:value-type="float" office:value="56.1053081019" calcext:value-type="float">
            <text:p>56.1053081019</text:p>
          </table:table-cell>
          <table:table-cell office:value-type="float" office:value="55.2238685713" calcext:value-type="float">
            <text:p>55.223868571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5</text:p>
          </table:table-cell>
          <table:table-cell office:value-type="float" office:value="39.1296671841" calcext:value-type="float">
            <text:p>39.1296671841</text:p>
          </table:table-cell>
          <table:table-cell office:value-type="float" office:value="38.4427825495" calcext:value-type="float">
            <text:p>38.4427825495</text:p>
          </table:table-cell>
          <table:table-cell office:value-type="float" office:value="40.0140291509" calcext:value-type="float">
            <text:p>40.0140291509</text:p>
          </table:table-cell>
          <table:table-cell office:value-type="float" office:value="39.5932022458" calcext:value-type="float">
            <text:p>39.593202245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5</text:p>
          </table:table-cell>
          <table:table-cell office:value-type="float" office:value="53.6440475786" calcext:value-type="float">
            <text:p>53.6440475786</text:p>
          </table:table-cell>
          <table:table-cell office:value-type="float" office:value="52.4178959834" calcext:value-type="float">
            <text:p>52.4178959834</text:p>
          </table:table-cell>
          <table:table-cell office:value-type="float" office:value="55.6116094185" calcext:value-type="float">
            <text:p>55.6116094185</text:p>
          </table:table-cell>
          <table:table-cell office:value-type="float" office:value="54.5498921831" calcext:value-type="float">
            <text:p>54.549892183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5</text:p>
          </table:table-cell>
          <table:table-cell office:value-type="float" office:value="51.453852597" calcext:value-type="float">
            <text:p>51.453852597</text:p>
          </table:table-cell>
          <table:table-cell office:value-type="float" office:value="51.4474048043" calcext:value-type="float">
            <text:p>51.4474048043</text:p>
          </table:table-cell>
          <table:table-cell office:value-type="float" office:value="51.4641479302" calcext:value-type="float">
            <text:p>51.4641479302</text:p>
          </table:table-cell>
          <table:table-cell office:value-type="float" office:value="51.4591524426" calcext:value-type="float">
            <text:p>51.4591524426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5</text:p>
          </table:table-cell>
          <table:table-cell office:value-type="float" office:value="37.1359966294" calcext:value-type="float">
            <text:p>37.1359966294</text:p>
          </table:table-cell>
          <table:table-cell office:value-type="float" office:value="36.5641646821" calcext:value-type="float">
            <text:p>36.5641646821</text:p>
          </table:table-cell>
          <table:table-cell office:value-type="float" office:value="38.6999132743" calcext:value-type="float">
            <text:p>38.6999132743</text:p>
          </table:table-cell>
          <table:table-cell office:value-type="float" office:value="37.7609479022" calcext:value-type="float">
            <text:p>37.7609479022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8</text:p>
          </table:table-cell>
          <table:table-cell office:value-type="float" office:value="37.1175692847" calcext:value-type="float">
            <text:p>37.1175692847</text:p>
          </table:table-cell>
          <table:table-cell office:value-type="float" office:value="35.9873974793" calcext:value-type="float">
            <text:p>35.9873974793</text:p>
          </table:table-cell>
          <table:table-cell office:value-type="float" office:value="39.5193440312" calcext:value-type="float">
            <text:p>39.5193440312</text:p>
          </table:table-cell>
          <table:table-cell office:value-type="float" office:value="38.4143048677" calcext:value-type="float">
            <text:p>38.41430486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8</text:p>
          </table:table-cell>
          <table:table-cell office:value-type="float" office:value="51.8081982687" calcext:value-type="float">
            <text:p>51.8081982687</text:p>
          </table:table-cell>
          <table:table-cell office:value-type="float" office:value="40.3228033434" calcext:value-type="float">
            <text:p>40.3228033434</text:p>
          </table:table-cell>
          <table:table-cell office:value-type="float" office:value="68.8347454286" calcext:value-type="float">
            <text:p>68.8347454286</text:p>
          </table:table-cell>
          <table:table-cell office:value-type="float" office:value="58.6352719693" calcext:value-type="float">
            <text:p>58.635271969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8</text:p>
          </table:table-cell>
          <table:table-cell office:value-type="float" office:value="54.3085336626" calcext:value-type="float">
            <text:p>54.3085336626</text:p>
          </table:table-cell>
          <table:table-cell office:value-type="float" office:value="54.2987635525" calcext:value-type="float">
            <text:p>54.2987635525</text:p>
          </table:table-cell>
          <table:table-cell office:value-type="float" office:value="54.3228908794" calcext:value-type="float">
            <text:p>54.3228908794</text:p>
          </table:table-cell>
          <table:table-cell office:value-type="float" office:value="54.3162938879" calcext:value-type="float">
            <text:p>54.316293887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8</text:p>
          </table:table-cell>
          <table:table-cell office:value-type="float" office:value="51.8147301162" calcext:value-type="float">
            <text:p>51.8147301162</text:p>
          </table:table-cell>
          <table:table-cell office:value-type="float" office:value="48.0214855396" calcext:value-type="float">
            <text:p>48.0214855396</text:p>
          </table:table-cell>
          <table:table-cell office:value-type="float" office:value="56.6168401319" calcext:value-type="float">
            <text:p>56.6168401319</text:p>
          </table:table-cell>
          <table:table-cell office:value-type="float" office:value="54.3156513489" calcext:value-type="float">
            <text:p>54.315651348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8</text:p>
          </table:table-cell>
          <table:table-cell office:value-type="float" office:value="51.8099464853" calcext:value-type="float">
            <text:p>51.8099464853</text:p>
          </table:table-cell>
          <table:table-cell office:value-type="float" office:value="51.8021761189" calcext:value-type="float">
            <text:p>51.8021761189</text:p>
          </table:table-cell>
          <table:table-cell office:value-type="float" office:value="51.8228616992" calcext:value-type="float">
            <text:p>51.8228616992</text:p>
          </table:table-cell>
          <table:table-cell office:value-type="float" office:value="51.816555022" calcext:value-type="float">
            <text:p>51.8165550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8</text:p>
          </table:table-cell>
          <table:table-cell office:value-type="float" office:value="54.3137150882" calcext:value-type="float">
            <text:p>54.3137150882</text:p>
          </table:table-cell>
          <table:table-cell office:value-type="float" office:value="54.3105511115" calcext:value-type="float">
            <text:p>54.3105511115</text:p>
          </table:table-cell>
          <table:table-cell office:value-type="float" office:value="54.3191282413" calcext:value-type="float">
            <text:p>54.3191282413</text:p>
          </table:table-cell>
          <table:table-cell office:value-type="float" office:value="54.3163838132" calcext:value-type="float">
            <text:p>54.316383813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8</text:p>
          </table:table-cell>
          <table:table-cell office:value-type="float" office:value="54.3150720011" calcext:value-type="float">
            <text:p>54.3150720011</text:p>
          </table:table-cell>
          <table:table-cell office:value-type="float" office:value="54.3107778228" calcext:value-type="float">
            <text:p>54.3107778228</text:p>
          </table:table-cell>
          <table:table-cell office:value-type="float" office:value="54.3216185411" calcext:value-type="float">
            <text:p>54.3216185411</text:p>
          </table:table-cell>
          <table:table-cell office:value-type="float" office:value="54.3184347732" calcext:value-type="float">
            <text:p>54.318434773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8</text:p>
          </table:table-cell>
          <table:table-cell office:value-type="float" office:value="54.3140483596" calcext:value-type="float">
            <text:p>54.3140483596</text:p>
          </table:table-cell>
          <table:table-cell office:value-type="float" office:value="54.2940093076" calcext:value-type="float">
            <text:p>54.2940093076</text:p>
          </table:table-cell>
          <table:table-cell office:value-type="float" office:value="54.3427076812" calcext:value-type="float">
            <text:p>54.3427076812</text:p>
          </table:table-cell>
          <table:table-cell office:value-type="float" office:value="54.3294052781" calcext:value-type="float">
            <text:p>54.329405278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8</text:p>
          </table:table-cell>
          <table:table-cell office:value-type="float" office:value="37.1203382151" calcext:value-type="float">
            <text:p>37.1203382151</text:p>
          </table:table-cell>
          <table:table-cell office:value-type="float" office:value="36.5433609415" calcext:value-type="float">
            <text:p>36.5433609415</text:p>
          </table:table-cell>
          <table:table-cell office:value-type="float" office:value="38.698452985" calcext:value-type="float">
            <text:p>38.698452985</text:p>
          </table:table-cell>
          <table:table-cell office:value-type="float" office:value="37.749173327" calcext:value-type="float">
            <text:p>37.74917332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8</text:p>
          </table:table-cell>
          <table:table-cell office:value-type="float" office:value="55.0387595427" calcext:value-type="float">
            <text:p>55.0387595427</text:p>
          </table:table-cell>
          <table:table-cell office:value-type="float" office:value="54.8877701884" calcext:value-type="float">
            <text:p>54.8877701884</text:p>
          </table:table-cell>
          <table:table-cell office:value-type="float" office:value="55.308055771" calcext:value-type="float">
            <text:p>55.308055771</text:p>
          </table:table-cell>
          <table:table-cell office:value-type="float" office:value="55.1762057167" calcext:value-type="float">
            <text:p>55.176205716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8</text:p>
          </table:table-cell>
          <table:table-cell office:value-type="float" office:value="37.7410319997" calcext:value-type="float">
            <text:p>37.7410319997</text:p>
          </table:table-cell>
          <table:table-cell office:value-type="float" office:value="37.7307916611" calcext:value-type="float">
            <text:p>37.7307916611</text:p>
          </table:table-cell>
          <table:table-cell office:value-type="float" office:value="37.7605792213" calcext:value-type="float">
            <text:p>37.7605792213</text:p>
          </table:table-cell>
          <table:table-cell office:value-type="float" office:value="37.7511162126" calcext:value-type="float">
            <text:p>37.75111621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8</text:p>
          </table:table-cell>
          <table:table-cell office:value-type="float" office:value="53.9172430388" calcext:value-type="float">
            <text:p>53.9172430388</text:p>
          </table:table-cell>
          <table:table-cell office:value-type="float" office:value="53.886496123" calcext:value-type="float">
            <text:p>53.886496123</text:p>
          </table:table-cell>
          <table:table-cell office:value-type="float" office:value="53.9999336695" calcext:value-type="float">
            <text:p>53.9999336695</text:p>
          </table:table-cell>
          <table:table-cell office:value-type="float" office:value="53.9526515905" calcext:value-type="float">
            <text:p>53.952651590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8</text:p>
          </table:table-cell>
          <table:table-cell office:value-type="float" office:value="51.457935944" calcext:value-type="float">
            <text:p>51.457935944</text:p>
          </table:table-cell>
          <table:table-cell office:value-type="float" office:value="51.4549695754" calcext:value-type="float">
            <text:p>51.4549695754</text:p>
          </table:table-cell>
          <table:table-cell office:value-type="float" office:value="51.4630508336" calcext:value-type="float">
            <text:p>51.4630508336</text:p>
          </table:table-cell>
          <table:table-cell office:value-type="float" office:value="51.4607377976" calcext:value-type="float">
            <text:p>51.4607377976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8</text:p>
          </table:table-cell>
          <table:table-cell office:value-type="float" office:value="37.7321826183" calcext:value-type="float">
            <text:p>37.7321826183</text:p>
          </table:table-cell>
          <table:table-cell office:value-type="float" office:value="37.6081985317" calcext:value-type="float">
            <text:p>37.6081985317</text:p>
          </table:table-cell>
          <table:table-cell office:value-type="float" office:value="37.9189305354" calcext:value-type="float">
            <text:p>37.9189305354</text:p>
          </table:table-cell>
          <table:table-cell office:value-type="float" office:value="37.8338826148" calcext:value-type="float">
            <text:p>37.833882614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13</text:p>
          </table:table-cell>
          <table:table-cell office:value-type="float" office:value="37.1183739695" calcext:value-type="float">
            <text:p>37.1183739695</text:p>
          </table:table-cell>
          <table:table-cell office:value-type="float" office:value="36.1681144215" calcext:value-type="float">
            <text:p>36.1681144215</text:p>
          </table:table-cell>
          <table:table-cell office:value-type="float" office:value="38.8302782803" calcext:value-type="float">
            <text:p>38.8302782803</text:p>
          </table:table-cell>
          <table:table-cell office:value-type="float" office:value="37.7519686279" calcext:value-type="float">
            <text:p>37.751968627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13</text:p>
          </table:table-cell>
          <table:table-cell office:value-type="float" office:value="52.0399552797" calcext:value-type="float">
            <text:p>52.0399552797</text:p>
          </table:table-cell>
          <table:table-cell office:value-type="float" office:value="51.914435913" calcext:value-type="float">
            <text:p>51.914435913</text:p>
          </table:table-cell>
          <table:table-cell office:value-type="float" office:value="52.2743402557" calcext:value-type="float">
            <text:p>52.2743402557</text:p>
          </table:table-cell>
          <table:table-cell office:value-type="float" office:value="52.1437650732" calcext:value-type="float">
            <text:p>52.14376507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13</text:p>
          </table:table-cell>
          <table:table-cell office:value-type="float" office:value="54.314152935" calcext:value-type="float">
            <text:p>54.314152935</text:p>
          </table:table-cell>
          <table:table-cell office:value-type="float" office:value="54.3064150811" calcext:value-type="float">
            <text:p>54.3064150811</text:p>
          </table:table-cell>
          <table:table-cell office:value-type="float" office:value="54.3254544987" calcext:value-type="float">
            <text:p>54.3254544987</text:p>
          </table:table-cell>
          <table:table-cell office:value-type="float" office:value="54.3194446406" calcext:value-type="float">
            <text:p>54.319444640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13</text:p>
          </table:table-cell>
          <table:table-cell office:value-type="float" office:value="54.3069298135" calcext:value-type="float">
            <text:p>54.3069298135</text:p>
          </table:table-cell>
          <table:table-cell office:value-type="float" office:value="54.3043225982" calcext:value-type="float">
            <text:p>54.3043225982</text:p>
          </table:table-cell>
          <table:table-cell office:value-type="float" office:value="54.3128880906" calcext:value-type="float">
            <text:p>54.3128880906</text:p>
          </table:table-cell>
          <table:table-cell office:value-type="float" office:value="54.3095295983" calcext:value-type="float">
            <text:p>54.309529598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13</text:p>
          </table:table-cell>
          <table:table-cell office:value-type="float" office:value="54.3149696132" calcext:value-type="float">
            <text:p>54.3149696132</text:p>
          </table:table-cell>
          <table:table-cell office:value-type="float" office:value="54.3099616464" calcext:value-type="float">
            <text:p>54.3099616464</text:p>
          </table:table-cell>
          <table:table-cell office:value-type="float" office:value="54.3252204206" calcext:value-type="float">
            <text:p>54.3252204206</text:p>
          </table:table-cell>
          <table:table-cell office:value-type="float" office:value="54.3202030237" calcext:value-type="float">
            <text:p>54.320203023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13</text:p>
          </table:table-cell>
          <table:table-cell office:value-type="float" office:value="54.3169865589" calcext:value-type="float">
            <text:p>54.3169865589</text:p>
          </table:table-cell>
          <table:table-cell office:value-type="float" office:value="54.3010640852" calcext:value-type="float">
            <text:p>54.3010640852</text:p>
          </table:table-cell>
          <table:table-cell office:value-type="float" office:value="54.3384065928" calcext:value-type="float">
            <text:p>54.3384065928</text:p>
          </table:table-cell>
          <table:table-cell office:value-type="float" office:value="54.328346204" calcext:value-type="float">
            <text:p>54.32834620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13</text:p>
          </table:table-cell>
          <table:table-cell office:value-type="float" office:value="54.3174391384" calcext:value-type="float">
            <text:p>54.3174391384</text:p>
          </table:table-cell>
          <table:table-cell office:value-type="float" office:value="54.3152882554" calcext:value-type="float">
            <text:p>54.3152882554</text:p>
          </table:table-cell>
          <table:table-cell office:value-type="float" office:value="54.3225248036" calcext:value-type="float">
            <text:p>54.3225248036</text:p>
          </table:table-cell>
          <table:table-cell office:value-type="float" office:value="54.3200359273" calcext:value-type="float">
            <text:p>54.320035927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13</text:p>
          </table:table-cell>
          <table:table-cell office:value-type="float" office:value="54.3078354961" calcext:value-type="float">
            <text:p>54.3078354961</text:p>
          </table:table-cell>
          <table:table-cell office:value-type="float" office:value="54.1908515631" calcext:value-type="float">
            <text:p>54.1908515631</text:p>
          </table:table-cell>
          <table:table-cell office:value-type="float" office:value="54.4570313898" calcext:value-type="float">
            <text:p>54.4570313898</text:p>
          </table:table-cell>
          <table:table-cell office:value-type="float" office:value="54.3857584224" calcext:value-type="float">
            <text:p>54.385758422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13</text:p>
          </table:table-cell>
          <table:table-cell office:value-type="float" office:value="37.687595683" calcext:value-type="float">
            <text:p>37.687595683</text:p>
          </table:table-cell>
          <table:table-cell office:value-type="float" office:value="37.6317704729" calcext:value-type="float">
            <text:p>37.6317704729</text:p>
          </table:table-cell>
          <table:table-cell office:value-type="float" office:value="37.8382930557" calcext:value-type="float">
            <text:p>37.8382930557</text:p>
          </table:table-cell>
          <table:table-cell office:value-type="float" office:value="37.7509534082" calcext:value-type="float">
            <text:p>37.750953408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13</text:p>
          </table:table-cell>
          <table:table-cell office:value-type="float" office:value="54.1897423929" calcext:value-type="float">
            <text:p>54.1897423929</text:p>
          </table:table-cell>
          <table:table-cell office:value-type="float" office:value="54.1397171867" calcext:value-type="float">
            <text:p>54.1397171867</text:p>
          </table:table-cell>
          <table:table-cell office:value-type="float" office:value="54.3107731131" calcext:value-type="float">
            <text:p>54.3107731131</text:p>
          </table:table-cell>
          <table:table-cell office:value-type="float" office:value="54.2456693671" calcext:value-type="float">
            <text:p>54.2456693671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13</text:p>
          </table:table-cell>
          <table:table-cell office:value-type="float" office:value="37.7477531671" calcext:value-type="float">
            <text:p>37.7477531671</text:p>
          </table:table-cell>
          <table:table-cell office:value-type="float" office:value="37.7406057008" calcext:value-type="float">
            <text:p>37.7406057008</text:p>
          </table:table-cell>
          <table:table-cell office:value-type="float" office:value="37.7631965624" calcext:value-type="float">
            <text:p>37.7631965624</text:p>
          </table:table-cell>
          <table:table-cell office:value-type="float" office:value="37.7556226399" calcext:value-type="float">
            <text:p>37.7556226399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13</text:p>
          </table:table-cell>
          <table:table-cell office:value-type="float" office:value="53.5772101242" calcext:value-type="float">
            <text:p>53.5772101242</text:p>
          </table:table-cell>
          <table:table-cell office:value-type="float" office:value="53.39634073" calcext:value-type="float">
            <text:p>53.39634073</text:p>
          </table:table-cell>
          <table:table-cell office:value-type="float" office:value="53.9344803896" calcext:value-type="float">
            <text:p>53.9344803896</text:p>
          </table:table-cell>
          <table:table-cell office:value-type="float" office:value="53.7530933794" calcext:value-type="float">
            <text:p>53.7530933794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13</text:p>
          </table:table-cell>
          <table:table-cell office:value-type="float" office:value="53.9286360082" calcext:value-type="float">
            <text:p>53.9286360082</text:p>
          </table:table-cell>
          <table:table-cell office:value-type="float" office:value="53.9085478623" calcext:value-type="float">
            <text:p>53.9085478623</text:p>
          </table:table-cell>
          <table:table-cell office:value-type="float" office:value="53.9744212112" calcext:value-type="float">
            <text:p>53.9744212112</text:p>
          </table:table-cell>
          <table:table-cell office:value-type="float" office:value="53.9527377649" calcext:value-type="float">
            <text:p>53.9527377649</text:p>
          </table:table-cell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13</text:p>
          </table:table-cell>
          <table:table-cell office:value-type="float" office:value="37.7397862704" calcext:value-type="float">
            <text:p>37.7397862704</text:p>
          </table:table-cell>
          <table:table-cell office:value-type="float" office:value="37.7166023688" calcext:value-type="float">
            <text:p>37.7166023688</text:p>
          </table:table-cell>
          <table:table-cell office:value-type="float" office:value="37.7786958332" calcext:value-type="float">
            <text:p>37.7786958332</text:p>
          </table:table-cell>
          <table:table-cell office:value-type="float" office:value="37.7576639167" calcext:value-type="float">
            <text:p>37.7576639167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16</text:p>
          </table:table-cell>
          <table:table-cell office:value-type="float" office:value="32.5191050553" calcext:value-type="float">
            <text:p>32.5191050553</text:p>
          </table:table-cell>
          <table:table-cell office:value-type="float" office:value="32.5166280733" calcext:value-type="float">
            <text:p>32.5166280733</text:p>
          </table:table-cell>
          <table:table-cell office:value-type="float" office:value="32.5240555906" calcext:value-type="float">
            <text:p>32.5240555906</text:p>
          </table:table-cell>
          <table:table-cell office:value-type="float" office:value="32.5213546943" calcext:value-type="float">
            <text:p>32.521354694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16</text:p>
          </table:table-cell>
          <table:table-cell office:value-type="float" office:value="44.4279764581" calcext:value-type="float">
            <text:p>44.4279764581</text:p>
          </table:table-cell>
          <table:table-cell office:value-type="float" office:value="43.4704200553" calcext:value-type="float">
            <text:p>43.4704200553</text:p>
          </table:table-cell>
          <table:table-cell office:value-type="float" office:value="47.0394520985" calcext:value-type="float">
            <text:p>47.0394520985</text:p>
          </table:table-cell>
          <table:table-cell office:value-type="float" office:value="45.5135892375" calcext:value-type="float">
            <text:p>45.513589237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16</text:p>
          </table:table-cell>
          <table:table-cell office:value-type="float" office:value="44.4157393689" calcext:value-type="float">
            <text:p>44.4157393689</text:p>
          </table:table-cell>
          <table:table-cell office:value-type="float" office:value="43.4495509109" calcext:value-type="float">
            <text:p>43.4495509109</text:p>
          </table:table-cell>
          <table:table-cell office:value-type="float" office:value="47.0480482623" calcext:value-type="float">
            <text:p>47.0480482623</text:p>
          </table:table-cell>
          <table:table-cell office:value-type="float" office:value="45.5017263464" calcext:value-type="float">
            <text:p>45.501726346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16</text:p>
          </table:table-cell>
          <table:table-cell office:value-type="float" office:value="44.3657689218" calcext:value-type="float">
            <text:p>44.3657689218</text:p>
          </table:table-cell>
          <table:table-cell office:value-type="float" office:value="43.3405838072" calcext:value-type="float">
            <text:p>43.3405838072</text:p>
          </table:table-cell>
          <table:table-cell office:value-type="float" office:value="47.1694593939" calcext:value-type="float">
            <text:p>47.1694593939</text:p>
          </table:table-cell>
          <table:table-cell office:value-type="float" office:value="45.490666538" calcext:value-type="float">
            <text:p>45.49066653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16</text:p>
          </table:table-cell>
          <table:table-cell office:value-type="float" office:value="43.9674470493" calcext:value-type="float">
            <text:p>43.9674470493</text:p>
          </table:table-cell>
          <table:table-cell office:value-type="float" office:value="43.8964422993" calcext:value-type="float">
            <text:p>43.8964422993</text:p>
          </table:table-cell>
          <table:table-cell office:value-type="float" office:value="44.0961716625" calcext:value-type="float">
            <text:p>44.0961716625</text:p>
          </table:table-cell>
          <table:table-cell office:value-type="float" office:value="44.0207558063" calcext:value-type="float">
            <text:p>44.020755806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16</text:p>
          </table:table-cell>
          <table:table-cell office:value-type="float" office:value="44.2931168225" calcext:value-type="float">
            <text:p>44.2931168225</text:p>
          </table:table-cell>
          <table:table-cell office:value-type="float" office:value="42.7695018559" calcext:value-type="float">
            <text:p>42.7695018559</text:p>
          </table:table-cell>
          <table:table-cell office:value-type="float" office:value="47.1444511214" calcext:value-type="float">
            <text:p>47.1444511214</text:p>
          </table:table-cell>
          <table:table-cell office:value-type="float" office:value="45.4311415294" calcext:value-type="float">
            <text:p>45.431141529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16</text:p>
          </table:table-cell>
          <table:table-cell office:value-type="float" office:value="43.3245920254" calcext:value-type="float">
            <text:p>43.3245920254</text:p>
          </table:table-cell>
          <table:table-cell office:value-type="float" office:value="42.4909184994" calcext:value-type="float">
            <text:p>42.4909184994</text:p>
          </table:table-cell>
          <table:table-cell office:value-type="float" office:value="45.6033390652" calcext:value-type="float">
            <text:p>45.6033390652</text:p>
          </table:table-cell>
          <table:table-cell office:value-type="float" office:value="44.2506780018" calcext:value-type="float">
            <text:p>44.250678001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16</text:p>
          </table:table-cell>
          <table:table-cell office:value-type="float" office:value="45.3876079679" calcext:value-type="float">
            <text:p>45.3876079679</text:p>
          </table:table-cell>
          <table:table-cell office:value-type="float" office:value="45.3075734884" calcext:value-type="float">
            <text:p>45.3075734884</text:p>
          </table:table-cell>
          <table:table-cell office:value-type="float" office:value="45.5330443588" calcext:value-type="float">
            <text:p>45.5330443588</text:p>
          </table:table-cell>
          <table:table-cell office:value-type="float" office:value="45.4587168966" calcext:value-type="float">
            <text:p>45.458716896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16</text:p>
          </table:table-cell>
          <table:table-cell office:value-type="float" office:value="32.5129896107" calcext:value-type="float">
            <text:p>32.5129896107</text:p>
          </table:table-cell>
          <table:table-cell office:value-type="float" office:value="32.5121403689" calcext:value-type="float">
            <text:p>32.5121403689</text:p>
          </table:table-cell>
          <table:table-cell office:value-type="float" office:value="32.5146960498" calcext:value-type="float">
            <text:p>32.5146960498</text:p>
          </table:table-cell>
          <table:table-cell office:value-type="float" office:value="32.5138693238" calcext:value-type="float">
            <text:p>32.513869323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16</text:p>
          </table:table-cell>
          <table:table-cell office:value-type="float" office:value="45.0211079188" calcext:value-type="float">
            <text:p>45.0211079188</text:p>
          </table:table-cell>
          <table:table-cell office:value-type="float" office:value="44.9230497004" calcext:value-type="float">
            <text:p>44.9230497004</text:p>
          </table:table-cell>
          <table:table-cell office:value-type="float" office:value="45.2707443531" calcext:value-type="float">
            <text:p>45.2707443531</text:p>
          </table:table-cell>
          <table:table-cell office:value-type="float" office:value="45.1306124278" calcext:value-type="float">
            <text:p>45.130612427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16</text:p>
          </table:table-cell>
          <table:table-cell office:value-type="float" office:value="32.5192352866" calcext:value-type="float">
            <text:p>32.5192352866</text:p>
          </table:table-cell>
          <table:table-cell office:value-type="float" office:value="32.5178616751" calcext:value-type="float">
            <text:p>32.5178616751</text:p>
          </table:table-cell>
          <table:table-cell office:value-type="float" office:value="32.5227825626" calcext:value-type="float">
            <text:p>32.5227825626</text:p>
          </table:table-cell>
          <table:table-cell office:value-type="float" office:value="32.5208585863" calcext:value-type="float">
            <text:p>32.5208585863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16</text:p>
          </table:table-cell>
          <table:table-cell office:value-type="float" office:value="44.5556493297" calcext:value-type="float">
            <text:p>44.5556493297</text:p>
          </table:table-cell>
          <table:table-cell office:value-type="float" office:value="42.9714096074" calcext:value-type="float">
            <text:p>42.9714096074</text:p>
          </table:table-cell>
          <table:table-cell office:value-type="float" office:value="46.6487889676" calcext:value-type="float">
            <text:p>46.6487889676</text:p>
          </table:table-cell>
          <table:table-cell office:value-type="float" office:value="45.661174158" calcext:value-type="float">
            <text:p>45.66117415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16</text:p>
          </table:table-cell>
          <table:table-cell office:value-type="float" office:value="44.1649945228" calcext:value-type="float">
            <text:p>44.1649945228</text:p>
          </table:table-cell>
          <table:table-cell office:value-type="float" office:value="43.3312633024" calcext:value-type="float">
            <text:p>43.3312633024</text:p>
          </table:table-cell>
          <table:table-cell office:value-type="float" office:value="45.7316287406" calcext:value-type="float">
            <text:p>45.7316287406</text:p>
          </table:table-cell>
          <table:table-cell office:value-type="float" office:value="45.0283993017" calcext:value-type="float">
            <text:p>45.0283993017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16</text:p>
          </table:table-cell>
          <table:table-cell office:value-type="float" office:value="32.514691166" calcext:value-type="float">
            <text:p>32.514691166</text:p>
          </table:table-cell>
          <table:table-cell office:value-type="float" office:value="32.5125340682" calcext:value-type="float">
            <text:p>32.5125340682</text:p>
          </table:table-cell>
          <table:table-cell office:value-type="float" office:value="32.5202658599" calcext:value-type="float">
            <text:p>32.5202658599</text:p>
          </table:table-cell>
          <table:table-cell office:value-type="float" office:value="32.5172138277" calcext:value-type="float">
            <text:p>32.5172138277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21</text:p>
          </table:table-cell>
          <table:table-cell office:value-type="float" office:value="38.5860081905" calcext:value-type="float">
            <text:p>38.5860081905</text:p>
          </table:table-cell>
          <table:table-cell office:value-type="float" office:value="37.5016327089" calcext:value-type="float">
            <text:p>37.5016327089</text:p>
          </table:table-cell>
          <table:table-cell office:value-type="float" office:value="39.9593320003" calcext:value-type="float">
            <text:p>39.9593320003</text:p>
          </table:table-cell>
          <table:table-cell office:value-type="float" office:value="39.3013535626" calcext:value-type="float">
            <text:p>39.301353562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21</text:p>
          </table:table-cell>
          <table:table-cell office:value-type="float" office:value="54.6678171557" calcext:value-type="float">
            <text:p>54.6678171557</text:p>
          </table:table-cell>
          <table:table-cell office:value-type="float" office:value="54.3242776603" calcext:value-type="float">
            <text:p>54.3242776603</text:p>
          </table:table-cell>
          <table:table-cell office:value-type="float" office:value="55.1083947687" calcext:value-type="float">
            <text:p>55.1083947687</text:p>
          </table:table-cell>
          <table:table-cell office:value-type="float" office:value="54.8982819918" calcext:value-type="float">
            <text:p>54.898281991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21</text:p>
          </table:table-cell>
          <table:table-cell office:value-type="float" office:value="54.6681606591" calcext:value-type="float">
            <text:p>54.6681606591</text:p>
          </table:table-cell>
          <table:table-cell office:value-type="float" office:value="54.662702832" calcext:value-type="float">
            <text:p>54.662702832</text:p>
          </table:table-cell>
          <table:table-cell office:value-type="float" office:value="54.6769390611" calcext:value-type="float">
            <text:p>54.6769390611</text:p>
          </table:table-cell>
          <table:table-cell office:value-type="float" office:value="54.6727888107" calcext:value-type="float">
            <text:p>54.672788810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21</text:p>
          </table:table-cell>
          <table:table-cell office:value-type="float" office:value="54.6690490441" calcext:value-type="float">
            <text:p>54.6690490441</text:p>
          </table:table-cell>
          <table:table-cell office:value-type="float" office:value="54.6637788775" calcext:value-type="float">
            <text:p>54.6637788775</text:p>
          </table:table-cell>
          <table:table-cell office:value-type="float" office:value="54.6767820475" calcext:value-type="float">
            <text:p>54.6767820475</text:p>
          </table:table-cell>
          <table:table-cell office:value-type="float" office:value="54.67305198" calcext:value-type="float">
            <text:p>54.6730519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21</text:p>
          </table:table-cell>
          <table:table-cell office:value-type="float" office:value="54.6695923347" calcext:value-type="float">
            <text:p>54.6695923347</text:p>
          </table:table-cell>
          <table:table-cell office:value-type="float" office:value="54.6667559159" calcext:value-type="float">
            <text:p>54.6667559159</text:p>
          </table:table-cell>
          <table:table-cell office:value-type="float" office:value="54.6750580228" calcext:value-type="float">
            <text:p>54.6750580228</text:p>
          </table:table-cell>
          <table:table-cell office:value-type="float" office:value="54.6724706972" calcext:value-type="float">
            <text:p>54.672470697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21</text:p>
          </table:table-cell>
          <table:table-cell office:value-type="float" office:value="54.6695404174" calcext:value-type="float">
            <text:p>54.6695404174</text:p>
          </table:table-cell>
          <table:table-cell office:value-type="float" office:value="54.668012966" calcext:value-type="float">
            <text:p>54.668012966</text:p>
          </table:table-cell>
          <table:table-cell office:value-type="float" office:value="54.6727456314" calcext:value-type="float">
            <text:p>54.6727456314</text:p>
          </table:table-cell>
          <table:table-cell office:value-type="float" office:value="54.671237036" calcext:value-type="float">
            <text:p>54.671237036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21</text:p>
          </table:table-cell>
          <table:table-cell office:value-type="float" office:value="54.6702570444" calcext:value-type="float">
            <text:p>54.6702570444</text:p>
          </table:table-cell>
          <table:table-cell office:value-type="float" office:value="54.6591206853" calcext:value-type="float">
            <text:p>54.6591206853</text:p>
          </table:table-cell>
          <table:table-cell office:value-type="float" office:value="54.6856102388" calcext:value-type="float">
            <text:p>54.6856102388</text:p>
          </table:table-cell>
          <table:table-cell office:value-type="float" office:value="54.678460315" calcext:value-type="float">
            <text:p>54.67846031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21</text:p>
          </table:table-cell>
          <table:table-cell office:value-type="float" office:value="54.6707041256" calcext:value-type="float">
            <text:p>54.6707041256</text:p>
          </table:table-cell>
          <table:table-cell office:value-type="float" office:value="54.6517476773" calcext:value-type="float">
            <text:p>54.6517476773</text:p>
          </table:table-cell>
          <table:table-cell office:value-type="float" office:value="54.6983467507" calcext:value-type="float">
            <text:p>54.6983467507</text:p>
          </table:table-cell>
          <table:table-cell office:value-type="float" office:value="54.6854958939" calcext:value-type="float">
            <text:p>54.685495893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21</text:p>
          </table:table-cell>
          <table:table-cell office:value-type="float" office:value="37.2397730999" calcext:value-type="float">
            <text:p>37.2397730999</text:p>
          </table:table-cell>
          <table:table-cell office:value-type="float" office:value="37.2196689497" calcext:value-type="float">
            <text:p>37.2196689497</text:p>
          </table:table-cell>
          <table:table-cell office:value-type="float" office:value="37.2686503385" calcext:value-type="float">
            <text:p>37.2686503385</text:p>
          </table:table-cell>
          <table:table-cell office:value-type="float" office:value="37.2551755975" calcext:value-type="float">
            <text:p>37.255175597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21</text:p>
          </table:table-cell>
          <table:table-cell office:value-type="float" office:value="54.3126422669" calcext:value-type="float">
            <text:p>54.3126422669</text:p>
          </table:table-cell>
          <table:table-cell office:value-type="float" office:value="54.3102027599" calcext:value-type="float">
            <text:p>54.3102027599</text:p>
          </table:table-cell>
          <table:table-cell office:value-type="float" office:value="54.3178889098" calcext:value-type="float">
            <text:p>54.3178889098</text:p>
          </table:table-cell>
          <table:table-cell office:value-type="float" office:value="54.3149286763" calcext:value-type="float">
            <text:p>54.314928676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21</text:p>
          </table:table-cell>
          <table:table-cell office:value-type="float" office:value="37.2287798207" calcext:value-type="float">
            <text:p>37.2287798207</text:p>
          </table:table-cell>
          <table:table-cell office:value-type="float" office:value="37.2129415126" calcext:value-type="float">
            <text:p>37.2129415126</text:p>
          </table:table-cell>
          <table:table-cell office:value-type="float" office:value="37.2671388293" calcext:value-type="float">
            <text:p>37.2671388293</text:p>
          </table:table-cell>
          <table:table-cell office:value-type="float" office:value="37.2460193743" calcext:value-type="float">
            <text:p>37.246019374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21</text:p>
          </table:table-cell>
          <table:table-cell office:value-type="float" office:value="54.3947756561" calcext:value-type="float">
            <text:p>54.3947756561</text:p>
          </table:table-cell>
          <table:table-cell office:value-type="float" office:value="54.3894206213" calcext:value-type="float">
            <text:p>54.3894206213</text:p>
          </table:table-cell>
          <table:table-cell office:value-type="float" office:value="54.4034718105" calcext:value-type="float">
            <text:p>54.4034718105</text:p>
          </table:table-cell>
          <table:table-cell office:value-type="float" office:value="54.398696696" calcext:value-type="float">
            <text:p>54.39869669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21</text:p>
          </table:table-cell>
          <table:table-cell office:value-type="float" office:value="51.8122155126" calcext:value-type="float">
            <text:p>51.8122155126</text:p>
          </table:table-cell>
          <table:table-cell office:value-type="float" office:value="51.8037956229" calcext:value-type="float">
            <text:p>51.8037956229</text:p>
          </table:table-cell>
          <table:table-cell office:value-type="float" office:value="51.8317865665" calcext:value-type="float">
            <text:p>51.8317865665</text:p>
          </table:table-cell>
          <table:table-cell office:value-type="float" office:value="51.8222976779" calcext:value-type="float">
            <text:p>51.8222976779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21</text:p>
          </table:table-cell>
          <table:table-cell office:value-type="float" office:value="37.2361093316" calcext:value-type="float">
            <text:p>37.2361093316</text:p>
          </table:table-cell>
          <table:table-cell office:value-type="float" office:value="37.0636810407" calcext:value-type="float">
            <text:p>37.0636810407</text:p>
          </table:table-cell>
          <table:table-cell office:value-type="float" office:value="37.4651113425" calcext:value-type="float">
            <text:p>37.4651113425</text:p>
          </table:table-cell>
          <table:table-cell office:value-type="float" office:value="37.3574216484" calcext:value-type="float">
            <text:p>37.3574216484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32</text:p>
          </table:table-cell>
          <table:table-cell office:value-type="float" office:value="32.5175565105" calcext:value-type="float">
            <text:p>32.5175565105</text:p>
          </table:table-cell>
          <table:table-cell office:value-type="float" office:value="32.5115723807" calcext:value-type="float">
            <text:p>32.5115723807</text:p>
          </table:table-cell>
          <table:table-cell office:value-type="float" office:value="32.5272105299" calcext:value-type="float">
            <text:p>32.5272105299</text:p>
          </table:table-cell>
          <table:table-cell office:value-type="float" office:value="32.5227659222" calcext:value-type="float">
            <text:p>32.522765922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32</text:p>
          </table:table-cell>
          <table:table-cell office:value-type="float" office:value="44.311683646" calcext:value-type="float">
            <text:p>44.311683646</text:p>
          </table:table-cell>
          <table:table-cell office:value-type="float" office:value="43.237848989" calcext:value-type="float">
            <text:p>43.237848989</text:p>
          </table:table-cell>
          <table:table-cell office:value-type="float" office:value="47.2435885766" calcext:value-type="float">
            <text:p>47.2435885766</text:p>
          </table:table-cell>
          <table:table-cell office:value-type="float" office:value="45.5005655611" calcext:value-type="float">
            <text:p>45.5005655611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32</text:p>
          </table:table-cell>
          <table:table-cell office:value-type="float" office:value="44.2923599354" calcext:value-type="float">
            <text:p>44.2923599354</text:p>
          </table:table-cell>
          <table:table-cell office:value-type="float" office:value="43.2024432966" calcext:value-type="float">
            <text:p>43.2024432966</text:p>
          </table:table-cell>
          <table:table-cell office:value-type="float" office:value="47.2724633613" calcext:value-type="float">
            <text:p>47.2724633613</text:p>
          </table:table-cell>
          <table:table-cell office:value-type="float" office:value="45.4913207701" calcext:value-type="float">
            <text:p>45.491320770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32</text:p>
          </table:table-cell>
          <table:table-cell office:value-type="float" office:value="44.3017614993" calcext:value-type="float">
            <text:p>44.3017614993</text:p>
          </table:table-cell>
          <table:table-cell office:value-type="float" office:value="43.2087607013" calcext:value-type="float">
            <text:p>43.2087607013</text:p>
          </table:table-cell>
          <table:table-cell office:value-type="float" office:value="47.2886084942" calcext:value-type="float">
            <text:p>47.2886084942</text:p>
          </table:table-cell>
          <table:table-cell office:value-type="float" office:value="45.511671131" calcext:value-type="float">
            <text:p>45.51167113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32</text:p>
          </table:table-cell>
          <table:table-cell office:value-type="float" office:value="43.332389017" calcext:value-type="float">
            <text:p>43.332389017</text:p>
          </table:table-cell>
          <table:table-cell office:value-type="float" office:value="42.2030922361" calcext:value-type="float">
            <text:p>42.2030922361</text:p>
          </table:table-cell>
          <table:table-cell office:value-type="float" office:value="45.5781604627" calcext:value-type="float">
            <text:p>45.5781604627</text:p>
          </table:table-cell>
          <table:table-cell office:value-type="float" office:value="44.2539510051" calcext:value-type="float">
            <text:p>44.253951005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32</text:p>
          </table:table-cell>
          <table:table-cell office:value-type="float" office:value="44.3357806675" calcext:value-type="float">
            <text:p>44.3357806675</text:p>
          </table:table-cell>
          <table:table-cell office:value-type="float" office:value="43.2874414418" calcext:value-type="float">
            <text:p>43.2874414418</text:p>
          </table:table-cell>
          <table:table-cell office:value-type="float" office:value="47.1971058709" calcext:value-type="float">
            <text:p>47.1971058709</text:p>
          </table:table-cell>
          <table:table-cell office:value-type="float" office:value="45.5020817578" calcext:value-type="float">
            <text:p>45.5020817578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32</text:p>
          </table:table-cell>
          <table:table-cell office:value-type="float" office:value="43.2947293963" calcext:value-type="float">
            <text:p>43.2947293963</text:p>
          </table:table-cell>
          <table:table-cell office:value-type="float" office:value="42.4659047314" calcext:value-type="float">
            <text:p>42.4659047314</text:p>
          </table:table-cell>
          <table:table-cell office:value-type="float" office:value="45.5606802071" calcext:value-type="float">
            <text:p>45.5606802071</text:p>
          </table:table-cell>
          <table:table-cell office:value-type="float" office:value="44.202568618" calcext:value-type="float">
            <text:p>44.20256861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32</text:p>
          </table:table-cell>
          <table:table-cell office:value-type="float" office:value="44.1638578499" calcext:value-type="float">
            <text:p>44.1638578499</text:p>
          </table:table-cell>
          <table:table-cell office:value-type="float" office:value="43.3166473526" calcext:value-type="float">
            <text:p>43.3166473526</text:p>
          </table:table-cell>
          <table:table-cell office:value-type="float" office:value="46.348066808" calcext:value-type="float">
            <text:p>46.348066808</text:p>
          </table:table-cell>
          <table:table-cell office:value-type="float" office:value="45.1236039153" calcext:value-type="float">
            <text:p>45.1236039153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32</text:p>
          </table:table-cell>
          <table:table-cell office:value-type="float" office:value="32.5174567208" calcext:value-type="float">
            <text:p>32.5174567208</text:p>
          </table:table-cell>
          <table:table-cell office:value-type="float" office:value="32.5118575531" calcext:value-type="float">
            <text:p>32.5118575531</text:p>
          </table:table-cell>
          <table:table-cell office:value-type="float" office:value="32.5255530791" calcext:value-type="float">
            <text:p>32.5255530791</text:p>
          </table:table-cell>
          <table:table-cell office:value-type="float" office:value="32.5218268282" calcext:value-type="float">
            <text:p>32.521826828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32</text:p>
          </table:table-cell>
          <table:table-cell office:value-type="float" office:value="44.7844850317" calcext:value-type="float">
            <text:p>44.7844850317</text:p>
          </table:table-cell>
          <table:table-cell office:value-type="float" office:value="44.7236135683" calcext:value-type="float">
            <text:p>44.7236135683</text:p>
          </table:table-cell>
          <table:table-cell office:value-type="float" office:value="44.9158885277" calcext:value-type="float">
            <text:p>44.9158885277</text:p>
          </table:table-cell>
          <table:table-cell office:value-type="float" office:value="44.8450958716" calcext:value-type="float">
            <text:p>44.845095871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32</text:p>
          </table:table-cell>
          <table:table-cell office:value-type="float" office:value="32.5169841944" calcext:value-type="float">
            <text:p>32.5169841944</text:p>
          </table:table-cell>
          <table:table-cell office:value-type="float" office:value="32.5130718533" calcext:value-type="float">
            <text:p>32.5130718533</text:p>
          </table:table-cell>
          <table:table-cell office:value-type="float" office:value="32.5224182153" calcext:value-type="float">
            <text:p>32.5224182153</text:p>
          </table:table-cell>
          <table:table-cell office:value-type="float" office:value="32.5198826324" calcext:value-type="float">
            <text:p>32.519882632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32</text:p>
          </table:table-cell>
          <table:table-cell office:value-type="float" office:value="44.5522638668" calcext:value-type="float">
            <text:p>44.5522638668</text:p>
          </table:table-cell>
          <table:table-cell office:value-type="float" office:value="43.6538694757" calcext:value-type="float">
            <text:p>43.6538694757</text:p>
          </table:table-cell>
          <table:table-cell office:value-type="float" office:value="45.7975417349" calcext:value-type="float">
            <text:p>45.7975417349</text:p>
          </table:table-cell>
          <table:table-cell office:value-type="float" office:value="45.2187614736" calcext:value-type="float">
            <text:p>45.21876147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32</text:p>
          </table:table-cell>
          <table:table-cell office:value-type="float" office:value="44.2535788493" calcext:value-type="float">
            <text:p>44.2535788493</text:p>
          </table:table-cell>
          <table:table-cell office:value-type="float" office:value="43.5980358034" calcext:value-type="float">
            <text:p>43.5980358034</text:p>
          </table:table-cell>
          <table:table-cell office:value-type="float" office:value="45.3456304877" calcext:value-type="float">
            <text:p>45.3456304877</text:p>
          </table:table-cell>
          <table:table-cell office:value-type="float" office:value="44.8533643629" calcext:value-type="float">
            <text:p>44.8533643629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32</text:p>
          </table:table-cell>
          <table:table-cell office:value-type="float" office:value="32.520742314" calcext:value-type="float">
            <text:p>32.520742314</text:p>
          </table:table-cell>
          <table:table-cell office:value-type="float" office:value="32.5186599338" calcext:value-type="float">
            <text:p>32.5186599338</text:p>
          </table:table-cell>
          <table:table-cell office:value-type="float" office:value="32.5238816735" calcext:value-type="float">
            <text:p>32.5238816735</text:p>
          </table:table-cell>
          <table:table-cell office:value-type="float" office:value="32.5224295898" calcext:value-type="float">
            <text:p>32.522429589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34</text:p>
          </table:table-cell>
          <table:table-cell office:value-type="float" office:value="37.5234168982" calcext:value-type="float">
            <text:p>37.5234168982</text:p>
          </table:table-cell>
          <table:table-cell office:value-type="float" office:value="37.5218552686" calcext:value-type="float">
            <text:p>37.5218552686</text:p>
          </table:table-cell>
          <table:table-cell office:value-type="float" office:value="37.5263404456" calcext:value-type="float">
            <text:p>37.5263404456</text:p>
          </table:table-cell>
          <table:table-cell office:value-type="float" office:value="37.524892022" calcext:value-type="float">
            <text:p>37.52489202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34</text:p>
          </table:table-cell>
          <table:table-cell office:value-type="float" office:value="52.8760795126" calcext:value-type="float">
            <text:p>52.8760795126</text:p>
          </table:table-cell>
          <table:table-cell office:value-type="float" office:value="49.6254414331" calcext:value-type="float">
            <text:p>49.6254414331</text:p>
          </table:table-cell>
          <table:table-cell office:value-type="float" office:value="58.7140847133" calcext:value-type="float">
            <text:p>58.7140847133</text:p>
          </table:table-cell>
          <table:table-cell office:value-type="float" office:value="55.0322684934" calcext:value-type="float">
            <text:p>55.03226849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34</text:p>
          </table:table-cell>
          <table:table-cell office:value-type="float" office:value="55.0272041078" calcext:value-type="float">
            <text:p>55.0272041078</text:p>
          </table:table-cell>
          <table:table-cell office:value-type="float" office:value="55.0228950864" calcext:value-type="float">
            <text:p>55.0228950864</text:p>
          </table:table-cell>
          <table:table-cell office:value-type="float" office:value="55.0339676432" calcext:value-type="float">
            <text:p>55.0339676432</text:p>
          </table:table-cell>
          <table:table-cell office:value-type="float" office:value="55.0307342119" calcext:value-type="float">
            <text:p>55.030734211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34</text:p>
          </table:table-cell>
          <table:table-cell office:value-type="float" office:value="55.0315935536" calcext:value-type="float">
            <text:p>55.0315935536</text:p>
          </table:table-cell>
          <table:table-cell office:value-type="float" office:value="55.0062861581" calcext:value-type="float">
            <text:p>55.0062861581</text:p>
          </table:table-cell>
          <table:table-cell office:value-type="float" office:value="55.0654964977" calcext:value-type="float">
            <text:p>55.0654964977</text:p>
          </table:table-cell>
          <table:table-cell office:value-type="float" office:value="55.0494784711" calcext:value-type="float">
            <text:p>55.049478471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34</text:p>
          </table:table-cell>
          <table:table-cell office:value-type="float" office:value="52.5333924334" calcext:value-type="float">
            <text:p>52.5333924334</text:p>
          </table:table-cell>
          <table:table-cell office:value-type="float" office:value="50.2269858127" calcext:value-type="float">
            <text:p>50.2269858127</text:p>
          </table:table-cell>
          <table:table-cell office:value-type="float" office:value="58.841962158" calcext:value-type="float">
            <text:p>58.841962158</text:p>
          </table:table-cell>
          <table:table-cell office:value-type="float" office:value="55.038414585" calcext:value-type="float">
            <text:p>55.038414585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34</text:p>
          </table:table-cell>
          <table:table-cell office:value-type="float" office:value="55.0311541072" calcext:value-type="float">
            <text:p>55.0311541072</text:p>
          </table:table-cell>
          <table:table-cell office:value-type="float" office:value="55.0296266501" calcext:value-type="float">
            <text:p>55.0296266501</text:p>
          </table:table-cell>
          <table:table-cell office:value-type="float" office:value="55.0339098729" calcext:value-type="float">
            <text:p>55.0339098729</text:p>
          </table:table-cell>
          <table:table-cell office:value-type="float" office:value="55.0326121691" calcext:value-type="float">
            <text:p>55.032612169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34</text:p>
          </table:table-cell>
          <table:table-cell office:value-type="float" office:value="52.5320361884" calcext:value-type="float">
            <text:p>52.5320361884</text:p>
          </table:table-cell>
          <table:table-cell office:value-type="float" office:value="48.7608060945" calcext:value-type="float">
            <text:p>48.7608060945</text:p>
          </table:table-cell>
          <table:table-cell office:value-type="float" office:value="59.3028466736" calcext:value-type="float">
            <text:p>59.3028466736</text:p>
          </table:table-cell>
          <table:table-cell office:value-type="float" office:value="55.0317289712" calcext:value-type="float">
            <text:p>55.0317289712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34</text:p>
          </table:table-cell>
          <table:table-cell office:value-type="float" office:value="55.0313018296" calcext:value-type="float">
            <text:p>55.0313018296</text:p>
          </table:table-cell>
          <table:table-cell office:value-type="float" office:value="55.0275152314" calcext:value-type="float">
            <text:p>55.0275152314</text:p>
          </table:table-cell>
          <table:table-cell office:value-type="float" office:value="55.0371266645" calcext:value-type="float">
            <text:p>55.0371266645</text:p>
          </table:table-cell>
          <table:table-cell office:value-type="float" office:value="55.0343018843" calcext:value-type="float">
            <text:p>55.034301884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34</text:p>
          </table:table-cell>
          <table:table-cell office:value-type="float" office:value="37.5228748503" calcext:value-type="float">
            <text:p>37.5228748503</text:p>
          </table:table-cell>
          <table:table-cell office:value-type="float" office:value="37.5171433612" calcext:value-type="float">
            <text:p>37.5171433612</text:p>
          </table:table-cell>
          <table:table-cell office:value-type="float" office:value="37.5323009196" calcext:value-type="float">
            <text:p>37.5323009196</text:p>
          </table:table-cell>
          <table:table-cell office:value-type="float" office:value="37.5280701065" calcext:value-type="float">
            <text:p>37.528070106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34</text:p>
          </table:table-cell>
          <table:table-cell office:value-type="float" office:value="52.3366909756" calcext:value-type="float">
            <text:p>52.3366909756</text:p>
          </table:table-cell>
          <table:table-cell office:value-type="float" office:value="50.9820829451" calcext:value-type="float">
            <text:p>50.9820829451</text:p>
          </table:table-cell>
          <table:table-cell office:value-type="float" office:value="56.0417184776" calcext:value-type="float">
            <text:p>56.0417184776</text:p>
          </table:table-cell>
          <table:table-cell office:value-type="float" office:value="53.8150347311" calcext:value-type="float">
            <text:p>53.81503473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34</text:p>
          </table:table-cell>
          <table:table-cell office:value-type="float" office:value="37.5244992252" calcext:value-type="float">
            <text:p>37.5244992252</text:p>
          </table:table-cell>
          <table:table-cell office:value-type="float" office:value="37.5216811162" calcext:value-type="float">
            <text:p>37.5216811162</text:p>
          </table:table-cell>
          <table:table-cell office:value-type="float" office:value="37.5296098528" calcext:value-type="float">
            <text:p>37.5296098528</text:p>
          </table:table-cell>
          <table:table-cell office:value-type="float" office:value="37.5269070962" calcext:value-type="float">
            <text:p>37.526907096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34</text:p>
          </table:table-cell>
          <table:table-cell office:value-type="float" office:value="54.4108251412" calcext:value-type="float">
            <text:p>54.4108251412</text:p>
          </table:table-cell>
          <table:table-cell office:value-type="float" office:value="54.3760945234" calcext:value-type="float">
            <text:p>54.3760945234</text:p>
          </table:table-cell>
          <table:table-cell office:value-type="float" office:value="54.4646046123" calcext:value-type="float">
            <text:p>54.4646046123</text:p>
          </table:table-cell>
          <table:table-cell office:value-type="float" office:value="54.437976671" calcext:value-type="float">
            <text:p>54.43797667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34</text:p>
          </table:table-cell>
          <table:table-cell office:value-type="float" office:value="53.0323922764" calcext:value-type="float">
            <text:p>53.0323922764</text:p>
          </table:table-cell>
          <table:table-cell office:value-type="float" office:value="50.8821533117" calcext:value-type="float">
            <text:p>50.8821533117</text:p>
          </table:table-cell>
          <table:table-cell office:value-type="float" office:value="56.2323599199" calcext:value-type="float">
            <text:p>56.2323599199</text:p>
          </table:table-cell>
          <table:table-cell office:value-type="float" office:value="54.318295438" calcext:value-type="float">
            <text:p>54.318295438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34</text:p>
          </table:table-cell>
          <table:table-cell office:value-type="float" office:value="37.5242070213" calcext:value-type="float">
            <text:p>37.5242070213</text:p>
          </table:table-cell>
          <table:table-cell office:value-type="float" office:value="37.5215698743" calcext:value-type="float">
            <text:p>37.5215698743</text:p>
          </table:table-cell>
          <table:table-cell office:value-type="float" office:value="37.528161019" calcext:value-type="float">
            <text:p>37.528161019</text:p>
          </table:table-cell>
          <table:table-cell office:value-type="float" office:value="37.5263666031" calcext:value-type="float">
            <text:p>37.5263666031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55</text:p>
          </table:table-cell>
          <table:table-cell office:value-type="float" office:value="37.1662381219" calcext:value-type="float">
            <text:p>37.1662381219</text:p>
          </table:table-cell>
          <table:table-cell office:value-type="float" office:value="36.9142301107" calcext:value-type="float">
            <text:p>36.9142301107</text:p>
          </table:table-cell>
          <table:table-cell office:value-type="float" office:value="37.5248668687" calcext:value-type="float">
            <text:p>37.5248668687</text:p>
          </table:table-cell>
          <table:table-cell office:value-type="float" office:value="37.3455243645" calcext:value-type="float">
            <text:p>37.345524364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55</text:p>
          </table:table-cell>
          <table:table-cell office:value-type="float" office:value="53.1404669795" calcext:value-type="float">
            <text:p>53.1404669795</text:p>
          </table:table-cell>
          <table:table-cell office:value-type="float" office:value="51.0362245847" calcext:value-type="float">
            <text:p>51.0362245847</text:p>
          </table:table-cell>
          <table:table-cell office:value-type="float" office:value="56.2876110307" calcext:value-type="float">
            <text:p>56.2876110307</text:p>
          </table:table-cell>
          <table:table-cell office:value-type="float" office:value="54.4286976102" calcext:value-type="float">
            <text:p>54.428697610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55</text:p>
          </table:table-cell>
          <table:table-cell office:value-type="float" office:value="53.1479821138" calcext:value-type="float">
            <text:p>53.1479821138</text:p>
          </table:table-cell>
          <table:table-cell office:value-type="float" office:value="50.5159097722" calcext:value-type="float">
            <text:p>50.5159097722</text:p>
          </table:table-cell>
          <table:table-cell office:value-type="float" office:value="59.2259800656" calcext:value-type="float">
            <text:p>59.2259800656</text:p>
          </table:table-cell>
          <table:table-cell office:value-type="float" office:value="55.8949415523" calcext:value-type="float">
            <text:p>55.8949415523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55</text:p>
          </table:table-cell>
          <table:table-cell office:value-type="float" office:value="53.1504836915" calcext:value-type="float">
            <text:p>53.1504836915</text:p>
          </table:table-cell>
          <table:table-cell office:value-type="float" office:value="51.5169100316" calcext:value-type="float">
            <text:p>51.5169100316</text:p>
          </table:table-cell>
          <table:table-cell office:value-type="float" office:value="57.2360477655" calcext:value-type="float">
            <text:p>57.2360477655</text:p>
          </table:table-cell>
          <table:table-cell office:value-type="float" office:value="55.0777082989" calcext:value-type="float">
            <text:p>55.0777082989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55</text:p>
          </table:table-cell>
          <table:table-cell office:value-type="float" office:value="53.8348417964" calcext:value-type="float">
            <text:p>53.8348417964</text:p>
          </table:table-cell>
          <table:table-cell office:value-type="float" office:value="52.0185534382" calcext:value-type="float">
            <text:p>52.0185534382</text:p>
          </table:table-cell>
          <table:table-cell office:value-type="float" office:value="57.1207417672" calcext:value-type="float">
            <text:p>57.1207417672</text:p>
          </table:table-cell>
          <table:table-cell office:value-type="float" office:value="55.1661667068" calcext:value-type="float">
            <text:p>55.1661667068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55</text:p>
          </table:table-cell>
          <table:table-cell office:value-type="float" office:value="53.1445926128" calcext:value-type="float">
            <text:p>53.1445926128</text:p>
          </table:table-cell>
          <table:table-cell office:value-type="float" office:value="51.8787072634" calcext:value-type="float">
            <text:p>51.8787072634</text:p>
          </table:table-cell>
          <table:table-cell office:value-type="float" office:value="56.228735601" calcext:value-type="float">
            <text:p>56.228735601</text:p>
          </table:table-cell>
          <table:table-cell office:value-type="float" office:value="54.4299309593" calcext:value-type="float">
            <text:p>54.429930959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55</text:p>
          </table:table-cell>
          <table:table-cell office:value-type="float" office:value="54.9917568936" calcext:value-type="float">
            <text:p>54.9917568936</text:p>
          </table:table-cell>
          <table:table-cell office:value-type="float" office:value="54.9179453913" calcext:value-type="float">
            <text:p>54.9179453913</text:p>
          </table:table-cell>
          <table:table-cell office:value-type="float" office:value="55.1795548916" calcext:value-type="float">
            <text:p>55.1795548916</text:p>
          </table:table-cell>
          <table:table-cell office:value-type="float" office:value="55.0818609674" calcext:value-type="float">
            <text:p>55.0818609674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55</text:p>
          </table:table-cell>
          <table:table-cell office:value-type="float" office:value="54.8633122396" calcext:value-type="float">
            <text:p>54.8633122396</text:p>
          </table:table-cell>
          <table:table-cell office:value-type="float" office:value="53.9290222445" calcext:value-type="float">
            <text:p>53.9290222445</text:p>
          </table:table-cell>
          <table:table-cell office:value-type="float" office:value="56.3073517745" calcext:value-type="float">
            <text:p>56.3073517745</text:p>
          </table:table-cell>
          <table:table-cell office:value-type="float" office:value="55.6542166971" calcext:value-type="float">
            <text:p>55.654216697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55</text:p>
          </table:table-cell>
          <table:table-cell office:value-type="float" office:value="37.1669981268" calcext:value-type="float">
            <text:p>37.1669981268</text:p>
          </table:table-cell>
          <table:table-cell office:value-type="float" office:value="36.8953670929" calcext:value-type="float">
            <text:p>36.8953670929</text:p>
          </table:table-cell>
          <table:table-cell office:value-type="float" office:value="37.5121799336" calcext:value-type="float">
            <text:p>37.5121799336</text:p>
          </table:table-cell>
          <table:table-cell office:value-type="float" office:value="37.3470412478" calcext:value-type="float">
            <text:p>37.3470412478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55</text:p>
          </table:table-cell>
          <table:table-cell office:value-type="float" office:value="55.0312956097" calcext:value-type="float">
            <text:p>55.0312956097</text:p>
          </table:table-cell>
          <table:table-cell office:value-type="float" office:value="54.8796612491" calcext:value-type="float">
            <text:p>54.8796612491</text:p>
          </table:table-cell>
          <table:table-cell office:value-type="float" office:value="55.2251666278" calcext:value-type="float">
            <text:p>55.2251666278</text:p>
          </table:table-cell>
          <table:table-cell office:value-type="float" office:value="55.1326467112" calcext:value-type="float">
            <text:p>55.1326467112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55</text:p>
          </table:table-cell>
          <table:table-cell office:value-type="float" office:value="37.1482772679" calcext:value-type="float">
            <text:p>37.1482772679</text:p>
          </table:table-cell>
          <table:table-cell office:value-type="float" office:value="37.1383462209" calcext:value-type="float">
            <text:p>37.1383462209</text:p>
          </table:table-cell>
          <table:table-cell office:value-type="float" office:value="37.1739193103" calcext:value-type="float">
            <text:p>37.1739193103</text:p>
          </table:table-cell>
          <table:table-cell office:value-type="float" office:value="37.1598019293" calcext:value-type="float">
            <text:p>37.159801929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55</text:p>
          </table:table-cell>
          <table:table-cell office:value-type="float" office:value="53.9369662342" calcext:value-type="float">
            <text:p>53.9369662342</text:p>
          </table:table-cell>
          <table:table-cell office:value-type="float" office:value="53.8207860397" calcext:value-type="float">
            <text:p>53.8207860397</text:p>
          </table:table-cell>
          <table:table-cell office:value-type="float" office:value="54.169645482" calcext:value-type="float">
            <text:p>54.169645482</text:p>
          </table:table-cell>
          <table:table-cell office:value-type="float" office:value="54.0394044219" calcext:value-type="float">
            <text:p>54.039404421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55</text:p>
          </table:table-cell>
          <table:table-cell office:value-type="float" office:value="51.94497102" calcext:value-type="float">
            <text:p>51.94497102</text:p>
          </table:table-cell>
          <table:table-cell office:value-type="float" office:value="51.9356791407" calcext:value-type="float">
            <text:p>51.9356791407</text:p>
          </table:table-cell>
          <table:table-cell office:value-type="float" office:value="51.9656969973" calcext:value-type="float">
            <text:p>51.9656969973</text:p>
          </table:table-cell>
          <table:table-cell office:value-type="float" office:value="51.9552010317" calcext:value-type="float">
            <text:p>51.9552010317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55</text:p>
          </table:table-cell>
          <table:table-cell office:value-type="float" office:value="37.1620220792" calcext:value-type="float">
            <text:p>37.1620220792</text:p>
          </table:table-cell>
          <table:table-cell office:value-type="float" office:value="32.7412589208" calcext:value-type="float">
            <text:p>32.7412589208</text:p>
          </table:table-cell>
          <table:table-cell office:value-type="float" office:value="42.750843916" calcext:value-type="float">
            <text:p>42.750843916</text:p>
          </table:table-cell>
          <table:table-cell office:value-type="float" office:value="40.071071547" calcext:value-type="float">
            <text:p>40.071071547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0_64</text:p>
          </table:table-cell>
          <table:table-cell office:value-type="float" office:value="32.5179867915" calcext:value-type="float">
            <text:p>32.5179867915</text:p>
          </table:table-cell>
          <table:table-cell office:value-type="float" office:value="32.4981104953" calcext:value-type="float">
            <text:p>32.4981104953</text:p>
          </table:table-cell>
          <table:table-cell office:value-type="float" office:value="32.5500930055" calcext:value-type="float">
            <text:p>32.5500930055</text:p>
          </table:table-cell>
          <table:table-cell office:value-type="float" office:value="32.5341517965" calcext:value-type="float">
            <text:p>32.5341517965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_64</text:p>
          </table:table-cell>
          <table:table-cell office:value-type="float" office:value="44.3347879908" calcext:value-type="float">
            <text:p>44.3347879908</text:p>
          </table:table-cell>
          <table:table-cell office:value-type="float" office:value="43.3120600989" calcext:value-type="float">
            <text:p>43.3120600989</text:p>
          </table:table-cell>
          <table:table-cell office:value-type="float" office:value="47.1318815" calcext:value-type="float">
            <text:p>47.1318815</text:p>
          </table:table-cell>
          <table:table-cell office:value-type="float" office:value="45.4492616184" calcext:value-type="float">
            <text:p>45.449261618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_64</text:p>
          </table:table-cell>
          <table:table-cell office:value-type="float" office:value="44.3094319287" calcext:value-type="float">
            <text:p>44.3094319287</text:p>
          </table:table-cell>
          <table:table-cell office:value-type="float" office:value="42.6274255945" calcext:value-type="float">
            <text:p>42.6274255945</text:p>
          </table:table-cell>
          <table:table-cell office:value-type="float" office:value="47.3855130147" calcext:value-type="float">
            <text:p>47.3855130147</text:p>
          </table:table-cell>
          <table:table-cell office:value-type="float" office:value="45.465750378" calcext:value-type="float">
            <text:p>45.46575037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_64</text:p>
          </table:table-cell>
          <table:table-cell office:value-type="float" office:value="44.3243959795" calcext:value-type="float">
            <text:p>44.3243959795</text:p>
          </table:table-cell>
          <table:table-cell office:value-type="float" office:value="43.2507624315" calcext:value-type="float">
            <text:p>43.2507624315</text:p>
          </table:table-cell>
          <table:table-cell office:value-type="float" office:value="47.2584231588" calcext:value-type="float">
            <text:p>47.2584231588</text:p>
          </table:table-cell>
          <table:table-cell office:value-type="float" office:value="45.5220740799" calcext:value-type="float">
            <text:p>45.5220740799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4_64</text:p>
          </table:table-cell>
          <table:table-cell office:value-type="float" office:value="43.3377136118" calcext:value-type="float">
            <text:p>43.3377136118</text:p>
          </table:table-cell>
          <table:table-cell office:value-type="float" office:value="42.2173990771" calcext:value-type="float">
            <text:p>42.2173990771</text:p>
          </table:table-cell>
          <table:table-cell office:value-type="float" office:value="45.5302456294" calcext:value-type="float">
            <text:p>45.5302456294</text:p>
          </table:table-cell>
          <table:table-cell office:value-type="float" office:value="44.199086755" calcext:value-type="float">
            <text:p>44.199086755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_64</text:p>
          </table:table-cell>
          <table:table-cell office:value-type="float" office:value="44.103963841" calcext:value-type="float">
            <text:p>44.103963841</text:p>
          </table:table-cell>
          <table:table-cell office:value-type="float" office:value="42.8229667299" calcext:value-type="float">
            <text:p>42.8229667299</text:p>
          </table:table-cell>
          <table:table-cell office:value-type="float" office:value="47.5784285738" calcext:value-type="float">
            <text:p>47.5784285738</text:p>
          </table:table-cell>
          <table:table-cell office:value-type="float" office:value="45.5729750559" calcext:value-type="float">
            <text:p>45.5729750559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8_64</text:p>
          </table:table-cell>
          <table:table-cell office:value-type="float" office:value="44.1746582194" calcext:value-type="float">
            <text:p>44.1746582194</text:p>
          </table:table-cell>
          <table:table-cell office:value-type="float" office:value="44.0391097408" calcext:value-type="float">
            <text:p>44.0391097408</text:p>
          </table:table-cell>
          <table:table-cell office:value-type="float" office:value="44.3977222265" calcext:value-type="float">
            <text:p>44.3977222265</text:p>
          </table:table-cell>
          <table:table-cell office:value-type="float" office:value="44.2903268108" calcext:value-type="float">
            <text:p>44.2903268108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3_64</text:p>
          </table:table-cell>
          <table:table-cell office:value-type="float" office:value="44.3251798068" calcext:value-type="float">
            <text:p>44.3251798068</text:p>
          </table:table-cell>
          <table:table-cell office:value-type="float" office:value="43.294574003" calcext:value-type="float">
            <text:p>43.294574003</text:p>
          </table:table-cell>
          <table:table-cell office:value-type="float" office:value="47.1207482457" calcext:value-type="float">
            <text:p>47.1207482457</text:p>
          </table:table-cell>
          <table:table-cell office:value-type="float" office:value="45.4779527329" calcext:value-type="float">
            <text:p>45.4779527329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16_64</text:p>
          </table:table-cell>
          <table:table-cell office:value-type="float" office:value="32.5193493254" calcext:value-type="float">
            <text:p>32.5193493254</text:p>
          </table:table-cell>
          <table:table-cell office:value-type="float" office:value="32.5178931642" calcext:value-type="float">
            <text:p>32.5178931642</text:p>
          </table:table-cell>
          <table:table-cell office:value-type="float" office:value="32.5226714893" calcext:value-type="float">
            <text:p>32.5226714893</text:p>
          </table:table-cell>
          <table:table-cell office:value-type="float" office:value="32.5210560494" calcext:value-type="float">
            <text:p>32.521056049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21_64</text:p>
          </table:table-cell>
          <table:table-cell office:value-type="float" office:value="44.4779174698" calcext:value-type="float">
            <text:p>44.4779174698</text:p>
          </table:table-cell>
          <table:table-cell office:value-type="float" office:value="44.1624952161" calcext:value-type="float">
            <text:p>44.1624952161</text:p>
          </table:table-cell>
          <table:table-cell office:value-type="float" office:value="45.3318487132" calcext:value-type="float">
            <text:p>45.3318487132</text:p>
          </table:table-cell>
          <table:table-cell office:value-type="float" office:value="44.8361473216" calcext:value-type="float">
            <text:p>44.8361473216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2_64</text:p>
          </table:table-cell>
          <table:table-cell office:value-type="float" office:value="32.5199177111" calcext:value-type="float">
            <text:p>32.5199177111</text:p>
          </table:table-cell>
          <table:table-cell office:value-type="float" office:value="32.5144149124" calcext:value-type="float">
            <text:p>32.5144149124</text:p>
          </table:table-cell>
          <table:table-cell office:value-type="float" office:value="32.5277213904" calcext:value-type="float">
            <text:p>32.5277213904</text:p>
          </table:table-cell>
          <table:table-cell office:value-type="float" office:value="32.5240568053" calcext:value-type="float">
            <text:p>32.5240568053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34_64</text:p>
          </table:table-cell>
          <table:table-cell office:value-type="float" office:value="44.2152065606" calcext:value-type="float">
            <text:p>44.2152065606</text:p>
          </table:table-cell>
          <table:table-cell office:value-type="float" office:value="41.9830913937" calcext:value-type="float">
            <text:p>41.9830913937</text:p>
          </table:table-cell>
          <table:table-cell office:value-type="float" office:value="47.2748057122" calcext:value-type="float">
            <text:p>47.2748057122</text:p>
          </table:table-cell>
          <table:table-cell office:value-type="float" office:value="45.8459321737" calcext:value-type="float">
            <text:p>45.8459321737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55_64</text:p>
          </table:table-cell>
          <table:table-cell office:value-type="float" office:value="44.2190241435" calcext:value-type="float">
            <text:p>44.2190241435</text:p>
          </table:table-cell>
          <table:table-cell office:value-type="float" office:value="43.8711755571" calcext:value-type="float">
            <text:p>43.8711755571</text:p>
          </table:table-cell>
          <table:table-cell office:value-type="float" office:value="44.8253120649" calcext:value-type="float">
            <text:p>44.8253120649</text:p>
          </table:table-cell>
          <table:table-cell office:value-type="float" office:value="44.4848379924" calcext:value-type="float">
            <text:p>44.4848379924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raycopy_64_64</text:p>
          </table:table-cell>
          <table:table-cell office:value-type="float" office:value="32.5201200703" calcext:value-type="float">
            <text:p>32.5201200703</text:p>
          </table:table-cell>
          <table:table-cell office:value-type="float" office:value="32.51356518" calcext:value-type="float">
            <text:p>32.51356518</text:p>
          </table:table-cell>
          <table:table-cell office:value-type="float" office:value="32.5295537888" calcext:value-type="float">
            <text:p>32.5295537888</text:p>
          </table:table-cell>
          <table:table-cell office:value-type="float" office:value="32.5251695089" calcext:value-type="float">
            <text:p>32.5251695089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i7.A1:i7.G197" table:display-filter-buttons="true"/>
        <table:database-range table:name="__Anonymous_Sheet_DB__1" table:target-range-address="xeon.A1:xeon.G19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7:51:36.4943438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tila-Mihaly Balazs</meta:initial-creator>
    <meta:creation-date>2016-02-27T12:41:14.014326966</meta:creation-date>
    <dc:date>2016-03-29T17:54:29.244005643</dc:date>
    <dc:creator>Attila-Mihaly Balazs</dc:creator>
    <meta:editing-duration>PT4H27M39S</meta:editing-duration>
    <meta:editing-cycles>8</meta:editing-cycles>
    <meta:generator>LibreOffice/5.0.5.2$Linux_X86_64 LibreOffice_project/00m0$Build-2</meta:generator>
    <meta:document-statistic meta:table-count="2" meta:cell-count="27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964cm" svg:height="15.647cm" xlink:href=".." xlink:type="simple" chart:class="chart:stock" chart:style-name="ch1">
        <chart:plot-area chart:style-name="ch2" table:cell-range-address="i7.A1:i7.E197" chart:data-source-has-labels="both" svg:x="0.619cm" svg:y="0.312cm" svg:width="29.726cm" svg:height="15.023cm">
          <chartooo:coordinate-region svg:x="1.24cm" svg:y="0.511cm" svg:width="28.981cm" svg:height="11.955cm"/>
          <chart:axis chart:dimension="x" chart:name="primary-x" chart:style-name="ch3" chartooo:axis-type="auto">
            <chartooo:date-scale/>
            <chart:categories table:cell-range-address="i7.A2:i7.A197"/>
          </chart:axis>
          <chart:axis chart:dimension="y" chart:name="primary-y" chart:style-name="ch4">
            <chart:grid chart:style-name="ch5" chart:class="major"/>
          </chart:axis>
          <chart:series chart:values-cell-range-address="i7.C2:i7.C197" chart:label-cell-address="i7.B1:i7.B1" chart:attached-axis="primary-y">
            <chart:data-point chart:repeated="196"/>
          </chart:series>
          <chart:series chart:values-cell-range-address="i7.B2:i7.B197" chart:label-cell-address="i7.C1:i7.C1" chart:attached-axis="primary-y">
            <chart:data-point chart:repeated="196"/>
          </chart:series>
          <chart:series chart:values-cell-range-address="i7.E2:i7.E197" chart:label-cell-address="i7.D1:i7.D1" chart:attached-axis="primary-y">
            <chart:data-point chart:repeated="196"/>
          </chart:series>
          <chart:series chart:values-cell-range-address="i7.D2:i7.D197" chart:label-cell-address="i7.E1:i7.E1" chart:attached-axis="primary-y">
            <chart:data-point chart:repeated="196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7.B1:i7.B1</svg:desc>
                </draw:g>
              </table:table-cell>
              <table:table-cell office:value-type="string">
                <text:p>lowBound</text:p>
                <draw:g>
                  <svg:desc>i7.C1:i7.C1</svg:desc>
                </draw:g>
              </table:table-cell>
              <table:table-cell office:value-type="string">
                <text:p>highBound</text:p>
                <draw:g>
                  <svg:desc>i7.D1:i7.D1</svg:desc>
                </draw:g>
              </table:table-cell>
              <table:table-cell office:value-type="string">
                <text:p>max</text:p>
                <draw:g>
                  <svg:desc>i7.E1:i7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raycopy_0_0</text:p>
                <draw:g>
                  <svg:desc>i7.A2:i7.A197</svg:desc>
                </draw:g>
              </table:table-cell>
              <table:table-cell office:value-type="float" office:value="6.28948668508">
                <text:p>6.28948668508</text:p>
                <draw:g>
                  <svg:desc>i7.C2:i7.C197</svg:desc>
                </draw:g>
              </table:table-cell>
              <table:table-cell office:value-type="float" office:value="19.3314507689">
                <text:p>19.3314507689</text:p>
                <draw:g>
                  <svg:desc>i7.B2:i7.B197</svg:desc>
                </draw:g>
              </table:table-cell>
              <table:table-cell office:value-type="float" office:value="28.4482592464">
                <text:p>28.4482592464</text:p>
                <draw:g>
                  <svg:desc>i7.E2:i7.E197</svg:desc>
                </draw:g>
              </table:table-cell>
              <table:table-cell office:value-type="float" office:value="36.5739417385">
                <text:p>36.5739417385</text:p>
                <draw:g>
                  <svg:desc>i7.D2:i7.D197</svg:desc>
                </draw:g>
              </table:table-cell>
            </table:table-row>
            <table:table-row>
              <table:table-cell office:value-type="string">
                <text:p>arraycopy_1_0</text:p>
              </table:table-cell>
              <table:table-cell office:value-type="float" office:value="18.0582772612">
                <text:p>18.0582772612</text:p>
              </table:table-cell>
              <table:table-cell office:value-type="float" office:value="18.3546231122">
                <text:p>18.3546231122</text:p>
              </table:table-cell>
              <table:table-cell office:value-type="float" office:value="18.5662458403">
                <text:p>18.5662458403</text:p>
              </table:table-cell>
              <table:table-cell office:value-type="float" office:value="18.8245306438">
                <text:p>18.8245306438</text:p>
              </table:table-cell>
            </table:table-row>
            <table:table-row>
              <table:table-cell office:value-type="string">
                <text:p>arraycopy_2_0</text:p>
              </table:table-cell>
              <table:table-cell office:value-type="float" office:value="17.6537150135">
                <text:p>17.6537150135</text:p>
              </table:table-cell>
              <table:table-cell office:value-type="float" office:value="20.9851544476">
                <text:p>20.9851544476</text:p>
              </table:table-cell>
              <table:table-cell office:value-type="float" office:value="24.4923890676">
                <text:p>24.4923890676</text:p>
              </table:table-cell>
              <table:table-cell office:value-type="float" office:value="28.7262360037">
                <text:p>28.7262360037</text:p>
              </table:table-cell>
            </table:table-row>
            <table:table-row>
              <table:table-cell office:value-type="string">
                <text:p>arraycopy_3_0</text:p>
              </table:table-cell>
              <table:table-cell office:value-type="float" office:value="8.01838451552">
                <text:p>8.01838451552</text:p>
              </table:table-cell>
              <table:table-cell office:value-type="float" office:value="19.2404744411">
                <text:p>19.2404744411</text:p>
              </table:table-cell>
              <table:table-cell office:value-type="float" office:value="28.5812102819">
                <text:p>28.5812102819</text:p>
              </table:table-cell>
              <table:table-cell office:value-type="float" office:value="37.254197719">
                <text:p>37.254197719</text:p>
              </table:table-cell>
            </table:table-row>
            <table:table-row>
              <table:table-cell office:value-type="string">
                <text:p>arraycopy_4_0</text:p>
              </table:table-cell>
              <table:table-cell office:value-type="float" office:value="16.857296169">
                <text:p>16.857296169</text:p>
              </table:table-cell>
              <table:table-cell office:value-type="float" office:value="19.873363024">
                <text:p>19.873363024</text:p>
              </table:table-cell>
              <table:table-cell office:value-type="float" office:value="22.9180944783">
                <text:p>22.9180944783</text:p>
              </table:table-cell>
              <table:table-cell office:value-type="float" office:value="26.4859098428">
                <text:p>26.4859098428</text:p>
              </table:table-cell>
            </table:table-row>
            <table:table-row>
              <table:table-cell office:value-type="string">
                <text:p>arraycopy_5_0</text:p>
              </table:table-cell>
              <table:table-cell office:value-type="float" office:value="18.8473020347">
                <text:p>18.8473020347</text:p>
              </table:table-cell>
              <table:table-cell office:value-type="float" office:value="22.0247467985">
                <text:p>22.0247467985</text:p>
              </table:table-cell>
              <table:table-cell office:value-type="float" office:value="24.6631658753">
                <text:p>24.6631658753</text:p>
              </table:table-cell>
              <table:table-cell office:value-type="float" office:value="27.1099772258">
                <text:p>27.1099772258</text:p>
              </table:table-cell>
            </table:table-row>
            <table:table-row>
              <table:table-cell office:value-type="string">
                <text:p>arraycopy_8_0</text:p>
              </table:table-cell>
              <table:table-cell office:value-type="float" office:value="7.46468446878">
                <text:p>7.46468446878</text:p>
              </table:table-cell>
              <table:table-cell office:value-type="float" office:value="22.3935084596">
                <text:p>22.3935084596</text:p>
              </table:table-cell>
              <table:table-cell office:value-type="float" office:value="32.5432948917">
                <text:p>32.5432948917</text:p>
              </table:table-cell>
              <table:table-cell office:value-type="float" office:value="41.7368615825">
                <text:p>41.7368615825</text:p>
              </table:table-cell>
            </table:table-row>
            <table:table-row>
              <table:table-cell office:value-type="string">
                <text:p>arraycopy_13_0</text:p>
              </table:table-cell>
              <table:table-cell office:value-type="float" office:value="22.6905828373">
                <text:p>22.6905828373</text:p>
              </table:table-cell>
              <table:table-cell office:value-type="float" office:value="23.7066508389">
                <text:p>23.7066508389</text:p>
              </table:table-cell>
              <table:table-cell office:value-type="float" office:value="24.6606985862">
                <text:p>24.6606985862</text:p>
              </table:table-cell>
              <table:table-cell office:value-type="float" office:value="25.6341413732">
                <text:p>25.6341413732</text:p>
              </table:table-cell>
            </table:table-row>
            <table:table-row>
              <table:table-cell office:value-type="string">
                <text:p>arraycopy_16_0</text:p>
              </table:table-cell>
              <table:table-cell office:value-type="float" office:value="17.7808616067">
                <text:p>17.7808616067</text:p>
              </table:table-cell>
              <table:table-cell office:value-type="float" office:value="18.6724270408">
                <text:p>18.6724270408</text:p>
              </table:table-cell>
              <table:table-cell office:value-type="float" office:value="19.4737620368">
                <text:p>19.4737620368</text:p>
              </table:table-cell>
              <table:table-cell office:value-type="float" office:value="20.3576390483">
                <text:p>20.3576390483</text:p>
              </table:table-cell>
            </table:table-row>
            <table:table-row>
              <table:table-cell office:value-type="string">
                <text:p>arraycopy_21_0</text:p>
              </table:table-cell>
              <table:table-cell office:value-type="float" office:value="16.3068787924">
                <text:p>16.3068787924</text:p>
              </table:table-cell>
              <table:table-cell office:value-type="float" office:value="18.903032088">
                <text:p>18.903032088</text:p>
              </table:table-cell>
              <table:table-cell office:value-type="float" office:value="20.9472651973">
                <text:p>20.9472651973</text:p>
              </table:table-cell>
              <table:table-cell office:value-type="float" office:value="22.6978635344">
                <text:p>22.6978635344</text:p>
              </table:table-cell>
            </table:table-row>
            <table:table-row>
              <table:table-cell office:value-type="string">
                <text:p>arraycopy_32_0</text:p>
              </table:table-cell>
              <table:table-cell office:value-type="float" office:value="18.2292049178">
                <text:p>18.2292049178</text:p>
              </table:table-cell>
              <table:table-cell office:value-type="float" office:value="18.6598945097">
                <text:p>18.6598945097</text:p>
              </table:table-cell>
              <table:table-cell office:value-type="float" office:value="19.0987852107">
                <text:p>19.0987852107</text:p>
              </table:table-cell>
              <table:table-cell office:value-type="float" office:value="19.5590237099">
                <text:p>19.5590237099</text:p>
              </table:table-cell>
            </table:table-row>
            <table:table-row>
              <table:table-cell office:value-type="string">
                <text:p>arraycopy_34_0</text:p>
              </table:table-cell>
              <table:table-cell office:value-type="float" office:value="17.0881673567">
                <text:p>17.0881673567</text:p>
              </table:table-cell>
              <table:table-cell office:value-type="float" office:value="19.1299180953">
                <text:p>19.1299180953</text:p>
              </table:table-cell>
              <table:table-cell office:value-type="float" office:value="21.6126796737">
                <text:p>21.6126796737</text:p>
              </table:table-cell>
              <table:table-cell office:value-type="float" office:value="24.0711722191">
                <text:p>24.0711722191</text:p>
              </table:table-cell>
            </table:table-row>
            <table:table-row>
              <table:table-cell office:value-type="string">
                <text:p>arraycopy_55_0</text:p>
              </table:table-cell>
              <table:table-cell office:value-type="float" office:value="10.6081931837">
                <text:p>10.6081931837</text:p>
              </table:table-cell>
              <table:table-cell office:value-type="float" office:value="19.2645006375">
                <text:p>19.2645006375</text:p>
              </table:table-cell>
              <table:table-cell office:value-type="float" office:value="25.7911865897">
                <text:p>25.7911865897</text:p>
              </table:table-cell>
              <table:table-cell office:value-type="float" office:value="31.4080115124">
                <text:p>31.4080115124</text:p>
              </table:table-cell>
            </table:table-row>
            <table:table-row>
              <table:table-cell office:value-type="string">
                <text:p>arraycopy_64_0</text:p>
              </table:table-cell>
              <table:table-cell office:value-type="float" office:value="17.8859815014">
                <text:p>17.8859815014</text:p>
              </table:table-cell>
              <table:table-cell office:value-type="float" office:value="18.6470379248">
                <text:p>18.6470379248</text:p>
              </table:table-cell>
              <table:table-cell office:value-type="float" office:value="19.3713330535">
                <text:p>19.3713330535</text:p>
              </table:table-cell>
              <table:table-cell office:value-type="float" office:value="20.2475716912">
                <text:p>20.2475716912</text:p>
              </table:table-cell>
            </table:table-row>
            <table:table-row>
              <table:table-cell office:value-type="string">
                <text:p>arraycopy_0_1</text:p>
              </table:table-cell>
              <table:table-cell office:value-type="float" office:value="22.9398718161">
                <text:p>22.9398718161</text:p>
              </table:table-cell>
              <table:table-cell office:value-type="float" office:value="24.0278561469">
                <text:p>24.0278561469</text:p>
              </table:table-cell>
              <table:table-cell office:value-type="float" office:value="24.9699995181">
                <text:p>24.9699995181</text:p>
              </table:table-cell>
              <table:table-cell office:value-type="float" office:value="26.2147327003">
                <text:p>26.2147327003</text:p>
              </table:table-cell>
            </table:table-row>
            <table:table-row>
              <table:table-cell office:value-type="string">
                <text:p>arraycopy_1_1</text:p>
              </table:table-cell>
              <table:table-cell office:value-type="float" office:value="23.9185761534">
                <text:p>23.9185761534</text:p>
              </table:table-cell>
              <table:table-cell office:value-type="float" office:value="24.5064974377">
                <text:p>24.5064974377</text:p>
              </table:table-cell>
              <table:table-cell office:value-type="float" office:value="25.0938414271">
                <text:p>25.0938414271</text:p>
              </table:table-cell>
              <table:table-cell office:value-type="float" office:value="25.7685406392">
                <text:p>25.7685406392</text:p>
              </table:table-cell>
            </table:table-row>
            <table:table-row>
              <table:table-cell office:value-type="string">
                <text:p>arraycopy_2_1</text:p>
              </table:table-cell>
              <table:table-cell office:value-type="float" office:value="22.8273810711">
                <text:p>22.8273810711</text:p>
              </table:table-cell>
              <table:table-cell office:value-type="float" office:value="24.065521828">
                <text:p>24.065521828</text:p>
              </table:table-cell>
              <table:table-cell office:value-type="float" office:value="25.213974267">
                <text:p>25.213974267</text:p>
              </table:table-cell>
              <table:table-cell office:value-type="float" office:value="26.3815613538">
                <text:p>26.3815613538</text:p>
              </table:table-cell>
            </table:table-row>
            <table:table-row>
              <table:table-cell office:value-type="string">
                <text:p>arraycopy_3_1</text:p>
              </table:table-cell>
              <table:table-cell office:value-type="float" office:value="21.7615432983">
                <text:p>21.7615432983</text:p>
              </table:table-cell>
              <table:table-cell office:value-type="float" office:value="24.0362404055">
                <text:p>24.0362404055</text:p>
              </table:table-cell>
              <table:table-cell office:value-type="float" office:value="26.09615811">
                <text:p>26.09615811</text:p>
              </table:table-cell>
              <table:table-cell office:value-type="float" office:value="27.9118435865">
                <text:p>27.9118435865</text:p>
              </table:table-cell>
            </table:table-row>
            <table:table-row>
              <table:table-cell office:value-type="string">
                <text:p>arraycopy_4_1</text:p>
              </table:table-cell>
              <table:table-cell office:value-type="float" office:value="17.4438922173">
                <text:p>17.4438922173</text:p>
              </table:table-cell>
              <table:table-cell office:value-type="float" office:value="24.4870101452">
                <text:p>24.4870101452</text:p>
              </table:table-cell>
              <table:table-cell office:value-type="float" office:value="29.5686735668">
                <text:p>29.5686735668</text:p>
              </table:table-cell>
              <table:table-cell office:value-type="float" office:value="34.1979697296">
                <text:p>34.1979697296</text:p>
              </table:table-cell>
            </table:table-row>
            <table:table-row>
              <table:table-cell office:value-type="string">
                <text:p>arraycopy_5_1</text:p>
              </table:table-cell>
              <table:table-cell office:value-type="float" office:value="23.2361740577">
                <text:p>23.2361740577</text:p>
              </table:table-cell>
              <table:table-cell office:value-type="float" office:value="24.0437319532">
                <text:p>24.0437319532</text:p>
              </table:table-cell>
              <table:table-cell office:value-type="float" office:value="24.933351525">
                <text:p>24.933351525</text:p>
              </table:table-cell>
              <table:table-cell office:value-type="float" office:value="25.7212043913">
                <text:p>25.7212043913</text:p>
              </table:table-cell>
            </table:table-row>
            <table:table-row>
              <table:table-cell office:value-type="string">
                <text:p>arraycopy_8_1</text:p>
              </table:table-cell>
              <table:table-cell office:value-type="float" office:value="22.3851722756">
                <text:p>22.3851722756</text:p>
              </table:table-cell>
              <table:table-cell office:value-type="float" office:value="23.876526426">
                <text:p>23.876526426</text:p>
              </table:table-cell>
              <table:table-cell office:value-type="float" office:value="25.4221015821">
                <text:p>25.4221015821</text:p>
              </table:table-cell>
              <table:table-cell office:value-type="float" office:value="26.8339100961">
                <text:p>26.8339100961</text:p>
              </table:table-cell>
            </table:table-row>
            <table:table-row>
              <table:table-cell office:value-type="string">
                <text:p>arraycopy_13_1</text:p>
              </table:table-cell>
              <table:table-cell office:value-type="float" office:value="22.0124091516">
                <text:p>22.0124091516</text:p>
              </table:table-cell>
              <table:table-cell office:value-type="float" office:value="23.9913757806">
                <text:p>23.9913757806</text:p>
              </table:table-cell>
              <table:table-cell office:value-type="float" office:value="25.5964174233">
                <text:p>25.5964174233</text:p>
              </table:table-cell>
              <table:table-cell office:value-type="float" office:value="26.9468381483">
                <text:p>26.9468381483</text:p>
              </table:table-cell>
            </table:table-row>
            <table:table-row>
              <table:table-cell office:value-type="string">
                <text:p>arraycopy_16_1</text:p>
              </table:table-cell>
              <table:table-cell office:value-type="float" office:value="21.525208505">
                <text:p>21.525208505</text:p>
              </table:table-cell>
              <table:table-cell office:value-type="float" office:value="24.2696410904">
                <text:p>24.2696410904</text:p>
              </table:table-cell>
              <table:table-cell office:value-type="float" office:value="26.424313826">
                <text:p>26.424313826</text:p>
              </table:table-cell>
              <table:table-cell office:value-type="float" office:value="28.3293847193">
                <text:p>28.3293847193</text:p>
              </table:table-cell>
            </table:table-row>
            <table:table-row>
              <table:table-cell office:value-type="string">
                <text:p>arraycopy_21_1</text:p>
              </table:table-cell>
              <table:table-cell office:value-type="float" office:value="23.115650964">
                <text:p>23.115650964</text:p>
              </table:table-cell>
              <table:table-cell office:value-type="float" office:value="24.1693135048">
                <text:p>24.1693135048</text:p>
              </table:table-cell>
              <table:table-cell office:value-type="float" office:value="24.9913676528">
                <text:p>24.9913676528</text:p>
              </table:table-cell>
              <table:table-cell office:value-type="float" office:value="25.7247532195">
                <text:p>25.7247532195</text:p>
              </table:table-cell>
            </table:table-row>
            <table:table-row>
              <table:table-cell office:value-type="string">
                <text:p>arraycopy_32_1</text:p>
              </table:table-cell>
              <table:table-cell office:value-type="float" office:value="30.916294556">
                <text:p>30.916294556</text:p>
              </table:table-cell>
              <table:table-cell office:value-type="float" office:value="32.4551073369">
                <text:p>32.4551073369</text:p>
              </table:table-cell>
              <table:table-cell office:value-type="float" office:value="33.6780349782">
                <text:p>33.6780349782</text:p>
              </table:table-cell>
              <table:table-cell office:value-type="float" office:value="34.9029083713">
                <text:p>34.9029083713</text:p>
              </table:table-cell>
            </table:table-row>
            <table:table-row>
              <table:table-cell office:value-type="string">
                <text:p>arraycopy_34_1</text:p>
              </table:table-cell>
              <table:table-cell office:value-type="float" office:value="18.1771795932">
                <text:p>18.1771795932</text:p>
              </table:table-cell>
              <table:table-cell office:value-type="float" office:value="27.6039589064">
                <text:p>27.6039589064</text:p>
              </table:table-cell>
              <table:table-cell office:value-type="float" office:value="34.5135232223">
                <text:p>34.5135232223</text:p>
              </table:table-cell>
              <table:table-cell office:value-type="float" office:value="40.5533319165">
                <text:p>40.5533319165</text:p>
              </table:table-cell>
            </table:table-row>
            <table:table-row>
              <table:table-cell office:value-type="string">
                <text:p>arraycopy_55_1</text:p>
              </table:table-cell>
              <table:table-cell office:value-type="float" office:value="22.2377091982">
                <text:p>22.2377091982</text:p>
              </table:table-cell>
              <table:table-cell office:value-type="float" office:value="26.6346366688">
                <text:p>26.6346366688</text:p>
              </table:table-cell>
              <table:table-cell office:value-type="float" office:value="30.9563088152">
                <text:p>30.9563088152</text:p>
              </table:table-cell>
              <table:table-cell office:value-type="float" office:value="34.9537349992">
                <text:p>34.9537349992</text:p>
              </table:table-cell>
            </table:table-row>
            <table:table-row>
              <table:table-cell office:value-type="string">
                <text:p>arraycopy_64_1</text:p>
              </table:table-cell>
              <table:table-cell office:value-type="float" office:value="20.386659152">
                <text:p>20.386659152</text:p>
              </table:table-cell>
              <table:table-cell office:value-type="float" office:value="23.7894603632">
                <text:p>23.7894603632</text:p>
              </table:table-cell>
              <table:table-cell office:value-type="float" office:value="26.2335666725">
                <text:p>26.2335666725</text:p>
              </table:table-cell>
              <table:table-cell office:value-type="float" office:value="28.3944411392">
                <text:p>28.3944411392</text:p>
              </table:table-cell>
            </table:table-row>
            <table:table-row>
              <table:table-cell office:value-type="string">
                <text:p>arraycopy_0_2</text:p>
              </table:table-cell>
              <table:table-cell office:value-type="float" office:value="19.9552411425">
                <text:p>19.9552411425</text:p>
              </table:table-cell>
              <table:table-cell office:value-type="float" office:value="23.5662198079">
                <text:p>23.5662198079</text:p>
              </table:table-cell>
              <table:table-cell office:value-type="float" office:value="26.7644134401">
                <text:p>26.7644134401</text:p>
              </table:table-cell>
              <table:table-cell office:value-type="float" office:value="29.5127458666">
                <text:p>29.5127458666</text:p>
              </table:table-cell>
            </table:table-row>
            <table:table-row>
              <table:table-cell office:value-type="string">
                <text:p>arraycopy_1_2</text:p>
              </table:table-cell>
              <table:table-cell office:value-type="float" office:value="18.9735234805">
                <text:p>18.9735234805</text:p>
              </table:table-cell>
              <table:table-cell office:value-type="float" office:value="23.4751836793">
                <text:p>23.4751836793</text:p>
              </table:table-cell>
              <table:table-cell office:value-type="float" office:value="27.0368680084">
                <text:p>27.0368680084</text:p>
              </table:table-cell>
              <table:table-cell office:value-type="float" office:value="30.6966396292">
                <text:p>30.6966396292</text:p>
              </table:table-cell>
            </table:table-row>
            <table:table-row>
              <table:table-cell office:value-type="string">
                <text:p>arraycopy_2_2</text:p>
              </table:table-cell>
              <table:table-cell office:value-type="float" office:value="21.5825143261">
                <text:p>21.5825143261</text:p>
              </table:table-cell>
              <table:table-cell office:value-type="float" office:value="24.6327438825">
                <text:p>24.6327438825</text:p>
              </table:table-cell>
              <table:table-cell office:value-type="float" office:value="27.6915112784">
                <text:p>27.6915112784</text:p>
              </table:table-cell>
              <table:table-cell office:value-type="float" office:value="31.8261695472">
                <text:p>31.8261695472</text:p>
              </table:table-cell>
            </table:table-row>
            <table:table-row>
              <table:table-cell office:value-type="string">
                <text:p>arraycopy_3_2</text:p>
              </table:table-cell>
              <table:table-cell office:value-type="float" office:value="21.932646553">
                <text:p>21.932646553</text:p>
              </table:table-cell>
              <table:table-cell office:value-type="float" office:value="23.5262930134">
                <text:p>23.5262930134</text:p>
              </table:table-cell>
              <table:table-cell office:value-type="float" office:value="24.9266204171">
                <text:p>24.9266204171</text:p>
              </table:table-cell>
              <table:table-cell office:value-type="float" office:value="26.3452339954">
                <text:p>26.3452339954</text:p>
              </table:table-cell>
            </table:table-row>
            <table:table-row>
              <table:table-cell office:value-type="string">
                <text:p>arraycopy_4_2</text:p>
              </table:table-cell>
              <table:table-cell office:value-type="float" office:value="22.2842435955">
                <text:p>22.2842435955</text:p>
              </table:table-cell>
              <table:table-cell office:value-type="float" office:value="23.625819661">
                <text:p>23.625819661</text:p>
              </table:table-cell>
              <table:table-cell office:value-type="float" office:value="24.6824275578">
                <text:p>24.6824275578</text:p>
              </table:table-cell>
              <table:table-cell office:value-type="float" office:value="25.9366196578">
                <text:p>25.9366196578</text:p>
              </table:table-cell>
            </table:table-row>
            <table:table-row>
              <table:table-cell office:value-type="string">
                <text:p>arraycopy_5_2</text:p>
              </table:table-cell>
              <table:table-cell office:value-type="float" office:value="23.2780508418">
                <text:p>23.2780508418</text:p>
              </table:table-cell>
              <table:table-cell office:value-type="float" office:value="23.8711398221">
                <text:p>23.8711398221</text:p>
              </table:table-cell>
              <table:table-cell office:value-type="float" office:value="24.3992118333">
                <text:p>24.3992118333</text:p>
              </table:table-cell>
              <table:table-cell office:value-type="float" office:value="24.9121934251">
                <text:p>24.9121934251</text:p>
              </table:table-cell>
            </table:table-row>
            <table:table-row>
              <table:table-cell office:value-type="string">
                <text:p>arraycopy_8_2</text:p>
              </table:table-cell>
              <table:table-cell office:value-type="float" office:value="23.2297796817">
                <text:p>23.2297796817</text:p>
              </table:table-cell>
              <table:table-cell office:value-type="float" office:value="23.7790641388">
                <text:p>23.7790641388</text:p>
              </table:table-cell>
              <table:table-cell office:value-type="float" office:value="24.4290998424">
                <text:p>24.4290998424</text:p>
              </table:table-cell>
              <table:table-cell office:value-type="float" office:value="25.0111057872">
                <text:p>25.0111057872</text:p>
              </table:table-cell>
            </table:table-row>
            <table:table-row>
              <table:table-cell office:value-type="string">
                <text:p>arraycopy_13_2</text:p>
              </table:table-cell>
              <table:table-cell office:value-type="float" office:value="22.9033263181">
                <text:p>22.9033263181</text:p>
              </table:table-cell>
              <table:table-cell office:value-type="float" office:value="24.0297925641">
                <text:p>24.0297925641</text:p>
              </table:table-cell>
              <table:table-cell office:value-type="float" office:value="24.8783790608">
                <text:p>24.8783790608</text:p>
              </table:table-cell>
              <table:table-cell office:value-type="float" office:value="25.6218587425">
                <text:p>25.6218587425</text:p>
              </table:table-cell>
            </table:table-row>
            <table:table-row>
              <table:table-cell office:value-type="string">
                <text:p>arraycopy_16_2</text:p>
              </table:table-cell>
              <table:table-cell office:value-type="float" office:value="33.6375728671">
                <text:p>33.6375728671</text:p>
              </table:table-cell>
              <table:table-cell office:value-type="float" office:value="35.4990563346">
                <text:p>35.4990563346</text:p>
              </table:table-cell>
              <table:table-cell office:value-type="float" office:value="36.770273246">
                <text:p>36.770273246</text:p>
              </table:table-cell>
              <table:table-cell office:value-type="float" office:value="38.3854207762">
                <text:p>38.3854207762</text:p>
              </table:table-cell>
            </table:table-row>
            <table:table-row>
              <table:table-cell office:value-type="string">
                <text:p>arraycopy_21_2</text:p>
              </table:table-cell>
              <table:table-cell office:value-type="float" office:value="21.9946183086">
                <text:p>21.9946183086</text:p>
              </table:table-cell>
              <table:table-cell office:value-type="float" office:value="23.7882329395">
                <text:p>23.7882329395</text:p>
              </table:table-cell>
              <table:table-cell office:value-type="float" office:value="25.3049062055">
                <text:p>25.3049062055</text:p>
              </table:table-cell>
              <table:table-cell office:value-type="float" office:value="26.8725919172">
                <text:p>26.8725919172</text:p>
              </table:table-cell>
            </table:table-row>
            <table:table-row>
              <table:table-cell office:value-type="string">
                <text:p>arraycopy_32_2</text:p>
              </table:table-cell>
              <table:table-cell office:value-type="float" office:value="21.1147641185">
                <text:p>21.1147641185</text:p>
              </table:table-cell>
              <table:table-cell office:value-type="float" office:value="24.2130074829">
                <text:p>24.2130074829</text:p>
              </table:table-cell>
              <table:table-cell office:value-type="float" office:value="26.6992262675">
                <text:p>26.6992262675</text:p>
              </table:table-cell>
              <table:table-cell office:value-type="float" office:value="28.9768927311">
                <text:p>28.9768927311</text:p>
              </table:table-cell>
            </table:table-row>
            <table:table-row>
              <table:table-cell office:value-type="string">
                <text:p>arraycopy_34_2</text:p>
              </table:table-cell>
              <table:table-cell office:value-type="float" office:value="13.8637305633">
                <text:p>13.8637305633</text:p>
              </table:table-cell>
              <table:table-cell office:value-type="float" office:value="24.2824990599">
                <text:p>24.2824990599</text:p>
              </table:table-cell>
              <table:table-cell office:value-type="float" office:value="31.6683319323">
                <text:p>31.6683319323</text:p>
              </table:table-cell>
              <table:table-cell office:value-type="float" office:value="38.210927996">
                <text:p>38.210927996</text:p>
              </table:table-cell>
            </table:table-row>
            <table:table-row>
              <table:table-cell office:value-type="string">
                <text:p>arraycopy_55_2</text:p>
              </table:table-cell>
              <table:table-cell office:value-type="float" office:value="23.0529923335">
                <text:p>23.0529923335</text:p>
              </table:table-cell>
              <table:table-cell office:value-type="float" office:value="24.408619118">
                <text:p>24.408619118</text:p>
              </table:table-cell>
              <table:table-cell office:value-type="float" office:value="25.5717216343">
                <text:p>25.5717216343</text:p>
              </table:table-cell>
              <table:table-cell office:value-type="float" office:value="26.639669905">
                <text:p>26.639669905</text:p>
              </table:table-cell>
            </table:table-row>
            <table:table-row>
              <table:table-cell office:value-type="string">
                <text:p>arraycopy_64_2</text:p>
              </table:table-cell>
              <table:table-cell office:value-type="float" office:value="23.097138473">
                <text:p>23.097138473</text:p>
              </table:table-cell>
              <table:table-cell office:value-type="float" office:value="23.989914198">
                <text:p>23.989914198</text:p>
              </table:table-cell>
              <table:table-cell office:value-type="float" office:value="24.7305704984">
                <text:p>24.7305704984</text:p>
              </table:table-cell>
              <table:table-cell office:value-type="float" office:value="25.4768805993">
                <text:p>25.4768805993</text:p>
              </table:table-cell>
            </table:table-row>
            <table:table-row>
              <table:table-cell office:value-type="string">
                <text:p>arraycopy_0_3</text:p>
              </table:table-cell>
              <table:table-cell office:value-type="float" office:value="17.147281622">
                <text:p>17.147281622</text:p>
              </table:table-cell>
              <table:table-cell office:value-type="float" office:value="24.1864606809">
                <text:p>24.1864606809</text:p>
              </table:table-cell>
              <table:table-cell office:value-type="float" office:value="29.0320083459">
                <text:p>29.0320083459</text:p>
              </table:table-cell>
              <table:table-cell office:value-type="float" office:value="35.5905779283">
                <text:p>35.5905779283</text:p>
              </table:table-cell>
            </table:table-row>
            <table:table-row>
              <table:table-cell office:value-type="string">
                <text:p>arraycopy_1_3</text:p>
              </table:table-cell>
              <table:table-cell office:value-type="float" office:value="21.2110037806">
                <text:p>21.2110037806</text:p>
              </table:table-cell>
              <table:table-cell office:value-type="float" office:value="27.7742015629">
                <text:p>27.7742015629</text:p>
              </table:table-cell>
              <table:table-cell office:value-type="float" office:value="32.843923958">
                <text:p>32.843923958</text:p>
              </table:table-cell>
              <table:table-cell office:value-type="float" office:value="40.1234923444">
                <text:p>40.1234923444</text:p>
              </table:table-cell>
            </table:table-row>
            <table:table-row>
              <table:table-cell office:value-type="string">
                <text:p>arraycopy_2_3</text:p>
              </table:table-cell>
              <table:table-cell office:value-type="float" office:value="28.382777081">
                <text:p>28.382777081</text:p>
              </table:table-cell>
              <table:table-cell office:value-type="float" office:value="28.8321387439">
                <text:p>28.8321387439</text:p>
              </table:table-cell>
              <table:table-cell office:value-type="float" office:value="29.1835058738">
                <text:p>29.1835058738</text:p>
              </table:table-cell>
              <table:table-cell office:value-type="float" office:value="29.4881523461">
                <text:p>29.4881523461</text:p>
              </table:table-cell>
            </table:table-row>
            <table:table-row>
              <table:table-cell office:value-type="string">
                <text:p>arraycopy_3_3</text:p>
              </table:table-cell>
              <table:table-cell office:value-type="float" office:value="22.7286096092">
                <text:p>22.7286096092</text:p>
              </table:table-cell>
              <table:table-cell office:value-type="float" office:value="28.3607156602">
                <text:p>28.3607156602</text:p>
              </table:table-cell>
              <table:table-cell office:value-type="float" office:value="32.4488592113">
                <text:p>32.4488592113</text:p>
              </table:table-cell>
              <table:table-cell office:value-type="float" office:value="37.6944313783">
                <text:p>37.6944313783</text:p>
              </table:table-cell>
            </table:table-row>
            <table:table-row>
              <table:table-cell office:value-type="string">
                <text:p>arraycopy_4_3</text:p>
              </table:table-cell>
              <table:table-cell office:value-type="float" office:value="26.87913345">
                <text:p>26.87913345</text:p>
              </table:table-cell>
              <table:table-cell office:value-type="float" office:value="28.7818877125">
                <text:p>28.7818877125</text:p>
              </table:table-cell>
              <table:table-cell office:value-type="float" office:value="30.8223741423">
                <text:p>30.8223741423</text:p>
              </table:table-cell>
              <table:table-cell office:value-type="float" office:value="32.7406782399">
                <text:p>32.7406782399</text:p>
              </table:table-cell>
            </table:table-row>
            <table:table-row>
              <table:table-cell office:value-type="string">
                <text:p>arraycopy_5_3</text:p>
              </table:table-cell>
              <table:table-cell office:value-type="float" office:value="23.0291709612">
                <text:p>23.0291709612</text:p>
              </table:table-cell>
              <table:table-cell office:value-type="float" office:value="24.142874083">
                <text:p>24.142874083</text:p>
              </table:table-cell>
              <table:table-cell office:value-type="float" office:value="25.0979899338">
                <text:p>25.0979899338</text:p>
              </table:table-cell>
              <table:table-cell office:value-type="float" office:value="25.9147739315">
                <text:p>25.9147739315</text:p>
              </table:table-cell>
            </table:table-row>
            <table:table-row>
              <table:table-cell office:value-type="string">
                <text:p>arraycopy_8_3</text:p>
              </table:table-cell>
              <table:table-cell office:value-type="float" office:value="13.2793631168">
                <text:p>13.2793631168</text:p>
              </table:table-cell>
              <table:table-cell office:value-type="float" office:value="24.2589256944">
                <text:p>24.2589256944</text:p>
              </table:table-cell>
              <table:table-cell office:value-type="float" office:value="32.331075355">
                <text:p>32.331075355</text:p>
              </table:table-cell>
              <table:table-cell office:value-type="float" office:value="40.8956175382">
                <text:p>40.8956175382</text:p>
              </table:table-cell>
            </table:table-row>
            <table:table-row>
              <table:table-cell office:value-type="string">
                <text:p>arraycopy_13_3</text:p>
              </table:table-cell>
              <table:table-cell office:value-type="float" office:value="16.9028595467">
                <text:p>16.9028595467</text:p>
              </table:table-cell>
              <table:table-cell office:value-type="float" office:value="24.5397379183">
                <text:p>24.5397379183</text:p>
              </table:table-cell>
              <table:table-cell office:value-type="float" office:value="30.7956162173">
                <text:p>30.7956162173</text:p>
              </table:table-cell>
              <table:table-cell office:value-type="float" office:value="36.009770265">
                <text:p>36.009770265</text:p>
              </table:table-cell>
            </table:table-row>
            <table:table-row>
              <table:table-cell office:value-type="string">
                <text:p>arraycopy_16_3</text:p>
              </table:table-cell>
              <table:table-cell office:value-type="float" office:value="19.9919988958">
                <text:p>19.9919988958</text:p>
              </table:table-cell>
              <table:table-cell office:value-type="float" office:value="24.4308284003">
                <text:p>24.4308284003</text:p>
              </table:table-cell>
              <table:table-cell office:value-type="float" office:value="29.3646042559">
                <text:p>29.3646042559</text:p>
              </table:table-cell>
              <table:table-cell office:value-type="float" office:value="34.608238613">
                <text:p>34.608238613</text:p>
              </table:table-cell>
            </table:table-row>
            <table:table-row>
              <table:table-cell office:value-type="string">
                <text:p>arraycopy_21_3</text:p>
              </table:table-cell>
              <table:table-cell office:value-type="float" office:value="23.6445456786">
                <text:p>23.6445456786</text:p>
              </table:table-cell>
              <table:table-cell office:value-type="float" office:value="24.1825351971">
                <text:p>24.1825351971</text:p>
              </table:table-cell>
              <table:table-cell office:value-type="float" office:value="24.7486252336">
                <text:p>24.7486252336</text:p>
              </table:table-cell>
              <table:table-cell office:value-type="float" office:value="25.2760198671">
                <text:p>25.2760198671</text:p>
              </table:table-cell>
            </table:table-row>
            <table:table-row>
              <table:table-cell office:value-type="string">
                <text:p>arraycopy_32_3</text:p>
              </table:table-cell>
              <table:table-cell office:value-type="float" office:value="23.7702137595">
                <text:p>23.7702137595</text:p>
              </table:table-cell>
              <table:table-cell office:value-type="float" office:value="24.1862346741">
                <text:p>24.1862346741</text:p>
              </table:table-cell>
              <table:table-cell office:value-type="float" office:value="24.4497957336">
                <text:p>24.4497957336</text:p>
              </table:table-cell>
              <table:table-cell office:value-type="float" office:value="24.8048230119">
                <text:p>24.8048230119</text:p>
              </table:table-cell>
            </table:table-row>
            <table:table-row>
              <table:table-cell office:value-type="string">
                <text:p>arraycopy_34_3</text:p>
              </table:table-cell>
              <table:table-cell office:value-type="float" office:value="19.6158935267">
                <text:p>19.6158935267</text:p>
              </table:table-cell>
              <table:table-cell office:value-type="float" office:value="24.3323651243">
                <text:p>24.3323651243</text:p>
              </table:table-cell>
              <table:table-cell office:value-type="float" office:value="29.7681350836">
                <text:p>29.7681350836</text:p>
              </table:table-cell>
              <table:table-cell office:value-type="float" office:value="37.0569054094">
                <text:p>37.0569054094</text:p>
              </table:table-cell>
            </table:table-row>
            <table:table-row>
              <table:table-cell office:value-type="string">
                <text:p>arraycopy_55_3</text:p>
              </table:table-cell>
              <table:table-cell office:value-type="float" office:value="18.1196313956">
                <text:p>18.1196313956</text:p>
              </table:table-cell>
              <table:table-cell office:value-type="float" office:value="28.7995356268">
                <text:p>28.7995356268</text:p>
              </table:table-cell>
              <table:table-cell office:value-type="float" office:value="36.9196484436">
                <text:p>36.9196484436</text:p>
              </table:table-cell>
              <table:table-cell office:value-type="float" office:value="45.4437310651">
                <text:p>45.4437310651</text:p>
              </table:table-cell>
            </table:table-row>
            <table:table-row>
              <table:table-cell office:value-type="string">
                <text:p>arraycopy_64_3</text:p>
              </table:table-cell>
              <table:table-cell office:value-type="float" office:value="27.6801941515">
                <text:p>27.6801941515</text:p>
              </table:table-cell>
              <table:table-cell office:value-type="float" office:value="28.7282530516">
                <text:p>28.7282530516</text:p>
              </table:table-cell>
              <table:table-cell office:value-type="float" office:value="29.6024292317">
                <text:p>29.6024292317</text:p>
              </table:table-cell>
              <table:table-cell office:value-type="float" office:value="30.463062327">
                <text:p>30.463062327</text:p>
              </table:table-cell>
            </table:table-row>
            <table:table-row>
              <table:table-cell office:value-type="string">
                <text:p>arraycopy_0_4</text:p>
              </table:table-cell>
              <table:table-cell office:value-type="float" office:value="27.9176832189">
                <text:p>27.9176832189</text:p>
              </table:table-cell>
              <table:table-cell office:value-type="float" office:value="28.201583837">
                <text:p>28.201583837</text:p>
              </table:table-cell>
              <table:table-cell office:value-type="float" office:value="28.5229134696">
                <text:p>28.5229134696</text:p>
              </table:table-cell>
              <table:table-cell office:value-type="float" office:value="28.8839803467">
                <text:p>28.8839803467</text:p>
              </table:table-cell>
            </table:table-row>
            <table:table-row>
              <table:table-cell office:value-type="string">
                <text:p>arraycopy_1_4</text:p>
              </table:table-cell>
              <table:table-cell office:value-type="float" office:value="27.6649576879">
                <text:p>27.6649576879</text:p>
              </table:table-cell>
              <table:table-cell office:value-type="float" office:value="29.434143591">
                <text:p>29.434143591</text:p>
              </table:table-cell>
              <table:table-cell office:value-type="float" office:value="31.0445221073">
                <text:p>31.0445221073</text:p>
              </table:table-cell>
              <table:table-cell office:value-type="float" office:value="32.4965723005">
                <text:p>32.4965723005</text:p>
              </table:table-cell>
            </table:table-row>
            <table:table-row>
              <table:table-cell office:value-type="string">
                <text:p>arraycopy_2_4</text:p>
              </table:table-cell>
              <table:table-cell office:value-type="float" office:value="26.9818570812">
                <text:p>26.9818570812</text:p>
              </table:table-cell>
              <table:table-cell office:value-type="float" office:value="28.7580880064">
                <text:p>28.7580880064</text:p>
              </table:table-cell>
              <table:table-cell office:value-type="float" office:value="30.4713988822">
                <text:p>30.4713988822</text:p>
              </table:table-cell>
              <table:table-cell office:value-type="float" office:value="32.566046575">
                <text:p>32.566046575</text:p>
              </table:table-cell>
            </table:table-row>
            <table:table-row>
              <table:table-cell office:value-type="string">
                <text:p>arraycopy_3_4</text:p>
              </table:table-cell>
              <table:table-cell office:value-type="float" office:value="27.8638476903">
                <text:p>27.8638476903</text:p>
              </table:table-cell>
              <table:table-cell office:value-type="float" office:value="28.5905381963">
                <text:p>28.5905381963</text:p>
              </table:table-cell>
              <table:table-cell office:value-type="float" office:value="29.287231077">
                <text:p>29.287231077</text:p>
              </table:table-cell>
              <table:table-cell office:value-type="float" office:value="29.9561988729">
                <text:p>29.9561988729</text:p>
              </table:table-cell>
            </table:table-row>
            <table:table-row>
              <table:table-cell office:value-type="string">
                <text:p>arraycopy_4_4</text:p>
              </table:table-cell>
              <table:table-cell office:value-type="float" office:value="19.1549873124">
                <text:p>19.1549873124</text:p>
              </table:table-cell>
              <table:table-cell office:value-type="float" office:value="28.8247533207">
                <text:p>28.8247533207</text:p>
              </table:table-cell>
              <table:table-cell office:value-type="float" office:value="36.1759857776">
                <text:p>36.1759857776</text:p>
              </table:table-cell>
              <table:table-cell office:value-type="float" office:value="45.5402786637">
                <text:p>45.5402786637</text:p>
              </table:table-cell>
            </table:table-row>
            <table:table-row>
              <table:table-cell office:value-type="string">
                <text:p>arraycopy_5_4</text:p>
              </table:table-cell>
              <table:table-cell office:value-type="float" office:value="26.7974792592">
                <text:p>26.7974792592</text:p>
              </table:table-cell>
              <table:table-cell office:value-type="float" office:value="29.221519701">
                <text:p>29.221519701</text:p>
              </table:table-cell>
              <table:table-cell office:value-type="float" office:value="31.0812662933">
                <text:p>31.0812662933</text:p>
              </table:table-cell>
              <table:table-cell office:value-type="float" office:value="32.9673672789">
                <text:p>32.9673672789</text:p>
              </table:table-cell>
            </table:table-row>
            <table:table-row>
              <table:table-cell office:value-type="string">
                <text:p>arraycopy_8_4</text:p>
              </table:table-cell>
              <table:table-cell office:value-type="float" office:value="23.0268346307">
                <text:p>23.0268346307</text:p>
              </table:table-cell>
              <table:table-cell office:value-type="float" office:value="28.42758345">
                <text:p>28.42758345</text:p>
              </table:table-cell>
              <table:table-cell office:value-type="float" office:value="32.7784049411">
                <text:p>32.7784049411</text:p>
              </table:table-cell>
              <table:table-cell office:value-type="float" office:value="37.057878081">
                <text:p>37.057878081</text:p>
              </table:table-cell>
            </table:table-row>
            <table:table-row>
              <table:table-cell office:value-type="string">
                <text:p>arraycopy_13_4</text:p>
              </table:table-cell>
              <table:table-cell office:value-type="float" office:value="22.9906590836">
                <text:p>22.9906590836</text:p>
              </table:table-cell>
              <table:table-cell office:value-type="float" office:value="23.2956808475">
                <text:p>23.2956808475</text:p>
              </table:table-cell>
              <table:table-cell office:value-type="float" office:value="23.6427522917">
                <text:p>23.6427522917</text:p>
              </table:table-cell>
              <table:table-cell office:value-type="float" office:value="23.9876162874">
                <text:p>23.9876162874</text:p>
              </table:table-cell>
            </table:table-row>
            <table:table-row>
              <table:table-cell office:value-type="string">
                <text:p>arraycopy_16_4</text:p>
              </table:table-cell>
              <table:table-cell office:value-type="float" office:value="23.0923983142">
                <text:p>23.0923983142</text:p>
              </table:table-cell>
              <table:table-cell office:value-type="float" office:value="25.4014084387">
                <text:p>25.4014084387</text:p>
              </table:table-cell>
              <table:table-cell office:value-type="float" office:value="27.9467731118">
                <text:p>27.9467731118</text:p>
              </table:table-cell>
              <table:table-cell office:value-type="float" office:value="30.8215563154">
                <text:p>30.8215563154</text:p>
              </table:table-cell>
            </table:table-row>
            <table:table-row>
              <table:table-cell office:value-type="string">
                <text:p>arraycopy_21_4</text:p>
              </table:table-cell>
              <table:table-cell office:value-type="float" office:value="33.7316234347">
                <text:p>33.7316234347</text:p>
              </table:table-cell>
              <table:table-cell office:value-type="float" office:value="34.2486969323">
                <text:p>34.2486969323</text:p>
              </table:table-cell>
              <table:table-cell office:value-type="float" office:value="34.6881624873">
                <text:p>34.6881624873</text:p>
              </table:table-cell>
              <table:table-cell office:value-type="float" office:value="35.1138739753">
                <text:p>35.1138739753</text:p>
              </table:table-cell>
            </table:table-row>
            <table:table-row>
              <table:table-cell office:value-type="string">
                <text:p>arraycopy_32_4</text:p>
              </table:table-cell>
              <table:table-cell office:value-type="float" office:value="18.437603932">
                <text:p>18.437603932</text:p>
              </table:table-cell>
              <table:table-cell office:value-type="float" office:value="27.0153642392">
                <text:p>27.0153642392</text:p>
              </table:table-cell>
              <table:table-cell office:value-type="float" office:value="32.8970709098">
                <text:p>32.8970709098</text:p>
              </table:table-cell>
              <table:table-cell office:value-type="float" office:value="40.8352112449">
                <text:p>40.8352112449</text:p>
              </table:table-cell>
            </table:table-row>
            <table:table-row>
              <table:table-cell office:value-type="string">
                <text:p>arraycopy_34_4</text:p>
              </table:table-cell>
              <table:table-cell office:value-type="float" office:value="22.9471197455">
                <text:p>22.9471197455</text:p>
              </table:table-cell>
              <table:table-cell office:value-type="float" office:value="26.588697741">
                <text:p>26.588697741</text:p>
              </table:table-cell>
              <table:table-cell office:value-type="float" office:value="29.6404611024">
                <text:p>29.6404611024</text:p>
              </table:table-cell>
              <table:table-cell office:value-type="float" office:value="32.1650716543">
                <text:p>32.1650716543</text:p>
              </table:table-cell>
            </table:table-row>
            <table:table-row>
              <table:table-cell office:value-type="string">
                <text:p>arraycopy_55_4</text:p>
              </table:table-cell>
              <table:table-cell office:value-type="float" office:value="26.0767022817">
                <text:p>26.0767022817</text:p>
              </table:table-cell>
              <table:table-cell office:value-type="float" office:value="27.0398329873">
                <text:p>27.0398329873</text:p>
              </table:table-cell>
              <table:table-cell office:value-type="float" office:value="27.8744115284">
                <text:p>27.8744115284</text:p>
              </table:table-cell>
              <table:table-cell office:value-type="float" office:value="28.626535471">
                <text:p>28.626535471</text:p>
              </table:table-cell>
            </table:table-row>
            <table:table-row>
              <table:table-cell office:value-type="string">
                <text:p>arraycopy_64_4</text:p>
              </table:table-cell>
              <table:table-cell office:value-type="float" office:value="25.9066300374">
                <text:p>25.9066300374</text:p>
              </table:table-cell>
              <table:table-cell office:value-type="float" office:value="26.4508310301">
                <text:p>26.4508310301</text:p>
              </table:table-cell>
              <table:table-cell office:value-type="float" office:value="26.9250136048">
                <text:p>26.9250136048</text:p>
              </table:table-cell>
              <table:table-cell office:value-type="float" office:value="27.4722845813">
                <text:p>27.4722845813</text:p>
              </table:table-cell>
            </table:table-row>
            <table:table-row>
              <table:table-cell office:value-type="string">
                <text:p>arraycopy_0_5</text:p>
              </table:table-cell>
              <table:table-cell office:value-type="float" office:value="18.6177893346">
                <text:p>18.6177893346</text:p>
              </table:table-cell>
              <table:table-cell office:value-type="float" office:value="26.9020597958">
                <text:p>26.9020597958</text:p>
              </table:table-cell>
              <table:table-cell office:value-type="float" office:value="33.2224440781">
                <text:p>33.2224440781</text:p>
              </table:table-cell>
              <table:table-cell office:value-type="float" office:value="38.6143669706">
                <text:p>38.6143669706</text:p>
              </table:table-cell>
            </table:table-row>
            <table:table-row>
              <table:table-cell office:value-type="string">
                <text:p>arraycopy_1_5</text:p>
              </table:table-cell>
              <table:table-cell office:value-type="float" office:value="22.4093319284">
                <text:p>22.4093319284</text:p>
              </table:table-cell>
              <table:table-cell office:value-type="float" office:value="26.9758688838">
                <text:p>26.9758688838</text:p>
              </table:table-cell>
              <table:table-cell office:value-type="float" office:value="31.195385644">
                <text:p>31.195385644</text:p>
              </table:table-cell>
              <table:table-cell office:value-type="float" office:value="35.4594478896">
                <text:p>35.4594478896</text:p>
              </table:table-cell>
            </table:table-row>
            <table:table-row>
              <table:table-cell office:value-type="string">
                <text:p>arraycopy_2_5</text:p>
              </table:table-cell>
              <table:table-cell office:value-type="float" office:value="19.2430484255">
                <text:p>19.2430484255</text:p>
              </table:table-cell>
              <table:table-cell office:value-type="float" office:value="27.7799001727">
                <text:p>27.7799001727</text:p>
              </table:table-cell>
              <table:table-cell office:value-type="float" office:value="34.3412800828">
                <text:p>34.3412800828</text:p>
              </table:table-cell>
              <table:table-cell office:value-type="float" office:value="40.6116293557">
                <text:p>40.6116293557</text:p>
              </table:table-cell>
            </table:table-row>
            <table:table-row>
              <table:table-cell office:value-type="string">
                <text:p>arraycopy_3_5</text:p>
              </table:table-cell>
              <table:table-cell office:value-type="float" office:value="25.7526741171">
                <text:p>25.7526741171</text:p>
              </table:table-cell>
              <table:table-cell office:value-type="float" office:value="26.9450828574">
                <text:p>26.9450828574</text:p>
              </table:table-cell>
              <table:table-cell office:value-type="float" office:value="28.4005709222">
                <text:p>28.4005709222</text:p>
              </table:table-cell>
              <table:table-cell office:value-type="float" office:value="29.8306356382">
                <text:p>29.8306356382</text:p>
              </table:table-cell>
            </table:table-row>
            <table:table-row>
              <table:table-cell office:value-type="string">
                <text:p>arraycopy_4_5</text:p>
              </table:table-cell>
              <table:table-cell office:value-type="float" office:value="37.0497056535">
                <text:p>37.0497056535</text:p>
              </table:table-cell>
              <table:table-cell office:value-type="float" office:value="37.4626183026">
                <text:p>37.4626183026</text:p>
              </table:table-cell>
              <table:table-cell office:value-type="float" office:value="37.8736210526">
                <text:p>37.8736210526</text:p>
              </table:table-cell>
              <table:table-cell office:value-type="float" office:value="38.3237269277">
                <text:p>38.3237269277</text:p>
              </table:table-cell>
            </table:table-row>
            <table:table-row>
              <table:table-cell office:value-type="string">
                <text:p>arraycopy_5_5</text:p>
              </table:table-cell>
              <table:table-cell office:value-type="float" office:value="25.3575778343">
                <text:p>25.3575778343</text:p>
              </table:table-cell>
              <table:table-cell office:value-type="float" office:value="26.6263320184">
                <text:p>26.6263320184</text:p>
              </table:table-cell>
              <table:table-cell office:value-type="float" office:value="27.7431458005">
                <text:p>27.7431458005</text:p>
              </table:table-cell>
              <table:table-cell office:value-type="float" office:value="29.1178279248">
                <text:p>29.1178279248</text:p>
              </table:table-cell>
            </table:table-row>
            <table:table-row>
              <table:table-cell office:value-type="string">
                <text:p>arraycopy_8_5</text:p>
              </table:table-cell>
              <table:table-cell office:value-type="float" office:value="25.5657028474">
                <text:p>25.5657028474</text:p>
              </table:table-cell>
              <table:table-cell office:value-type="float" office:value="26.8794596737">
                <text:p>26.8794596737</text:p>
              </table:table-cell>
              <table:table-cell office:value-type="float" office:value="28.099968469">
                <text:p>28.099968469</text:p>
              </table:table-cell>
              <table:table-cell office:value-type="float" office:value="29.4026690189">
                <text:p>29.4026690189</text:p>
              </table:table-cell>
            </table:table-row>
            <table:table-row>
              <table:table-cell office:value-type="string">
                <text:p>arraycopy_13_5</text:p>
              </table:table-cell>
              <table:table-cell office:value-type="float" office:value="24.9620407276">
                <text:p>24.9620407276</text:p>
              </table:table-cell>
              <table:table-cell office:value-type="float" office:value="27.3692667662">
                <text:p>27.3692667662</text:p>
              </table:table-cell>
              <table:table-cell office:value-type="float" office:value="29.3227871372">
                <text:p>29.3227871372</text:p>
              </table:table-cell>
              <table:table-cell office:value-type="float" office:value="31.1525596186">
                <text:p>31.1525596186</text:p>
              </table:table-cell>
            </table:table-row>
            <table:table-row>
              <table:table-cell office:value-type="string">
                <text:p>arraycopy_16_5</text:p>
              </table:table-cell>
              <table:table-cell office:value-type="float" office:value="29.2824985348">
                <text:p>29.2824985348</text:p>
              </table:table-cell>
              <table:table-cell office:value-type="float" office:value="37.2517389803">
                <text:p>37.2517389803</text:p>
              </table:table-cell>
              <table:table-cell office:value-type="float" office:value="43.2018057736">
                <text:p>43.2018057736</text:p>
              </table:table-cell>
              <table:table-cell office:value-type="float" office:value="48.4435117696">
                <text:p>48.4435117696</text:p>
              </table:table-cell>
            </table:table-row>
            <table:table-row>
              <table:table-cell office:value-type="string">
                <text:p>arraycopy_21_5</text:p>
              </table:table-cell>
              <table:table-cell office:value-type="float" office:value="35.9449791673">
                <text:p>35.9449791673</text:p>
              </table:table-cell>
              <table:table-cell office:value-type="float" office:value="36.7548041647">
                <text:p>36.7548041647</text:p>
              </table:table-cell>
              <table:table-cell office:value-type="float" office:value="37.4181710605">
                <text:p>37.4181710605</text:p>
              </table:table-cell>
              <table:table-cell office:value-type="float" office:value="38.059461748">
                <text:p>38.059461748</text:p>
              </table:table-cell>
            </table:table-row>
            <table:table-row>
              <table:table-cell office:value-type="string">
                <text:p>arraycopy_32_5</text:p>
              </table:table-cell>
              <table:table-cell office:value-type="float" office:value="26.0735201241">
                <text:p>26.0735201241</text:p>
              </table:table-cell>
              <table:table-cell office:value-type="float" office:value="26.8760023999">
                <text:p>26.8760023999</text:p>
              </table:table-cell>
              <table:table-cell office:value-type="float" office:value="27.5161492613">
                <text:p>27.5161492613</text:p>
              </table:table-cell>
              <table:table-cell office:value-type="float" office:value="28.3837233573">
                <text:p>28.3837233573</text:p>
              </table:table-cell>
            </table:table-row>
            <table:table-row>
              <table:table-cell office:value-type="string">
                <text:p>arraycopy_34_5</text:p>
              </table:table-cell>
              <table:table-cell office:value-type="float" office:value="23.9496064698">
                <text:p>23.9496064698</text:p>
              </table:table-cell>
              <table:table-cell office:value-type="float" office:value="26.8777551216">
                <text:p>26.8777551216</text:p>
              </table:table-cell>
              <table:table-cell office:value-type="float" office:value="29.4358273897">
                <text:p>29.4358273897</text:p>
              </table:table-cell>
              <table:table-cell office:value-type="float" office:value="31.5741331584">
                <text:p>31.5741331584</text:p>
              </table:table-cell>
            </table:table-row>
            <table:table-row>
              <table:table-cell office:value-type="string">
                <text:p>arraycopy_55_5</text:p>
              </table:table-cell>
              <table:table-cell office:value-type="float" office:value="21.8051479377">
                <text:p>21.8051479377</text:p>
              </table:table-cell>
              <table:table-cell office:value-type="float" office:value="27.4310403294">
                <text:p>27.4310403294</text:p>
              </table:table-cell>
              <table:table-cell office:value-type="float" office:value="32.0642211359">
                <text:p>32.0642211359</text:p>
              </table:table-cell>
              <table:table-cell office:value-type="float" office:value="35.9187436039">
                <text:p>35.9187436039</text:p>
              </table:table-cell>
            </table:table-row>
            <table:table-row>
              <table:table-cell office:value-type="string">
                <text:p>arraycopy_64_5</text:p>
              </table:table-cell>
              <table:table-cell office:value-type="float" office:value="25.6669729341">
                <text:p>25.6669729341</text:p>
              </table:table-cell>
              <table:table-cell office:value-type="float" office:value="27.1920119004">
                <text:p>27.1920119004</text:p>
              </table:table-cell>
              <table:table-cell office:value-type="float" office:value="28.2182921935">
                <text:p>28.2182921935</text:p>
              </table:table-cell>
              <table:table-cell office:value-type="float" office:value="29.6214554315">
                <text:p>29.6214554315</text:p>
              </table:table-cell>
            </table:table-row>
            <table:table-row>
              <table:table-cell office:value-type="string">
                <text:p>arraycopy_0_8</text:p>
              </table:table-cell>
              <table:table-cell office:value-type="float" office:value="19.4179926991">
                <text:p>19.4179926991</text:p>
              </table:table-cell>
              <table:table-cell office:value-type="float" office:value="23.3146852024">
                <text:p>23.3146852024</text:p>
              </table:table-cell>
              <table:table-cell office:value-type="float" office:value="26.3336746588">
                <text:p>26.3336746588</text:p>
              </table:table-cell>
              <table:table-cell office:value-type="float" office:value="30.2001883867">
                <text:p>30.2001883867</text:p>
              </table:table-cell>
            </table:table-row>
            <table:table-row>
              <table:table-cell office:value-type="string">
                <text:p>arraycopy_1_8</text:p>
              </table:table-cell>
              <table:table-cell office:value-type="float" office:value="21.85843612">
                <text:p>21.85843612</text:p>
              </table:table-cell>
              <table:table-cell office:value-type="float" office:value="23.4791339175">
                <text:p>23.4791339175</text:p>
              </table:table-cell>
              <table:table-cell office:value-type="float" office:value="24.7149262331">
                <text:p>24.7149262331</text:p>
              </table:table-cell>
              <table:table-cell office:value-type="float" office:value="26.3280223123">
                <text:p>26.3280223123</text:p>
              </table:table-cell>
            </table:table-row>
            <table:table-row>
              <table:table-cell office:value-type="string">
                <text:p>arraycopy_2_8</text:p>
              </table:table-cell>
              <table:table-cell office:value-type="float" office:value="25.5444655753">
                <text:p>25.5444655753</text:p>
              </table:table-cell>
              <table:table-cell office:value-type="float" office:value="28.410022567">
                <text:p>28.410022567</text:p>
              </table:table-cell>
              <table:table-cell office:value-type="float" office:value="30.9892328585">
                <text:p>30.9892328585</text:p>
              </table:table-cell>
              <table:table-cell office:value-type="float" office:value="33.0872829321">
                <text:p>33.0872829321</text:p>
              </table:table-cell>
            </table:table-row>
            <table:table-row>
              <table:table-cell office:value-type="string">
                <text:p>arraycopy_3_8</text:p>
              </table:table-cell>
              <table:table-cell office:value-type="float" office:value="27.8419460999">
                <text:p>27.8419460999</text:p>
              </table:table-cell>
              <table:table-cell office:value-type="float" office:value="28.4704187882">
                <text:p>28.4704187882</text:p>
              </table:table-cell>
              <table:table-cell office:value-type="float" office:value="28.9636297188">
                <text:p>28.9636297188</text:p>
              </table:table-cell>
              <table:table-cell office:value-type="float" office:value="29.6000388935">
                <text:p>29.6000388935</text:p>
              </table:table-cell>
            </table:table-row>
            <table:table-row>
              <table:table-cell office:value-type="string">
                <text:p>arraycopy_4_8</text:p>
              </table:table-cell>
              <table:table-cell office:value-type="float" office:value="27.7644821337">
                <text:p>27.7644821337</text:p>
              </table:table-cell>
              <table:table-cell office:value-type="float" office:value="28.3788925351">
                <text:p>28.3788925351</text:p>
              </table:table-cell>
              <table:table-cell office:value-type="float" office:value="29.0494387895">
                <text:p>29.0494387895</text:p>
              </table:table-cell>
              <table:table-cell office:value-type="float" office:value="29.8761885689">
                <text:p>29.8761885689</text:p>
              </table:table-cell>
            </table:table-row>
            <table:table-row>
              <table:table-cell office:value-type="string">
                <text:p>arraycopy_5_8</text:p>
              </table:table-cell>
              <table:table-cell office:value-type="float" office:value="25.4806831253">
                <text:p>25.4806831253</text:p>
              </table:table-cell>
              <table:table-cell office:value-type="float" office:value="28.3857959302">
                <text:p>28.3857959302</text:p>
              </table:table-cell>
              <table:table-cell office:value-type="float" office:value="30.7581672828">
                <text:p>30.7581672828</text:p>
              </table:table-cell>
              <table:table-cell office:value-type="float" office:value="32.8508527386">
                <text:p>32.8508527386</text:p>
              </table:table-cell>
            </table:table-row>
            <table:table-row>
              <table:table-cell office:value-type="string">
                <text:p>arraycopy_8_8</text:p>
              </table:table-cell>
              <table:table-cell office:value-type="float" office:value="12.8900043524">
                <text:p>12.8900043524</text:p>
              </table:table-cell>
              <table:table-cell office:value-type="float" office:value="28.3017140016">
                <text:p>28.3017140016</text:p>
              </table:table-cell>
              <table:table-cell office:value-type="float" office:value="39.4258547327">
                <text:p>39.4258547327</text:p>
              </table:table-cell>
              <table:table-cell office:value-type="float" office:value="49.3145997643">
                <text:p>49.3145997643</text:p>
              </table:table-cell>
            </table:table-row>
            <table:table-row>
              <table:table-cell office:value-type="string">
                <text:p>arraycopy_13_8</text:p>
              </table:table-cell>
              <table:table-cell office:value-type="float" office:value="27.9537198399">
                <text:p>27.9537198399</text:p>
              </table:table-cell>
              <table:table-cell office:value-type="float" office:value="28.3634718487">
                <text:p>28.3634718487</text:p>
              </table:table-cell>
              <table:table-cell office:value-type="float" office:value="28.8287209322">
                <text:p>28.8287209322</text:p>
              </table:table-cell>
              <table:table-cell office:value-type="float" office:value="29.3689858235">
                <text:p>29.3689858235</text:p>
              </table:table-cell>
            </table:table-row>
            <table:table-row>
              <table:table-cell office:value-type="string">
                <text:p>arraycopy_16_8</text:p>
              </table:table-cell>
              <table:table-cell office:value-type="float" office:value="27.0089202008">
                <text:p>27.0089202008</text:p>
              </table:table-cell>
              <table:table-cell office:value-type="float" office:value="27.9394311436">
                <text:p>27.9394311436</text:p>
              </table:table-cell>
              <table:table-cell office:value-type="float" office:value="29.0131963581">
                <text:p>29.0131963581</text:p>
              </table:table-cell>
              <table:table-cell office:value-type="float" office:value="30.1665700583">
                <text:p>30.1665700583</text:p>
              </table:table-cell>
            </table:table-row>
            <table:table-row>
              <table:table-cell office:value-type="string">
                <text:p>arraycopy_21_8</text:p>
              </table:table-cell>
              <table:table-cell office:value-type="float" office:value="26.3415424361">
                <text:p>26.3415424361</text:p>
              </table:table-cell>
              <table:table-cell office:value-type="float" office:value="28.150601698">
                <text:p>28.150601698</text:p>
              </table:table-cell>
              <table:table-cell office:value-type="float" office:value="29.672405947">
                <text:p>29.672405947</text:p>
              </table:table-cell>
              <table:table-cell office:value-type="float" office:value="31.0301517755">
                <text:p>31.0301517755</text:p>
              </table:table-cell>
            </table:table-row>
            <table:table-row>
              <table:table-cell office:value-type="string">
                <text:p>arraycopy_32_8</text:p>
              </table:table-cell>
              <table:table-cell office:value-type="float" office:value="27.0408246178">
                <text:p>27.0408246178</text:p>
              </table:table-cell>
              <table:table-cell office:value-type="float" office:value="28.2099642197">
                <text:p>28.2099642197</text:p>
              </table:table-cell>
              <table:table-cell office:value-type="float" office:value="29.1131378196">
                <text:p>29.1131378196</text:p>
              </table:table-cell>
              <table:table-cell office:value-type="float" office:value="30.1467016299">
                <text:p>30.1467016299</text:p>
              </table:table-cell>
            </table:table-row>
            <table:table-row>
              <table:table-cell office:value-type="string">
                <text:p>arraycopy_34_8</text:p>
              </table:table-cell>
              <table:table-cell office:value-type="float" office:value="25.4791404243">
                <text:p>25.4791404243</text:p>
              </table:table-cell>
              <table:table-cell office:value-type="float" office:value="28.8007723403">
                <text:p>28.8007723403</text:p>
              </table:table-cell>
              <table:table-cell office:value-type="float" office:value="31.1965514296">
                <text:p>31.1965514296</text:p>
              </table:table-cell>
              <table:table-cell office:value-type="float" office:value="33.5163504282">
                <text:p>33.5163504282</text:p>
              </table:table-cell>
            </table:table-row>
            <table:table-row>
              <table:table-cell office:value-type="string">
                <text:p>arraycopy_55_8</text:p>
              </table:table-cell>
              <table:table-cell office:value-type="float" office:value="18.5833570966">
                <text:p>18.5833570966</text:p>
              </table:table-cell>
              <table:table-cell office:value-type="float" office:value="29.8044866936">
                <text:p>29.8044866936</text:p>
              </table:table-cell>
              <table:table-cell office:value-type="float" office:value="38.0050766305">
                <text:p>38.0050766305</text:p>
              </table:table-cell>
              <table:table-cell office:value-type="float" office:value="45.3958777204">
                <text:p>45.3958777204</text:p>
              </table:table-cell>
            </table:table-row>
            <table:table-row>
              <table:table-cell office:value-type="string">
                <text:p>arraycopy_64_8</text:p>
              </table:table-cell>
              <table:table-cell office:value-type="float" office:value="36.4733299068">
                <text:p>36.4733299068</text:p>
              </table:table-cell>
              <table:table-cell office:value-type="float" office:value="37.0138599849">
                <text:p>37.0138599849</text:p>
              </table:table-cell>
              <table:table-cell office:value-type="float" office:value="37.522325312">
                <text:p>37.522325312</text:p>
              </table:table-cell>
              <table:table-cell office:value-type="float" office:value="38.2335868531">
                <text:p>38.2335868531</text:p>
              </table:table-cell>
            </table:table-row>
            <table:table-row>
              <table:table-cell office:value-type="string">
                <text:p>arraycopy_0_13</text:p>
              </table:table-cell>
              <table:table-cell office:value-type="float" office:value="22.7471537696">
                <text:p>22.7471537696</text:p>
              </table:table-cell>
              <table:table-cell office:value-type="float" office:value="25.6686973208">
                <text:p>25.6686973208</text:p>
              </table:table-cell>
              <table:table-cell office:value-type="float" office:value="28.9177926729">
                <text:p>28.9177926729</text:p>
              </table:table-cell>
              <table:table-cell office:value-type="float" office:value="32.3942874748">
                <text:p>32.3942874748</text:p>
              </table:table-cell>
            </table:table-row>
            <table:table-row>
              <table:table-cell office:value-type="string">
                <text:p>arraycopy_1_13</text:p>
              </table:table-cell>
              <table:table-cell office:value-type="float" office:value="25.7028427065">
                <text:p>25.7028427065</text:p>
              </table:table-cell>
              <table:table-cell office:value-type="float" office:value="28.8059409855">
                <text:p>28.8059409855</text:p>
              </table:table-cell>
              <table:table-cell office:value-type="float" office:value="31.0495860435">
                <text:p>31.0495860435</text:p>
              </table:table-cell>
              <table:table-cell office:value-type="float" office:value="33.0460670447">
                <text:p>33.0460670447</text:p>
              </table:table-cell>
            </table:table-row>
            <table:table-row>
              <table:table-cell office:value-type="string">
                <text:p>arraycopy_2_13</text:p>
              </table:table-cell>
              <table:table-cell office:value-type="float" office:value="18.9437683256">
                <text:p>18.9437683256</text:p>
              </table:table-cell>
              <table:table-cell office:value-type="float" office:value="28.9151154052">
                <text:p>28.9151154052</text:p>
              </table:table-cell>
              <table:table-cell office:value-type="float" office:value="35.9815223041">
                <text:p>35.9815223041</text:p>
              </table:table-cell>
              <table:table-cell office:value-type="float" office:value="42.2536146831">
                <text:p>42.2536146831</text:p>
              </table:table-cell>
            </table:table-row>
            <table:table-row>
              <table:table-cell office:value-type="string">
                <text:p>arraycopy_3_13</text:p>
              </table:table-cell>
              <table:table-cell office:value-type="float" office:value="27.3789609951">
                <text:p>27.3789609951</text:p>
              </table:table-cell>
              <table:table-cell office:value-type="float" office:value="28.4476608005">
                <text:p>28.4476608005</text:p>
              </table:table-cell>
              <table:table-cell office:value-type="float" office:value="29.4139328845">
                <text:p>29.4139328845</text:p>
              </table:table-cell>
              <table:table-cell office:value-type="float" office:value="30.5543111851">
                <text:p>30.5543111851</text:p>
              </table:table-cell>
            </table:table-row>
            <table:table-row>
              <table:table-cell office:value-type="string">
                <text:p>arraycopy_4_13</text:p>
              </table:table-cell>
              <table:table-cell office:value-type="float" office:value="15.5123023659">
                <text:p>15.5123023659</text:p>
              </table:table-cell>
              <table:table-cell office:value-type="float" office:value="29.0916538521">
                <text:p>29.0916538521</text:p>
              </table:table-cell>
              <table:table-cell office:value-type="float" office:value="38.5305073324">
                <text:p>38.5305073324</text:p>
              </table:table-cell>
              <table:table-cell office:value-type="float" office:value="47.0060704571">
                <text:p>47.0060704571</text:p>
              </table:table-cell>
            </table:table-row>
            <table:table-row>
              <table:table-cell office:value-type="string">
                <text:p>arraycopy_5_13</text:p>
              </table:table-cell>
              <table:table-cell office:value-type="float" office:value="34.027349147">
                <text:p>34.027349147</text:p>
              </table:table-cell>
              <table:table-cell office:value-type="float" office:value="34.6365404054">
                <text:p>34.6365404054</text:p>
              </table:table-cell>
              <table:table-cell office:value-type="float" office:value="35.1777824912">
                <text:p>35.1777824912</text:p>
              </table:table-cell>
              <table:table-cell office:value-type="float" office:value="35.7291471654">
                <text:p>35.7291471654</text:p>
              </table:table-cell>
            </table:table-row>
            <table:table-row>
              <table:table-cell office:value-type="string">
                <text:p>arraycopy_8_13</text:p>
              </table:table-cell>
              <table:table-cell office:value-type="float" office:value="27.6082937752">
                <text:p>27.6082937752</text:p>
              </table:table-cell>
              <table:table-cell office:value-type="float" office:value="28.3185369204">
                <text:p>28.3185369204</text:p>
              </table:table-cell>
              <table:table-cell office:value-type="float" office:value="29.1514196057">
                <text:p>29.1514196057</text:p>
              </table:table-cell>
              <table:table-cell office:value-type="float" office:value="30.2228935589">
                <text:p>30.2228935589</text:p>
              </table:table-cell>
            </table:table-row>
            <table:table-row>
              <table:table-cell office:value-type="string">
                <text:p>arraycopy_13_13</text:p>
              </table:table-cell>
              <table:table-cell office:value-type="float" office:value="17.8607150946">
                <text:p>17.8607150946</text:p>
              </table:table-cell>
              <table:table-cell office:value-type="float" office:value="28.4585457074">
                <text:p>28.4585457074</text:p>
              </table:table-cell>
              <table:table-cell office:value-type="float" office:value="36.0552347027">
                <text:p>36.0552347027</text:p>
              </table:table-cell>
              <table:table-cell office:value-type="float" office:value="42.7891189545">
                <text:p>42.7891189545</text:p>
              </table:table-cell>
            </table:table-row>
            <table:table-row>
              <table:table-cell office:value-type="string">
                <text:p>arraycopy_16_13</text:p>
              </table:table-cell>
              <table:table-cell office:value-type="float" office:value="26.2996703228">
                <text:p>26.2996703228</text:p>
              </table:table-cell>
              <table:table-cell office:value-type="float" office:value="28.8329186627">
                <text:p>28.8329186627</text:p>
              </table:table-cell>
              <table:table-cell office:value-type="float" office:value="30.783793192">
                <text:p>30.783793192</text:p>
              </table:table-cell>
              <table:table-cell office:value-type="float" office:value="32.5716778738">
                <text:p>32.5716778738</text:p>
              </table:table-cell>
            </table:table-row>
            <table:table-row>
              <table:table-cell office:value-type="string">
                <text:p>arraycopy_21_13</text:p>
              </table:table-cell>
              <table:table-cell office:value-type="float" office:value="25.2995481573">
                <text:p>25.2995481573</text:p>
              </table:table-cell>
              <table:table-cell office:value-type="float" office:value="28.6311040057">
                <text:p>28.6311040057</text:p>
              </table:table-cell>
              <table:table-cell office:value-type="float" office:value="31.2182398438">
                <text:p>31.2182398438</text:p>
              </table:table-cell>
              <table:table-cell office:value-type="float" office:value="33.4236393849">
                <text:p>33.4236393849</text:p>
              </table:table-cell>
            </table:table-row>
            <table:table-row>
              <table:table-cell office:value-type="string">
                <text:p>arraycopy_32_13</text:p>
              </table:table-cell>
              <table:table-cell office:value-type="float" office:value="14.0471578039">
                <text:p>14.0471578039</text:p>
              </table:table-cell>
              <table:table-cell office:value-type="float" office:value="28.2648569601">
                <text:p>28.2648569601</text:p>
              </table:table-cell>
              <table:table-cell office:value-type="float" office:value="38.3481462763">
                <text:p>38.3481462763</text:p>
              </table:table-cell>
              <table:table-cell office:value-type="float" office:value="47.2768004014">
                <text:p>47.2768004014</text:p>
              </table:table-cell>
            </table:table-row>
            <table:table-row>
              <table:table-cell office:value-type="string">
                <text:p>arraycopy_34_13</text:p>
              </table:table-cell>
              <table:table-cell office:value-type="float" office:value="25.7216529874">
                <text:p>25.7216529874</text:p>
              </table:table-cell>
              <table:table-cell office:value-type="float" office:value="28.3877948396">
                <text:p>28.3877948396</text:p>
              </table:table-cell>
              <table:table-cell office:value-type="float" office:value="30.6188676332">
                <text:p>30.6188676332</text:p>
              </table:table-cell>
              <table:table-cell office:value-type="float" office:value="32.532416338">
                <text:p>32.532416338</text:p>
              </table:table-cell>
            </table:table-row>
            <table:table-row>
              <table:table-cell office:value-type="string">
                <text:p>arraycopy_55_13</text:p>
              </table:table-cell>
              <table:table-cell office:value-type="float" office:value="17.5868863724">
                <text:p>17.5868863724</text:p>
              </table:table-cell>
              <table:table-cell office:value-type="float" office:value="28.4290057464">
                <text:p>28.4290057464</text:p>
              </table:table-cell>
              <table:table-cell office:value-type="float" office:value="36.6397954773">
                <text:p>36.6397954773</text:p>
              </table:table-cell>
              <table:table-cell office:value-type="float" office:value="47.9937663154">
                <text:p>47.9937663154</text:p>
              </table:table-cell>
            </table:table-row>
            <table:table-row>
              <table:table-cell office:value-type="string">
                <text:p>arraycopy_64_13</text:p>
              </table:table-cell>
              <table:table-cell office:value-type="float" office:value="27.1508292836">
                <text:p>27.1508292836</text:p>
              </table:table-cell>
              <table:table-cell office:value-type="float" office:value="27.8542648824">
                <text:p>27.8542648824</text:p>
              </table:table-cell>
              <table:table-cell office:value-type="float" office:value="28.706061405">
                <text:p>28.706061405</text:p>
              </table:table-cell>
              <table:table-cell office:value-type="float" office:value="29.6160192388">
                <text:p>29.6160192388</text:p>
              </table:table-cell>
            </table:table-row>
            <table:table-row>
              <table:table-cell office:value-type="string">
                <text:p>arraycopy_0_16</text:p>
              </table:table-cell>
              <table:table-cell office:value-type="float" office:value="27.5262486813">
                <text:p>27.5262486813</text:p>
              </table:table-cell>
              <table:table-cell office:value-type="float" office:value="28.1935607056">
                <text:p>28.1935607056</text:p>
              </table:table-cell>
              <table:table-cell office:value-type="float" office:value="28.8964150821">
                <text:p>28.8964150821</text:p>
              </table:table-cell>
              <table:table-cell office:value-type="float" office:value="29.5044881916">
                <text:p>29.5044881916</text:p>
              </table:table-cell>
            </table:table-row>
            <table:table-row>
              <table:table-cell office:value-type="string">
                <text:p>arraycopy_1_16</text:p>
              </table:table-cell>
              <table:table-cell office:value-type="float" office:value="27.2947792359">
                <text:p>27.2947792359</text:p>
              </table:table-cell>
              <table:table-cell office:value-type="float" office:value="28.4962863212">
                <text:p>28.4962863212</text:p>
              </table:table-cell>
              <table:table-cell office:value-type="float" office:value="29.4841807193">
                <text:p>29.4841807193</text:p>
              </table:table-cell>
              <table:table-cell office:value-type="float" office:value="30.6189746608">
                <text:p>30.6189746608</text:p>
              </table:table-cell>
            </table:table-row>
            <table:table-row>
              <table:table-cell office:value-type="string">
                <text:p>arraycopy_2_16</text:p>
              </table:table-cell>
              <table:table-cell office:value-type="float" office:value="17.5495970036">
                <text:p>17.5495970036</text:p>
              </table:table-cell>
              <table:table-cell office:value-type="float" office:value="28.2934768783">
                <text:p>28.2934768783</text:p>
              </table:table-cell>
              <table:table-cell office:value-type="float" office:value="36.0273250373">
                <text:p>36.0273250373</text:p>
              </table:table-cell>
              <table:table-cell office:value-type="float" office:value="42.8322794921">
                <text:p>42.8322794921</text:p>
              </table:table-cell>
            </table:table-row>
            <table:table-row>
              <table:table-cell office:value-type="string">
                <text:p>arraycopy_3_16</text:p>
              </table:table-cell>
              <table:table-cell office:value-type="float" office:value="27.3361367361">
                <text:p>27.3361367361</text:p>
              </table:table-cell>
              <table:table-cell office:value-type="float" office:value="28.2460171553">
                <text:p>28.2460171553</text:p>
              </table:table-cell>
              <table:table-cell office:value-type="float" office:value="28.9854006365">
                <text:p>28.9854006365</text:p>
              </table:table-cell>
              <table:table-cell office:value-type="float" office:value="29.6511099146">
                <text:p>29.6511099146</text:p>
              </table:table-cell>
            </table:table-row>
            <table:table-row>
              <table:table-cell office:value-type="string">
                <text:p>arraycopy_4_16</text:p>
              </table:table-cell>
              <table:table-cell office:value-type="float" office:value="27.518100567">
                <text:p>27.518100567</text:p>
              </table:table-cell>
              <table:table-cell office:value-type="float" office:value="28.6209445151">
                <text:p>28.6209445151</text:p>
              </table:table-cell>
              <table:table-cell office:value-type="float" office:value="29.487887782">
                <text:p>29.487887782</text:p>
              </table:table-cell>
              <table:table-cell office:value-type="float" office:value="30.245630026">
                <text:p>30.245630026</text:p>
              </table:table-cell>
            </table:table-row>
            <table:table-row>
              <table:table-cell office:value-type="string">
                <text:p>arraycopy_5_16</text:p>
              </table:table-cell>
              <table:table-cell office:value-type="float" office:value="24.7835087786">
                <text:p>24.7835087786</text:p>
              </table:table-cell>
              <table:table-cell office:value-type="float" office:value="28.3439639343">
                <text:p>28.3439639343</text:p>
              </table:table-cell>
              <table:table-cell office:value-type="float" office:value="30.834803126">
                <text:p>30.834803126</text:p>
              </table:table-cell>
              <table:table-cell office:value-type="float" office:value="33.0533236076">
                <text:p>33.0533236076</text:p>
              </table:table-cell>
            </table:table-row>
            <table:table-row>
              <table:table-cell office:value-type="string">
                <text:p>arraycopy_8_16</text:p>
              </table:table-cell>
              <table:table-cell office:value-type="float" office:value="28.3388937392">
                <text:p>28.3388937392</text:p>
              </table:table-cell>
              <table:table-cell office:value-type="float" office:value="28.7735771694">
                <text:p>28.7735771694</text:p>
              </table:table-cell>
              <table:table-cell office:value-type="float" office:value="29.0920634146">
                <text:p>29.0920634146</text:p>
              </table:table-cell>
              <table:table-cell office:value-type="float" office:value="29.4711841204">
                <text:p>29.4711841204</text:p>
              </table:table-cell>
            </table:table-row>
            <table:table-row>
              <table:table-cell office:value-type="string">
                <text:p>arraycopy_13_16</text:p>
              </table:table-cell>
              <table:table-cell office:value-type="float" office:value="18.6169524196">
                <text:p>18.6169524196</text:p>
              </table:table-cell>
              <table:table-cell office:value-type="float" office:value="27.9593099801">
                <text:p>27.9593099801</text:p>
              </table:table-cell>
              <table:table-cell office:value-type="float" office:value="34.8842452152">
                <text:p>34.8842452152</text:p>
              </table:table-cell>
              <table:table-cell office:value-type="float" office:value="40.9152153314">
                <text:p>40.9152153314</text:p>
              </table:table-cell>
            </table:table-row>
            <table:table-row>
              <table:table-cell office:value-type="string">
                <text:p>arraycopy_16_16</text:p>
              </table:table-cell>
              <table:table-cell office:value-type="float" office:value="14.1606626795">
                <text:p>14.1606626795</text:p>
              </table:table-cell>
              <table:table-cell office:value-type="float" office:value="28.4062008405">
                <text:p>28.4062008405</text:p>
              </table:table-cell>
              <table:table-cell office:value-type="float" office:value="38.0477560038">
                <text:p>38.0477560038</text:p>
              </table:table-cell>
              <table:table-cell office:value-type="float" office:value="46.7843373593">
                <text:p>46.7843373593</text:p>
              </table:table-cell>
            </table:table-row>
            <table:table-row>
              <table:table-cell office:value-type="string">
                <text:p>arraycopy_21_16</text:p>
              </table:table-cell>
              <table:table-cell office:value-type="float" office:value="25.8625302482">
                <text:p>25.8625302482</text:p>
              </table:table-cell>
              <table:table-cell office:value-type="float" office:value="28.8874792297">
                <text:p>28.8874792297</text:p>
              </table:table-cell>
              <table:table-cell office:value-type="float" office:value="30.9275355359">
                <text:p>30.9275355359</text:p>
              </table:table-cell>
              <table:table-cell office:value-type="float" office:value="32.7811975728">
                <text:p>32.7811975728</text:p>
              </table:table-cell>
            </table:table-row>
            <table:table-row>
              <table:table-cell office:value-type="string">
                <text:p>arraycopy_32_16</text:p>
              </table:table-cell>
              <table:table-cell office:value-type="float" office:value="27.5536686107">
                <text:p>27.5536686107</text:p>
              </table:table-cell>
              <table:table-cell office:value-type="float" office:value="28.3693583259">
                <text:p>28.3693583259</text:p>
              </table:table-cell>
              <table:table-cell office:value-type="float" office:value="29.3148084655">
                <text:p>29.3148084655</text:p>
              </table:table-cell>
              <table:table-cell office:value-type="float" office:value="30.3863264118">
                <text:p>30.3863264118</text:p>
              </table:table-cell>
            </table:table-row>
            <table:table-row>
              <table:table-cell office:value-type="string">
                <text:p>arraycopy_34_16</text:p>
              </table:table-cell>
              <table:table-cell office:value-type="float" office:value="24.4961035915">
                <text:p>24.4961035915</text:p>
              </table:table-cell>
              <table:table-cell office:value-type="float" office:value="28.0900101425">
                <text:p>28.0900101425</text:p>
              </table:table-cell>
              <table:table-cell office:value-type="float" office:value="31.2730888149">
                <text:p>31.2730888149</text:p>
              </table:table-cell>
              <table:table-cell office:value-type="float" office:value="34.4820761551">
                <text:p>34.4820761551</text:p>
              </table:table-cell>
            </table:table-row>
            <table:table-row>
              <table:table-cell office:value-type="string">
                <text:p>arraycopy_55_16</text:p>
              </table:table-cell>
              <table:table-cell office:value-type="float" office:value="27.4958730876">
                <text:p>27.4958730876</text:p>
              </table:table-cell>
              <table:table-cell office:value-type="float" office:value="28.1351444768">
                <text:p>28.1351444768</text:p>
              </table:table-cell>
              <table:table-cell office:value-type="float" office:value="28.8448294495">
                <text:p>28.8448294495</text:p>
              </table:table-cell>
              <table:table-cell office:value-type="float" office:value="29.7884120732">
                <text:p>29.7884120732</text:p>
              </table:table-cell>
            </table:table-row>
            <table:table-row>
              <table:table-cell office:value-type="string">
                <text:p>arraycopy_64_16</text:p>
              </table:table-cell>
              <table:table-cell office:value-type="float" office:value="37.4308357063">
                <text:p>37.4308357063</text:p>
              </table:table-cell>
              <table:table-cell office:value-type="float" office:value="38.6986688329">
                <text:p>38.6986688329</text:p>
              </table:table-cell>
              <table:table-cell office:value-type="float" office:value="39.7828956157">
                <text:p>39.7828956157</text:p>
              </table:table-cell>
              <table:table-cell office:value-type="float" office:value="40.6855230239">
                <text:p>40.6855230239</text:p>
              </table:table-cell>
            </table:table-row>
            <table:table-row>
              <table:table-cell office:value-type="string">
                <text:p>arraycopy_0_21</text:p>
              </table:table-cell>
              <table:table-cell office:value-type="float" office:value="15.1889085853">
                <text:p>15.1889085853</text:p>
              </table:table-cell>
              <table:table-cell office:value-type="float" office:value="27.9924940564">
                <text:p>27.9924940564</text:p>
              </table:table-cell>
              <table:table-cell office:value-type="float" office:value="37.2993858279">
                <text:p>37.2993858279</text:p>
              </table:table-cell>
              <table:table-cell office:value-type="float" office:value="45.7631678493">
                <text:p>45.7631678493</text:p>
              </table:table-cell>
            </table:table-row>
            <table:table-row>
              <table:table-cell office:value-type="string">
                <text:p>arraycopy_1_21</text:p>
              </table:table-cell>
              <table:table-cell office:value-type="float" office:value="25.673895288">
                <text:p>25.673895288</text:p>
              </table:table-cell>
              <table:table-cell office:value-type="float" office:value="28.0774060927">
                <text:p>28.0774060927</text:p>
              </table:table-cell>
              <table:table-cell office:value-type="float" office:value="30.3137822125">
                <text:p>30.3137822125</text:p>
              </table:table-cell>
              <table:table-cell office:value-type="float" office:value="32.519772859">
                <text:p>32.519772859</text:p>
              </table:table-cell>
            </table:table-row>
            <table:table-row>
              <table:table-cell office:value-type="string">
                <text:p>arraycopy_2_21</text:p>
              </table:table-cell>
              <table:table-cell office:value-type="float" office:value="34.6175284887">
                <text:p>34.6175284887</text:p>
              </table:table-cell>
              <table:table-cell office:value-type="float" office:value="36.6793181611">
                <text:p>36.6793181611</text:p>
              </table:table-cell>
              <table:table-cell office:value-type="float" office:value="38.4719785703">
                <text:p>38.4719785703</text:p>
              </table:table-cell>
              <table:table-cell office:value-type="float" office:value="40.1372206044">
                <text:p>40.1372206044</text:p>
              </table:table-cell>
            </table:table-row>
            <table:table-row>
              <table:table-cell office:value-type="string">
                <text:p>arraycopy_3_21</text:p>
              </table:table-cell>
              <table:table-cell office:value-type="float" office:value="38.4541447175">
                <text:p>38.4541447175</text:p>
              </table:table-cell>
              <table:table-cell office:value-type="float" office:value="39.6519999684">
                <text:p>39.6519999684</text:p>
              </table:table-cell>
              <table:table-cell office:value-type="float" office:value="40.9825779976">
                <text:p>40.9825779976</text:p>
              </table:table-cell>
              <table:table-cell office:value-type="float" office:value="42.6575668796">
                <text:p>42.6575668796</text:p>
              </table:table-cell>
            </table:table-row>
            <table:table-row>
              <table:table-cell office:value-type="string">
                <text:p>arraycopy_4_21</text:p>
              </table:table-cell>
              <table:table-cell office:value-type="float" office:value="15.9575273877">
                <text:p>15.9575273877</text:p>
              </table:table-cell>
              <table:table-cell office:value-type="float" office:value="28.4593757891">
                <text:p>28.4593757891</text:p>
              </table:table-cell>
              <table:table-cell office:value-type="float" office:value="37.0581733713">
                <text:p>37.0581733713</text:p>
              </table:table-cell>
              <table:table-cell office:value-type="float" office:value="44.7834847752">
                <text:p>44.7834847752</text:p>
              </table:table-cell>
            </table:table-row>
            <table:table-row>
              <table:table-cell office:value-type="string">
                <text:p>arraycopy_5_21</text:p>
              </table:table-cell>
              <table:table-cell office:value-type="float" office:value="25.2586869397">
                <text:p>25.2586869397</text:p>
              </table:table-cell>
              <table:table-cell office:value-type="float" office:value="28.0956015004">
                <text:p>28.0956015004</text:p>
              </table:table-cell>
              <table:table-cell office:value-type="float" office:value="30.3573682881">
                <text:p>30.3573682881</text:p>
              </table:table-cell>
              <table:table-cell office:value-type="float" office:value="32.3232998145">
                <text:p>32.3232998145</text:p>
              </table:table-cell>
            </table:table-row>
            <table:table-row>
              <table:table-cell office:value-type="string">
                <text:p>arraycopy_8_21</text:p>
              </table:table-cell>
              <table:table-cell office:value-type="float" office:value="28.2764407797">
                <text:p>28.2764407797</text:p>
              </table:table-cell>
              <table:table-cell office:value-type="float" office:value="34.8187160491">
                <text:p>34.8187160491</text:p>
              </table:table-cell>
              <table:table-cell office:value-type="float" office:value="40.1546983025">
                <text:p>40.1546983025</text:p>
              </table:table-cell>
              <table:table-cell office:value-type="float" office:value="44.5971528774">
                <text:p>44.5971528774</text:p>
              </table:table-cell>
            </table:table-row>
            <table:table-row>
              <table:table-cell office:value-type="string">
                <text:p>arraycopy_13_21</text:p>
              </table:table-cell>
              <table:table-cell office:value-type="float" office:value="26.7078475914">
                <text:p>26.7078475914</text:p>
              </table:table-cell>
              <table:table-cell office:value-type="float" office:value="28.2282087436">
                <text:p>28.2282087436</text:p>
              </table:table-cell>
              <table:table-cell office:value-type="float" office:value="29.4181335514">
                <text:p>29.4181335514</text:p>
              </table:table-cell>
              <table:table-cell office:value-type="float" office:value="30.5754721283">
                <text:p>30.5754721283</text:p>
              </table:table-cell>
            </table:table-row>
            <table:table-row>
              <table:table-cell office:value-type="string">
                <text:p>arraycopy_16_21</text:p>
              </table:table-cell>
              <table:table-cell office:value-type="float" office:value="22.4807841508">
                <text:p>22.4807841508</text:p>
              </table:table-cell>
              <table:table-cell office:value-type="float" office:value="25.5366748629">
                <text:p>25.5366748629</text:p>
              </table:table-cell>
              <table:table-cell office:value-type="float" office:value="28.6145281224">
                <text:p>28.6145281224</text:p>
              </table:table-cell>
              <table:table-cell office:value-type="float" office:value="32.6471283117">
                <text:p>32.6471283117</text:p>
              </table:table-cell>
            </table:table-row>
            <table:table-row>
              <table:table-cell office:value-type="string">
                <text:p>arraycopy_21_21</text:p>
              </table:table-cell>
              <table:table-cell office:value-type="float" office:value="36.5715592041">
                <text:p>36.5715592041</text:p>
              </table:table-cell>
              <table:table-cell office:value-type="float" office:value="37.0679655888">
                <text:p>37.0679655888</text:p>
              </table:table-cell>
              <table:table-cell office:value-type="float" office:value="37.5759240503">
                <text:p>37.5759240503</text:p>
              </table:table-cell>
              <table:table-cell office:value-type="float" office:value="38.0338131999">
                <text:p>38.0338131999</text:p>
              </table:table-cell>
            </table:table-row>
            <table:table-row>
              <table:table-cell office:value-type="string">
                <text:p>arraycopy_32_21</text:p>
              </table:table-cell>
              <table:table-cell office:value-type="float" office:value="25.1369326916">
                <text:p>25.1369326916</text:p>
              </table:table-cell>
              <table:table-cell office:value-type="float" office:value="27.0717373466">
                <text:p>27.0717373466</text:p>
              </table:table-cell>
              <table:table-cell office:value-type="float" office:value="29.3504674706">
                <text:p>29.3504674706</text:p>
              </table:table-cell>
              <table:table-cell office:value-type="float" office:value="31.3915942245">
                <text:p>31.3915942245</text:p>
              </table:table-cell>
            </table:table-row>
            <table:table-row>
              <table:table-cell office:value-type="string">
                <text:p>arraycopy_34_21</text:p>
              </table:table-cell>
              <table:table-cell office:value-type="float" office:value="16.3928788551">
                <text:p>16.3928788551</text:p>
              </table:table-cell>
              <table:table-cell office:value-type="float" office:value="27.7863056062">
                <text:p>27.7863056062</text:p>
              </table:table-cell>
              <table:table-cell office:value-type="float" office:value="35.6917512188">
                <text:p>35.6917512188</text:p>
              </table:table-cell>
              <table:table-cell office:value-type="float" office:value="42.7693220465">
                <text:p>42.7693220465</text:p>
              </table:table-cell>
            </table:table-row>
            <table:table-row>
              <table:table-cell office:value-type="string">
                <text:p>arraycopy_55_21</text:p>
              </table:table-cell>
              <table:table-cell office:value-type="float" office:value="14.3853329746">
                <text:p>14.3853329746</text:p>
              </table:table-cell>
              <table:table-cell office:value-type="float" office:value="27.1953016109">
                <text:p>27.1953016109</text:p>
              </table:table-cell>
              <table:table-cell office:value-type="float" office:value="36.8337135103">
                <text:p>36.8337135103</text:p>
              </table:table-cell>
              <table:table-cell office:value-type="float" office:value="45.1139979762">
                <text:p>45.1139979762</text:p>
              </table:table-cell>
            </table:table-row>
            <table:table-row>
              <table:table-cell office:value-type="string">
                <text:p>arraycopy_64_21</text:p>
              </table:table-cell>
              <table:table-cell office:value-type="float" office:value="26.0757527525">
                <text:p>26.0757527525</text:p>
              </table:table-cell>
              <table:table-cell office:value-type="float" office:value="27.1409097161">
                <text:p>27.1409097161</text:p>
              </table:table-cell>
              <table:table-cell office:value-type="float" office:value="28.2624909697">
                <text:p>28.2624909697</text:p>
              </table:table-cell>
              <table:table-cell office:value-type="float" office:value="29.2266062068">
                <text:p>29.2266062068</text:p>
              </table:table-cell>
            </table:table-row>
            <table:table-row>
              <table:table-cell office:value-type="string">
                <text:p>arraycopy_0_32</text:p>
              </table:table-cell>
              <table:table-cell office:value-type="float" office:value="20.8992242258">
                <text:p>20.8992242258</text:p>
              </table:table-cell>
              <table:table-cell office:value-type="float" office:value="21.504505666">
                <text:p>21.504505666</text:p>
              </table:table-cell>
              <table:table-cell office:value-type="float" office:value="21.9967574565">
                <text:p>21.9967574565</text:p>
              </table:table-cell>
              <table:table-cell office:value-type="float" office:value="22.5264740495">
                <text:p>22.5264740495</text:p>
              </table:table-cell>
            </table:table-row>
            <table:table-row>
              <table:table-cell office:value-type="string">
                <text:p>arraycopy_1_32</text:p>
              </table:table-cell>
              <table:table-cell office:value-type="float" office:value="21.6355273516">
                <text:p>21.6355273516</text:p>
              </table:table-cell>
              <table:table-cell office:value-type="float" office:value="22.2269436788">
                <text:p>22.2269436788</text:p>
              </table:table-cell>
              <table:table-cell office:value-type="float" office:value="22.7472406688">
                <text:p>22.7472406688</text:p>
              </table:table-cell>
              <table:table-cell office:value-type="float" office:value="23.2232362244">
                <text:p>23.2232362244</text:p>
              </table:table-cell>
            </table:table-row>
            <table:table-row>
              <table:table-cell office:value-type="string">
                <text:p>arraycopy_2_32</text:p>
              </table:table-cell>
              <table:table-cell office:value-type="float" office:value="20.1511694938">
                <text:p>20.1511694938</text:p>
              </table:table-cell>
              <table:table-cell office:value-type="float" office:value="22.1582088121">
                <text:p>22.1582088121</text:p>
              </table:table-cell>
              <table:table-cell office:value-type="float" office:value="23.9923874496">
                <text:p>23.9923874496</text:p>
              </table:table-cell>
              <table:table-cell office:value-type="float" office:value="25.8575829829">
                <text:p>25.8575829829</text:p>
              </table:table-cell>
            </table:table-row>
            <table:table-row>
              <table:table-cell office:value-type="string">
                <text:p>arraycopy_3_32</text:p>
              </table:table-cell>
              <table:table-cell office:value-type="float" office:value="19.0896763452">
                <text:p>19.0896763452</text:p>
              </table:table-cell>
              <table:table-cell office:value-type="float" office:value="20.2359382231">
                <text:p>20.2359382231</text:p>
              </table:table-cell>
              <table:table-cell office:value-type="float" office:value="21.3362799507">
                <text:p>21.3362799507</text:p>
              </table:table-cell>
              <table:table-cell office:value-type="float" office:value="22.410424235">
                <text:p>22.410424235</text:p>
              </table:table-cell>
            </table:table-row>
            <table:table-row>
              <table:table-cell office:value-type="string">
                <text:p>arraycopy_4_32</text:p>
              </table:table-cell>
              <table:table-cell office:value-type="float" office:value="6.63467568156">
                <text:p>6.63467568156</text:p>
              </table:table-cell>
              <table:table-cell office:value-type="float" office:value="19.1107907936">
                <text:p>19.1107907936</text:p>
              </table:table-cell>
              <table:table-cell office:value-type="float" office:value="28.1832133212">
                <text:p>28.1832133212</text:p>
              </table:table-cell>
              <table:table-cell office:value-type="float" office:value="36.5303644004">
                <text:p>36.5303644004</text:p>
              </table:table-cell>
            </table:table-row>
            <table:table-row>
              <table:table-cell office:value-type="string">
                <text:p>arraycopy_5_32</text:p>
              </table:table-cell>
              <table:table-cell office:value-type="float" office:value="13.9206369445">
                <text:p>13.9206369445</text:p>
              </table:table-cell>
              <table:table-cell office:value-type="float" office:value="18.8723983197">
                <text:p>18.8723983197</text:p>
              </table:table-cell>
              <table:table-cell office:value-type="float" office:value="22.4543964067">
                <text:p>22.4543964067</text:p>
              </table:table-cell>
              <table:table-cell office:value-type="float" office:value="26.7471787243">
                <text:p>26.7471787243</text:p>
              </table:table-cell>
            </table:table-row>
            <table:table-row>
              <table:table-cell office:value-type="string">
                <text:p>arraycopy_8_32</text:p>
              </table:table-cell>
              <table:table-cell office:value-type="float" office:value="16.8385334288">
                <text:p>16.8385334288</text:p>
              </table:table-cell>
              <table:table-cell office:value-type="float" office:value="20.3503489281">
                <text:p>20.3503489281</text:p>
              </table:table-cell>
              <table:table-cell office:value-type="float" office:value="22.8285977599">
                <text:p>22.8285977599</text:p>
              </table:table-cell>
              <table:table-cell office:value-type="float" office:value="26.0518827922">
                <text:p>26.0518827922</text:p>
              </table:table-cell>
            </table:table-row>
            <table:table-row>
              <table:table-cell office:value-type="string">
                <text:p>arraycopy_13_32</text:p>
              </table:table-cell>
              <table:table-cell office:value-type="float" office:value="21.3860560711">
                <text:p>21.3860560711</text:p>
              </table:table-cell>
              <table:table-cell office:value-type="float" office:value="21.8161679419">
                <text:p>21.8161679419</text:p>
              </table:table-cell>
              <table:table-cell office:value-type="float" office:value="22.3129005582">
                <text:p>22.3129005582</text:p>
              </table:table-cell>
              <table:table-cell office:value-type="float" office:value="22.9808774518">
                <text:p>22.9808774518</text:p>
              </table:table-cell>
            </table:table-row>
            <table:table-row>
              <table:table-cell office:value-type="string">
                <text:p>arraycopy_16_32</text:p>
              </table:table-cell>
              <table:table-cell office:value-type="float" office:value="19.352434234">
                <text:p>19.352434234</text:p>
              </table:table-cell>
              <table:table-cell office:value-type="float" office:value="20.880452253">
                <text:p>20.880452253</text:p>
              </table:table-cell>
              <table:table-cell office:value-type="float" office:value="22.4228344633">
                <text:p>22.4228344633</text:p>
              </table:table-cell>
              <table:table-cell office:value-type="float" office:value="24.3391910514">
                <text:p>24.3391910514</text:p>
              </table:table-cell>
            </table:table-row>
            <table:table-row>
              <table:table-cell office:value-type="string">
                <text:p>arraycopy_21_32</text:p>
              </table:table-cell>
              <table:table-cell office:value-type="float" office:value="21.4843212464">
                <text:p>21.4843212464</text:p>
              </table:table-cell>
              <table:table-cell office:value-type="float" office:value="22.0179094418">
                <text:p>22.0179094418</text:p>
              </table:table-cell>
              <table:table-cell office:value-type="float" office:value="22.5274757311">
                <text:p>22.5274757311</text:p>
              </table:table-cell>
              <table:table-cell office:value-type="float" office:value="22.9388109829">
                <text:p>22.9388109829</text:p>
              </table:table-cell>
            </table:table-row>
            <table:table-row>
              <table:table-cell office:value-type="string">
                <text:p>arraycopy_32_32</text:p>
              </table:table-cell>
              <table:table-cell office:value-type="float" office:value="6.40406297137">
                <text:p>6.40406297137</text:p>
              </table:table-cell>
              <table:table-cell office:value-type="float" office:value="21.5847807451">
                <text:p>21.5847807451</text:p>
              </table:table-cell>
              <table:table-cell office:value-type="float" office:value="31.8380879705">
                <text:p>31.8380879705</text:p>
              </table:table-cell>
              <table:table-cell office:value-type="float" office:value="41.1431691507">
                <text:p>41.1431691507</text:p>
              </table:table-cell>
            </table:table-row>
            <table:table-row>
              <table:table-cell office:value-type="string">
                <text:p>arraycopy_34_32</text:p>
              </table:table-cell>
              <table:table-cell office:value-type="float" office:value="21.3232716057">
                <text:p>21.3232716057</text:p>
              </table:table-cell>
              <table:table-cell office:value-type="float" office:value="22.4592699831">
                <text:p>22.4592699831</text:p>
              </table:table-cell>
              <table:table-cell office:value-type="float" office:value="23.2841186029">
                <text:p>23.2841186029</text:p>
              </table:table-cell>
              <table:table-cell office:value-type="float" office:value="24.4386237162">
                <text:p>24.4386237162</text:p>
              </table:table-cell>
            </table:table-row>
            <table:table-row>
              <table:table-cell office:value-type="string">
                <text:p>arraycopy_55_32</text:p>
              </table:table-cell>
              <table:table-cell office:value-type="float" office:value="20.654299807">
                <text:p>20.654299807</text:p>
              </table:table-cell>
              <table:table-cell office:value-type="float" office:value="21.6801873452">
                <text:p>21.6801873452</text:p>
              </table:table-cell>
              <table:table-cell office:value-type="float" office:value="22.632526007">
                <text:p>22.632526007</text:p>
              </table:table-cell>
              <table:table-cell office:value-type="float" office:value="23.4691618195">
                <text:p>23.4691618195</text:p>
              </table:table-cell>
            </table:table-row>
            <table:table-row>
              <table:table-cell office:value-type="string">
                <text:p>arraycopy_64_32</text:p>
              </table:table-cell>
              <table:table-cell office:value-type="float" office:value="19.8416027266">
                <text:p>19.8416027266</text:p>
              </table:table-cell>
              <table:table-cell office:value-type="float" office:value="20.9382482916">
                <text:p>20.9382482916</text:p>
              </table:table-cell>
              <table:table-cell office:value-type="float" office:value="21.898843968">
                <text:p>21.898843968</text:p>
              </table:table-cell>
              <table:table-cell office:value-type="float" office:value="22.8021540329">
                <text:p>22.8021540329</text:p>
              </table:table-cell>
            </table:table-row>
            <table:table-row>
              <table:table-cell office:value-type="string">
                <text:p>arraycopy_0_34</text:p>
              </table:table-cell>
              <table:table-cell office:value-type="float" office:value="25.7950571331">
                <text:p>25.7950571331</text:p>
              </table:table-cell>
              <table:table-cell office:value-type="float" office:value="26.7265098995">
                <text:p>26.7265098995</text:p>
              </table:table-cell>
              <table:table-cell office:value-type="float" office:value="27.8460871196">
                <text:p>27.8460871196</text:p>
              </table:table-cell>
              <table:table-cell office:value-type="float" office:value="28.8712702729">
                <text:p>28.8712702729</text:p>
              </table:table-cell>
            </table:table-row>
            <table:table-row>
              <table:table-cell office:value-type="string">
                <text:p>arraycopy_1_34</text:p>
              </table:table-cell>
              <table:table-cell office:value-type="float" office:value="26.8176933099">
                <text:p>26.8176933099</text:p>
              </table:table-cell>
              <table:table-cell office:value-type="float" office:value="27.3818878515">
                <text:p>27.3818878515</text:p>
              </table:table-cell>
              <table:table-cell office:value-type="float" office:value="27.8815465838">
                <text:p>27.8815465838</text:p>
              </table:table-cell>
              <table:table-cell office:value-type="float" office:value="28.392618257">
                <text:p>28.392618257</text:p>
              </table:table-cell>
            </table:table-row>
            <table:table-row>
              <table:table-cell office:value-type="string">
                <text:p>arraycopy_2_34</text:p>
              </table:table-cell>
              <table:table-cell office:value-type="float" office:value="18.9655236935">
                <text:p>18.9655236935</text:p>
              </table:table-cell>
              <table:table-cell office:value-type="float" office:value="27.309622877">
                <text:p>27.309622877</text:p>
              </table:table-cell>
              <table:table-cell office:value-type="float" office:value="33.4459533143">
                <text:p>33.4459533143</text:p>
              </table:table-cell>
              <table:table-cell office:value-type="float" office:value="38.8320121067">
                <text:p>38.8320121067</text:p>
              </table:table-cell>
            </table:table-row>
            <table:table-row>
              <table:table-cell office:value-type="string">
                <text:p>arraycopy_3_34</text:p>
              </table:table-cell>
              <table:table-cell office:value-type="float" office:value="25.8175121342">
                <text:p>25.8175121342</text:p>
              </table:table-cell>
              <table:table-cell office:value-type="float" office:value="26.7176871971">
                <text:p>26.7176871971</text:p>
              </table:table-cell>
              <table:table-cell office:value-type="float" office:value="27.6548334569">
                <text:p>27.6548334569</text:p>
              </table:table-cell>
              <table:table-cell office:value-type="float" office:value="28.8053557359">
                <text:p>28.8053557359</text:p>
              </table:table-cell>
            </table:table-row>
            <table:table-row>
              <table:table-cell office:value-type="string">
                <text:p>arraycopy_4_34</text:p>
              </table:table-cell>
              <table:table-cell office:value-type="float" office:value="25.880150882">
                <text:p>25.880150882</text:p>
              </table:table-cell>
              <table:table-cell office:value-type="float" office:value="26.9554403304">
                <text:p>26.9554403304</text:p>
              </table:table-cell>
              <table:table-cell office:value-type="float" office:value="28.078133283">
                <text:p>28.078133283</text:p>
              </table:table-cell>
              <table:table-cell office:value-type="float" office:value="29.423766867">
                <text:p>29.423766867</text:p>
              </table:table-cell>
            </table:table-row>
            <table:table-row>
              <table:table-cell office:value-type="string">
                <text:p>arraycopy_5_34</text:p>
              </table:table-cell>
              <table:table-cell office:value-type="float" office:value="25.8207378971">
                <text:p>25.8207378971</text:p>
              </table:table-cell>
              <table:table-cell office:value-type="float" office:value="26.9731779435">
                <text:p>26.9731779435</text:p>
              </table:table-cell>
              <table:table-cell office:value-type="float" office:value="27.9483358127">
                <text:p>27.9483358127</text:p>
              </table:table-cell>
              <table:table-cell office:value-type="float" office:value="28.8709633215">
                <text:p>28.8709633215</text:p>
              </table:table-cell>
            </table:table-row>
            <table:table-row>
              <table:table-cell office:value-type="string">
                <text:p>arraycopy_8_34</text:p>
              </table:table-cell>
              <table:table-cell office:value-type="float" office:value="25.9806394192">
                <text:p>25.9806394192</text:p>
              </table:table-cell>
              <table:table-cell office:value-type="float" office:value="26.9846406327">
                <text:p>26.9846406327</text:p>
              </table:table-cell>
              <table:table-cell office:value-type="float" office:value="27.9998550543">
                <text:p>27.9998550543</text:p>
              </table:table-cell>
              <table:table-cell office:value-type="float" office:value="28.9724404424">
                <text:p>28.9724404424</text:p>
              </table:table-cell>
            </table:table-row>
            <table:table-row>
              <table:table-cell office:value-type="string">
                <text:p>arraycopy_13_34</text:p>
              </table:table-cell>
              <table:table-cell office:value-type="float" office:value="23.9834548772">
                <text:p>23.9834548772</text:p>
              </table:table-cell>
              <table:table-cell office:value-type="float" office:value="27.1532250699">
                <text:p>27.1532250699</text:p>
              </table:table-cell>
              <table:table-cell office:value-type="float" office:value="29.4902683474">
                <text:p>29.4902683474</text:p>
              </table:table-cell>
              <table:table-cell office:value-type="float" office:value="31.5427337791">
                <text:p>31.5427337791</text:p>
              </table:table-cell>
            </table:table-row>
            <table:table-row>
              <table:table-cell office:value-type="string">
                <text:p>arraycopy_16_34</text:p>
              </table:table-cell>
              <table:table-cell office:value-type="float" office:value="15.3629162324">
                <text:p>15.3629162324</text:p>
              </table:table-cell>
              <table:table-cell office:value-type="float" office:value="26.5108338098">
                <text:p>26.5108338098</text:p>
              </table:table-cell>
              <table:table-cell office:value-type="float" office:value="35.6721829185">
                <text:p>35.6721829185</text:p>
              </table:table-cell>
              <table:table-cell office:value-type="float" office:value="43.4901976996">
                <text:p>43.4901976996</text:p>
              </table:table-cell>
            </table:table-row>
            <table:table-row>
              <table:table-cell office:value-type="string">
                <text:p>arraycopy_21_34</text:p>
              </table:table-cell>
              <table:table-cell office:value-type="float" office:value="15.1083398405">
                <text:p>15.1083398405</text:p>
              </table:table-cell>
              <table:table-cell office:value-type="float" office:value="24.2897201144">
                <text:p>24.2897201144</text:p>
              </table:table-cell>
              <table:table-cell office:value-type="float" office:value="32.1249937762">
                <text:p>32.1249937762</text:p>
              </table:table-cell>
              <table:table-cell office:value-type="float" office:value="39.8318101283">
                <text:p>39.8318101283</text:p>
              </table:table-cell>
            </table:table-row>
            <table:table-row>
              <table:table-cell office:value-type="string">
                <text:p>arraycopy_32_34</text:p>
              </table:table-cell>
              <table:table-cell office:value-type="float" office:value="18.3914511093">
                <text:p>18.3914511093</text:p>
              </table:table-cell>
              <table:table-cell office:value-type="float" office:value="23.4113865622">
                <text:p>23.4113865622</text:p>
              </table:table-cell>
              <table:table-cell office:value-type="float" office:value="27.6830969155">
                <text:p>27.6830969155</text:p>
              </table:table-cell>
              <table:table-cell office:value-type="float" office:value="31.6833695215">
                <text:p>31.6833695215</text:p>
              </table:table-cell>
            </table:table-row>
            <table:table-row>
              <table:table-cell office:value-type="string">
                <text:p>arraycopy_34_34</text:p>
              </table:table-cell>
              <table:table-cell office:value-type="float" office:value="19.4089856741">
                <text:p>19.4089856741</text:p>
              </table:table-cell>
              <table:table-cell office:value-type="float" office:value="25.3721814712">
                <text:p>25.3721814712</text:p>
              </table:table-cell>
              <table:table-cell office:value-type="float" office:value="31.3052485441">
                <text:p>31.3052485441</text:p>
              </table:table-cell>
              <table:table-cell office:value-type="float" office:value="37.9808133288">
                <text:p>37.9808133288</text:p>
              </table:table-cell>
            </table:table-row>
            <table:table-row>
              <table:table-cell office:value-type="string">
                <text:p>arraycopy_55_34</text:p>
              </table:table-cell>
              <table:table-cell office:value-type="float" office:value="21.8219664474">
                <text:p>21.8219664474</text:p>
              </table:table-cell>
              <table:table-cell office:value-type="float" office:value="27.2315603056">
                <text:p>27.2315603056</text:p>
              </table:table-cell>
              <table:table-cell office:value-type="float" office:value="31.1597371118">
                <text:p>31.1597371118</text:p>
              </table:table-cell>
              <table:table-cell office:value-type="float" office:value="34.6936946925">
                <text:p>34.6936946925</text:p>
              </table:table-cell>
            </table:table-row>
            <table:table-row>
              <table:table-cell office:value-type="string">
                <text:p>arraycopy_64_34</text:p>
              </table:table-cell>
              <table:table-cell office:value-type="float" office:value="24.3178377668">
                <text:p>24.3178377668</text:p>
              </table:table-cell>
              <table:table-cell office:value-type="float" office:value="26.7467663921">
                <text:p>26.7467663921</text:p>
              </table:table-cell>
              <table:table-cell office:value-type="float" office:value="28.836831782">
                <text:p>28.836831782</text:p>
              </table:table-cell>
              <table:table-cell office:value-type="float" office:value="30.6406182582">
                <text:p>30.6406182582</text:p>
              </table:table-cell>
            </table:table-row>
            <table:table-row>
              <table:table-cell office:value-type="string">
                <text:p>arraycopy_0_55</text:p>
              </table:table-cell>
              <table:table-cell office:value-type="float" office:value="29.8294055095">
                <text:p>29.8294055095</text:p>
              </table:table-cell>
              <table:table-cell office:value-type="float" office:value="35.165142813">
                <text:p>35.165142813</text:p>
              </table:table-cell>
              <table:table-cell office:value-type="float" office:value="39.3139913171">
                <text:p>39.3139913171</text:p>
              </table:table-cell>
              <table:table-cell office:value-type="float" office:value="42.8583386919">
                <text:p>42.8583386919</text:p>
              </table:table-cell>
            </table:table-row>
            <table:table-row>
              <table:table-cell office:value-type="string">
                <text:p>arraycopy_1_55</text:p>
              </table:table-cell>
              <table:table-cell office:value-type="float" office:value="25.1434366767">
                <text:p>25.1434366767</text:p>
              </table:table-cell>
              <table:table-cell office:value-type="float" office:value="26.5602096117">
                <text:p>26.5602096117</text:p>
              </table:table-cell>
              <table:table-cell office:value-type="float" office:value="28.0319818367">
                <text:p>28.0319818367</text:p>
              </table:table-cell>
              <table:table-cell office:value-type="float" office:value="29.3644650841">
                <text:p>29.3644650841</text:p>
              </table:table-cell>
            </table:table-row>
            <table:table-row>
              <table:table-cell office:value-type="string">
                <text:p>arraycopy_2_55</text:p>
              </table:table-cell>
              <table:table-cell office:value-type="float" office:value="25.5003870368">
                <text:p>25.5003870368</text:p>
              </table:table-cell>
              <table:table-cell office:value-type="float" office:value="26.5163323088">
                <text:p>26.5163323088</text:p>
              </table:table-cell>
              <table:table-cell office:value-type="float" office:value="27.417791718">
                <text:p>27.417791718</text:p>
              </table:table-cell>
              <table:table-cell office:value-type="float" office:value="28.3372737756">
                <text:p>28.3372737756</text:p>
              </table:table-cell>
            </table:table-row>
            <table:table-row>
              <table:table-cell office:value-type="string">
                <text:p>arraycopy_3_55</text:p>
              </table:table-cell>
              <table:table-cell office:value-type="float" office:value="25.5420557799">
                <text:p>25.5420557799</text:p>
              </table:table-cell>
              <table:table-cell office:value-type="float" office:value="26.7446193405">
                <text:p>26.7446193405</text:p>
              </table:table-cell>
              <table:table-cell office:value-type="float" office:value="27.7867536864">
                <text:p>27.7867536864</text:p>
              </table:table-cell>
              <table:table-cell office:value-type="float" office:value="29.0242698662">
                <text:p>29.0242698662</text:p>
              </table:table-cell>
            </table:table-row>
            <table:table-row>
              <table:table-cell office:value-type="string">
                <text:p>arraycopy_4_55</text:p>
              </table:table-cell>
              <table:table-cell office:value-type="float" office:value="25.5930049573">
                <text:p>25.5930049573</text:p>
              </table:table-cell>
              <table:table-cell office:value-type="float" office:value="26.4355669786">
                <text:p>26.4355669786</text:p>
              </table:table-cell>
              <table:table-cell office:value-type="float" office:value="27.3722580015">
                <text:p>27.3722580015</text:p>
              </table:table-cell>
              <table:table-cell office:value-type="float" office:value="28.2367665909">
                <text:p>28.2367665909</text:p>
              </table:table-cell>
            </table:table-row>
            <table:table-row>
              <table:table-cell office:value-type="string">
                <text:p>arraycopy_5_55</text:p>
              </table:table-cell>
              <table:table-cell office:value-type="float" office:value="24.6771326395">
                <text:p>24.6771326395</text:p>
              </table:table-cell>
              <table:table-cell office:value-type="float" office:value="26.1730850205">
                <text:p>26.1730850205</text:p>
              </table:table-cell>
              <table:table-cell office:value-type="float" office:value="27.6460693361">
                <text:p>27.6460693361</text:p>
              </table:table-cell>
              <table:table-cell office:value-type="float" office:value="29.0862089363">
                <text:p>29.0862089363</text:p>
              </table:table-cell>
            </table:table-row>
            <table:table-row>
              <table:table-cell office:value-type="string">
                <text:p>arraycopy_8_55</text:p>
              </table:table-cell>
              <table:table-cell office:value-type="float" office:value="19.645168798">
                <text:p>19.645168798</text:p>
              </table:table-cell>
              <table:table-cell office:value-type="float" office:value="26.2887245033">
                <text:p>26.2887245033</text:p>
              </table:table-cell>
              <table:table-cell office:value-type="float" office:value="31.5535658332">
                <text:p>31.5535658332</text:p>
              </table:table-cell>
              <table:table-cell office:value-type="float" office:value="37.1512655406">
                <text:p>37.1512655406</text:p>
              </table:table-cell>
            </table:table-row>
            <table:table-row>
              <table:table-cell office:value-type="string">
                <text:p>arraycopy_13_55</text:p>
              </table:table-cell>
              <table:table-cell office:value-type="float" office:value="25.2415536757">
                <text:p>25.2415536757</text:p>
              </table:table-cell>
              <table:table-cell office:value-type="float" office:value="26.1150420744">
                <text:p>26.1150420744</text:p>
              </table:table-cell>
              <table:table-cell office:value-type="float" office:value="26.8269955552">
                <text:p>26.8269955552</text:p>
              </table:table-cell>
              <table:table-cell office:value-type="float" office:value="27.7283152888">
                <text:p>27.7283152888</text:p>
              </table:table-cell>
            </table:table-row>
            <table:table-row>
              <table:table-cell office:value-type="string">
                <text:p>arraycopy_16_55</text:p>
              </table:table-cell>
              <table:table-cell office:value-type="float" office:value="25.4800204316">
                <text:p>25.4800204316</text:p>
              </table:table-cell>
              <table:table-cell office:value-type="float" office:value="26.2869440927">
                <text:p>26.2869440927</text:p>
              </table:table-cell>
              <table:table-cell office:value-type="float" office:value="27.0405408672">
                <text:p>27.0405408672</text:p>
              </table:table-cell>
              <table:table-cell office:value-type="float" office:value="27.7492507414">
                <text:p>27.7492507414</text:p>
              </table:table-cell>
            </table:table-row>
            <table:table-row>
              <table:table-cell office:value-type="string">
                <text:p>arraycopy_21_55</text:p>
              </table:table-cell>
              <table:table-cell office:value-type="float" office:value="26.1345085606">
                <text:p>26.1345085606</text:p>
              </table:table-cell>
              <table:table-cell office:value-type="float" office:value="26.4091916974">
                <text:p>26.4091916974</text:p>
              </table:table-cell>
              <table:table-cell office:value-type="float" office:value="26.6599944333">
                <text:p>26.6599944333</text:p>
              </table:table-cell>
              <table:table-cell office:value-type="float" office:value="26.9511042969">
                <text:p>26.9511042969</text:p>
              </table:table-cell>
            </table:table-row>
            <table:table-row>
              <table:table-cell office:value-type="string">
                <text:p>arraycopy_32_55</text:p>
              </table:table-cell>
              <table:table-cell office:value-type="float" office:value="25.2116525183">
                <text:p>25.2116525183</text:p>
              </table:table-cell>
              <table:table-cell office:value-type="float" office:value="25.9978195705">
                <text:p>25.9978195705</text:p>
              </table:table-cell>
              <table:table-cell office:value-type="float" office:value="26.5600399459">
                <text:p>26.5600399459</text:p>
              </table:table-cell>
              <table:table-cell office:value-type="float" office:value="27.2339223097">
                <text:p>27.2339223097</text:p>
              </table:table-cell>
            </table:table-row>
            <table:table-row>
              <table:table-cell office:value-type="string">
                <text:p>arraycopy_34_55</text:p>
              </table:table-cell>
              <table:table-cell office:value-type="float" office:value="25.4113603052">
                <text:p>25.4113603052</text:p>
              </table:table-cell>
              <table:table-cell office:value-type="float" office:value="26.0582694982">
                <text:p>26.0582694982</text:p>
              </table:table-cell>
              <table:table-cell office:value-type="float" office:value="26.6455375626">
                <text:p>26.6455375626</text:p>
              </table:table-cell>
              <table:table-cell office:value-type="float" office:value="27.2785765987">
                <text:p>27.2785765987</text:p>
              </table:table-cell>
            </table:table-row>
            <table:table-row>
              <table:table-cell office:value-type="string">
                <text:p>arraycopy_55_55</text:p>
              </table:table-cell>
              <table:table-cell office:value-type="float" office:value="17.0969961684">
                <text:p>17.0969961684</text:p>
              </table:table-cell>
              <table:table-cell office:value-type="float" office:value="25.6929917681">
                <text:p>25.6929917681</text:p>
              </table:table-cell>
              <table:table-cell office:value-type="float" office:value="32.4852470808">
                <text:p>32.4852470808</text:p>
              </table:table-cell>
              <table:table-cell office:value-type="float" office:value="38.8871911043">
                <text:p>38.8871911043</text:p>
              </table:table-cell>
            </table:table-row>
            <table:table-row>
              <table:table-cell office:value-type="string">
                <text:p>arraycopy_64_55</text:p>
              </table:table-cell>
              <table:table-cell office:value-type="float" office:value="25.3695406112">
                <text:p>25.3695406112</text:p>
              </table:table-cell>
              <table:table-cell office:value-type="float" office:value="25.7175741364">
                <text:p>25.7175741364</text:p>
              </table:table-cell>
              <table:table-cell office:value-type="float" office:value="26.0047752911">
                <text:p>26.0047752911</text:p>
              </table:table-cell>
              <table:table-cell office:value-type="float" office:value="26.4045096289">
                <text:p>26.4045096289</text:p>
              </table:table-cell>
            </table:table-row>
            <table:table-row>
              <table:table-cell office:value-type="string">
                <text:p>arraycopy_0_64</text:p>
              </table:table-cell>
              <table:table-cell office:value-type="float" office:value="20.0114311084">
                <text:p>20.0114311084</text:p>
              </table:table-cell>
              <table:table-cell office:value-type="float" office:value="20.219504999">
                <text:p>20.219504999</text:p>
              </table:table-cell>
              <table:table-cell office:value-type="float" office:value="20.431999483">
                <text:p>20.431999483</text:p>
              </table:table-cell>
              <table:table-cell office:value-type="float" office:value="20.6244990022">
                <text:p>20.6244990022</text:p>
              </table:table-cell>
            </table:table-row>
            <table:table-row>
              <table:table-cell office:value-type="string">
                <text:p>arraycopy_1_64</text:p>
              </table:table-cell>
              <table:table-cell office:value-type="float" office:value="19.4480315222">
                <text:p>19.4480315222</text:p>
              </table:table-cell>
              <table:table-cell office:value-type="float" office:value="20.3946808405">
                <text:p>20.3946808405</text:p>
              </table:table-cell>
              <table:table-cell office:value-type="float" office:value="21.1523989505">
                <text:p>21.1523989505</text:p>
              </table:table-cell>
              <table:table-cell office:value-type="float" office:value="21.9369199573">
                <text:p>21.9369199573</text:p>
              </table:table-cell>
            </table:table-row>
            <table:table-row>
              <table:table-cell office:value-type="string">
                <text:p>arraycopy_2_64</text:p>
              </table:table-cell>
              <table:table-cell office:value-type="float" office:value="18.7502566849">
                <text:p>18.7502566849</text:p>
              </table:table-cell>
              <table:table-cell office:value-type="float" office:value="19.9661885945">
                <text:p>19.9661885945</text:p>
              </table:table-cell>
              <table:table-cell office:value-type="float" office:value="21.2706377708">
                <text:p>21.2706377708</text:p>
              </table:table-cell>
              <table:table-cell office:value-type="float" office:value="22.4277867009">
                <text:p>22.4277867009</text:p>
              </table:table-cell>
            </table:table-row>
            <table:table-row>
              <table:table-cell office:value-type="string">
                <text:p>arraycopy_3_64</text:p>
              </table:table-cell>
              <table:table-cell office:value-type="float" office:value="19.7026176399">
                <text:p>19.7026176399</text:p>
              </table:table-cell>
              <table:table-cell office:value-type="float" office:value="20.2040550522">
                <text:p>20.2040550522</text:p>
              </table:table-cell>
              <table:table-cell office:value-type="float" office:value="20.6400320144">
                <text:p>20.6400320144</text:p>
              </table:table-cell>
              <table:table-cell office:value-type="float" office:value="21.1093452321">
                <text:p>21.1093452321</text:p>
              </table:table-cell>
            </table:table-row>
            <table:table-row>
              <table:table-cell office:value-type="string">
                <text:p>arraycopy_4_64</text:p>
              </table:table-cell>
              <table:table-cell office:value-type="float" office:value="14.0500628258">
                <text:p>14.0500628258</text:p>
              </table:table-cell>
              <table:table-cell office:value-type="float" office:value="20.244773313">
                <text:p>20.244773313</text:p>
              </table:table-cell>
              <table:table-cell office:value-type="float" office:value="24.5143200148">
                <text:p>24.5143200148</text:p>
              </table:table-cell>
              <table:table-cell office:value-type="float" office:value="30.1362816308">
                <text:p>30.1362816308</text:p>
              </table:table-cell>
            </table:table-row>
            <table:table-row>
              <table:table-cell office:value-type="string">
                <text:p>arraycopy_5_64</text:p>
              </table:table-cell>
              <table:table-cell office:value-type="float" office:value="20.2141696211">
                <text:p>20.2141696211</text:p>
              </table:table-cell>
              <table:table-cell office:value-type="float" office:value="20.9752209656">
                <text:p>20.9752209656</text:p>
              </table:table-cell>
              <table:table-cell office:value-type="float" office:value="21.6028064387">
                <text:p>21.6028064387</text:p>
              </table:table-cell>
              <table:table-cell office:value-type="float" office:value="22.2260831308">
                <text:p>22.2260831308</text:p>
              </table:table-cell>
            </table:table-row>
            <table:table-row>
              <table:table-cell office:value-type="string">
                <text:p>arraycopy_8_64</text:p>
              </table:table-cell>
              <table:table-cell office:value-type="float" office:value="16.7657062841">
                <text:p>16.7657062841</text:p>
              </table:table-cell>
              <table:table-cell office:value-type="float" office:value="17.5435450901">
                <text:p>17.5435450901</text:p>
              </table:table-cell>
              <table:table-cell office:value-type="float" office:value="18.1908226069">
                <text:p>18.1908226069</text:p>
              </table:table-cell>
              <table:table-cell office:value-type="float" office:value="19.0235613697">
                <text:p>19.0235613697</text:p>
              </table:table-cell>
            </table:table-row>
            <table:table-row>
              <table:table-cell office:value-type="string">
                <text:p>arraycopy_13_64</text:p>
              </table:table-cell>
              <table:table-cell office:value-type="float" office:value="18.2927122134">
                <text:p>18.2927122134</text:p>
              </table:table-cell>
              <table:table-cell office:value-type="float" office:value="18.6121212748">
                <text:p>18.6121212748</text:p>
              </table:table-cell>
              <table:table-cell office:value-type="float" office:value="18.8360851973">
                <text:p>18.8360851973</text:p>
              </table:table-cell>
              <table:table-cell office:value-type="float" office:value="19.1316193005">
                <text:p>19.1316193005</text:p>
              </table:table-cell>
            </table:table-row>
            <table:table-row>
              <table:table-cell office:value-type="string">
                <text:p>arraycopy_16_64</text:p>
              </table:table-cell>
              <table:table-cell office:value-type="float" office:value="16.0516894763">
                <text:p>16.0516894763</text:p>
              </table:table-cell>
              <table:table-cell office:value-type="float" office:value="20.1886208487">
                <text:p>20.1886208487</text:p>
              </table:table-cell>
              <table:table-cell office:value-type="float" office:value="23.486591827">
                <text:p>23.486591827</text:p>
              </table:table-cell>
              <table:table-cell office:value-type="float" office:value="26.2999579818">
                <text:p>26.2999579818</text:p>
              </table:table-cell>
            </table:table-row>
            <table:table-row>
              <table:table-cell office:value-type="string">
                <text:p>arraycopy_21_64</text:p>
              </table:table-cell>
              <table:table-cell office:value-type="float" office:value="20.0099873206">
                <text:p>20.0099873206</text:p>
              </table:table-cell>
              <table:table-cell office:value-type="float" office:value="20.399251047">
                <text:p>20.399251047</text:p>
              </table:table-cell>
              <table:table-cell office:value-type="float" office:value="20.745335095">
                <text:p>20.745335095</text:p>
              </table:table-cell>
              <table:table-cell office:value-type="float" office:value="21.0849222504">
                <text:p>21.0849222504</text:p>
              </table:table-cell>
            </table:table-row>
            <table:table-row>
              <table:table-cell office:value-type="string">
                <text:p>arraycopy_32_64</text:p>
              </table:table-cell>
              <table:table-cell office:value-type="float" office:value="15.0360510523">
                <text:p>15.0360510523</text:p>
              </table:table-cell>
              <table:table-cell office:value-type="float" office:value="20.7598960413">
                <text:p>20.7598960413</text:p>
              </table:table-cell>
              <table:table-cell office:value-type="float" office:value="24.7613802071">
                <text:p>24.7613802071</text:p>
              </table:table-cell>
              <table:table-cell office:value-type="float" office:value="29.4783835469">
                <text:p>29.4783835469</text:p>
              </table:table-cell>
            </table:table-row>
            <table:table-row>
              <table:table-cell office:value-type="string">
                <text:p>arraycopy_34_64</text:p>
              </table:table-cell>
              <table:table-cell office:value-type="float" office:value="19.7120156187">
                <text:p>19.7120156187</text:p>
              </table:table-cell>
              <table:table-cell office:value-type="float" office:value="20.5161045133">
                <text:p>20.5161045133</text:p>
              </table:table-cell>
              <table:table-cell office:value-type="float" office:value="21.1430394695">
                <text:p>21.1430394695</text:p>
              </table:table-cell>
              <table:table-cell office:value-type="float" office:value="21.826698922">
                <text:p>21.826698922</text:p>
              </table:table-cell>
            </table:table-row>
            <table:table-row>
              <table:table-cell office:value-type="string">
                <text:p>arraycopy_55_64</text:p>
              </table:table-cell>
              <table:table-cell office:value-type="float" office:value="19.7516380416">
                <text:p>19.7516380416</text:p>
              </table:table-cell>
              <table:table-cell office:value-type="float" office:value="20.4952129735">
                <text:p>20.4952129735</text:p>
              </table:table-cell>
              <table:table-cell office:value-type="float" office:value="20.9991398259">
                <text:p>20.9991398259</text:p>
              </table:table-cell>
              <table:table-cell office:value-type="float" office:value="21.6191491821">
                <text:p>21.6191491821</text:p>
              </table:table-cell>
            </table:table-row>
            <table:table-row>
              <table:table-cell office:value-type="string">
                <text:p>arraycopy_64_64</text:p>
              </table:table-cell>
              <table:table-cell office:value-type="float" office:value="19.3914106018">
                <text:p>19.3914106018</text:p>
              </table:table-cell>
              <table:table-cell office:value-type="float" office:value="19.883513028">
                <text:p>19.883513028</text:p>
              </table:table-cell>
              <table:table-cell office:value-type="float" office:value="20.4379667884">
                <text:p>20.4379667884</text:p>
              </table:table-cell>
              <table:table-cell office:value-type="float" office:value="21.1040792242">
                <text:p>21.1040792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japanese-candle-stick="true" chart:include-hidden-cells="false"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width="0.08cm"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959cm" svg:height="15.652cm" xlink:href=".." xlink:type="simple" chart:class="chart:stock" chart:style-name="ch1">
        <chart:plot-area chart:style-name="ch2" table:cell-range-address="xeon.A1:xeon.E197" chart:data-source-has-labels="both" svg:x="0.619cm" svg:y="0.313cm" svg:width="29.721cm" svg:height="15.026cm">
          <chartooo:coordinate-region svg:x="1.24cm" svg:y="0.512cm" svg:width="28.976cm" svg:height="11.958cm"/>
          <chart:axis chart:dimension="x" chart:name="primary-x" chart:style-name="ch3" chartooo:axis-type="auto">
            <chartooo:date-scale/>
            <chart:categories table:cell-range-address="xeon.A2:xeon.A197"/>
          </chart:axis>
          <chart:axis chart:dimension="y" chart:name="primary-y" chart:style-name="ch4">
            <chart:grid chart:style-name="ch5" chart:class="major"/>
          </chart:axis>
          <chart:series chart:values-cell-range-address="xeon.C2:xeon.C197" chart:label-cell-address="xeon.B1:xeon.B1" chart:attached-axis="primary-y">
            <chart:data-point chart:repeated="196"/>
          </chart:series>
          <chart:series chart:values-cell-range-address="xeon.B2:xeon.B197" chart:label-cell-address="xeon.C1:xeon.C1" chart:attached-axis="primary-y">
            <chart:data-point chart:repeated="196"/>
          </chart:series>
          <chart:series chart:values-cell-range-address="xeon.E2:xeon.E197" chart:label-cell-address="xeon.D1:xeon.D1" chart:attached-axis="primary-y">
            <chart:data-point chart:repeated="196"/>
          </chart:series>
          <chart:series chart:values-cell-range-address="xeon.D2:xeon.D197" chart:label-cell-address="xeon.E1:xeon.E1" chart:attached-axis="primary-y">
            <chart:data-point chart:repeated="196"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xeon.B1:xeon.B1</svg:desc>
                </draw:g>
              </table:table-cell>
              <table:table-cell office:value-type="string">
                <text:p>lowBound</text:p>
                <draw:g>
                  <svg:desc>xeon.C1:xeon.C1</svg:desc>
                </draw:g>
              </table:table-cell>
              <table:table-cell office:value-type="string">
                <text:p>highBound</text:p>
                <draw:g>
                  <svg:desc>xeon.D1:xeon.D1</svg:desc>
                </draw:g>
              </table:table-cell>
              <table:table-cell office:value-type="string">
                <text:p>max</text:p>
                <draw:g>
                  <svg:desc>xeon.E1:xeon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raycopy_0_0</text:p>
                <draw:g>
                  <svg:desc>xeon.A2:xeon.A197</svg:desc>
                </draw:g>
              </table:table-cell>
              <table:table-cell office:value-type="float" office:value="32.5130414806">
                <text:p>32.5130414806</text:p>
                <draw:g>
                  <svg:desc>xeon.C2:xeon.C197</svg:desc>
                </draw:g>
              </table:table-cell>
              <table:table-cell office:value-type="float" office:value="32.5157750662">
                <text:p>32.5157750662</text:p>
                <draw:g>
                  <svg:desc>xeon.B2:xeon.B197</svg:desc>
                </draw:g>
              </table:table-cell>
              <table:table-cell office:value-type="float" office:value="32.518192792">
                <text:p>32.518192792</text:p>
                <draw:g>
                  <svg:desc>xeon.E2:xeon.E197</svg:desc>
                </draw:g>
              </table:table-cell>
              <table:table-cell office:value-type="float" office:value="32.5207224053">
                <text:p>32.5207224053</text:p>
                <draw:g>
                  <svg:desc>xeon.D2:xeon.D197</svg:desc>
                </draw:g>
              </table:table-cell>
            </table:table-row>
            <table:table-row>
              <table:table-cell office:value-type="string">
                <text:p>arraycopy_1_0</text:p>
              </table:table-cell>
              <table:table-cell office:value-type="float" office:value="43.6639516597">
                <text:p>43.6639516597</text:p>
              </table:table-cell>
              <table:table-cell office:value-type="float" office:value="44.4326585556">
                <text:p>44.4326585556</text:p>
              </table:table-cell>
              <table:table-cell office:value-type="float" office:value="45.2571800293">
                <text:p>45.2571800293</text:p>
              </table:table-cell>
              <table:table-cell office:value-type="float" office:value="45.9364843866">
                <text:p>45.9364843866</text:p>
              </table:table-cell>
            </table:table-row>
            <table:table-row>
              <table:table-cell office:value-type="string">
                <text:p>arraycopy_2_0</text:p>
              </table:table-cell>
              <table:table-cell office:value-type="float" office:value="45.339824637">
                <text:p>45.339824637</text:p>
              </table:table-cell>
              <table:table-cell office:value-type="float" office:value="45.3996271433">
                <text:p>45.3996271433</text:p>
              </table:table-cell>
              <table:table-cell office:value-type="float" office:value="45.4484231462">
                <text:p>45.4484231462</text:p>
              </table:table-cell>
              <table:table-cell office:value-type="float" office:value="45.497133195">
                <text:p>45.497133195</text:p>
              </table:table-cell>
            </table:table-row>
            <table:table-row>
              <table:table-cell office:value-type="string">
                <text:p>arraycopy_3_0</text:p>
              </table:table-cell>
              <table:table-cell office:value-type="float" office:value="45.0025569135">
                <text:p>45.0025569135</text:p>
              </table:table-cell>
              <table:table-cell office:value-type="float" office:value="45.1993413377">
                <text:p>45.1993413377</text:p>
              </table:table-cell>
              <table:table-cell office:value-type="float" office:value="45.4190173617">
                <text:p>45.4190173617</text:p>
              </table:table-cell>
              <table:table-cell office:value-type="float" office:value="45.7360983208">
                <text:p>45.7360983208</text:p>
              </table:table-cell>
            </table:table-row>
            <table:table-row>
              <table:table-cell office:value-type="string">
                <text:p>arraycopy_4_0</text:p>
              </table:table-cell>
              <table:table-cell office:value-type="float" office:value="42.7856648719">
                <text:p>42.7856648719</text:p>
              </table:table-cell>
              <table:table-cell office:value-type="float" office:value="43.743407902">
                <text:p>43.743407902</text:p>
              </table:table-cell>
              <table:table-cell office:value-type="float" office:value="44.7971068908">
                <text:p>44.7971068908</text:p>
              </table:table-cell>
              <table:table-cell office:value-type="float" office:value="46.3622290527">
                <text:p>46.3622290527</text:p>
              </table:table-cell>
            </table:table-row>
            <table:table-row>
              <table:table-cell office:value-type="string">
                <text:p>arraycopy_5_0</text:p>
              </table:table-cell>
              <table:table-cell office:value-type="float" office:value="44.9213601353">
                <text:p>44.9213601353</text:p>
              </table:table-cell>
              <table:table-cell office:value-type="float" office:value="45.0450079833">
                <text:p>45.0450079833</text:p>
              </table:table-cell>
              <table:table-cell office:value-type="float" office:value="45.1901484938">
                <text:p>45.1901484938</text:p>
              </table:table-cell>
              <table:table-cell office:value-type="float" office:value="45.3570188343">
                <text:p>45.3570188343</text:p>
              </table:table-cell>
            </table:table-row>
            <table:table-row>
              <table:table-cell office:value-type="string">
                <text:p>arraycopy_8_0</text:p>
              </table:table-cell>
              <table:table-cell office:value-type="float" office:value="44.6979657526">
                <text:p>44.6979657526</text:p>
              </table:table-cell>
              <table:table-cell office:value-type="float" office:value="44.779486551">
                <text:p>44.779486551</text:p>
              </table:table-cell>
              <table:table-cell office:value-type="float" office:value="44.8504277537">
                <text:p>44.8504277537</text:p>
              </table:table-cell>
              <table:table-cell office:value-type="float" office:value="44.922378449">
                <text:p>44.922378449</text:p>
              </table:table-cell>
            </table:table-row>
            <table:table-row>
              <table:table-cell office:value-type="string">
                <text:p>arraycopy_13_0</text:p>
              </table:table-cell>
              <table:table-cell office:value-type="float" office:value="43.1428186537">
                <text:p>43.1428186537</text:p>
              </table:table-cell>
              <table:table-cell office:value-type="float" office:value="44.2382649417">
                <text:p>44.2382649417</text:p>
              </table:table-cell>
              <table:table-cell office:value-type="float" office:value="45.4658225382">
                <text:p>45.4658225382</text:p>
              </table:table-cell>
              <table:table-cell office:value-type="float" office:value="47.2244891163">
                <text:p>47.2244891163</text:p>
              </table:table-cell>
            </table:table-row>
            <table:table-row>
              <table:table-cell office:value-type="string">
                <text:p>arraycopy_16_0</text:p>
              </table:table-cell>
              <table:table-cell office:value-type="float" office:value="32.5088505005">
                <text:p>32.5088505005</text:p>
              </table:table-cell>
              <table:table-cell office:value-type="float" office:value="32.5164855467">
                <text:p>32.5164855467</text:p>
              </table:table-cell>
              <table:table-cell office:value-type="float" office:value="32.5221489363">
                <text:p>32.5221489363</text:p>
              </table:table-cell>
              <table:table-cell office:value-type="float" office:value="32.5270399814">
                <text:p>32.5270399814</text:p>
              </table:table-cell>
            </table:table-row>
            <table:table-row>
              <table:table-cell office:value-type="string">
                <text:p>arraycopy_21_0</text:p>
              </table:table-cell>
              <table:table-cell office:value-type="float" office:value="44.8021371173">
                <text:p>44.8021371173</text:p>
              </table:table-cell>
              <table:table-cell office:value-type="float" office:value="44.8412357521">
                <text:p>44.8412357521</text:p>
              </table:table-cell>
              <table:table-cell office:value-type="float" office:value="44.8737887864">
                <text:p>44.8737887864</text:p>
              </table:table-cell>
              <table:table-cell office:value-type="float" office:value="44.9128781685">
                <text:p>44.9128781685</text:p>
              </table:table-cell>
            </table:table-row>
            <table:table-row>
              <table:table-cell office:value-type="string">
                <text:p>arraycopy_32_0</text:p>
              </table:table-cell>
              <table:table-cell office:value-type="float" office:value="32.5151268222">
                <text:p>32.5151268222</text:p>
              </table:table-cell>
              <table:table-cell office:value-type="float" office:value="32.5168565297">
                <text:p>32.5168565297</text:p>
              </table:table-cell>
              <table:table-cell office:value-type="float" office:value="32.5181377105">
                <text:p>32.5181377105</text:p>
              </table:table-cell>
              <table:table-cell office:value-type="float" office:value="32.5194946256">
                <text:p>32.5194946256</text:p>
              </table:table-cell>
            </table:table-row>
            <table:table-row>
              <table:table-cell office:value-type="string">
                <text:p>arraycopy_34_0</text:p>
              </table:table-cell>
              <table:table-cell office:value-type="float" office:value="44.5133681172">
                <text:p>44.5133681172</text:p>
              </table:table-cell>
              <table:table-cell office:value-type="float" office:value="44.5530115625">
                <text:p>44.5530115625</text:p>
              </table:table-cell>
              <table:table-cell office:value-type="float" office:value="44.5996087344">
                <text:p>44.5996087344</text:p>
              </table:table-cell>
              <table:table-cell office:value-type="float" office:value="44.645667931">
                <text:p>44.645667931</text:p>
              </table:table-cell>
            </table:table-row>
            <table:table-row>
              <table:table-cell office:value-type="string">
                <text:p>arraycopy_55_0</text:p>
              </table:table-cell>
              <table:table-cell office:value-type="float" office:value="44.0714883555">
                <text:p>44.0714883555</text:p>
              </table:table-cell>
              <table:table-cell office:value-type="float" office:value="44.3852542106">
                <text:p>44.3852542106</text:p>
              </table:table-cell>
              <table:table-cell office:value-type="float" office:value="44.6592091879">
                <text:p>44.6592091879</text:p>
              </table:table-cell>
              <table:table-cell office:value-type="float" office:value="44.8977062778">
                <text:p>44.8977062778</text:p>
              </table:table-cell>
            </table:table-row>
            <table:table-row>
              <table:table-cell office:value-type="string">
                <text:p>arraycopy_64_0</text:p>
              </table:table-cell>
              <table:table-cell office:value-type="float" office:value="32.4883073984">
                <text:p>32.4883073984</text:p>
              </table:table-cell>
              <table:table-cell office:value-type="float" office:value="32.5164529325">
                <text:p>32.5164529325</text:p>
              </table:table-cell>
              <table:table-cell office:value-type="float" office:value="32.5397814026">
                <text:p>32.5397814026</text:p>
              </table:table-cell>
              <table:table-cell office:value-type="float" office:value="32.5610155827">
                <text:p>32.5610155827</text:p>
              </table:table-cell>
            </table:table-row>
            <table:table-row>
              <table:table-cell office:value-type="string">
                <text:p>arraycopy_0_1</text:p>
              </table:table-cell>
              <table:table-cell office:value-type="float" office:value="37.3641732559">
                <text:p>37.3641732559</text:p>
              </table:table-cell>
              <table:table-cell office:value-type="float" office:value="37.4435196585">
                <text:p>37.4435196585</text:p>
              </table:table-cell>
              <table:table-cell office:value-type="float" office:value="37.5128485399">
                <text:p>37.5128485399</text:p>
              </table:table-cell>
              <table:table-cell office:value-type="float" office:value="37.5702142701">
                <text:p>37.5702142701</text:p>
              </table:table-cell>
            </table:table-row>
            <table:table-row>
              <table:table-cell office:value-type="string">
                <text:p>arraycopy_1_1</text:p>
              </table:table-cell>
              <table:table-cell office:value-type="float" office:value="51.799951261">
                <text:p>51.799951261</text:p>
              </table:table-cell>
              <table:table-cell office:value-type="float" office:value="51.8111786717">
                <text:p>51.8111786717</text:p>
              </table:table-cell>
              <table:table-cell office:value-type="float" office:value="51.8201851721">
                <text:p>51.8201851721</text:p>
              </table:table-cell>
              <table:table-cell office:value-type="float" office:value="51.8278033904">
                <text:p>51.8278033904</text:p>
              </table:table-cell>
            </table:table-row>
            <table:table-row>
              <table:table-cell office:value-type="string">
                <text:p>arraycopy_2_1</text:p>
              </table:table-cell>
              <table:table-cell office:value-type="float" office:value="49.5212607273">
                <text:p>49.5212607273</text:p>
              </table:table-cell>
              <table:table-cell office:value-type="float" office:value="51.818961397">
                <text:p>51.818961397</text:p>
              </table:table-cell>
              <table:table-cell office:value-type="float" office:value="54.3132596097">
                <text:p>54.3132596097</text:p>
              </table:table-cell>
              <table:table-cell office:value-type="float" office:value="58.1037262254">
                <text:p>58.1037262254</text:p>
              </table:table-cell>
            </table:table-row>
            <table:table-row>
              <table:table-cell office:value-type="string">
                <text:p>arraycopy_3_1</text:p>
              </table:table-cell>
              <table:table-cell office:value-type="float" office:value="54.7333826738">
                <text:p>54.7333826738</text:p>
              </table:table-cell>
              <table:table-cell office:value-type="float" office:value="54.7359804648">
                <text:p>54.7359804648</text:p>
              </table:table-cell>
              <table:table-cell office:value-type="float" office:value="54.7382868261">
                <text:p>54.7382868261</text:p>
              </table:table-cell>
              <table:table-cell office:value-type="float" office:value="54.7402310105">
                <text:p>54.7402310105</text:p>
              </table:table-cell>
            </table:table-row>
            <table:table-row>
              <table:table-cell office:value-type="string">
                <text:p>arraycopy_4_1</text:p>
              </table:table-cell>
              <table:table-cell office:value-type="float" office:value="54.1576133038">
                <text:p>54.1576133038</text:p>
              </table:table-cell>
              <table:table-cell office:value-type="float" office:value="54.3090587136">
                <text:p>54.3090587136</text:p>
              </table:table-cell>
              <table:table-cell office:value-type="float" office:value="54.409683549">
                <text:p>54.409683549</text:p>
              </table:table-cell>
              <table:table-cell office:value-type="float" office:value="54.5018633195">
                <text:p>54.5018633195</text:p>
              </table:table-cell>
            </table:table-row>
            <table:table-row>
              <table:table-cell office:value-type="string">
                <text:p>arraycopy_5_1</text:p>
              </table:table-cell>
              <table:table-cell office:value-type="float" office:value="54.2346465176">
                <text:p>54.2346465176</text:p>
              </table:table-cell>
              <table:table-cell office:value-type="float" office:value="54.3086459322">
                <text:p>54.3086459322</text:p>
              </table:table-cell>
              <table:table-cell office:value-type="float" office:value="54.358513914">
                <text:p>54.358513914</text:p>
              </table:table-cell>
              <table:table-cell office:value-type="float" office:value="54.4038331832">
                <text:p>54.4038331832</text:p>
              </table:table-cell>
            </table:table-row>
            <table:table-row>
              <table:table-cell office:value-type="string">
                <text:p>arraycopy_8_1</text:p>
              </table:table-cell>
              <table:table-cell office:value-type="float" office:value="49.5081256691">
                <text:p>49.5081256691</text:p>
              </table:table-cell>
              <table:table-cell office:value-type="float" office:value="51.8134871382">
                <text:p>51.8134871382</text:p>
              </table:table-cell>
              <table:table-cell office:value-type="float" office:value="54.3181825638">
                <text:p>54.3181825638</text:p>
              </table:table-cell>
              <table:table-cell office:value-type="float" office:value="58.1191932148">
                <text:p>58.1191932148</text:p>
              </table:table-cell>
            </table:table-row>
            <table:table-row>
              <table:table-cell office:value-type="string">
                <text:p>arraycopy_13_1</text:p>
              </table:table-cell>
              <table:table-cell office:value-type="float" office:value="49.5022920183">
                <text:p>49.5022920183</text:p>
              </table:table-cell>
              <table:table-cell office:value-type="float" office:value="51.8104252267">
                <text:p>51.8104252267</text:p>
              </table:table-cell>
              <table:table-cell office:value-type="float" office:value="54.3154373756">
                <text:p>54.3154373756</text:p>
              </table:table-cell>
              <table:table-cell office:value-type="float" office:value="58.1237261928">
                <text:p>58.1237261928</text:p>
              </table:table-cell>
            </table:table-row>
            <table:table-row>
              <table:table-cell office:value-type="string">
                <text:p>arraycopy_16_1</text:p>
              </table:table-cell>
              <table:table-cell office:value-type="float" office:value="37.0343539007">
                <text:p>37.0343539007</text:p>
              </table:table-cell>
              <table:table-cell office:value-type="float" office:value="37.4501550872">
                <text:p>37.4501550872</text:p>
              </table:table-cell>
              <table:table-cell office:value-type="float" office:value="37.7463456991">
                <text:p>37.7463456991</text:p>
              </table:table-cell>
              <table:table-cell office:value-type="float" office:value="38.227205392">
                <text:p>38.227205392</text:p>
              </table:table-cell>
            </table:table-row>
            <table:table-row>
              <table:table-cell office:value-type="string">
                <text:p>arraycopy_21_1</text:p>
              </table:table-cell>
              <table:table-cell office:value-type="float" office:value="52.7861747885">
                <text:p>52.7861747885</text:p>
              </table:table-cell>
              <table:table-cell office:value-type="float" office:value="54.1827920095">
                <text:p>54.1827920095</text:p>
              </table:table-cell>
              <table:table-cell office:value-type="float" office:value="55.1649107362">
                <text:p>55.1649107362</text:p>
              </table:table-cell>
              <table:table-cell office:value-type="float" office:value="56.0367058909">
                <text:p>56.0367058909</text:p>
              </table:table-cell>
            </table:table-row>
            <table:table-row>
              <table:table-cell office:value-type="string">
                <text:p>arraycopy_32_1</text:p>
              </table:table-cell>
              <table:table-cell office:value-type="float" office:value="37.7283297629">
                <text:p>37.7283297629</text:p>
              </table:table-cell>
              <table:table-cell office:value-type="float" office:value="37.7411694342">
                <text:p>37.7411694342</text:p>
              </table:table-cell>
              <table:table-cell office:value-type="float" office:value="37.7531290228">
                <text:p>37.7531290228</text:p>
              </table:table-cell>
              <table:table-cell office:value-type="float" office:value="37.7637087692">
                <text:p>37.7637087692</text:p>
              </table:table-cell>
            </table:table-row>
            <table:table-row>
              <table:table-cell office:value-type="string">
                <text:p>arraycopy_34_1</text:p>
              </table:table-cell>
              <table:table-cell office:value-type="float" office:value="53.4057480688">
                <text:p>53.4057480688</text:p>
              </table:table-cell>
              <table:table-cell office:value-type="float" office:value="53.7068514155">
                <text:p>53.7068514155</text:p>
              </table:table-cell>
              <table:table-cell office:value-type="float" office:value="54.0572261285">
                <text:p>54.0572261285</text:p>
              </table:table-cell>
              <table:table-cell office:value-type="float" office:value="54.5234606854">
                <text:p>54.5234606854</text:p>
              </table:table-cell>
            </table:table-row>
            <table:table-row>
              <table:table-cell office:value-type="string">
                <text:p>arraycopy_55_1</text:p>
              </table:table-cell>
              <table:table-cell office:value-type="float" office:value="53.9493517027">
                <text:p>53.9493517027</text:p>
              </table:table-cell>
              <table:table-cell office:value-type="float" office:value="53.9575016587">
                <text:p>53.9575016587</text:p>
              </table:table-cell>
              <table:table-cell office:value-type="float" office:value="53.9638046678">
                <text:p>53.9638046678</text:p>
              </table:table-cell>
              <table:table-cell office:value-type="float" office:value="53.9692070075">
                <text:p>53.9692070075</text:p>
              </table:table-cell>
            </table:table-row>
            <table:table-row>
              <table:table-cell office:value-type="string">
                <text:p>arraycopy_64_1</text:p>
              </table:table-cell>
              <table:table-cell office:value-type="float" office:value="36.555976429">
                <text:p>36.555976429</text:p>
              </table:table-cell>
              <table:table-cell office:value-type="float" office:value="37.1282452505">
                <text:p>37.1282452505</text:p>
              </table:table-cell>
              <table:table-cell office:value-type="float" office:value="37.7556014837">
                <text:p>37.7556014837</text:p>
              </table:table-cell>
              <table:table-cell office:value-type="float" office:value="38.6931925283">
                <text:p>38.6931925283</text:p>
              </table:table-cell>
            </table:table-row>
            <table:table-row>
              <table:table-cell office:value-type="string">
                <text:p>arraycopy_0_2</text:p>
              </table:table-cell>
              <table:table-cell office:value-type="float" office:value="36.7587191187">
                <text:p>36.7587191187</text:p>
              </table:table-cell>
              <table:table-cell office:value-type="float" office:value="38.8574924581">
                <text:p>38.8574924581</text:p>
              </table:table-cell>
              <table:table-cell office:value-type="float" office:value="40.2401028891">
                <text:p>40.2401028891</text:p>
              </table:table-cell>
              <table:table-cell office:value-type="float" office:value="41.5128940411">
                <text:p>41.5128940411</text:p>
              </table:table-cell>
            </table:table-row>
            <table:table-row>
              <table:table-cell office:value-type="string">
                <text:p>arraycopy_1_2</text:p>
              </table:table-cell>
              <table:table-cell office:value-type="float" office:value="54.3093012494">
                <text:p>54.3093012494</text:p>
              </table:table-cell>
              <table:table-cell office:value-type="float" office:value="54.3117178659">
                <text:p>54.3117178659</text:p>
              </table:table-cell>
              <table:table-cell office:value-type="float" office:value="54.3135636126">
                <text:p>54.3135636126</text:p>
              </table:table-cell>
              <table:table-cell office:value-type="float" office:value="54.3155302081">
                <text:p>54.3155302081</text:p>
              </table:table-cell>
            </table:table-row>
            <table:table-row>
              <table:table-cell office:value-type="string">
                <text:p>arraycopy_2_2</text:p>
              </table:table-cell>
              <table:table-cell office:value-type="float" office:value="51.7983680646">
                <text:p>51.7983680646</text:p>
              </table:table-cell>
              <table:table-cell office:value-type="float" office:value="51.8338415099">
                <text:p>51.8338415099</text:p>
              </table:table-cell>
              <table:table-cell office:value-type="float" office:value="51.8691674027">
                <text:p>51.8691674027</text:p>
              </table:table-cell>
              <table:table-cell office:value-type="float" office:value="51.9006386786">
                <text:p>51.9006386786</text:p>
              </table:table-cell>
            </table:table-row>
            <table:table-row>
              <table:table-cell office:value-type="string">
                <text:p>arraycopy_3_2</text:p>
              </table:table-cell>
              <table:table-cell office:value-type="float" office:value="54.2677047764">
                <text:p>54.2677047764</text:p>
              </table:table-cell>
              <table:table-cell office:value-type="float" office:value="54.3113103034">
                <text:p>54.3113103034</text:p>
              </table:table-cell>
              <table:table-cell office:value-type="float" office:value="54.3418848014">
                <text:p>54.3418848014</text:p>
              </table:table-cell>
              <table:table-cell office:value-type="float" office:value="54.3691737007">
                <text:p>54.3691737007</text:p>
              </table:table-cell>
            </table:table-row>
            <table:table-row>
              <table:table-cell office:value-type="string">
                <text:p>arraycopy_4_2</text:p>
              </table:table-cell>
              <table:table-cell office:value-type="float" office:value="54.3053616878">
                <text:p>54.3053616878</text:p>
              </table:table-cell>
              <table:table-cell office:value-type="float" office:value="54.3164305685">
                <text:p>54.3164305685</text:p>
              </table:table-cell>
              <table:table-cell office:value-type="float" office:value="54.3289557161">
                <text:p>54.3289557161</text:p>
              </table:table-cell>
              <table:table-cell office:value-type="float" office:value="54.3419233881">
                <text:p>54.3419233881</text:p>
              </table:table-cell>
            </table:table-row>
            <table:table-row>
              <table:table-cell office:value-type="string">
                <text:p>arraycopy_5_2</text:p>
              </table:table-cell>
              <table:table-cell office:value-type="float" office:value="54.3087216811">
                <text:p>54.3087216811</text:p>
              </table:table-cell>
              <table:table-cell office:value-type="float" office:value="54.3118865853">
                <text:p>54.3118865853</text:p>
              </table:table-cell>
              <table:table-cell office:value-type="float" office:value="54.3144513674">
                <text:p>54.3144513674</text:p>
              </table:table-cell>
              <table:table-cell office:value-type="float" office:value="54.3167530565">
                <text:p>54.3167530565</text:p>
              </table:table-cell>
            </table:table-row>
            <table:table-row>
              <table:table-cell office:value-type="string">
                <text:p>arraycopy_8_2</text:p>
              </table:table-cell>
              <table:table-cell office:value-type="float" office:value="54.3082366357">
                <text:p>54.3082366357</text:p>
              </table:table-cell>
              <table:table-cell office:value-type="float" office:value="54.311654321">
                <text:p>54.311654321</text:p>
              </table:table-cell>
              <table:table-cell office:value-type="float" office:value="54.3145088231">
                <text:p>54.3145088231</text:p>
              </table:table-cell>
              <table:table-cell office:value-type="float" office:value="54.3169367957">
                <text:p>54.3169367957</text:p>
              </table:table-cell>
            </table:table-row>
            <table:table-row>
              <table:table-cell office:value-type="string">
                <text:p>arraycopy_13_2</text:p>
              </table:table-cell>
              <table:table-cell office:value-type="float" office:value="51.8069972194">
                <text:p>51.8069972194</text:p>
              </table:table-cell>
              <table:table-cell office:value-type="float" office:value="51.8110816805">
                <text:p>51.8110816805</text:p>
              </table:table-cell>
              <table:table-cell office:value-type="float" office:value="51.8145004347">
                <text:p>51.8145004347</text:p>
              </table:table-cell>
              <table:table-cell office:value-type="float" office:value="51.8177979043">
                <text:p>51.8177979043</text:p>
              </table:table-cell>
            </table:table-row>
            <table:table-row>
              <table:table-cell office:value-type="string">
                <text:p>arraycopy_16_2</text:p>
              </table:table-cell>
              <table:table-cell office:value-type="float" office:value="37.5429191035">
                <text:p>37.5429191035</text:p>
              </table:table-cell>
              <table:table-cell office:value-type="float" office:value="37.701736526">
                <text:p>37.701736526</text:p>
              </table:table-cell>
              <table:table-cell office:value-type="float" office:value="37.8769276336">
                <text:p>37.8769276336</text:p>
              </table:table-cell>
              <table:table-cell office:value-type="float" office:value="38.1355531625">
                <text:p>38.1355531625</text:p>
              </table:table-cell>
            </table:table-row>
            <table:table-row>
              <table:table-cell office:value-type="string">
                <text:p>arraycopy_21_2</text:p>
              </table:table-cell>
              <table:table-cell office:value-type="float" office:value="52.781924944">
                <text:p>52.781924944</text:p>
              </table:table-cell>
              <table:table-cell office:value-type="float" office:value="54.2275731921">
                <text:p>54.2275731921</text:p>
              </table:table-cell>
              <table:table-cell office:value-type="float" office:value="55.1851624456">
                <text:p>55.1851624456</text:p>
              </table:table-cell>
              <table:table-cell office:value-type="float" office:value="56.0638293133">
                <text:p>56.0638293133</text:p>
              </table:table-cell>
            </table:table-row>
            <table:table-row>
              <table:table-cell office:value-type="string">
                <text:p>arraycopy_32_2</text:p>
              </table:table-cell>
              <table:table-cell office:value-type="float" office:value="37.7356034436">
                <text:p>37.7356034436</text:p>
              </table:table-cell>
              <table:table-cell office:value-type="float" office:value="37.7389251621">
                <text:p>37.7389251621</text:p>
              </table:table-cell>
              <table:table-cell office:value-type="float" office:value="37.7429432325">
                <text:p>37.7429432325</text:p>
              </table:table-cell>
              <table:table-cell office:value-type="float" office:value="37.7475404663">
                <text:p>37.7475404663</text:p>
              </table:table-cell>
            </table:table-row>
            <table:table-row>
              <table:table-cell office:value-type="string">
                <text:p>arraycopy_34_2</text:p>
              </table:table-cell>
              <table:table-cell office:value-type="float" office:value="52.1166773864">
                <text:p>52.1166773864</text:p>
              </table:table-cell>
              <table:table-cell office:value-type="float" office:value="53.6987366089">
                <text:p>53.6987366089</text:p>
              </table:table-cell>
              <table:table-cell office:value-type="float" office:value="54.8381385554">
                <text:p>54.8381385554</text:p>
              </table:table-cell>
              <table:table-cell office:value-type="float" office:value="55.8370934861">
                <text:p>55.8370934861</text:p>
              </table:table-cell>
            </table:table-row>
            <table:table-row>
              <table:table-cell office:value-type="string">
                <text:p>arraycopy_55_2</text:p>
              </table:table-cell>
              <table:table-cell office:value-type="float" office:value="51.4502936196">
                <text:p>51.4502936196</text:p>
              </table:table-cell>
              <table:table-cell office:value-type="float" office:value="51.45364761">
                <text:p>51.45364761</text:p>
              </table:table-cell>
              <table:table-cell office:value-type="float" office:value="51.4570316761">
                <text:p>51.4570316761</text:p>
              </table:table-cell>
              <table:table-cell office:value-type="float" office:value="51.4597903649">
                <text:p>51.4597903649</text:p>
              </table:table-cell>
            </table:table-row>
            <table:table-row>
              <table:table-cell office:value-type="string">
                <text:p>arraycopy_64_2</text:p>
              </table:table-cell>
              <table:table-cell office:value-type="float" office:value="37.8758807212">
                <text:p>37.8758807212</text:p>
              </table:table-cell>
              <table:table-cell office:value-type="float" office:value="37.8791019128">
                <text:p>37.8791019128</text:p>
              </table:table-cell>
              <table:table-cell office:value-type="float" office:value="37.8816229568">
                <text:p>37.8816229568</text:p>
              </table:table-cell>
              <table:table-cell office:value-type="float" office:value="37.8843156698">
                <text:p>37.8843156698</text:p>
              </table:table-cell>
            </table:table-row>
            <table:table-row>
              <table:table-cell office:value-type="string">
                <text:p>arraycopy_0_3</text:p>
              </table:table-cell>
              <table:table-cell office:value-type="float" office:value="37.8690816774">
                <text:p>37.8690816774</text:p>
              </table:table-cell>
              <table:table-cell office:value-type="float" office:value="37.8770503715">
                <text:p>37.8770503715</text:p>
              </table:table-cell>
              <table:table-cell office:value-type="float" office:value="37.8832131338">
                <text:p>37.8832131338</text:p>
              </table:table-cell>
              <table:table-cell office:value-type="float" office:value="37.8900837158">
                <text:p>37.8900837158</text:p>
              </table:table-cell>
            </table:table-row>
            <table:table-row>
              <table:table-cell office:value-type="string">
                <text:p>arraycopy_1_3</text:p>
              </table:table-cell>
              <table:table-cell office:value-type="float" office:value="54.2967775211">
                <text:p>54.2967775211</text:p>
              </table:table-cell>
              <table:table-cell office:value-type="float" office:value="54.3142356962">
                <text:p>54.3142356962</text:p>
              </table:table-cell>
              <table:table-cell office:value-type="float" office:value="54.3274572229">
                <text:p>54.3274572229</text:p>
              </table:table-cell>
              <table:table-cell office:value-type="float" office:value="54.339045732">
                <text:p>54.339045732</text:p>
              </table:table-cell>
            </table:table-row>
            <table:table-row>
              <table:table-cell office:value-type="string">
                <text:p>arraycopy_2_3</text:p>
              </table:table-cell>
              <table:table-cell office:value-type="float" office:value="54.307602519">
                <text:p>54.307602519</text:p>
              </table:table-cell>
              <table:table-cell office:value-type="float" office:value="54.3113637632">
                <text:p>54.3113637632</text:p>
              </table:table-cell>
              <table:table-cell office:value-type="float" office:value="54.3146188483">
                <text:p>54.3146188483</text:p>
              </table:table-cell>
              <table:table-cell office:value-type="float" office:value="54.3186015007">
                <text:p>54.3186015007</text:p>
              </table:table-cell>
            </table:table-row>
            <table:table-row>
              <table:table-cell office:value-type="string">
                <text:p>arraycopy_3_3</text:p>
              </table:table-cell>
              <table:table-cell office:value-type="float" office:value="54.0311775836">
                <text:p>54.0311775836</text:p>
              </table:table-cell>
              <table:table-cell office:value-type="float" office:value="54.3118644891">
                <text:p>54.3118644891</text:p>
              </table:table-cell>
              <table:table-cell office:value-type="float" office:value="54.4979075569">
                <text:p>54.4979075569</text:p>
              </table:table-cell>
              <table:table-cell office:value-type="float" office:value="54.6685480087">
                <text:p>54.6685480087</text:p>
              </table:table-cell>
            </table:table-row>
            <table:table-row>
              <table:table-cell office:value-type="string">
                <text:p>arraycopy_4_3</text:p>
              </table:table-cell>
              <table:table-cell office:value-type="float" office:value="54.3100004897">
                <text:p>54.3100004897</text:p>
              </table:table-cell>
              <table:table-cell office:value-type="float" office:value="54.3117947152">
                <text:p>54.3117947152</text:p>
              </table:table-cell>
              <table:table-cell office:value-type="float" office:value="54.3138571289">
                <text:p>54.3138571289</text:p>
              </table:table-cell>
              <table:table-cell office:value-type="float" office:value="54.3163685828">
                <text:p>54.3163685828</text:p>
              </table:table-cell>
            </table:table-row>
            <table:table-row>
              <table:table-cell office:value-type="string">
                <text:p>arraycopy_5_3</text:p>
              </table:table-cell>
              <table:table-cell office:value-type="float" office:value="54.3048457454">
                <text:p>54.3048457454</text:p>
              </table:table-cell>
              <table:table-cell office:value-type="float" office:value="54.3107336919">
                <text:p>54.3107336919</text:p>
              </table:table-cell>
              <table:table-cell office:value-type="float" office:value="54.3158958703">
                <text:p>54.3158958703</text:p>
              </table:table-cell>
              <table:table-cell office:value-type="float" office:value="54.3201956345">
                <text:p>54.3201956345</text:p>
              </table:table-cell>
            </table:table-row>
            <table:table-row>
              <table:table-cell office:value-type="string">
                <text:p>arraycopy_8_3</text:p>
              </table:table-cell>
              <table:table-cell office:value-type="float" office:value="54.3064750203">
                <text:p>54.3064750203</text:p>
              </table:table-cell>
              <table:table-cell office:value-type="float" office:value="54.3108234139">
                <text:p>54.3108234139</text:p>
              </table:table-cell>
              <table:table-cell office:value-type="float" office:value="54.3155178442">
                <text:p>54.3155178442</text:p>
              </table:table-cell>
              <table:table-cell office:value-type="float" office:value="54.3195912837">
                <text:p>54.3195912837</text:p>
              </table:table-cell>
            </table:table-row>
            <table:table-row>
              <table:table-cell office:value-type="string">
                <text:p>arraycopy_13_3</text:p>
              </table:table-cell>
              <table:table-cell office:value-type="float" office:value="54.1853656912">
                <text:p>54.1853656912</text:p>
              </table:table-cell>
              <table:table-cell office:value-type="float" office:value="54.3109304144">
                <text:p>54.3109304144</text:p>
              </table:table-cell>
              <table:table-cell office:value-type="float" office:value="54.3956284214">
                <text:p>54.3956284214</text:p>
              </table:table-cell>
              <table:table-cell office:value-type="float" office:value="54.4725310459">
                <text:p>54.4725310459</text:p>
              </table:table-cell>
            </table:table-row>
            <table:table-row>
              <table:table-cell office:value-type="string">
                <text:p>arraycopy_16_3</text:p>
              </table:table-cell>
              <table:table-cell office:value-type="float" office:value="37.71966096">
                <text:p>37.71966096</text:p>
              </table:table-cell>
              <table:table-cell office:value-type="float" office:value="37.7346551762">
                <text:p>37.7346551762</text:p>
              </table:table-cell>
              <table:table-cell office:value-type="float" office:value="37.7487007822">
                <text:p>37.7487007822</text:p>
              </table:table-cell>
              <table:table-cell office:value-type="float" office:value="37.7661059563">
                <text:p>37.7661059563</text:p>
              </table:table-cell>
            </table:table-row>
            <table:table-row>
              <table:table-cell office:value-type="string">
                <text:p>arraycopy_21_3</text:p>
              </table:table-cell>
              <table:table-cell office:value-type="float" office:value="54.6716038639">
                <text:p>54.6716038639</text:p>
              </table:table-cell>
              <table:table-cell office:value-type="float" office:value="54.9826371832">
                <text:p>54.9826371832</text:p>
              </table:table-cell>
              <table:table-cell office:value-type="float" office:value="55.2275116447">
                <text:p>55.2275116447</text:p>
              </table:table-cell>
              <table:table-cell office:value-type="float" office:value="55.4348407278">
                <text:p>55.4348407278</text:p>
              </table:table-cell>
            </table:table-row>
            <table:table-row>
              <table:table-cell office:value-type="string">
                <text:p>arraycopy_32_3</text:p>
              </table:table-cell>
              <table:table-cell office:value-type="float" office:value="36.5491093736">
                <text:p>36.5491093736</text:p>
              </table:table-cell>
              <table:table-cell office:value-type="float" office:value="37.1213137453">
                <text:p>37.1213137453</text:p>
              </table:table-cell>
              <table:table-cell office:value-type="float" office:value="37.7506242745">
                <text:p>37.7506242745</text:p>
              </table:table-cell>
              <table:table-cell office:value-type="float" office:value="38.6860658089">
                <text:p>38.6860658089</text:p>
              </table:table-cell>
            </table:table-row>
            <table:table-row>
              <table:table-cell office:value-type="string">
                <text:p>arraycopy_34_3</text:p>
              </table:table-cell>
              <table:table-cell office:value-type="float" office:value="54.1178625582">
                <text:p>54.1178625582</text:p>
              </table:table-cell>
              <table:table-cell office:value-type="float" office:value="54.2114765535">
                <text:p>54.2114765535</text:p>
              </table:table-cell>
              <table:table-cell office:value-type="float" office:value="54.3137282547">
                <text:p>54.3137282547</text:p>
              </table:table-cell>
              <table:table-cell office:value-type="float" office:value="54.4674925915">
                <text:p>54.4674925915</text:p>
              </table:table-cell>
            </table:table-row>
            <table:table-row>
              <table:table-cell office:value-type="string">
                <text:p>arraycopy_55_3</text:p>
              </table:table-cell>
              <table:table-cell office:value-type="float" office:value="53.1746173648">
                <text:p>53.1746173648</text:p>
              </table:table-cell>
              <table:table-cell office:value-type="float" office:value="55.1733030105">
                <text:p>55.1733030105</text:p>
              </table:table-cell>
              <table:table-cell office:value-type="float" office:value="56.5260771897">
                <text:p>56.5260771897</text:p>
              </table:table-cell>
              <table:table-cell office:value-type="float" office:value="57.7517657443">
                <text:p>57.7517657443</text:p>
              </table:table-cell>
            </table:table-row>
            <table:table-row>
              <table:table-cell office:value-type="string">
                <text:p>arraycopy_64_3</text:p>
              </table:table-cell>
              <table:table-cell office:value-type="float" office:value="37.8318756994">
                <text:p>37.8318756994</text:p>
              </table:table-cell>
              <table:table-cell office:value-type="float" office:value="37.8748277845">
                <text:p>37.8748277845</text:p>
              </table:table-cell>
              <table:table-cell office:value-type="float" office:value="37.904712605">
                <text:p>37.904712605</text:p>
              </table:table-cell>
              <table:table-cell office:value-type="float" office:value="37.9313923644">
                <text:p>37.9313923644</text:p>
              </table:table-cell>
            </table:table-row>
            <table:table-row>
              <table:table-cell office:value-type="string">
                <text:p>arraycopy_0_4</text:p>
              </table:table-cell>
              <table:table-cell office:value-type="float" office:value="36.5550264114">
                <text:p>36.5550264114</text:p>
              </table:table-cell>
              <table:table-cell office:value-type="float" office:value="37.1214372748">
                <text:p>37.1214372748</text:p>
              </table:table-cell>
              <table:table-cell office:value-type="float" office:value="37.7416625001">
                <text:p>37.7416625001</text:p>
              </table:table-cell>
              <table:table-cell office:value-type="float" office:value="38.6704267486">
                <text:p>38.6704267486</text:p>
              </table:table-cell>
            </table:table-row>
            <table:table-row>
              <table:table-cell office:value-type="string">
                <text:p>arraycopy_1_4</text:p>
              </table:table-cell>
              <table:table-cell office:value-type="float" office:value="47.9966110878">
                <text:p>47.9966110878</text:p>
              </table:table-cell>
              <table:table-cell office:value-type="float" office:value="51.8093177367">
                <text:p>51.8093177367</text:p>
              </table:table-cell>
              <table:table-cell office:value-type="float" office:value="54.3158039668">
                <text:p>54.3158039668</text:p>
              </table:table-cell>
              <table:table-cell office:value-type="float" office:value="56.6260895057">
                <text:p>56.6260895057</text:p>
              </table:table-cell>
            </table:table-row>
            <table:table-row>
              <table:table-cell office:value-type="string">
                <text:p>arraycopy_2_4</text:p>
              </table:table-cell>
              <table:table-cell office:value-type="float" office:value="48.0115619917">
                <text:p>48.0115619917</text:p>
              </table:table-cell>
              <table:table-cell office:value-type="float" office:value="51.8115751196">
                <text:p>51.8115751196</text:p>
              </table:table-cell>
              <table:table-cell office:value-type="float" office:value="54.3142857608">
                <text:p>54.3142857608</text:p>
              </table:table-cell>
              <table:table-cell office:value-type="float" office:value="56.6185595694">
                <text:p>56.6185595694</text:p>
              </table:table-cell>
            </table:table-row>
            <table:table-row>
              <table:table-cell office:value-type="string">
                <text:p>arraycopy_3_4</text:p>
              </table:table-cell>
              <table:table-cell office:value-type="float" office:value="54.3062880637">
                <text:p>54.3062880637</text:p>
              </table:table-cell>
              <table:table-cell office:value-type="float" office:value="54.3113455613">
                <text:p>54.3113455613</text:p>
              </table:table-cell>
              <table:table-cell office:value-type="float" office:value="54.3169084945">
                <text:p>54.3169084945</text:p>
              </table:table-cell>
              <table:table-cell office:value-type="float" office:value="54.3224876802">
                <text:p>54.3224876802</text:p>
              </table:table-cell>
            </table:table-row>
            <table:table-row>
              <table:table-cell office:value-type="string">
                <text:p>arraycopy_4_4</text:p>
              </table:table-cell>
              <table:table-cell office:value-type="float" office:value="51.3936264276">
                <text:p>51.3936264276</text:p>
              </table:table-cell>
              <table:table-cell office:value-type="float" office:value="52.6526480908">
                <text:p>52.6526480908</text:p>
              </table:table-cell>
              <table:table-cell office:value-type="float" office:value="53.5721367247">
                <text:p>53.5721367247</text:p>
              </table:table-cell>
              <table:table-cell office:value-type="float" office:value="54.3773526867">
                <text:p>54.3773526867</text:p>
              </table:table-cell>
            </table:table-row>
            <table:table-row>
              <table:table-cell office:value-type="string">
                <text:p>arraycopy_5_4</text:p>
              </table:table-cell>
              <table:table-cell office:value-type="float" office:value="54.2593092665">
                <text:p>54.2593092665</text:p>
              </table:table-cell>
              <table:table-cell office:value-type="float" office:value="54.3145073799">
                <text:p>54.3145073799</text:p>
              </table:table-cell>
              <table:table-cell office:value-type="float" office:value="54.3520014305">
                <text:p>54.3520014305</text:p>
              </table:table-cell>
              <table:table-cell office:value-type="float" office:value="54.3859371925">
                <text:p>54.3859371925</text:p>
              </table:table-cell>
            </table:table-row>
            <table:table-row>
              <table:table-cell office:value-type="string">
                <text:p>arraycopy_8_4</text:p>
              </table:table-cell>
              <table:table-cell office:value-type="float" office:value="54.2962783277">
                <text:p>54.2962783277</text:p>
              </table:table-cell>
              <table:table-cell office:value-type="float" office:value="54.311274532">
                <text:p>54.311274532</text:p>
              </table:table-cell>
              <table:table-cell office:value-type="float" office:value="54.3236900122">
                <text:p>54.3236900122</text:p>
              </table:table-cell>
              <table:table-cell office:value-type="float" office:value="54.3343988814">
                <text:p>54.3343988814</text:p>
              </table:table-cell>
            </table:table-row>
            <table:table-row>
              <table:table-cell office:value-type="string">
                <text:p>arraycopy_13_4</text:p>
              </table:table-cell>
              <table:table-cell office:value-type="float" office:value="54.3025774045">
                <text:p>54.3025774045</text:p>
              </table:table-cell>
              <table:table-cell office:value-type="float" office:value="54.311226934">
                <text:p>54.311226934</text:p>
              </table:table-cell>
              <table:table-cell office:value-type="float" office:value="54.3185438968">
                <text:p>54.3185438968</text:p>
              </table:table-cell>
              <table:table-cell office:value-type="float" office:value="54.3247447653">
                <text:p>54.3247447653</text:p>
              </table:table-cell>
            </table:table-row>
            <table:table-row>
              <table:table-cell office:value-type="string">
                <text:p>arraycopy_16_4</text:p>
              </table:table-cell>
              <table:table-cell office:value-type="float" office:value="36.52767907">
                <text:p>36.52767907</text:p>
              </table:table-cell>
              <table:table-cell office:value-type="float" office:value="37.1113509904">
                <text:p>37.1113509904</text:p>
              </table:table-cell>
              <table:table-cell office:value-type="float" office:value="37.7490416854">
                <text:p>37.7490416854</text:p>
              </table:table-cell>
              <table:table-cell office:value-type="float" office:value="38.7075977079">
                <text:p>38.7075977079</text:p>
              </table:table-cell>
            </table:table-row>
            <table:table-row>
              <table:table-cell office:value-type="string">
                <text:p>arraycopy_21_4</text:p>
              </table:table-cell>
              <table:table-cell office:value-type="float" office:value="53.2693425406">
                <text:p>53.2693425406</text:p>
              </table:table-cell>
              <table:table-cell office:value-type="float" office:value="53.2961320046">
                <text:p>53.2961320046</text:p>
              </table:table-cell>
              <table:table-cell office:value-type="float" office:value="53.3184318544">
                <text:p>53.3184318544</text:p>
              </table:table-cell>
              <table:table-cell office:value-type="float" office:value="53.3435612934">
                <text:p>53.3435612934</text:p>
              </table:table-cell>
            </table:table-row>
            <table:table-row>
              <table:table-cell office:value-type="string">
                <text:p>arraycopy_32_4</text:p>
              </table:table-cell>
              <table:table-cell office:value-type="float" office:value="36.5479456304">
                <text:p>36.5479456304</text:p>
              </table:table-cell>
              <table:table-cell office:value-type="float" office:value="37.1206787414">
                <text:p>37.1206787414</text:p>
              </table:table-cell>
              <table:table-cell office:value-type="float" office:value="37.7528822737">
                <text:p>37.7528822737</text:p>
              </table:table-cell>
              <table:table-cell office:value-type="float" office:value="38.6865787274">
                <text:p>38.6865787274</text:p>
              </table:table-cell>
            </table:table-row>
            <table:table-row>
              <table:table-cell office:value-type="string">
                <text:p>arraycopy_34_4</text:p>
              </table:table-cell>
              <table:table-cell office:value-type="float" office:value="52.0249451145">
                <text:p>52.0249451145</text:p>
              </table:table-cell>
              <table:table-cell office:value-type="float" office:value="53.4664897685">
                <text:p>53.4664897685</text:p>
              </table:table-cell>
              <table:table-cell office:value-type="float" office:value="54.6922323802">
                <text:p>54.6922323802</text:p>
              </table:table-cell>
              <table:table-cell office:value-type="float" office:value="55.6977758757">
                <text:p>55.6977758757</text:p>
              </table:table-cell>
            </table:table-row>
            <table:table-row>
              <table:table-cell office:value-type="string">
                <text:p>arraycopy_55_4</text:p>
              </table:table-cell>
              <table:table-cell office:value-type="float" office:value="51.450082905">
                <text:p>51.450082905</text:p>
              </table:table-cell>
              <table:table-cell office:value-type="float" office:value="51.4531648641">
                <text:p>51.4531648641</text:p>
              </table:table-cell>
              <table:table-cell office:value-type="float" office:value="51.4558783782">
                <text:p>51.4558783782</text:p>
              </table:table-cell>
              <table:table-cell office:value-type="float" office:value="51.458981214">
                <text:p>51.458981214</text:p>
              </table:table-cell>
            </table:table-row>
            <table:table-row>
              <table:table-cell office:value-type="string">
                <text:p>arraycopy_64_4</text:p>
              </table:table-cell>
              <table:table-cell office:value-type="float" office:value="37.7395097193">
                <text:p>37.7395097193</text:p>
              </table:table-cell>
              <table:table-cell office:value-type="float" office:value="37.7443035521">
                <text:p>37.7443035521</text:p>
              </table:table-cell>
              <table:table-cell office:value-type="float" office:value="37.7485191232">
                <text:p>37.7485191232</text:p>
              </table:table-cell>
              <table:table-cell office:value-type="float" office:value="37.7535268234">
                <text:p>37.7535268234</text:p>
              </table:table-cell>
            </table:table-row>
            <table:table-row>
              <table:table-cell office:value-type="string">
                <text:p>arraycopy_0_5</text:p>
              </table:table-cell>
              <table:table-cell office:value-type="float" office:value="36.541241558">
                <text:p>36.541241558</text:p>
              </table:table-cell>
              <table:table-cell office:value-type="float" office:value="37.1215169083">
                <text:p>37.1215169083</text:p>
              </table:table-cell>
              <table:table-cell office:value-type="float" office:value="37.7592883433">
                <text:p>37.7592883433</text:p>
              </table:table-cell>
              <table:table-cell office:value-type="float" office:value="38.7084083044">
                <text:p>38.7084083044</text:p>
              </table:table-cell>
            </table:table-row>
            <table:table-row>
              <table:table-cell office:value-type="string">
                <text:p>arraycopy_1_5</text:p>
              </table:table-cell>
              <table:table-cell office:value-type="float" office:value="54.3083590978">
                <text:p>54.3083590978</text:p>
              </table:table-cell>
              <table:table-cell office:value-type="float" office:value="54.3108115293">
                <text:p>54.3108115293</text:p>
              </table:table-cell>
              <table:table-cell office:value-type="float" office:value="54.3138303147">
                <text:p>54.3138303147</text:p>
              </table:table-cell>
              <table:table-cell office:value-type="float" office:value="54.3169667251">
                <text:p>54.3169667251</text:p>
              </table:table-cell>
            </table:table-row>
            <table:table-row>
              <table:table-cell office:value-type="string">
                <text:p>arraycopy_2_5</text:p>
              </table:table-cell>
              <table:table-cell office:value-type="float" office:value="54.2987161074">
                <text:p>54.2987161074</text:p>
              </table:table-cell>
              <table:table-cell office:value-type="float" office:value="54.3110479284">
                <text:p>54.3110479284</text:p>
              </table:table-cell>
              <table:table-cell office:value-type="float" office:value="54.3198255879">
                <text:p>54.3198255879</text:p>
              </table:table-cell>
              <table:table-cell office:value-type="float" office:value="54.3297659373">
                <text:p>54.3297659373</text:p>
              </table:table-cell>
            </table:table-row>
            <table:table-row>
              <table:table-cell office:value-type="string">
                <text:p>arraycopy_3_5</text:p>
              </table:table-cell>
              <table:table-cell office:value-type="float" office:value="51.7724784538">
                <text:p>51.7724784538</text:p>
              </table:table-cell>
              <table:table-cell office:value-type="float" office:value="51.8120453744">
                <text:p>51.8120453744</text:p>
              </table:table-cell>
              <table:table-cell office:value-type="float" office:value="51.8393024575">
                <text:p>51.8393024575</text:p>
              </table:table-cell>
              <table:table-cell office:value-type="float" office:value="51.8637876478">
                <text:p>51.8637876478</text:p>
              </table:table-cell>
            </table:table-row>
            <table:table-row>
              <table:table-cell office:value-type="string">
                <text:p>arraycopy_4_5</text:p>
              </table:table-cell>
              <table:table-cell office:value-type="float" office:value="54.3082402767">
                <text:p>54.3082402767</text:p>
              </table:table-cell>
              <table:table-cell office:value-type="float" office:value="54.3110098026">
                <text:p>54.3110098026</text:p>
              </table:table-cell>
              <table:table-cell office:value-type="float" office:value="54.3138289838">
                <text:p>54.3138289838</text:p>
              </table:table-cell>
              <table:table-cell office:value-type="float" office:value="54.3163727354">
                <text:p>54.3163727354</text:p>
              </table:table-cell>
            </table:table-row>
            <table:table-row>
              <table:table-cell office:value-type="string">
                <text:p>arraycopy_5_5</text:p>
              </table:table-cell>
              <table:table-cell office:value-type="float" office:value="48.0139932222">
                <text:p>48.0139932222</text:p>
              </table:table-cell>
              <table:table-cell office:value-type="float" office:value="51.8108064744">
                <text:p>51.8108064744</text:p>
              </table:table-cell>
              <table:table-cell office:value-type="float" office:value="54.3139071438">
                <text:p>54.3139071438</text:p>
              </table:table-cell>
              <table:table-cell office:value-type="float" office:value="56.6172264764">
                <text:p>56.6172264764</text:p>
              </table:table-cell>
            </table:table-row>
            <table:table-row>
              <table:table-cell office:value-type="string">
                <text:p>arraycopy_8_5</text:p>
              </table:table-cell>
              <table:table-cell office:value-type="float" office:value="48.0046712211">
                <text:p>48.0046712211</text:p>
              </table:table-cell>
              <table:table-cell office:value-type="float" office:value="51.809636873">
                <text:p>51.809636873</text:p>
              </table:table-cell>
              <table:table-cell office:value-type="float" office:value="54.3116875824">
                <text:p>54.3116875824</text:p>
              </table:table-cell>
              <table:table-cell office:value-type="float" office:value="56.6175212073">
                <text:p>56.6175212073</text:p>
              </table:table-cell>
            </table:table-row>
            <table:table-row>
              <table:table-cell office:value-type="string">
                <text:p>arraycopy_13_5</text:p>
              </table:table-cell>
              <table:table-cell office:value-type="float" office:value="54.3053078187">
                <text:p>54.3053078187</text:p>
              </table:table-cell>
              <table:table-cell office:value-type="float" office:value="54.3115324663">
                <text:p>54.3115324663</text:p>
              </table:table-cell>
              <table:table-cell office:value-type="float" office:value="54.3168486946">
                <text:p>54.3168486946</text:p>
              </table:table-cell>
              <table:table-cell office:value-type="float" office:value="54.3223246411">
                <text:p>54.3223246411</text:p>
              </table:table-cell>
            </table:table-row>
            <table:table-row>
              <table:table-cell office:value-type="string">
                <text:p>arraycopy_16_5</text:p>
              </table:table-cell>
              <table:table-cell office:value-type="float" office:value="35.6778101868">
                <text:p>35.6778101868</text:p>
              </table:table-cell>
              <table:table-cell office:value-type="float" office:value="37.7537976193">
                <text:p>37.7537976193</text:p>
              </table:table-cell>
              <table:table-cell office:value-type="float" office:value="39.1264202438">
                <text:p>39.1264202438</text:p>
              </table:table-cell>
              <table:table-cell office:value-type="float" office:value="40.3872637858">
                <text:p>40.3872637858</text:p>
              </table:table-cell>
            </table:table-row>
            <table:table-row>
              <table:table-cell office:value-type="string">
                <text:p>arraycopy_21_5</text:p>
              </table:table-cell>
              <table:table-cell office:value-type="float" office:value="52.8446576333">
                <text:p>52.8446576333</text:p>
              </table:table-cell>
              <table:table-cell office:value-type="float" office:value="54.2456159888">
                <text:p>54.2456159888</text:p>
              </table:table-cell>
              <table:table-cell office:value-type="float" office:value="55.2238685713">
                <text:p>55.2238685713</text:p>
              </table:table-cell>
              <table:table-cell office:value-type="float" office:value="56.1053081019">
                <text:p>56.1053081019</text:p>
              </table:table-cell>
            </table:table-row>
            <table:table-row>
              <table:table-cell office:value-type="string">
                <text:p>arraycopy_32_5</text:p>
              </table:table-cell>
              <table:table-cell office:value-type="float" office:value="38.4427825495">
                <text:p>38.4427825495</text:p>
              </table:table-cell>
              <table:table-cell office:value-type="float" office:value="39.1296671841">
                <text:p>39.1296671841</text:p>
              </table:table-cell>
              <table:table-cell office:value-type="float" office:value="39.5932022458">
                <text:p>39.5932022458</text:p>
              </table:table-cell>
              <table:table-cell office:value-type="float" office:value="40.0140291509">
                <text:p>40.0140291509</text:p>
              </table:table-cell>
            </table:table-row>
            <table:table-row>
              <table:table-cell office:value-type="string">
                <text:p>arraycopy_34_5</text:p>
              </table:table-cell>
              <table:table-cell office:value-type="float" office:value="52.4178959834">
                <text:p>52.4178959834</text:p>
              </table:table-cell>
              <table:table-cell office:value-type="float" office:value="53.6440475786">
                <text:p>53.6440475786</text:p>
              </table:table-cell>
              <table:table-cell office:value-type="float" office:value="54.5498921831">
                <text:p>54.5498921831</text:p>
              </table:table-cell>
              <table:table-cell office:value-type="float" office:value="55.6116094185">
                <text:p>55.6116094185</text:p>
              </table:table-cell>
            </table:table-row>
            <table:table-row>
              <table:table-cell office:value-type="string">
                <text:p>arraycopy_55_5</text:p>
              </table:table-cell>
              <table:table-cell office:value-type="float" office:value="51.4474048043">
                <text:p>51.4474048043</text:p>
              </table:table-cell>
              <table:table-cell office:value-type="float" office:value="51.453852597">
                <text:p>51.453852597</text:p>
              </table:table-cell>
              <table:table-cell office:value-type="float" office:value="51.4591524426">
                <text:p>51.4591524426</text:p>
              </table:table-cell>
              <table:table-cell office:value-type="float" office:value="51.4641479302">
                <text:p>51.4641479302</text:p>
              </table:table-cell>
            </table:table-row>
            <table:table-row>
              <table:table-cell office:value-type="string">
                <text:p>arraycopy_64_5</text:p>
              </table:table-cell>
              <table:table-cell office:value-type="float" office:value="36.5641646821">
                <text:p>36.5641646821</text:p>
              </table:table-cell>
              <table:table-cell office:value-type="float" office:value="37.1359966294">
                <text:p>37.1359966294</text:p>
              </table:table-cell>
              <table:table-cell office:value-type="float" office:value="37.7609479022">
                <text:p>37.7609479022</text:p>
              </table:table-cell>
              <table:table-cell office:value-type="float" office:value="38.6999132743">
                <text:p>38.6999132743</text:p>
              </table:table-cell>
            </table:table-row>
            <table:table-row>
              <table:table-cell office:value-type="string">
                <text:p>arraycopy_0_8</text:p>
              </table:table-cell>
              <table:table-cell office:value-type="float" office:value="35.9873974793">
                <text:p>35.9873974793</text:p>
              </table:table-cell>
              <table:table-cell office:value-type="float" office:value="37.1175692847">
                <text:p>37.1175692847</text:p>
              </table:table-cell>
              <table:table-cell office:value-type="float" office:value="38.4143048677">
                <text:p>38.4143048677</text:p>
              </table:table-cell>
              <table:table-cell office:value-type="float" office:value="39.5193440312">
                <text:p>39.5193440312</text:p>
              </table:table-cell>
            </table:table-row>
            <table:table-row>
              <table:table-cell office:value-type="string">
                <text:p>arraycopy_1_8</text:p>
              </table:table-cell>
              <table:table-cell office:value-type="float" office:value="40.3228033434">
                <text:p>40.3228033434</text:p>
              </table:table-cell>
              <table:table-cell office:value-type="float" office:value="51.8081982687">
                <text:p>51.8081982687</text:p>
              </table:table-cell>
              <table:table-cell office:value-type="float" office:value="58.6352719693">
                <text:p>58.6352719693</text:p>
              </table:table-cell>
              <table:table-cell office:value-type="float" office:value="68.8347454286">
                <text:p>68.8347454286</text:p>
              </table:table-cell>
            </table:table-row>
            <table:table-row>
              <table:table-cell office:value-type="string">
                <text:p>arraycopy_2_8</text:p>
              </table:table-cell>
              <table:table-cell office:value-type="float" office:value="54.2987635525">
                <text:p>54.2987635525</text:p>
              </table:table-cell>
              <table:table-cell office:value-type="float" office:value="54.3085336626">
                <text:p>54.3085336626</text:p>
              </table:table-cell>
              <table:table-cell office:value-type="float" office:value="54.3162938879">
                <text:p>54.3162938879</text:p>
              </table:table-cell>
              <table:table-cell office:value-type="float" office:value="54.3228908794">
                <text:p>54.3228908794</text:p>
              </table:table-cell>
            </table:table-row>
            <table:table-row>
              <table:table-cell office:value-type="string">
                <text:p>arraycopy_3_8</text:p>
              </table:table-cell>
              <table:table-cell office:value-type="float" office:value="48.0214855396">
                <text:p>48.0214855396</text:p>
              </table:table-cell>
              <table:table-cell office:value-type="float" office:value="51.8147301162">
                <text:p>51.8147301162</text:p>
              </table:table-cell>
              <table:table-cell office:value-type="float" office:value="54.3156513489">
                <text:p>54.3156513489</text:p>
              </table:table-cell>
              <table:table-cell office:value-type="float" office:value="56.6168401319">
                <text:p>56.6168401319</text:p>
              </table:table-cell>
            </table:table-row>
            <table:table-row>
              <table:table-cell office:value-type="string">
                <text:p>arraycopy_4_8</text:p>
              </table:table-cell>
              <table:table-cell office:value-type="float" office:value="51.8021761189">
                <text:p>51.8021761189</text:p>
              </table:table-cell>
              <table:table-cell office:value-type="float" office:value="51.8099464853">
                <text:p>51.8099464853</text:p>
              </table:table-cell>
              <table:table-cell office:value-type="float" office:value="51.816555022">
                <text:p>51.816555022</text:p>
              </table:table-cell>
              <table:table-cell office:value-type="float" office:value="51.8228616992">
                <text:p>51.8228616992</text:p>
              </table:table-cell>
            </table:table-row>
            <table:table-row>
              <table:table-cell office:value-type="string">
                <text:p>arraycopy_5_8</text:p>
              </table:table-cell>
              <table:table-cell office:value-type="float" office:value="54.3105511115">
                <text:p>54.3105511115</text:p>
              </table:table-cell>
              <table:table-cell office:value-type="float" office:value="54.3137150882">
                <text:p>54.3137150882</text:p>
              </table:table-cell>
              <table:table-cell office:value-type="float" office:value="54.3163838132">
                <text:p>54.3163838132</text:p>
              </table:table-cell>
              <table:table-cell office:value-type="float" office:value="54.3191282413">
                <text:p>54.3191282413</text:p>
              </table:table-cell>
            </table:table-row>
            <table:table-row>
              <table:table-cell office:value-type="string">
                <text:p>arraycopy_8_8</text:p>
              </table:table-cell>
              <table:table-cell office:value-type="float" office:value="54.3107778228">
                <text:p>54.3107778228</text:p>
              </table:table-cell>
              <table:table-cell office:value-type="float" office:value="54.3150720011">
                <text:p>54.3150720011</text:p>
              </table:table-cell>
              <table:table-cell office:value-type="float" office:value="54.3184347732">
                <text:p>54.3184347732</text:p>
              </table:table-cell>
              <table:table-cell office:value-type="float" office:value="54.3216185411">
                <text:p>54.3216185411</text:p>
              </table:table-cell>
            </table:table-row>
            <table:table-row>
              <table:table-cell office:value-type="string">
                <text:p>arraycopy_13_8</text:p>
              </table:table-cell>
              <table:table-cell office:value-type="float" office:value="54.2940093076">
                <text:p>54.2940093076</text:p>
              </table:table-cell>
              <table:table-cell office:value-type="float" office:value="54.3140483596">
                <text:p>54.3140483596</text:p>
              </table:table-cell>
              <table:table-cell office:value-type="float" office:value="54.3294052781">
                <text:p>54.3294052781</text:p>
              </table:table-cell>
              <table:table-cell office:value-type="float" office:value="54.3427076812">
                <text:p>54.3427076812</text:p>
              </table:table-cell>
            </table:table-row>
            <table:table-row>
              <table:table-cell office:value-type="string">
                <text:p>arraycopy_16_8</text:p>
              </table:table-cell>
              <table:table-cell office:value-type="float" office:value="36.5433609415">
                <text:p>36.5433609415</text:p>
              </table:table-cell>
              <table:table-cell office:value-type="float" office:value="37.1203382151">
                <text:p>37.1203382151</text:p>
              </table:table-cell>
              <table:table-cell office:value-type="float" office:value="37.749173327">
                <text:p>37.749173327</text:p>
              </table:table-cell>
              <table:table-cell office:value-type="float" office:value="38.698452985">
                <text:p>38.698452985</text:p>
              </table:table-cell>
            </table:table-row>
            <table:table-row>
              <table:table-cell office:value-type="string">
                <text:p>arraycopy_21_8</text:p>
              </table:table-cell>
              <table:table-cell office:value-type="float" office:value="54.8877701884">
                <text:p>54.8877701884</text:p>
              </table:table-cell>
              <table:table-cell office:value-type="float" office:value="55.0387595427">
                <text:p>55.0387595427</text:p>
              </table:table-cell>
              <table:table-cell office:value-type="float" office:value="55.1762057167">
                <text:p>55.1762057167</text:p>
              </table:table-cell>
              <table:table-cell office:value-type="float" office:value="55.308055771">
                <text:p>55.308055771</text:p>
              </table:table-cell>
            </table:table-row>
            <table:table-row>
              <table:table-cell office:value-type="string">
                <text:p>arraycopy_32_8</text:p>
              </table:table-cell>
              <table:table-cell office:value-type="float" office:value="37.7307916611">
                <text:p>37.7307916611</text:p>
              </table:table-cell>
              <table:table-cell office:value-type="float" office:value="37.7410319997">
                <text:p>37.7410319997</text:p>
              </table:table-cell>
              <table:table-cell office:value-type="float" office:value="37.7511162126">
                <text:p>37.7511162126</text:p>
              </table:table-cell>
              <table:table-cell office:value-type="float" office:value="37.7605792213">
                <text:p>37.7605792213</text:p>
              </table:table-cell>
            </table:table-row>
            <table:table-row>
              <table:table-cell office:value-type="string">
                <text:p>arraycopy_34_8</text:p>
              </table:table-cell>
              <table:table-cell office:value-type="float" office:value="53.886496123">
                <text:p>53.886496123</text:p>
              </table:table-cell>
              <table:table-cell office:value-type="float" office:value="53.9172430388">
                <text:p>53.9172430388</text:p>
              </table:table-cell>
              <table:table-cell office:value-type="float" office:value="53.9526515905">
                <text:p>53.9526515905</text:p>
              </table:table-cell>
              <table:table-cell office:value-type="float" office:value="53.9999336695">
                <text:p>53.9999336695</text:p>
              </table:table-cell>
            </table:table-row>
            <table:table-row>
              <table:table-cell office:value-type="string">
                <text:p>arraycopy_55_8</text:p>
              </table:table-cell>
              <table:table-cell office:value-type="float" office:value="51.4549695754">
                <text:p>51.4549695754</text:p>
              </table:table-cell>
              <table:table-cell office:value-type="float" office:value="51.457935944">
                <text:p>51.457935944</text:p>
              </table:table-cell>
              <table:table-cell office:value-type="float" office:value="51.4607377976">
                <text:p>51.4607377976</text:p>
              </table:table-cell>
              <table:table-cell office:value-type="float" office:value="51.4630508336">
                <text:p>51.4630508336</text:p>
              </table:table-cell>
            </table:table-row>
            <table:table-row>
              <table:table-cell office:value-type="string">
                <text:p>arraycopy_64_8</text:p>
              </table:table-cell>
              <table:table-cell office:value-type="float" office:value="37.6081985317">
                <text:p>37.6081985317</text:p>
              </table:table-cell>
              <table:table-cell office:value-type="float" office:value="37.7321826183">
                <text:p>37.7321826183</text:p>
              </table:table-cell>
              <table:table-cell office:value-type="float" office:value="37.8338826148">
                <text:p>37.8338826148</text:p>
              </table:table-cell>
              <table:table-cell office:value-type="float" office:value="37.9189305354">
                <text:p>37.9189305354</text:p>
              </table:table-cell>
            </table:table-row>
            <table:table-row>
              <table:table-cell office:value-type="string">
                <text:p>arraycopy_0_13</text:p>
              </table:table-cell>
              <table:table-cell office:value-type="float" office:value="36.1681144215">
                <text:p>36.1681144215</text:p>
              </table:table-cell>
              <table:table-cell office:value-type="float" office:value="37.1183739695">
                <text:p>37.1183739695</text:p>
              </table:table-cell>
              <table:table-cell office:value-type="float" office:value="37.7519686279">
                <text:p>37.7519686279</text:p>
              </table:table-cell>
              <table:table-cell office:value-type="float" office:value="38.8302782803">
                <text:p>38.8302782803</text:p>
              </table:table-cell>
            </table:table-row>
            <table:table-row>
              <table:table-cell office:value-type="string">
                <text:p>arraycopy_1_13</text:p>
              </table:table-cell>
              <table:table-cell office:value-type="float" office:value="51.914435913">
                <text:p>51.914435913</text:p>
              </table:table-cell>
              <table:table-cell office:value-type="float" office:value="52.0399552797">
                <text:p>52.0399552797</text:p>
              </table:table-cell>
              <table:table-cell office:value-type="float" office:value="52.1437650732">
                <text:p>52.1437650732</text:p>
              </table:table-cell>
              <table:table-cell office:value-type="float" office:value="52.2743402557">
                <text:p>52.2743402557</text:p>
              </table:table-cell>
            </table:table-row>
            <table:table-row>
              <table:table-cell office:value-type="string">
                <text:p>arraycopy_2_13</text:p>
              </table:table-cell>
              <table:table-cell office:value-type="float" office:value="54.3064150811">
                <text:p>54.3064150811</text:p>
              </table:table-cell>
              <table:table-cell office:value-type="float" office:value="54.314152935">
                <text:p>54.314152935</text:p>
              </table:table-cell>
              <table:table-cell office:value-type="float" office:value="54.3194446406">
                <text:p>54.3194446406</text:p>
              </table:table-cell>
              <table:table-cell office:value-type="float" office:value="54.3254544987">
                <text:p>54.3254544987</text:p>
              </table:table-cell>
            </table:table-row>
            <table:table-row>
              <table:table-cell office:value-type="string">
                <text:p>arraycopy_3_13</text:p>
              </table:table-cell>
              <table:table-cell office:value-type="float" office:value="54.3043225982">
                <text:p>54.3043225982</text:p>
              </table:table-cell>
              <table:table-cell office:value-type="float" office:value="54.3069298135">
                <text:p>54.3069298135</text:p>
              </table:table-cell>
              <table:table-cell office:value-type="float" office:value="54.3095295983">
                <text:p>54.3095295983</text:p>
              </table:table-cell>
              <table:table-cell office:value-type="float" office:value="54.3128880906">
                <text:p>54.3128880906</text:p>
              </table:table-cell>
            </table:table-row>
            <table:table-row>
              <table:table-cell office:value-type="string">
                <text:p>arraycopy_4_13</text:p>
              </table:table-cell>
              <table:table-cell office:value-type="float" office:value="54.3099616464">
                <text:p>54.3099616464</text:p>
              </table:table-cell>
              <table:table-cell office:value-type="float" office:value="54.3149696132">
                <text:p>54.3149696132</text:p>
              </table:table-cell>
              <table:table-cell office:value-type="float" office:value="54.3202030237">
                <text:p>54.3202030237</text:p>
              </table:table-cell>
              <table:table-cell office:value-type="float" office:value="54.3252204206">
                <text:p>54.3252204206</text:p>
              </table:table-cell>
            </table:table-row>
            <table:table-row>
              <table:table-cell office:value-type="string">
                <text:p>arraycopy_5_13</text:p>
              </table:table-cell>
              <table:table-cell office:value-type="float" office:value="54.3010640852">
                <text:p>54.3010640852</text:p>
              </table:table-cell>
              <table:table-cell office:value-type="float" office:value="54.3169865589">
                <text:p>54.3169865589</text:p>
              </table:table-cell>
              <table:table-cell office:value-type="float" office:value="54.328346204">
                <text:p>54.328346204</text:p>
              </table:table-cell>
              <table:table-cell office:value-type="float" office:value="54.3384065928">
                <text:p>54.3384065928</text:p>
              </table:table-cell>
            </table:table-row>
            <table:table-row>
              <table:table-cell office:value-type="string">
                <text:p>arraycopy_8_13</text:p>
              </table:table-cell>
              <table:table-cell office:value-type="float" office:value="54.3152882554">
                <text:p>54.3152882554</text:p>
              </table:table-cell>
              <table:table-cell office:value-type="float" office:value="54.3174391384">
                <text:p>54.3174391384</text:p>
              </table:table-cell>
              <table:table-cell office:value-type="float" office:value="54.3200359273">
                <text:p>54.3200359273</text:p>
              </table:table-cell>
              <table:table-cell office:value-type="float" office:value="54.3225248036">
                <text:p>54.3225248036</text:p>
              </table:table-cell>
            </table:table-row>
            <table:table-row>
              <table:table-cell office:value-type="string">
                <text:p>arraycopy_13_13</text:p>
              </table:table-cell>
              <table:table-cell office:value-type="float" office:value="54.1908515631">
                <text:p>54.1908515631</text:p>
              </table:table-cell>
              <table:table-cell office:value-type="float" office:value="54.3078354961">
                <text:p>54.3078354961</text:p>
              </table:table-cell>
              <table:table-cell office:value-type="float" office:value="54.3857584224">
                <text:p>54.3857584224</text:p>
              </table:table-cell>
              <table:table-cell office:value-type="float" office:value="54.4570313898">
                <text:p>54.4570313898</text:p>
              </table:table-cell>
            </table:table-row>
            <table:table-row>
              <table:table-cell office:value-type="string">
                <text:p>arraycopy_16_13</text:p>
              </table:table-cell>
              <table:table-cell office:value-type="float" office:value="37.6317704729">
                <text:p>37.6317704729</text:p>
              </table:table-cell>
              <table:table-cell office:value-type="float" office:value="37.687595683">
                <text:p>37.687595683</text:p>
              </table:table-cell>
              <table:table-cell office:value-type="float" office:value="37.7509534082">
                <text:p>37.7509534082</text:p>
              </table:table-cell>
              <table:table-cell office:value-type="float" office:value="37.8382930557">
                <text:p>37.8382930557</text:p>
              </table:table-cell>
            </table:table-row>
            <table:table-row>
              <table:table-cell office:value-type="string">
                <text:p>arraycopy_21_13</text:p>
              </table:table-cell>
              <table:table-cell office:value-type="float" office:value="54.1397171867">
                <text:p>54.1397171867</text:p>
              </table:table-cell>
              <table:table-cell office:value-type="float" office:value="54.1897423929">
                <text:p>54.1897423929</text:p>
              </table:table-cell>
              <table:table-cell office:value-type="float" office:value="54.2456693671">
                <text:p>54.2456693671</text:p>
              </table:table-cell>
              <table:table-cell office:value-type="float" office:value="54.3107731131">
                <text:p>54.3107731131</text:p>
              </table:table-cell>
            </table:table-row>
            <table:table-row>
              <table:table-cell office:value-type="string">
                <text:p>arraycopy_32_13</text:p>
              </table:table-cell>
              <table:table-cell office:value-type="float" office:value="37.7406057008">
                <text:p>37.7406057008</text:p>
              </table:table-cell>
              <table:table-cell office:value-type="float" office:value="37.7477531671">
                <text:p>37.7477531671</text:p>
              </table:table-cell>
              <table:table-cell office:value-type="float" office:value="37.7556226399">
                <text:p>37.7556226399</text:p>
              </table:table-cell>
              <table:table-cell office:value-type="float" office:value="37.7631965624">
                <text:p>37.7631965624</text:p>
              </table:table-cell>
            </table:table-row>
            <table:table-row>
              <table:table-cell office:value-type="string">
                <text:p>arraycopy_34_13</text:p>
              </table:table-cell>
              <table:table-cell office:value-type="float" office:value="53.39634073">
                <text:p>53.39634073</text:p>
              </table:table-cell>
              <table:table-cell office:value-type="float" office:value="53.5772101242">
                <text:p>53.5772101242</text:p>
              </table:table-cell>
              <table:table-cell office:value-type="float" office:value="53.7530933794">
                <text:p>53.7530933794</text:p>
              </table:table-cell>
              <table:table-cell office:value-type="float" office:value="53.9344803896">
                <text:p>53.9344803896</text:p>
              </table:table-cell>
            </table:table-row>
            <table:table-row>
              <table:table-cell office:value-type="string">
                <text:p>arraycopy_55_13</text:p>
              </table:table-cell>
              <table:table-cell office:value-type="float" office:value="53.9085478623">
                <text:p>53.9085478623</text:p>
              </table:table-cell>
              <table:table-cell office:value-type="float" office:value="53.9286360082">
                <text:p>53.9286360082</text:p>
              </table:table-cell>
              <table:table-cell office:value-type="float" office:value="53.9527377649">
                <text:p>53.9527377649</text:p>
              </table:table-cell>
              <table:table-cell office:value-type="float" office:value="53.9744212112">
                <text:p>53.9744212112</text:p>
              </table:table-cell>
            </table:table-row>
            <table:table-row>
              <table:table-cell office:value-type="string">
                <text:p>arraycopy_64_13</text:p>
              </table:table-cell>
              <table:table-cell office:value-type="float" office:value="37.7166023688">
                <text:p>37.7166023688</text:p>
              </table:table-cell>
              <table:table-cell office:value-type="float" office:value="37.7397862704">
                <text:p>37.7397862704</text:p>
              </table:table-cell>
              <table:table-cell office:value-type="float" office:value="37.7576639167">
                <text:p>37.7576639167</text:p>
              </table:table-cell>
              <table:table-cell office:value-type="float" office:value="37.7786958332">
                <text:p>37.7786958332</text:p>
              </table:table-cell>
            </table:table-row>
            <table:table-row>
              <table:table-cell office:value-type="string">
                <text:p>arraycopy_0_16</text:p>
              </table:table-cell>
              <table:table-cell office:value-type="float" office:value="32.5166280733">
                <text:p>32.5166280733</text:p>
              </table:table-cell>
              <table:table-cell office:value-type="float" office:value="32.5191050553">
                <text:p>32.5191050553</text:p>
              </table:table-cell>
              <table:table-cell office:value-type="float" office:value="32.5213546943">
                <text:p>32.5213546943</text:p>
              </table:table-cell>
              <table:table-cell office:value-type="float" office:value="32.5240555906">
                <text:p>32.5240555906</text:p>
              </table:table-cell>
            </table:table-row>
            <table:table-row>
              <table:table-cell office:value-type="string">
                <text:p>arraycopy_1_16</text:p>
              </table:table-cell>
              <table:table-cell office:value-type="float" office:value="43.4704200553">
                <text:p>43.4704200553</text:p>
              </table:table-cell>
              <table:table-cell office:value-type="float" office:value="44.4279764581">
                <text:p>44.4279764581</text:p>
              </table:table-cell>
              <table:table-cell office:value-type="float" office:value="45.5135892375">
                <text:p>45.5135892375</text:p>
              </table:table-cell>
              <table:table-cell office:value-type="float" office:value="47.0394520985">
                <text:p>47.0394520985</text:p>
              </table:table-cell>
            </table:table-row>
            <table:table-row>
              <table:table-cell office:value-type="string">
                <text:p>arraycopy_2_16</text:p>
              </table:table-cell>
              <table:table-cell office:value-type="float" office:value="43.4495509109">
                <text:p>43.4495509109</text:p>
              </table:table-cell>
              <table:table-cell office:value-type="float" office:value="44.4157393689">
                <text:p>44.4157393689</text:p>
              </table:table-cell>
              <table:table-cell office:value-type="float" office:value="45.5017263464">
                <text:p>45.5017263464</text:p>
              </table:table-cell>
              <table:table-cell office:value-type="float" office:value="47.0480482623">
                <text:p>47.0480482623</text:p>
              </table:table-cell>
            </table:table-row>
            <table:table-row>
              <table:table-cell office:value-type="string">
                <text:p>arraycopy_3_16</text:p>
              </table:table-cell>
              <table:table-cell office:value-type="float" office:value="43.3405838072">
                <text:p>43.3405838072</text:p>
              </table:table-cell>
              <table:table-cell office:value-type="float" office:value="44.3657689218">
                <text:p>44.3657689218</text:p>
              </table:table-cell>
              <table:table-cell office:value-type="float" office:value="45.490666538">
                <text:p>45.490666538</text:p>
              </table:table-cell>
              <table:table-cell office:value-type="float" office:value="47.1694593939">
                <text:p>47.1694593939</text:p>
              </table:table-cell>
            </table:table-row>
            <table:table-row>
              <table:table-cell office:value-type="string">
                <text:p>arraycopy_4_16</text:p>
              </table:table-cell>
              <table:table-cell office:value-type="float" office:value="43.8964422993">
                <text:p>43.8964422993</text:p>
              </table:table-cell>
              <table:table-cell office:value-type="float" office:value="43.9674470493">
                <text:p>43.9674470493</text:p>
              </table:table-cell>
              <table:table-cell office:value-type="float" office:value="44.0207558063">
                <text:p>44.0207558063</text:p>
              </table:table-cell>
              <table:table-cell office:value-type="float" office:value="44.0961716625">
                <text:p>44.0961716625</text:p>
              </table:table-cell>
            </table:table-row>
            <table:table-row>
              <table:table-cell office:value-type="string">
                <text:p>arraycopy_5_16</text:p>
              </table:table-cell>
              <table:table-cell office:value-type="float" office:value="42.7695018559">
                <text:p>42.7695018559</text:p>
              </table:table-cell>
              <table:table-cell office:value-type="float" office:value="44.2931168225">
                <text:p>44.2931168225</text:p>
              </table:table-cell>
              <table:table-cell office:value-type="float" office:value="45.4311415294">
                <text:p>45.4311415294</text:p>
              </table:table-cell>
              <table:table-cell office:value-type="float" office:value="47.1444511214">
                <text:p>47.1444511214</text:p>
              </table:table-cell>
            </table:table-row>
            <table:table-row>
              <table:table-cell office:value-type="string">
                <text:p>arraycopy_8_16</text:p>
              </table:table-cell>
              <table:table-cell office:value-type="float" office:value="42.4909184994">
                <text:p>42.4909184994</text:p>
              </table:table-cell>
              <table:table-cell office:value-type="float" office:value="43.3245920254">
                <text:p>43.3245920254</text:p>
              </table:table-cell>
              <table:table-cell office:value-type="float" office:value="44.2506780018">
                <text:p>44.2506780018</text:p>
              </table:table-cell>
              <table:table-cell office:value-type="float" office:value="45.6033390652">
                <text:p>45.6033390652</text:p>
              </table:table-cell>
            </table:table-row>
            <table:table-row>
              <table:table-cell office:value-type="string">
                <text:p>arraycopy_13_16</text:p>
              </table:table-cell>
              <table:table-cell office:value-type="float" office:value="45.3075734884">
                <text:p>45.3075734884</text:p>
              </table:table-cell>
              <table:table-cell office:value-type="float" office:value="45.3876079679">
                <text:p>45.3876079679</text:p>
              </table:table-cell>
              <table:table-cell office:value-type="float" office:value="45.4587168966">
                <text:p>45.4587168966</text:p>
              </table:table-cell>
              <table:table-cell office:value-type="float" office:value="45.5330443588">
                <text:p>45.5330443588</text:p>
              </table:table-cell>
            </table:table-row>
            <table:table-row>
              <table:table-cell office:value-type="string">
                <text:p>arraycopy_16_16</text:p>
              </table:table-cell>
              <table:table-cell office:value-type="float" office:value="32.5121403689">
                <text:p>32.5121403689</text:p>
              </table:table-cell>
              <table:table-cell office:value-type="float" office:value="32.5129896107">
                <text:p>32.5129896107</text:p>
              </table:table-cell>
              <table:table-cell office:value-type="float" office:value="32.5138693238">
                <text:p>32.5138693238</text:p>
              </table:table-cell>
              <table:table-cell office:value-type="float" office:value="32.5146960498">
                <text:p>32.5146960498</text:p>
              </table:table-cell>
            </table:table-row>
            <table:table-row>
              <table:table-cell office:value-type="string">
                <text:p>arraycopy_21_16</text:p>
              </table:table-cell>
              <table:table-cell office:value-type="float" office:value="44.9230497004">
                <text:p>44.9230497004</text:p>
              </table:table-cell>
              <table:table-cell office:value-type="float" office:value="45.0211079188">
                <text:p>45.0211079188</text:p>
              </table:table-cell>
              <table:table-cell office:value-type="float" office:value="45.1306124278">
                <text:p>45.1306124278</text:p>
              </table:table-cell>
              <table:table-cell office:value-type="float" office:value="45.2707443531">
                <text:p>45.2707443531</text:p>
              </table:table-cell>
            </table:table-row>
            <table:table-row>
              <table:table-cell office:value-type="string">
                <text:p>arraycopy_32_16</text:p>
              </table:table-cell>
              <table:table-cell office:value-type="float" office:value="32.5178616751">
                <text:p>32.5178616751</text:p>
              </table:table-cell>
              <table:table-cell office:value-type="float" office:value="32.5192352866">
                <text:p>32.5192352866</text:p>
              </table:table-cell>
              <table:table-cell office:value-type="float" office:value="32.5208585863">
                <text:p>32.5208585863</text:p>
              </table:table-cell>
              <table:table-cell office:value-type="float" office:value="32.5227825626">
                <text:p>32.5227825626</text:p>
              </table:table-cell>
            </table:table-row>
            <table:table-row>
              <table:table-cell office:value-type="string">
                <text:p>arraycopy_34_16</text:p>
              </table:table-cell>
              <table:table-cell office:value-type="float" office:value="42.9714096074">
                <text:p>42.9714096074</text:p>
              </table:table-cell>
              <table:table-cell office:value-type="float" office:value="44.5556493297">
                <text:p>44.5556493297</text:p>
              </table:table-cell>
              <table:table-cell office:value-type="float" office:value="45.661174158">
                <text:p>45.661174158</text:p>
              </table:table-cell>
              <table:table-cell office:value-type="float" office:value="46.6487889676">
                <text:p>46.6487889676</text:p>
              </table:table-cell>
            </table:table-row>
            <table:table-row>
              <table:table-cell office:value-type="string">
                <text:p>arraycopy_55_16</text:p>
              </table:table-cell>
              <table:table-cell office:value-type="float" office:value="43.3312633024">
                <text:p>43.3312633024</text:p>
              </table:table-cell>
              <table:table-cell office:value-type="float" office:value="44.1649945228">
                <text:p>44.1649945228</text:p>
              </table:table-cell>
              <table:table-cell office:value-type="float" office:value="45.0283993017">
                <text:p>45.0283993017</text:p>
              </table:table-cell>
              <table:table-cell office:value-type="float" office:value="45.7316287406">
                <text:p>45.7316287406</text:p>
              </table:table-cell>
            </table:table-row>
            <table:table-row>
              <table:table-cell office:value-type="string">
                <text:p>arraycopy_64_16</text:p>
              </table:table-cell>
              <table:table-cell office:value-type="float" office:value="32.5125340682">
                <text:p>32.5125340682</text:p>
              </table:table-cell>
              <table:table-cell office:value-type="float" office:value="32.514691166">
                <text:p>32.514691166</text:p>
              </table:table-cell>
              <table:table-cell office:value-type="float" office:value="32.5172138277">
                <text:p>32.5172138277</text:p>
              </table:table-cell>
              <table:table-cell office:value-type="float" office:value="32.5202658599">
                <text:p>32.5202658599</text:p>
              </table:table-cell>
            </table:table-row>
            <table:table-row>
              <table:table-cell office:value-type="string">
                <text:p>arraycopy_0_21</text:p>
              </table:table-cell>
              <table:table-cell office:value-type="float" office:value="37.5016327089">
                <text:p>37.5016327089</text:p>
              </table:table-cell>
              <table:table-cell office:value-type="float" office:value="38.5860081905">
                <text:p>38.5860081905</text:p>
              </table:table-cell>
              <table:table-cell office:value-type="float" office:value="39.3013535626">
                <text:p>39.3013535626</text:p>
              </table:table-cell>
              <table:table-cell office:value-type="float" office:value="39.9593320003">
                <text:p>39.9593320003</text:p>
              </table:table-cell>
            </table:table-row>
            <table:table-row>
              <table:table-cell office:value-type="string">
                <text:p>arraycopy_1_21</text:p>
              </table:table-cell>
              <table:table-cell office:value-type="float" office:value="54.3242776603">
                <text:p>54.3242776603</text:p>
              </table:table-cell>
              <table:table-cell office:value-type="float" office:value="54.6678171557">
                <text:p>54.6678171557</text:p>
              </table:table-cell>
              <table:table-cell office:value-type="float" office:value="54.8982819918">
                <text:p>54.8982819918</text:p>
              </table:table-cell>
              <table:table-cell office:value-type="float" office:value="55.1083947687">
                <text:p>55.1083947687</text:p>
              </table:table-cell>
            </table:table-row>
            <table:table-row>
              <table:table-cell office:value-type="string">
                <text:p>arraycopy_2_21</text:p>
              </table:table-cell>
              <table:table-cell office:value-type="float" office:value="54.662702832">
                <text:p>54.662702832</text:p>
              </table:table-cell>
              <table:table-cell office:value-type="float" office:value="54.6681606591">
                <text:p>54.6681606591</text:p>
              </table:table-cell>
              <table:table-cell office:value-type="float" office:value="54.6727888107">
                <text:p>54.6727888107</text:p>
              </table:table-cell>
              <table:table-cell office:value-type="float" office:value="54.6769390611">
                <text:p>54.6769390611</text:p>
              </table:table-cell>
            </table:table-row>
            <table:table-row>
              <table:table-cell office:value-type="string">
                <text:p>arraycopy_3_21</text:p>
              </table:table-cell>
              <table:table-cell office:value-type="float" office:value="54.6637788775">
                <text:p>54.6637788775</text:p>
              </table:table-cell>
              <table:table-cell office:value-type="float" office:value="54.6690490441">
                <text:p>54.6690490441</text:p>
              </table:table-cell>
              <table:table-cell office:value-type="float" office:value="54.67305198">
                <text:p>54.67305198</text:p>
              </table:table-cell>
              <table:table-cell office:value-type="float" office:value="54.6767820475">
                <text:p>54.6767820475</text:p>
              </table:table-cell>
            </table:table-row>
            <table:table-row>
              <table:table-cell office:value-type="string">
                <text:p>arraycopy_4_21</text:p>
              </table:table-cell>
              <table:table-cell office:value-type="float" office:value="54.6667559159">
                <text:p>54.6667559159</text:p>
              </table:table-cell>
              <table:table-cell office:value-type="float" office:value="54.6695923347">
                <text:p>54.6695923347</text:p>
              </table:table-cell>
              <table:table-cell office:value-type="float" office:value="54.6724706972">
                <text:p>54.6724706972</text:p>
              </table:table-cell>
              <table:table-cell office:value-type="float" office:value="54.6750580228">
                <text:p>54.6750580228</text:p>
              </table:table-cell>
            </table:table-row>
            <table:table-row>
              <table:table-cell office:value-type="string">
                <text:p>arraycopy_5_21</text:p>
              </table:table-cell>
              <table:table-cell office:value-type="float" office:value="54.668012966">
                <text:p>54.668012966</text:p>
              </table:table-cell>
              <table:table-cell office:value-type="float" office:value="54.6695404174">
                <text:p>54.6695404174</text:p>
              </table:table-cell>
              <table:table-cell office:value-type="float" office:value="54.671237036">
                <text:p>54.671237036</text:p>
              </table:table-cell>
              <table:table-cell office:value-type="float" office:value="54.6727456314">
                <text:p>54.6727456314</text:p>
              </table:table-cell>
            </table:table-row>
            <table:table-row>
              <table:table-cell office:value-type="string">
                <text:p>arraycopy_8_21</text:p>
              </table:table-cell>
              <table:table-cell office:value-type="float" office:value="54.6591206853">
                <text:p>54.6591206853</text:p>
              </table:table-cell>
              <table:table-cell office:value-type="float" office:value="54.6702570444">
                <text:p>54.6702570444</text:p>
              </table:table-cell>
              <table:table-cell office:value-type="float" office:value="54.678460315">
                <text:p>54.678460315</text:p>
              </table:table-cell>
              <table:table-cell office:value-type="float" office:value="54.6856102388">
                <text:p>54.6856102388</text:p>
              </table:table-cell>
            </table:table-row>
            <table:table-row>
              <table:table-cell office:value-type="string">
                <text:p>arraycopy_13_21</text:p>
              </table:table-cell>
              <table:table-cell office:value-type="float" office:value="54.6517476773">
                <text:p>54.6517476773</text:p>
              </table:table-cell>
              <table:table-cell office:value-type="float" office:value="54.6707041256">
                <text:p>54.6707041256</text:p>
              </table:table-cell>
              <table:table-cell office:value-type="float" office:value="54.6854958939">
                <text:p>54.6854958939</text:p>
              </table:table-cell>
              <table:table-cell office:value-type="float" office:value="54.6983467507">
                <text:p>54.6983467507</text:p>
              </table:table-cell>
            </table:table-row>
            <table:table-row>
              <table:table-cell office:value-type="string">
                <text:p>arraycopy_16_21</text:p>
              </table:table-cell>
              <table:table-cell office:value-type="float" office:value="37.2196689497">
                <text:p>37.2196689497</text:p>
              </table:table-cell>
              <table:table-cell office:value-type="float" office:value="37.2397730999">
                <text:p>37.2397730999</text:p>
              </table:table-cell>
              <table:table-cell office:value-type="float" office:value="37.2551755975">
                <text:p>37.2551755975</text:p>
              </table:table-cell>
              <table:table-cell office:value-type="float" office:value="37.2686503385">
                <text:p>37.2686503385</text:p>
              </table:table-cell>
            </table:table-row>
            <table:table-row>
              <table:table-cell office:value-type="string">
                <text:p>arraycopy_21_21</text:p>
              </table:table-cell>
              <table:table-cell office:value-type="float" office:value="54.3102027599">
                <text:p>54.3102027599</text:p>
              </table:table-cell>
              <table:table-cell office:value-type="float" office:value="54.3126422669">
                <text:p>54.3126422669</text:p>
              </table:table-cell>
              <table:table-cell office:value-type="float" office:value="54.3149286763">
                <text:p>54.3149286763</text:p>
              </table:table-cell>
              <table:table-cell office:value-type="float" office:value="54.3178889098">
                <text:p>54.3178889098</text:p>
              </table:table-cell>
            </table:table-row>
            <table:table-row>
              <table:table-cell office:value-type="string">
                <text:p>arraycopy_32_21</text:p>
              </table:table-cell>
              <table:table-cell office:value-type="float" office:value="37.2129415126">
                <text:p>37.2129415126</text:p>
              </table:table-cell>
              <table:table-cell office:value-type="float" office:value="37.2287798207">
                <text:p>37.2287798207</text:p>
              </table:table-cell>
              <table:table-cell office:value-type="float" office:value="37.2460193743">
                <text:p>37.2460193743</text:p>
              </table:table-cell>
              <table:table-cell office:value-type="float" office:value="37.2671388293">
                <text:p>37.2671388293</text:p>
              </table:table-cell>
            </table:table-row>
            <table:table-row>
              <table:table-cell office:value-type="string">
                <text:p>arraycopy_34_21</text:p>
              </table:table-cell>
              <table:table-cell office:value-type="float" office:value="54.3894206213">
                <text:p>54.3894206213</text:p>
              </table:table-cell>
              <table:table-cell office:value-type="float" office:value="54.3947756561">
                <text:p>54.3947756561</text:p>
              </table:table-cell>
              <table:table-cell office:value-type="float" office:value="54.398696696">
                <text:p>54.398696696</text:p>
              </table:table-cell>
              <table:table-cell office:value-type="float" office:value="54.4034718105">
                <text:p>54.4034718105</text:p>
              </table:table-cell>
            </table:table-row>
            <table:table-row>
              <table:table-cell office:value-type="string">
                <text:p>arraycopy_55_21</text:p>
              </table:table-cell>
              <table:table-cell office:value-type="float" office:value="51.8037956229">
                <text:p>51.8037956229</text:p>
              </table:table-cell>
              <table:table-cell office:value-type="float" office:value="51.8122155126">
                <text:p>51.8122155126</text:p>
              </table:table-cell>
              <table:table-cell office:value-type="float" office:value="51.8222976779">
                <text:p>51.8222976779</text:p>
              </table:table-cell>
              <table:table-cell office:value-type="float" office:value="51.8317865665">
                <text:p>51.8317865665</text:p>
              </table:table-cell>
            </table:table-row>
            <table:table-row>
              <table:table-cell office:value-type="string">
                <text:p>arraycopy_64_21</text:p>
              </table:table-cell>
              <table:table-cell office:value-type="float" office:value="37.0636810407">
                <text:p>37.0636810407</text:p>
              </table:table-cell>
              <table:table-cell office:value-type="float" office:value="37.2361093316">
                <text:p>37.2361093316</text:p>
              </table:table-cell>
              <table:table-cell office:value-type="float" office:value="37.3574216484">
                <text:p>37.3574216484</text:p>
              </table:table-cell>
              <table:table-cell office:value-type="float" office:value="37.4651113425">
                <text:p>37.4651113425</text:p>
              </table:table-cell>
            </table:table-row>
            <table:table-row>
              <table:table-cell office:value-type="string">
                <text:p>arraycopy_0_32</text:p>
              </table:table-cell>
              <table:table-cell office:value-type="float" office:value="32.5115723807">
                <text:p>32.5115723807</text:p>
              </table:table-cell>
              <table:table-cell office:value-type="float" office:value="32.5175565105">
                <text:p>32.5175565105</text:p>
              </table:table-cell>
              <table:table-cell office:value-type="float" office:value="32.5227659222">
                <text:p>32.5227659222</text:p>
              </table:table-cell>
              <table:table-cell office:value-type="float" office:value="32.5272105299">
                <text:p>32.5272105299</text:p>
              </table:table-cell>
            </table:table-row>
            <table:table-row>
              <table:table-cell office:value-type="string">
                <text:p>arraycopy_1_32</text:p>
              </table:table-cell>
              <table:table-cell office:value-type="float" office:value="43.237848989">
                <text:p>43.237848989</text:p>
              </table:table-cell>
              <table:table-cell office:value-type="float" office:value="44.311683646">
                <text:p>44.311683646</text:p>
              </table:table-cell>
              <table:table-cell office:value-type="float" office:value="45.5005655611">
                <text:p>45.5005655611</text:p>
              </table:table-cell>
              <table:table-cell office:value-type="float" office:value="47.2435885766">
                <text:p>47.2435885766</text:p>
              </table:table-cell>
            </table:table-row>
            <table:table-row>
              <table:table-cell office:value-type="string">
                <text:p>arraycopy_2_32</text:p>
              </table:table-cell>
              <table:table-cell office:value-type="float" office:value="43.2024432966">
                <text:p>43.2024432966</text:p>
              </table:table-cell>
              <table:table-cell office:value-type="float" office:value="44.2923599354">
                <text:p>44.2923599354</text:p>
              </table:table-cell>
              <table:table-cell office:value-type="float" office:value="45.4913207701">
                <text:p>45.4913207701</text:p>
              </table:table-cell>
              <table:table-cell office:value-type="float" office:value="47.2724633613">
                <text:p>47.2724633613</text:p>
              </table:table-cell>
            </table:table-row>
            <table:table-row>
              <table:table-cell office:value-type="string">
                <text:p>arraycopy_3_32</text:p>
              </table:table-cell>
              <table:table-cell office:value-type="float" office:value="43.2087607013">
                <text:p>43.2087607013</text:p>
              </table:table-cell>
              <table:table-cell office:value-type="float" office:value="44.3017614993">
                <text:p>44.3017614993</text:p>
              </table:table-cell>
              <table:table-cell office:value-type="float" office:value="45.511671131">
                <text:p>45.511671131</text:p>
              </table:table-cell>
              <table:table-cell office:value-type="float" office:value="47.2886084942">
                <text:p>47.2886084942</text:p>
              </table:table-cell>
            </table:table-row>
            <table:table-row>
              <table:table-cell office:value-type="string">
                <text:p>arraycopy_4_32</text:p>
              </table:table-cell>
              <table:table-cell office:value-type="float" office:value="42.2030922361">
                <text:p>42.2030922361</text:p>
              </table:table-cell>
              <table:table-cell office:value-type="float" office:value="43.332389017">
                <text:p>43.332389017</text:p>
              </table:table-cell>
              <table:table-cell office:value-type="float" office:value="44.2539510051">
                <text:p>44.2539510051</text:p>
              </table:table-cell>
              <table:table-cell office:value-type="float" office:value="45.5781604627">
                <text:p>45.5781604627</text:p>
              </table:table-cell>
            </table:table-row>
            <table:table-row>
              <table:table-cell office:value-type="string">
                <text:p>arraycopy_5_32</text:p>
              </table:table-cell>
              <table:table-cell office:value-type="float" office:value="43.2874414418">
                <text:p>43.2874414418</text:p>
              </table:table-cell>
              <table:table-cell office:value-type="float" office:value="44.3357806675">
                <text:p>44.3357806675</text:p>
              </table:table-cell>
              <table:table-cell office:value-type="float" office:value="45.5020817578">
                <text:p>45.5020817578</text:p>
              </table:table-cell>
              <table:table-cell office:value-type="float" office:value="47.1971058709">
                <text:p>47.1971058709</text:p>
              </table:table-cell>
            </table:table-row>
            <table:table-row>
              <table:table-cell office:value-type="string">
                <text:p>arraycopy_8_32</text:p>
              </table:table-cell>
              <table:table-cell office:value-type="float" office:value="42.4659047314">
                <text:p>42.4659047314</text:p>
              </table:table-cell>
              <table:table-cell office:value-type="float" office:value="43.2947293963">
                <text:p>43.2947293963</text:p>
              </table:table-cell>
              <table:table-cell office:value-type="float" office:value="44.202568618">
                <text:p>44.202568618</text:p>
              </table:table-cell>
              <table:table-cell office:value-type="float" office:value="45.5606802071">
                <text:p>45.5606802071</text:p>
              </table:table-cell>
            </table:table-row>
            <table:table-row>
              <table:table-cell office:value-type="string">
                <text:p>arraycopy_13_32</text:p>
              </table:table-cell>
              <table:table-cell office:value-type="float" office:value="43.3166473526">
                <text:p>43.3166473526</text:p>
              </table:table-cell>
              <table:table-cell office:value-type="float" office:value="44.1638578499">
                <text:p>44.1638578499</text:p>
              </table:table-cell>
              <table:table-cell office:value-type="float" office:value="45.1236039153">
                <text:p>45.1236039153</text:p>
              </table:table-cell>
              <table:table-cell office:value-type="float" office:value="46.348066808">
                <text:p>46.348066808</text:p>
              </table:table-cell>
            </table:table-row>
            <table:table-row>
              <table:table-cell office:value-type="string">
                <text:p>arraycopy_16_32</text:p>
              </table:table-cell>
              <table:table-cell office:value-type="float" office:value="32.5118575531">
                <text:p>32.5118575531</text:p>
              </table:table-cell>
              <table:table-cell office:value-type="float" office:value="32.5174567208">
                <text:p>32.5174567208</text:p>
              </table:table-cell>
              <table:table-cell office:value-type="float" office:value="32.5218268282">
                <text:p>32.5218268282</text:p>
              </table:table-cell>
              <table:table-cell office:value-type="float" office:value="32.5255530791">
                <text:p>32.5255530791</text:p>
              </table:table-cell>
            </table:table-row>
            <table:table-row>
              <table:table-cell office:value-type="string">
                <text:p>arraycopy_21_32</text:p>
              </table:table-cell>
              <table:table-cell office:value-type="float" office:value="44.7236135683">
                <text:p>44.7236135683</text:p>
              </table:table-cell>
              <table:table-cell office:value-type="float" office:value="44.7844850317">
                <text:p>44.7844850317</text:p>
              </table:table-cell>
              <table:table-cell office:value-type="float" office:value="44.8450958716">
                <text:p>44.8450958716</text:p>
              </table:table-cell>
              <table:table-cell office:value-type="float" office:value="44.9158885277">
                <text:p>44.9158885277</text:p>
              </table:table-cell>
            </table:table-row>
            <table:table-row>
              <table:table-cell office:value-type="string">
                <text:p>arraycopy_32_32</text:p>
              </table:table-cell>
              <table:table-cell office:value-type="float" office:value="32.5130718533">
                <text:p>32.5130718533</text:p>
              </table:table-cell>
              <table:table-cell office:value-type="float" office:value="32.5169841944">
                <text:p>32.5169841944</text:p>
              </table:table-cell>
              <table:table-cell office:value-type="float" office:value="32.5198826324">
                <text:p>32.5198826324</text:p>
              </table:table-cell>
              <table:table-cell office:value-type="float" office:value="32.5224182153">
                <text:p>32.5224182153</text:p>
              </table:table-cell>
            </table:table-row>
            <table:table-row>
              <table:table-cell office:value-type="string">
                <text:p>arraycopy_34_32</text:p>
              </table:table-cell>
              <table:table-cell office:value-type="float" office:value="43.6538694757">
                <text:p>43.6538694757</text:p>
              </table:table-cell>
              <table:table-cell office:value-type="float" office:value="44.5522638668">
                <text:p>44.5522638668</text:p>
              </table:table-cell>
              <table:table-cell office:value-type="float" office:value="45.2187614736">
                <text:p>45.2187614736</text:p>
              </table:table-cell>
              <table:table-cell office:value-type="float" office:value="45.7975417349">
                <text:p>45.7975417349</text:p>
              </table:table-cell>
            </table:table-row>
            <table:table-row>
              <table:table-cell office:value-type="string">
                <text:p>arraycopy_55_32</text:p>
              </table:table-cell>
              <table:table-cell office:value-type="float" office:value="43.5980358034">
                <text:p>43.5980358034</text:p>
              </table:table-cell>
              <table:table-cell office:value-type="float" office:value="44.2535788493">
                <text:p>44.2535788493</text:p>
              </table:table-cell>
              <table:table-cell office:value-type="float" office:value="44.8533643629">
                <text:p>44.8533643629</text:p>
              </table:table-cell>
              <table:table-cell office:value-type="float" office:value="45.3456304877">
                <text:p>45.3456304877</text:p>
              </table:table-cell>
            </table:table-row>
            <table:table-row>
              <table:table-cell office:value-type="string">
                <text:p>arraycopy_64_32</text:p>
              </table:table-cell>
              <table:table-cell office:value-type="float" office:value="32.5186599338">
                <text:p>32.5186599338</text:p>
              </table:table-cell>
              <table:table-cell office:value-type="float" office:value="32.520742314">
                <text:p>32.520742314</text:p>
              </table:table-cell>
              <table:table-cell office:value-type="float" office:value="32.5224295898">
                <text:p>32.5224295898</text:p>
              </table:table-cell>
              <table:table-cell office:value-type="float" office:value="32.5238816735">
                <text:p>32.5238816735</text:p>
              </table:table-cell>
            </table:table-row>
            <table:table-row>
              <table:table-cell office:value-type="string">
                <text:p>arraycopy_0_34</text:p>
              </table:table-cell>
              <table:table-cell office:value-type="float" office:value="37.5218552686">
                <text:p>37.5218552686</text:p>
              </table:table-cell>
              <table:table-cell office:value-type="float" office:value="37.5234168982">
                <text:p>37.5234168982</text:p>
              </table:table-cell>
              <table:table-cell office:value-type="float" office:value="37.524892022">
                <text:p>37.524892022</text:p>
              </table:table-cell>
              <table:table-cell office:value-type="float" office:value="37.5263404456">
                <text:p>37.5263404456</text:p>
              </table:table-cell>
            </table:table-row>
            <table:table-row>
              <table:table-cell office:value-type="string">
                <text:p>arraycopy_1_34</text:p>
              </table:table-cell>
              <table:table-cell office:value-type="float" office:value="49.6254414331">
                <text:p>49.6254414331</text:p>
              </table:table-cell>
              <table:table-cell office:value-type="float" office:value="52.8760795126">
                <text:p>52.8760795126</text:p>
              </table:table-cell>
              <table:table-cell office:value-type="float" office:value="55.0322684934">
                <text:p>55.0322684934</text:p>
              </table:table-cell>
              <table:table-cell office:value-type="float" office:value="58.7140847133">
                <text:p>58.7140847133</text:p>
              </table:table-cell>
            </table:table-row>
            <table:table-row>
              <table:table-cell office:value-type="string">
                <text:p>arraycopy_2_34</text:p>
              </table:table-cell>
              <table:table-cell office:value-type="float" office:value="55.0228950864">
                <text:p>55.0228950864</text:p>
              </table:table-cell>
              <table:table-cell office:value-type="float" office:value="55.0272041078">
                <text:p>55.0272041078</text:p>
              </table:table-cell>
              <table:table-cell office:value-type="float" office:value="55.0307342119">
                <text:p>55.0307342119</text:p>
              </table:table-cell>
              <table:table-cell office:value-type="float" office:value="55.0339676432">
                <text:p>55.0339676432</text:p>
              </table:table-cell>
            </table:table-row>
            <table:table-row>
              <table:table-cell office:value-type="string">
                <text:p>arraycopy_3_34</text:p>
              </table:table-cell>
              <table:table-cell office:value-type="float" office:value="55.0062861581">
                <text:p>55.0062861581</text:p>
              </table:table-cell>
              <table:table-cell office:value-type="float" office:value="55.0315935536">
                <text:p>55.0315935536</text:p>
              </table:table-cell>
              <table:table-cell office:value-type="float" office:value="55.0494784711">
                <text:p>55.0494784711</text:p>
              </table:table-cell>
              <table:table-cell office:value-type="float" office:value="55.0654964977">
                <text:p>55.0654964977</text:p>
              </table:table-cell>
            </table:table-row>
            <table:table-row>
              <table:table-cell office:value-type="string">
                <text:p>arraycopy_4_34</text:p>
              </table:table-cell>
              <table:table-cell office:value-type="float" office:value="50.2269858127">
                <text:p>50.2269858127</text:p>
              </table:table-cell>
              <table:table-cell office:value-type="float" office:value="52.5333924334">
                <text:p>52.5333924334</text:p>
              </table:table-cell>
              <table:table-cell office:value-type="float" office:value="55.038414585">
                <text:p>55.038414585</text:p>
              </table:table-cell>
              <table:table-cell office:value-type="float" office:value="58.841962158">
                <text:p>58.841962158</text:p>
              </table:table-cell>
            </table:table-row>
            <table:table-row>
              <table:table-cell office:value-type="string">
                <text:p>arraycopy_5_34</text:p>
              </table:table-cell>
              <table:table-cell office:value-type="float" office:value="55.0296266501">
                <text:p>55.0296266501</text:p>
              </table:table-cell>
              <table:table-cell office:value-type="float" office:value="55.0311541072">
                <text:p>55.0311541072</text:p>
              </table:table-cell>
              <table:table-cell office:value-type="float" office:value="55.0326121691">
                <text:p>55.0326121691</text:p>
              </table:table-cell>
              <table:table-cell office:value-type="float" office:value="55.0339098729">
                <text:p>55.0339098729</text:p>
              </table:table-cell>
            </table:table-row>
            <table:table-row>
              <table:table-cell office:value-type="string">
                <text:p>arraycopy_8_34</text:p>
              </table:table-cell>
              <table:table-cell office:value-type="float" office:value="48.7608060945">
                <text:p>48.7608060945</text:p>
              </table:table-cell>
              <table:table-cell office:value-type="float" office:value="52.5320361884">
                <text:p>52.5320361884</text:p>
              </table:table-cell>
              <table:table-cell office:value-type="float" office:value="55.0317289712">
                <text:p>55.0317289712</text:p>
              </table:table-cell>
              <table:table-cell office:value-type="float" office:value="59.3028466736">
                <text:p>59.3028466736</text:p>
              </table:table-cell>
            </table:table-row>
            <table:table-row>
              <table:table-cell office:value-type="string">
                <text:p>arraycopy_13_34</text:p>
              </table:table-cell>
              <table:table-cell office:value-type="float" office:value="55.0275152314">
                <text:p>55.0275152314</text:p>
              </table:table-cell>
              <table:table-cell office:value-type="float" office:value="55.0313018296">
                <text:p>55.0313018296</text:p>
              </table:table-cell>
              <table:table-cell office:value-type="float" office:value="55.0343018843">
                <text:p>55.0343018843</text:p>
              </table:table-cell>
              <table:table-cell office:value-type="float" office:value="55.0371266645">
                <text:p>55.0371266645</text:p>
              </table:table-cell>
            </table:table-row>
            <table:table-row>
              <table:table-cell office:value-type="string">
                <text:p>arraycopy_16_34</text:p>
              </table:table-cell>
              <table:table-cell office:value-type="float" office:value="37.5171433612">
                <text:p>37.5171433612</text:p>
              </table:table-cell>
              <table:table-cell office:value-type="float" office:value="37.5228748503">
                <text:p>37.5228748503</text:p>
              </table:table-cell>
              <table:table-cell office:value-type="float" office:value="37.5280701065">
                <text:p>37.5280701065</text:p>
              </table:table-cell>
              <table:table-cell office:value-type="float" office:value="37.5323009196">
                <text:p>37.5323009196</text:p>
              </table:table-cell>
            </table:table-row>
            <table:table-row>
              <table:table-cell office:value-type="string">
                <text:p>arraycopy_21_34</text:p>
              </table:table-cell>
              <table:table-cell office:value-type="float" office:value="50.9820829451">
                <text:p>50.9820829451</text:p>
              </table:table-cell>
              <table:table-cell office:value-type="float" office:value="52.3366909756">
                <text:p>52.3366909756</text:p>
              </table:table-cell>
              <table:table-cell office:value-type="float" office:value="53.8150347311">
                <text:p>53.8150347311</text:p>
              </table:table-cell>
              <table:table-cell office:value-type="float" office:value="56.0417184776">
                <text:p>56.0417184776</text:p>
              </table:table-cell>
            </table:table-row>
            <table:table-row>
              <table:table-cell office:value-type="string">
                <text:p>arraycopy_32_34</text:p>
              </table:table-cell>
              <table:table-cell office:value-type="float" office:value="37.5216811162">
                <text:p>37.5216811162</text:p>
              </table:table-cell>
              <table:table-cell office:value-type="float" office:value="37.5244992252">
                <text:p>37.5244992252</text:p>
              </table:table-cell>
              <table:table-cell office:value-type="float" office:value="37.5269070962">
                <text:p>37.5269070962</text:p>
              </table:table-cell>
              <table:table-cell office:value-type="float" office:value="37.5296098528">
                <text:p>37.5296098528</text:p>
              </table:table-cell>
            </table:table-row>
            <table:table-row>
              <table:table-cell office:value-type="string">
                <text:p>arraycopy_34_34</text:p>
              </table:table-cell>
              <table:table-cell office:value-type="float" office:value="54.3760945234">
                <text:p>54.3760945234</text:p>
              </table:table-cell>
              <table:table-cell office:value-type="float" office:value="54.4108251412">
                <text:p>54.4108251412</text:p>
              </table:table-cell>
              <table:table-cell office:value-type="float" office:value="54.437976671">
                <text:p>54.437976671</text:p>
              </table:table-cell>
              <table:table-cell office:value-type="float" office:value="54.4646046123">
                <text:p>54.4646046123</text:p>
              </table:table-cell>
            </table:table-row>
            <table:table-row>
              <table:table-cell office:value-type="string">
                <text:p>arraycopy_55_34</text:p>
              </table:table-cell>
              <table:table-cell office:value-type="float" office:value="50.8821533117">
                <text:p>50.8821533117</text:p>
              </table:table-cell>
              <table:table-cell office:value-type="float" office:value="53.0323922764">
                <text:p>53.0323922764</text:p>
              </table:table-cell>
              <table:table-cell office:value-type="float" office:value="54.318295438">
                <text:p>54.318295438</text:p>
              </table:table-cell>
              <table:table-cell office:value-type="float" office:value="56.2323599199">
                <text:p>56.2323599199</text:p>
              </table:table-cell>
            </table:table-row>
            <table:table-row>
              <table:table-cell office:value-type="string">
                <text:p>arraycopy_64_34</text:p>
              </table:table-cell>
              <table:table-cell office:value-type="float" office:value="37.5215698743">
                <text:p>37.5215698743</text:p>
              </table:table-cell>
              <table:table-cell office:value-type="float" office:value="37.5242070213">
                <text:p>37.5242070213</text:p>
              </table:table-cell>
              <table:table-cell office:value-type="float" office:value="37.5263666031">
                <text:p>37.5263666031</text:p>
              </table:table-cell>
              <table:table-cell office:value-type="float" office:value="37.528161019">
                <text:p>37.528161019</text:p>
              </table:table-cell>
            </table:table-row>
            <table:table-row>
              <table:table-cell office:value-type="string">
                <text:p>arraycopy_0_55</text:p>
              </table:table-cell>
              <table:table-cell office:value-type="float" office:value="36.9142301107">
                <text:p>36.9142301107</text:p>
              </table:table-cell>
              <table:table-cell office:value-type="float" office:value="37.1662381219">
                <text:p>37.1662381219</text:p>
              </table:table-cell>
              <table:table-cell office:value-type="float" office:value="37.3455243645">
                <text:p>37.3455243645</text:p>
              </table:table-cell>
              <table:table-cell office:value-type="float" office:value="37.5248668687">
                <text:p>37.5248668687</text:p>
              </table:table-cell>
            </table:table-row>
            <table:table-row>
              <table:table-cell office:value-type="string">
                <text:p>arraycopy_1_55</text:p>
              </table:table-cell>
              <table:table-cell office:value-type="float" office:value="51.0362245847">
                <text:p>51.0362245847</text:p>
              </table:table-cell>
              <table:table-cell office:value-type="float" office:value="53.1404669795">
                <text:p>53.1404669795</text:p>
              </table:table-cell>
              <table:table-cell office:value-type="float" office:value="54.4286976102">
                <text:p>54.4286976102</text:p>
              </table:table-cell>
              <table:table-cell office:value-type="float" office:value="56.2876110307">
                <text:p>56.2876110307</text:p>
              </table:table-cell>
            </table:table-row>
            <table:table-row>
              <table:table-cell office:value-type="string">
                <text:p>arraycopy_2_55</text:p>
              </table:table-cell>
              <table:table-cell office:value-type="float" office:value="50.5159097722">
                <text:p>50.5159097722</text:p>
              </table:table-cell>
              <table:table-cell office:value-type="float" office:value="53.1479821138">
                <text:p>53.1479821138</text:p>
              </table:table-cell>
              <table:table-cell office:value-type="float" office:value="55.8949415523">
                <text:p>55.8949415523</text:p>
              </table:table-cell>
              <table:table-cell office:value-type="float" office:value="59.2259800656">
                <text:p>59.2259800656</text:p>
              </table:table-cell>
            </table:table-row>
            <table:table-row>
              <table:table-cell office:value-type="string">
                <text:p>arraycopy_3_55</text:p>
              </table:table-cell>
              <table:table-cell office:value-type="float" office:value="51.5169100316">
                <text:p>51.5169100316</text:p>
              </table:table-cell>
              <table:table-cell office:value-type="float" office:value="53.1504836915">
                <text:p>53.1504836915</text:p>
              </table:table-cell>
              <table:table-cell office:value-type="float" office:value="55.0777082989">
                <text:p>55.0777082989</text:p>
              </table:table-cell>
              <table:table-cell office:value-type="float" office:value="57.2360477655">
                <text:p>57.2360477655</text:p>
              </table:table-cell>
            </table:table-row>
            <table:table-row>
              <table:table-cell office:value-type="string">
                <text:p>arraycopy_4_55</text:p>
              </table:table-cell>
              <table:table-cell office:value-type="float" office:value="52.0185534382">
                <text:p>52.0185534382</text:p>
              </table:table-cell>
              <table:table-cell office:value-type="float" office:value="53.8348417964">
                <text:p>53.8348417964</text:p>
              </table:table-cell>
              <table:table-cell office:value-type="float" office:value="55.1661667068">
                <text:p>55.1661667068</text:p>
              </table:table-cell>
              <table:table-cell office:value-type="float" office:value="57.1207417672">
                <text:p>57.1207417672</text:p>
              </table:table-cell>
            </table:table-row>
            <table:table-row>
              <table:table-cell office:value-type="string">
                <text:p>arraycopy_5_55</text:p>
              </table:table-cell>
              <table:table-cell office:value-type="float" office:value="51.8787072634">
                <text:p>51.8787072634</text:p>
              </table:table-cell>
              <table:table-cell office:value-type="float" office:value="53.1445926128">
                <text:p>53.1445926128</text:p>
              </table:table-cell>
              <table:table-cell office:value-type="float" office:value="54.4299309593">
                <text:p>54.4299309593</text:p>
              </table:table-cell>
              <table:table-cell office:value-type="float" office:value="56.228735601">
                <text:p>56.228735601</text:p>
              </table:table-cell>
            </table:table-row>
            <table:table-row>
              <table:table-cell office:value-type="string">
                <text:p>arraycopy_8_55</text:p>
              </table:table-cell>
              <table:table-cell office:value-type="float" office:value="54.9179453913">
                <text:p>54.9179453913</text:p>
              </table:table-cell>
              <table:table-cell office:value-type="float" office:value="54.9917568936">
                <text:p>54.9917568936</text:p>
              </table:table-cell>
              <table:table-cell office:value-type="float" office:value="55.0818609674">
                <text:p>55.0818609674</text:p>
              </table:table-cell>
              <table:table-cell office:value-type="float" office:value="55.1795548916">
                <text:p>55.1795548916</text:p>
              </table:table-cell>
            </table:table-row>
            <table:table-row>
              <table:table-cell office:value-type="string">
                <text:p>arraycopy_13_55</text:p>
              </table:table-cell>
              <table:table-cell office:value-type="float" office:value="53.9290222445">
                <text:p>53.9290222445</text:p>
              </table:table-cell>
              <table:table-cell office:value-type="float" office:value="54.8633122396">
                <text:p>54.8633122396</text:p>
              </table:table-cell>
              <table:table-cell office:value-type="float" office:value="55.6542166971">
                <text:p>55.6542166971</text:p>
              </table:table-cell>
              <table:table-cell office:value-type="float" office:value="56.3073517745">
                <text:p>56.3073517745</text:p>
              </table:table-cell>
            </table:table-row>
            <table:table-row>
              <table:table-cell office:value-type="string">
                <text:p>arraycopy_16_55</text:p>
              </table:table-cell>
              <table:table-cell office:value-type="float" office:value="36.8953670929">
                <text:p>36.8953670929</text:p>
              </table:table-cell>
              <table:table-cell office:value-type="float" office:value="37.1669981268">
                <text:p>37.1669981268</text:p>
              </table:table-cell>
              <table:table-cell office:value-type="float" office:value="37.3470412478">
                <text:p>37.3470412478</text:p>
              </table:table-cell>
              <table:table-cell office:value-type="float" office:value="37.5121799336">
                <text:p>37.5121799336</text:p>
              </table:table-cell>
            </table:table-row>
            <table:table-row>
              <table:table-cell office:value-type="string">
                <text:p>arraycopy_21_55</text:p>
              </table:table-cell>
              <table:table-cell office:value-type="float" office:value="54.8796612491">
                <text:p>54.8796612491</text:p>
              </table:table-cell>
              <table:table-cell office:value-type="float" office:value="55.0312956097">
                <text:p>55.0312956097</text:p>
              </table:table-cell>
              <table:table-cell office:value-type="float" office:value="55.1326467112">
                <text:p>55.1326467112</text:p>
              </table:table-cell>
              <table:table-cell office:value-type="float" office:value="55.2251666278">
                <text:p>55.2251666278</text:p>
              </table:table-cell>
            </table:table-row>
            <table:table-row>
              <table:table-cell office:value-type="string">
                <text:p>arraycopy_32_55</text:p>
              </table:table-cell>
              <table:table-cell office:value-type="float" office:value="37.1383462209">
                <text:p>37.1383462209</text:p>
              </table:table-cell>
              <table:table-cell office:value-type="float" office:value="37.1482772679">
                <text:p>37.1482772679</text:p>
              </table:table-cell>
              <table:table-cell office:value-type="float" office:value="37.1598019293">
                <text:p>37.1598019293</text:p>
              </table:table-cell>
              <table:table-cell office:value-type="float" office:value="37.1739193103">
                <text:p>37.1739193103</text:p>
              </table:table-cell>
            </table:table-row>
            <table:table-row>
              <table:table-cell office:value-type="string">
                <text:p>arraycopy_34_55</text:p>
              </table:table-cell>
              <table:table-cell office:value-type="float" office:value="53.8207860397">
                <text:p>53.8207860397</text:p>
              </table:table-cell>
              <table:table-cell office:value-type="float" office:value="53.9369662342">
                <text:p>53.9369662342</text:p>
              </table:table-cell>
              <table:table-cell office:value-type="float" office:value="54.0394044219">
                <text:p>54.0394044219</text:p>
              </table:table-cell>
              <table:table-cell office:value-type="float" office:value="54.169645482">
                <text:p>54.169645482</text:p>
              </table:table-cell>
            </table:table-row>
            <table:table-row>
              <table:table-cell office:value-type="string">
                <text:p>arraycopy_55_55</text:p>
              </table:table-cell>
              <table:table-cell office:value-type="float" office:value="51.9356791407">
                <text:p>51.9356791407</text:p>
              </table:table-cell>
              <table:table-cell office:value-type="float" office:value="51.94497102">
                <text:p>51.94497102</text:p>
              </table:table-cell>
              <table:table-cell office:value-type="float" office:value="51.9552010317">
                <text:p>51.9552010317</text:p>
              </table:table-cell>
              <table:table-cell office:value-type="float" office:value="51.9656969973">
                <text:p>51.9656969973</text:p>
              </table:table-cell>
            </table:table-row>
            <table:table-row>
              <table:table-cell office:value-type="string">
                <text:p>arraycopy_64_55</text:p>
              </table:table-cell>
              <table:table-cell office:value-type="float" office:value="32.7412589208">
                <text:p>32.7412589208</text:p>
              </table:table-cell>
              <table:table-cell office:value-type="float" office:value="37.1620220792">
                <text:p>37.1620220792</text:p>
              </table:table-cell>
              <table:table-cell office:value-type="float" office:value="40.071071547">
                <text:p>40.071071547</text:p>
              </table:table-cell>
              <table:table-cell office:value-type="float" office:value="42.750843916">
                <text:p>42.750843916</text:p>
              </table:table-cell>
            </table:table-row>
            <table:table-row>
              <table:table-cell office:value-type="string">
                <text:p>arraycopy_0_64</text:p>
              </table:table-cell>
              <table:table-cell office:value-type="float" office:value="32.4981104953">
                <text:p>32.4981104953</text:p>
              </table:table-cell>
              <table:table-cell office:value-type="float" office:value="32.5179867915">
                <text:p>32.5179867915</text:p>
              </table:table-cell>
              <table:table-cell office:value-type="float" office:value="32.5341517965">
                <text:p>32.5341517965</text:p>
              </table:table-cell>
              <table:table-cell office:value-type="float" office:value="32.5500930055">
                <text:p>32.5500930055</text:p>
              </table:table-cell>
            </table:table-row>
            <table:table-row>
              <table:table-cell office:value-type="string">
                <text:p>arraycopy_1_64</text:p>
              </table:table-cell>
              <table:table-cell office:value-type="float" office:value="43.3120600989">
                <text:p>43.3120600989</text:p>
              </table:table-cell>
              <table:table-cell office:value-type="float" office:value="44.3347879908">
                <text:p>44.3347879908</text:p>
              </table:table-cell>
              <table:table-cell office:value-type="float" office:value="45.4492616184">
                <text:p>45.4492616184</text:p>
              </table:table-cell>
              <table:table-cell office:value-type="float" office:value="47.1318815">
                <text:p>47.1318815</text:p>
              </table:table-cell>
            </table:table-row>
            <table:table-row>
              <table:table-cell office:value-type="string">
                <text:p>arraycopy_2_64</text:p>
              </table:table-cell>
              <table:table-cell office:value-type="float" office:value="42.6274255945">
                <text:p>42.6274255945</text:p>
              </table:table-cell>
              <table:table-cell office:value-type="float" office:value="44.3094319287">
                <text:p>44.3094319287</text:p>
              </table:table-cell>
              <table:table-cell office:value-type="float" office:value="45.465750378">
                <text:p>45.465750378</text:p>
              </table:table-cell>
              <table:table-cell office:value-type="float" office:value="47.3855130147">
                <text:p>47.3855130147</text:p>
              </table:table-cell>
            </table:table-row>
            <table:table-row>
              <table:table-cell office:value-type="string">
                <text:p>arraycopy_3_64</text:p>
              </table:table-cell>
              <table:table-cell office:value-type="float" office:value="43.2507624315">
                <text:p>43.2507624315</text:p>
              </table:table-cell>
              <table:table-cell office:value-type="float" office:value="44.3243959795">
                <text:p>44.3243959795</text:p>
              </table:table-cell>
              <table:table-cell office:value-type="float" office:value="45.5220740799">
                <text:p>45.5220740799</text:p>
              </table:table-cell>
              <table:table-cell office:value-type="float" office:value="47.2584231588">
                <text:p>47.2584231588</text:p>
              </table:table-cell>
            </table:table-row>
            <table:table-row>
              <table:table-cell office:value-type="string">
                <text:p>arraycopy_4_64</text:p>
              </table:table-cell>
              <table:table-cell office:value-type="float" office:value="42.2173990771">
                <text:p>42.2173990771</text:p>
              </table:table-cell>
              <table:table-cell office:value-type="float" office:value="43.3377136118">
                <text:p>43.3377136118</text:p>
              </table:table-cell>
              <table:table-cell office:value-type="float" office:value="44.199086755">
                <text:p>44.199086755</text:p>
              </table:table-cell>
              <table:table-cell office:value-type="float" office:value="45.5302456294">
                <text:p>45.5302456294</text:p>
              </table:table-cell>
            </table:table-row>
            <table:table-row>
              <table:table-cell office:value-type="string">
                <text:p>arraycopy_5_64</text:p>
              </table:table-cell>
              <table:table-cell office:value-type="float" office:value="42.8229667299">
                <text:p>42.8229667299</text:p>
              </table:table-cell>
              <table:table-cell office:value-type="float" office:value="44.103963841">
                <text:p>44.103963841</text:p>
              </table:table-cell>
              <table:table-cell office:value-type="float" office:value="45.5729750559">
                <text:p>45.5729750559</text:p>
              </table:table-cell>
              <table:table-cell office:value-type="float" office:value="47.5784285738">
                <text:p>47.5784285738</text:p>
              </table:table-cell>
            </table:table-row>
            <table:table-row>
              <table:table-cell office:value-type="string">
                <text:p>arraycopy_8_64</text:p>
              </table:table-cell>
              <table:table-cell office:value-type="float" office:value="44.0391097408">
                <text:p>44.0391097408</text:p>
              </table:table-cell>
              <table:table-cell office:value-type="float" office:value="44.1746582194">
                <text:p>44.1746582194</text:p>
              </table:table-cell>
              <table:table-cell office:value-type="float" office:value="44.2903268108">
                <text:p>44.2903268108</text:p>
              </table:table-cell>
              <table:table-cell office:value-type="float" office:value="44.3977222265">
                <text:p>44.3977222265</text:p>
              </table:table-cell>
            </table:table-row>
            <table:table-row>
              <table:table-cell office:value-type="string">
                <text:p>arraycopy_13_64</text:p>
              </table:table-cell>
              <table:table-cell office:value-type="float" office:value="43.294574003">
                <text:p>43.294574003</text:p>
              </table:table-cell>
              <table:table-cell office:value-type="float" office:value="44.3251798068">
                <text:p>44.3251798068</text:p>
              </table:table-cell>
              <table:table-cell office:value-type="float" office:value="45.4779527329">
                <text:p>45.4779527329</text:p>
              </table:table-cell>
              <table:table-cell office:value-type="float" office:value="47.1207482457">
                <text:p>47.1207482457</text:p>
              </table:table-cell>
            </table:table-row>
            <table:table-row>
              <table:table-cell office:value-type="string">
                <text:p>arraycopy_16_64</text:p>
              </table:table-cell>
              <table:table-cell office:value-type="float" office:value="32.5178931642">
                <text:p>32.5178931642</text:p>
              </table:table-cell>
              <table:table-cell office:value-type="float" office:value="32.5193493254">
                <text:p>32.5193493254</text:p>
              </table:table-cell>
              <table:table-cell office:value-type="float" office:value="32.5210560494">
                <text:p>32.5210560494</text:p>
              </table:table-cell>
              <table:table-cell office:value-type="float" office:value="32.5226714893">
                <text:p>32.5226714893</text:p>
              </table:table-cell>
            </table:table-row>
            <table:table-row>
              <table:table-cell office:value-type="string">
                <text:p>arraycopy_21_64</text:p>
              </table:table-cell>
              <table:table-cell office:value-type="float" office:value="44.1624952161">
                <text:p>44.1624952161</text:p>
              </table:table-cell>
              <table:table-cell office:value-type="float" office:value="44.4779174698">
                <text:p>44.4779174698</text:p>
              </table:table-cell>
              <table:table-cell office:value-type="float" office:value="44.8361473216">
                <text:p>44.8361473216</text:p>
              </table:table-cell>
              <table:table-cell office:value-type="float" office:value="45.3318487132">
                <text:p>45.3318487132</text:p>
              </table:table-cell>
            </table:table-row>
            <table:table-row>
              <table:table-cell office:value-type="string">
                <text:p>arraycopy_32_64</text:p>
              </table:table-cell>
              <table:table-cell office:value-type="float" office:value="32.5144149124">
                <text:p>32.5144149124</text:p>
              </table:table-cell>
              <table:table-cell office:value-type="float" office:value="32.5199177111">
                <text:p>32.5199177111</text:p>
              </table:table-cell>
              <table:table-cell office:value-type="float" office:value="32.5240568053">
                <text:p>32.5240568053</text:p>
              </table:table-cell>
              <table:table-cell office:value-type="float" office:value="32.5277213904">
                <text:p>32.5277213904</text:p>
              </table:table-cell>
            </table:table-row>
            <table:table-row>
              <table:table-cell office:value-type="string">
                <text:p>arraycopy_34_64</text:p>
              </table:table-cell>
              <table:table-cell office:value-type="float" office:value="41.9830913937">
                <text:p>41.9830913937</text:p>
              </table:table-cell>
              <table:table-cell office:value-type="float" office:value="44.2152065606">
                <text:p>44.2152065606</text:p>
              </table:table-cell>
              <table:table-cell office:value-type="float" office:value="45.8459321737">
                <text:p>45.8459321737</text:p>
              </table:table-cell>
              <table:table-cell office:value-type="float" office:value="47.2748057122">
                <text:p>47.2748057122</text:p>
              </table:table-cell>
            </table:table-row>
            <table:table-row>
              <table:table-cell office:value-type="string">
                <text:p>arraycopy_55_64</text:p>
              </table:table-cell>
              <table:table-cell office:value-type="float" office:value="43.8711755571">
                <text:p>43.8711755571</text:p>
              </table:table-cell>
              <table:table-cell office:value-type="float" office:value="44.2190241435">
                <text:p>44.2190241435</text:p>
              </table:table-cell>
              <table:table-cell office:value-type="float" office:value="44.4848379924">
                <text:p>44.4848379924</text:p>
              </table:table-cell>
              <table:table-cell office:value-type="float" office:value="44.8253120649">
                <text:p>44.8253120649</text:p>
              </table:table-cell>
            </table:table-row>
            <table:table-row>
              <table:table-cell office:value-type="string">
                <text:p>arraycopy_64_64</text:p>
              </table:table-cell>
              <table:table-cell office:value-type="float" office:value="32.51356518">
                <text:p>32.51356518</text:p>
              </table:table-cell>
              <table:table-cell office:value-type="float" office:value="32.5201200703">
                <text:p>32.5201200703</text:p>
              </table:table-cell>
              <table:table-cell office:value-type="float" office:value="32.5251695089">
                <text:p>32.5251695089</text:p>
              </table:table-cell>
              <table:table-cell office:value-type="float" office:value="32.5295537888">
                <text:p>32.5295537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